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F000000DFF40E0F3A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575cm" fo:break-before="auto" style:use-optimal-row-height="tru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ackground-color="#e6e6e6" style:vertical-align="top"/>
    </style:style>
    <style:style style:name="ce41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3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3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61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74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78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0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</style:style>
    <style:style style:name="ce8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1">
            <text:p>40001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22336]">
            <text:p>tenor.start </text:p>
            <text:p>[22336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22350]">
            <text:p>vol param a </text:p>
            <text:p>[22350]</text:p>
          </table:table-cell>
          <table:table-cell table:style-name="ce25" office:value-type="float" office:value="0.2">
            <text:p>0,2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2.28641543171401">
            <text:p>2,29</text:p>
          </table:table-cell>
          <table:table-cell table:style-name="ce14"/>
          <table:table-cell table:style-name="ce14" table:formula="of:=['Rate Curve Data'.E10]" office:value-type="string" office:string-value="forwardCurve &#10;[7941]">
            <text:p>forwardCurve </text:p>
            <text:p>[7941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30962]">
            <text:p>numberOfPaths </text:p>
            <text:p>[30962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22337]">
            <text:p>tenor.num </text:p>
            <text:p>[22337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22351]">
            <text:p>vol param b </text:p>
            <text:p>[22351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0.575274625028974">
            <text:p>-0,58</text:p>
          </table:table-cell>
          <table:table-cell table:style-name="ce14"/>
          <table:table-cell table:style-name="ce14" table:formula="of:=['Rate Curve Data'.H10]" office:value-type="string" office:string-value="discountCurveFunding &#10;[7951]">
            <text:p>discountCurveFunding </text:p>
            <text:p>[7951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30963]">
            <text:p>seed </text:p>
            <text:p>[30963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22338]">
            <text:p>tenor.step </text:p>
            <text:p>[22338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22352]">
            <text:p>vol param c </text:p>
            <text:p>[22352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649860807580276">
            <text:p>0,65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22353]">
            <text:p>vol param d </text:p>
            <text:p>[22353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217362725849437">
            <text:p>0,22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22354]">
            <text:p>calibrate vol </text:p>
            <text:p>[22354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30964]">
            <text:p>brownianMotion </text:p>
            <text:p>[30964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22339]">
            <text:p>tenorDiscretization </text:p>
            <text:p>[22339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22355]">
            <text:p>volatilityModel </text:p>
            <text:p>[22355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39801]">
            <text:p>volatilityModelCalibrated </text:p>
            <text:p>[39801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31577]">
            <text:p>swaptionMarketData </text:p>
            <text:p>[31577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string" office:string-value="eulerScheme &#10;[39805]">
            <text:p>eulerScheme </text:p>
            <text:p>[39805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22345]">
            <text:p>td.start </text:p>
            <text:p>[22345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22340]">
            <text:p>numberOfFactors </text:p>
            <text:p>[22340]</text:p>
          </table:table-cell>
          <table:table-cell table:style-name="ce27" office:value-type="float" office:value="5">
            <text:p>5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22346]">
            <text:p>td.num </text:p>
            <text:p>[22346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22341]">
            <text:p>correlationDecay </text:p>
            <text:p>[22341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-0.12061160613107">
            <text:p>-0,12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22347]">
            <text:p>td.step </text:p>
            <text:p>[22347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22342]">
            <text:p>correlationLevel </text:p>
            <text:p>[22342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2.05869827091428">
            <text:p>2,06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22343]">
            <text:p>correlationMaturityDecay </text:p>
            <text:p>[22343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606116191259456">
            <text:p>0,61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22344]">
            <text:p>calibrate cor </text:p>
            <text:p>[22344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string" office:string-value="monteCarloLIBORMarketModel &#10;[39806]">
            <text:p>monteCarloLIBORMarketModel </text:p>
            <text:p>[39806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22348]">
            <text:p>timeDiscretization </text:p>
            <text:p>[22348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22349]">
            <text:p>correlationModel </text:p>
            <text:p>[22349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39803]">
            <text:p>correlationModelCalibrated </text:p>
            <text:p>[39803]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B14];[.J30]);['Rate Curve Data'.E10];['Rate Curve Data'.B10];[.E35];[.I17])" office:value-type="string" office:string-value="liborMarketModel &#10;[39797]">
            <text:p>liborMarketModel </text:p>
            <text:p>[39797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J30]))" office:value-type="string" office:string-value="lmmMeasure &#10;[23139]">
            <text:p>lmmMeasure </text:p>
            <text:p>[23139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string" office:string-value="liborMarketModel &#10;[39798]">
            <text:p>liborMarketModel </text:p>
            <text:p>[39798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22356]">
            <text:p>covarianceModel </text:p>
            <text:p>[22356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string" office:string-value="covarianceModelCalibrated &#10;[39800]">
            <text:p>covarianceModelCalibrated </text:p>
            <text:p>[39800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7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0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number-columns-repeated="4"/>
          <table:table-cell table:style-name="ce14" table:number-columns-repeated="2"/>
          <table:table-cell/>
          <table:table-cell table:style-name="ce14" table:number-columns-repeated="3"/>
          <table:table-cell table:number-columns-repeated="1014"/>
        </table:table-row>
        <table:table-row table:style-name="ro2" table:number-rows-repeated="14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22360]">
            <text:p>discountCurveCollateral </text:p>
            <text:p>[22360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22323]">
            <text:p>forwardCurve </text:p>
            <text:p>[22323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30968]">
            <text:p>discountCurveFunding </text:p>
            <text:p>[30968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58])" office:value-type="string" office:string-value="maturitiesCol &#10;[22359]">
            <text:p>maturitiesCol </text:p>
            <text:p>[22359]</text:p>
          </table:table-cell>
          <table:table-cell table:style-name="ce37" table:formula="of:=INFO.OBBA.OBBA.OBMAKE(&quot;disocuntFactorsCol&quot;;&quot;double[]&quot;;[.C16:.C58])" office:value-type="string" office:string-value="disocuntFactorsCol &#10;[22358]">
            <text:p>disocuntFactorsCol </text:p>
            <text:p>[22358]</text:p>
          </table:table-cell>
          <table:table-cell/>
          <table:table-cell table:style-name="ce32" table:formula="of:=INFO.OBBA.OBBA.OBMAKE(&quot;fixings&quot;;&quot;double[]&quot;;[.E16:.E58])" office:value-type="string" office:string-value="fixings &#10;[22322]">
            <text:p>fixings </text:p>
            <text:p>[22322]</text:p>
          </table:table-cell>
          <table:table-cell table:style-name="ce32" table:formula="of:=INFO.OBBA.OBBA.OBMAKE(&quot;forward rates&quot;;&quot;double[]&quot;;[.F16:.F58])" office:value-type="string" office:string-value="forward rates &#10;[22321]">
            <text:p>forward rates </text:p>
            <text:p>[22321]</text:p>
          </table:table-cell>
          <table:table-cell/>
          <table:table-cell table:style-name="ce32" table:formula="of:=INFO.OBBA.OBBA.OBMAKE(&quot;maturitiesFund&quot;;&quot;double[]&quot;;[.H16:.H58])" office:value-type="string" office:string-value="maturitiesFund &#10;[30967]">
            <text:p>maturitiesFund </text:p>
            <text:p>[30967]</text:p>
          </table:table-cell>
          <table:table-cell table:style-name="ce32" table:formula="of:=INFO.OBBA.OBBA.OBMAKE(&quot;disocuntFactorsFund&quot;;&quot;double[]&quot;;[.I16:.I58])" office:value-type="string" office:string-value="disocuntFactorsFund &#10;[30965]">
            <text:p>disocuntFactorsFund </text:p>
            <text:p>[30965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2*0.5;-[.B16]/0.5)" office:value-type="percentage" office:value="1">
            <text:p>100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table:formula="of:=POWER(1+0.03*0.5;-[.H16]/0.5)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39" table:formula="of:=POWER(1+0.02*0.5;-[.B17]/0.5)" office:value-type="percentage" office:value="0.99009900990099">
            <text:p>99%</text:p>
          </table:table-cell>
          <table:table-cell/>
          <table:table-cell table:style-name="ce38" table:formula="of:=[.E16]+0.5" office:value-type="float" office:value="0.5">
            <text:p>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39" table:formula="of:=POWER(1+0.03*0.5;-[.H17]/0.5)" office:value-type="percentage" office:value="0.985221674876847">
            <text:p>9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39" table:formula="of:=POWER(1+0.02*0.5;-[.B18]/0.5)" office:value-type="percentage" office:value="0.980296049406921">
            <text:p>98%</text:p>
          </table:table-cell>
          <table:table-cell/>
          <table:table-cell table:style-name="ce38" table:formula="of:=[.E17]+0.5" office:value-type="float" office:value="1">
            <text:p>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39" table:formula="of:=POWER(1+0.03*0.5;-[.H18]/0.5)" office:value-type="percentage" office:value="0.97066174864714">
            <text:p>9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39" table:formula="of:=POWER(1+0.02*0.5;-[.B19]/0.5)" office:value-type="percentage" office:value="0.970590147927644">
            <text:p>97%</text:p>
          </table:table-cell>
          <table:table-cell/>
          <table:table-cell table:style-name="ce38" table:formula="of:=[.E18]+0.5" office:value-type="float" office:value="1.5">
            <text:p>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39" table:formula="of:=POWER(1+0.03*0.5;-[.H19]/0.5)" office:value-type="percentage" office:value="0.956316993741025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39" table:formula="of:=POWER(1+0.02*0.5;-[.B20]/0.5)" office:value-type="percentage" office:value="0.960980344482816">
            <text:p>96%</text:p>
          </table:table-cell>
          <table:table-cell/>
          <table:table-cell table:style-name="ce38" table:formula="of:=[.E19]+0.5" office:value-type="float" office:value="2">
            <text:p>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39" table:formula="of:=POWER(1+0.03*0.5;-[.H20]/0.5)" office:value-type="percentage" office:value="0.942184230286724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39" table:formula="of:=POWER(1+0.02*0.5;-[.B21]/0.5)" office:value-type="percentage" office:value="0.951465687606749">
            <text:p>95%</text:p>
          </table:table-cell>
          <table:table-cell/>
          <table:table-cell table:style-name="ce38" table:formula="of:=[.E20]+0.5" office:value-type="float" office:value="2.5">
            <text:p>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39" table:formula="of:=POWER(1+0.03*0.5;-[.H21]/0.5)" office:value-type="percentage" office:value="0.92826032540564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39" table:formula="of:=POWER(1+0.02*0.5;-[.B22]/0.5)" office:value-type="percentage" office:value="0.942045235254207">
            <text:p>94%</text:p>
          </table:table-cell>
          <table:table-cell/>
          <table:table-cell table:style-name="ce38" table:formula="of:=[.E21]+0.5" office:value-type="float" office:value="3">
            <text:p>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39" table:formula="of:=POWER(1+0.03*0.5;-[.H22]/0.5)" office:value-type="percentage" office:value="0.914542192517872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39" table:formula="of:=POWER(1+0.02*0.5;-[.B23]/0.5)" office:value-type="percentage" office:value="0.932718054707135">
            <text:p>93%</text:p>
          </table:table-cell>
          <table:table-cell/>
          <table:table-cell table:style-name="ce38" table:formula="of:=[.E22]+0.5" office:value-type="float" office:value="3.5">
            <text:p>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39" table:formula="of:=POWER(1+0.03*0.5;-[.H23]/0.5)" office:value-type="percentage" office:value="0.901026790658002">
            <text:p>9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39" table:formula="of:=POWER(1+0.02*0.5;-[.B24]/0.5)" office:value-type="percentage" office:value="0.923483222482312">
            <text:p>92%</text:p>
          </table:table-cell>
          <table:table-cell/>
          <table:table-cell table:style-name="ce38" table:formula="of:=[.E23]+0.5" office:value-type="float" office:value="4">
            <text:p>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39" table:formula="of:=POWER(1+0.03*0.5;-[.H24]/0.5)" office:value-type="percentage" office:value="0.887711123800987">
            <text:p>8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39" table:formula="of:=POWER(1+0.02*0.5;-[.B25]/0.5)" office:value-type="percentage" office:value="0.914339824239913">
            <text:p>91%</text:p>
          </table:table-cell>
          <table:table-cell/>
          <table:table-cell table:style-name="ce38" table:formula="of:=[.E24]+0.5" office:value-type="float" office:value="4.5">
            <text:p>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39" table:formula="of:=POWER(1+0.03*0.5;-[.H25]/0.5)" office:value-type="percentage" office:value="0.874592240198017">
            <text:p>8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39" table:formula="of:=POWER(1+0.02*0.5;-[.B26]/0.5)" office:value-type="percentage" office:value="0.905286954692983">
            <text:p>91%</text:p>
          </table:table-cell>
          <table:table-cell/>
          <table:table-cell table:style-name="ce38" table:formula="of:=[.E25]+0.5" office:value-type="float" office:value="5">
            <text:p>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39" table:formula="of:=POWER(1+0.03*0.5;-[.H26]/0.5)" office:value-type="percentage" office:value="0.861667231722184">
            <text:p>8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39" table:formula="of:=POWER(1+0.02*0.5;-[.B27]/0.5)" office:value-type="percentage" office:value="0.896323717517805">
            <text:p>90%</text:p>
          </table:table-cell>
          <table:table-cell/>
          <table:table-cell table:style-name="ce38" table:formula="of:=[.E26]+0.5" office:value-type="float" office:value="5.5">
            <text:p>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39" table:formula="of:=POWER(1+0.03*0.5;-[.H27]/0.5)" office:value-type="percentage" office:value="0.848933233223827">
            <text:p>8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39" table:formula="of:=POWER(1+0.02*0.5;-[.B28]/0.5)" office:value-type="percentage" office:value="0.887449225265153">
            <text:p>89%</text:p>
          </table:table-cell>
          <table:table-cell/>
          <table:table-cell table:style-name="ce38" table:formula="of:=[.E27]+0.5" office:value-type="float" office:value="6">
            <text:p>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39" table:formula="of:=POWER(1+0.03*0.5;-[.H28]/0.5)" office:value-type="percentage" office:value="0.836387421895396">
            <text:p>8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39" table:formula="of:=POWER(1+0.02*0.5;-[.B29]/0.5)" office:value-type="percentage" office:value="0.878662599272429">
            <text:p>88%</text:p>
          </table:table-cell>
          <table:table-cell/>
          <table:table-cell table:style-name="ce38" table:formula="of:=[.E28]+0.5" office:value-type="float" office:value="6.5">
            <text:p>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39" table:formula="of:=POWER(1+0.03*0.5;-[.H29]/0.5)" office:value-type="percentage" office:value="0.824027016645711">
            <text:p>8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39" table:formula="of:=POWER(1+0.02*0.5;-[.B30]/0.5)" office:value-type="percentage" office:value="0.869962969576662">
            <text:p>87%</text:p>
          </table:table-cell>
          <table:table-cell/>
          <table:table-cell table:style-name="ce38" table:formula="of:=[.E29]+0.5" office:value-type="float" office:value="7">
            <text:p>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39" table:formula="of:=POWER(1+0.03*0.5;-[.H30]/0.5)" office:value-type="percentage" office:value="0.811849277483459">
            <text:p>8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39" table:formula="of:=POWER(1+0.02*0.5;-[.B31]/0.5)" office:value-type="percentage" office:value="0.861349474828379">
            <text:p>86%</text:p>
          </table:table-cell>
          <table:table-cell/>
          <table:table-cell table:style-name="ce38" table:formula="of:=[.E30]+0.5" office:value-type="float" office:value="7.5">
            <text:p>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39" table:formula="of:=POWER(1+0.03*0.5;-[.H31]/0.5)" office:value-type="percentage" office:value="0.799851504909812">
            <text:p>8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39" table:formula="of:=POWER(1+0.02*0.5;-[.B32]/0.5)" office:value-type="percentage" office:value="0.852821262206315">
            <text:p>85%</text:p>
          </table:table-cell>
          <table:table-cell/>
          <table:table-cell table:style-name="ce38" table:formula="of:=[.E31]+0.5" office:value-type="float" office:value="8">
            <text:p>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39" table:formula="of:=POWER(1+0.03*0.5;-[.H32]/0.5)" office:value-type="percentage" office:value="0.788031039320012">
            <text:p>7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39" table:formula="of:=POWER(1+0.02*0.5;-[.B33]/0.5)" office:value-type="percentage" office:value="0.844377487332986">
            <text:p>84%</text:p>
          </table:table-cell>
          <table:table-cell/>
          <table:table-cell table:style-name="ce38" table:formula="of:=[.E32]+0.5" office:value-type="float" office:value="8.5">
            <text:p>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39" table:formula="of:=POWER(1+0.03*0.5;-[.H33]/0.5)" office:value-type="percentage" office:value="0.776385260413805">
            <text:p>7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39" table:formula="of:=POWER(1+0.02*0.5;-[.B34]/0.5)" office:value-type="percentage" office:value="0.836017314191075">
            <text:p>84%</text:p>
          </table:table-cell>
          <table:table-cell/>
          <table:table-cell table:style-name="ce38" table:formula="of:=[.E33]+0.5" office:value-type="float" office:value="9">
            <text:p>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39" table:formula="of:=POWER(1+0.03*0.5;-[.H34]/0.5)" office:value-type="percentage" office:value="0.764911586614586">
            <text:p>7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39" table:formula="of:=POWER(1+0.02*0.5;-[.B35]/0.5)" office:value-type="percentage" office:value="0.827739915040668">
            <text:p>83%</text:p>
          </table:table-cell>
          <table:table-cell/>
          <table:table-cell table:style-name="ce38" table:formula="of:=[.E34]+0.5" office:value-type="float" office:value="9.5">
            <text:p>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39" table:formula="of:=POWER(1+0.03*0.5;-[.H35]/0.5)" office:value-type="percentage" office:value="0.753607474497129">
            <text:p>7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39" table:formula="of:=POWER(1+0.02*0.5;-[.B36]/0.5)" office:value-type="percentage" office:value="0.819544470337295">
            <text:p>82%</text:p>
          </table:table-cell>
          <table:table-cell/>
          <table:table-cell table:style-name="ce38" table:formula="of:=[.E35]+0.5" office:value-type="float" office:value="10">
            <text:p>1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39" table:formula="of:=POWER(1+0.03*0.5;-[.H36]/0.5)" office:value-type="percentage" office:value="0.742470418223773">
            <text:p>7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39" table:formula="of:=POWER(1+0.02*0.5;-[.B37]/0.5)" office:value-type="percentage" office:value="0.811430168650787">
            <text:p>81%</text:p>
          </table:table-cell>
          <table:table-cell/>
          <table:table-cell table:style-name="ce38" table:formula="of:=[.E36]+0.5" office:value-type="float" office:value="10.5">
            <text:p>1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39" table:formula="of:=POWER(1+0.03*0.5;-[.H37]/0.5)" office:value-type="percentage" office:value="0.731497948988939">
            <text:p>7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39" table:formula="of:=POWER(1+0.02*0.5;-[.B38]/0.5)" office:value-type="percentage" office:value="0.803396206584938">
            <text:p>80%</text:p>
          </table:table-cell>
          <table:table-cell/>
          <table:table-cell table:style-name="ce38" table:formula="of:=[.E37]+0.5" office:value-type="float" office:value="11">
            <text:p>1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39" table:formula="of:=POWER(1+0.03*0.5;-[.H38]/0.5)" office:value-type="percentage" office:value="0.720687634471861">
            <text:p>7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39" table:formula="of:=POWER(1+0.02*0.5;-[.B39]/0.5)" office:value-type="percentage" office:value="0.795441788697958">
            <text:p>80%</text:p>
          </table:table-cell>
          <table:table-cell/>
          <table:table-cell table:style-name="ce38" table:formula="of:=[.E38]+0.5" office:value-type="float" office:value="11.5">
            <text:p>1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39" table:formula="of:=POWER(1+0.03*0.5;-[.H39]/0.5)" office:value-type="percentage" office:value="0.7100370782974">
            <text:p>7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39" table:formula="of:=POWER(1+0.02*0.5;-[.B40]/0.5)" office:value-type="percentage" office:value="0.787566127423721">
            <text:p>79%</text:p>
          </table:table-cell>
          <table:table-cell/>
          <table:table-cell table:style-name="ce38" table:formula="of:=[.E39]+0.5" office:value-type="float" office:value="12">
            <text:p>1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39" table:formula="of:=POWER(1+0.03*0.5;-[.H40]/0.5)" office:value-type="percentage" office:value="0.699543919504828">
            <text:p>7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39" table:formula="of:=POWER(1+0.02*0.5;-[.B41]/0.5)" office:value-type="percentage" office:value="0.779768442993783">
            <text:p>78%</text:p>
          </table:table-cell>
          <table:table-cell/>
          <table:table-cell table:style-name="ce38" table:formula="of:=[.E40]+0.5" office:value-type="float" office:value="12.5">
            <text:p>1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39" table:formula="of:=POWER(1+0.03*0.5;-[.H41]/0.5)" office:value-type="percentage" office:value="0.689205832024461">
            <text:p>6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39" table:formula="of:=POWER(1+0.02*0.5;-[.B42]/0.5)" office:value-type="percentage" office:value="0.772047963360181">
            <text:p>77%</text:p>
          </table:table-cell>
          <table:table-cell/>
          <table:table-cell table:style-name="ce38" table:formula="of:=[.E41]+0.5" office:value-type="float" office:value="13">
            <text:p>1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39" table:formula="of:=POWER(1+0.03*0.5;-[.H42]/0.5)" office:value-type="percentage" office:value="0.67902052416203">
            <text:p>6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39" table:formula="of:=POWER(1+0.02*0.5;-[.B43]/0.5)" office:value-type="percentage" office:value="0.764403924118991">
            <text:p>76%</text:p>
          </table:table-cell>
          <table:table-cell/>
          <table:table-cell table:style-name="ce38" table:formula="of:=[.E42]+0.5" office:value-type="float" office:value="13.5">
            <text:p>1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39" table:formula="of:=POWER(1+0.03*0.5;-[.H43]/0.5)" office:value-type="percentage" office:value="0.66898573809067">
            <text:p>6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39" table:formula="of:=POWER(1+0.02*0.5;-[.B44]/0.5)" office:value-type="percentage" office:value="0.756835568434645">
            <text:p>76%</text:p>
          </table:table-cell>
          <table:table-cell/>
          <table:table-cell table:style-name="ce38" table:formula="of:=[.E43]+0.5" office:value-type="float" office:value="14">
            <text:p>1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39" table:formula="of:=POWER(1+0.03*0.5;-[.H44]/0.5)" office:value-type="percentage" office:value="0.659099249350414">
            <text:p>6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39" table:formula="of:=POWER(1+0.02*0.5;-[.B45]/0.5)" office:value-type="percentage" office:value="0.749342146964995">
            <text:p>75%</text:p>
          </table:table-cell>
          <table:table-cell/>
          <table:table-cell table:style-name="ce38" table:formula="of:=[.E44]+0.5" office:value-type="float" office:value="14.5">
            <text:p>1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39" table:formula="of:=POWER(1+0.03*0.5;-[.H45]/0.5)" office:value-type="percentage" office:value="0.649358866355088">
            <text:p>6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39" table:formula="of:=POWER(1+0.02*0.5;-[.B46]/0.5)" office:value-type="percentage" office:value="0.741922917787124">
            <text:p>74%</text:p>
          </table:table-cell>
          <table:table-cell/>
          <table:table-cell table:style-name="ce38" table:formula="of:=[.E45]+0.5" office:value-type="float" office:value="15">
            <text:p>1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39" table:formula="of:=POWER(1+0.03*0.5;-[.H46]/0.5)" office:value-type="percentage" office:value="0.639762429906491">
            <text:p>6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39" table:formula="of:=POWER(1+0.02*0.5;-[.B47]/0.5)" office:value-type="percentage" office:value="0.734577146323885">
            <text:p>73%</text:p>
          </table:table-cell>
          <table:table-cell/>
          <table:table-cell table:style-name="ce38" table:formula="of:=[.E46]+0.5" office:value-type="float" office:value="15.5">
            <text:p>1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39" table:formula="of:=POWER(1+0.03*0.5;-[.H47]/0.5)" office:value-type="percentage" office:value="0.630307812715755">
            <text:p>6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39" table:formula="of:=POWER(1+0.02*0.5;-[.B48]/0.5)" office:value-type="percentage" office:value="0.727304105271173">
            <text:p>73%</text:p>
          </table:table-cell>
          <table:table-cell/>
          <table:table-cell table:style-name="ce38" table:formula="of:=[.E47]+0.5" office:value-type="float" office:value="16">
            <text:p>1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39" table:formula="of:=POWER(1+0.03*0.5;-[.H48]/0.5)" office:value-type="percentage" office:value="0.620992918931778">
            <text:p>6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39" table:formula="of:=POWER(1+0.02*0.5;-[.B49]/0.5)" office:value-type="percentage" office:value="0.720103074525914">
            <text:p>72%</text:p>
          </table:table-cell>
          <table:table-cell/>
          <table:table-cell table:style-name="ce38" table:formula="of:=[.E48]+0.5" office:value-type="float" office:value="16.5">
            <text:p>1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39" table:formula="of:=POWER(1+0.03*0.5;-[.H49]/0.5)" office:value-type="percentage" office:value="0.611815683676628">
            <text:p>6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39" table:formula="of:=POWER(1+0.02*0.5;-[.B50]/0.5)" office:value-type="percentage" office:value="0.712973341114766">
            <text:p>71%</text:p>
          </table:table-cell>
          <table:table-cell/>
          <table:table-cell table:style-name="ce38" table:formula="of:=[.E49]+0.5" office:value-type="float" office:value="17">
            <text:p>1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39" table:formula="of:=POWER(1+0.03*0.5;-[.H50]/0.5)" office:value-type="percentage" office:value="0.602774072587811">
            <text:p>6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39" table:formula="of:=POWER(1+0.02*0.5;-[.B51]/0.5)" office:value-type="percentage" office:value="0.705914199123531">
            <text:p>71%</text:p>
          </table:table-cell>
          <table:table-cell/>
          <table:table-cell table:style-name="ce38" table:formula="of:=[.E50]+0.5" office:value-type="float" office:value="17.5">
            <text:p>1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39" table:formula="of:=POWER(1+0.03*0.5;-[.H51]/0.5)" office:value-type="percentage" office:value="0.593866081367302">
            <text:p>5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39" table:formula="of:=POWER(1+0.02*0.5;-[.B52]/0.5)" office:value-type="percentage" office:value="0.698924949627258">
            <text:p>70%</text:p>
          </table:table-cell>
          <table:table-cell/>
          <table:table-cell table:style-name="ce38" table:formula="of:=[.E51]+0.5" office:value-type="float" office:value="18">
            <text:p>1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39" table:formula="of:=POWER(1+0.03*0.5;-[.H52]/0.5)" office:value-type="percentage" office:value="0.585089735337243">
            <text:p>5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39" table:formula="of:=POWER(1+0.02*0.5;-[.B53]/0.5)" office:value-type="percentage" office:value="0.692004900621048">
            <text:p>69%</text:p>
          </table:table-cell>
          <table:table-cell/>
          <table:table-cell table:style-name="ce38" table:formula="of:=[.E52]+0.5" office:value-type="float" office:value="18.5">
            <text:p>1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39" table:formula="of:=POWER(1+0.03*0.5;-[.H53]/0.5)" office:value-type="percentage" office:value="0.57644308900221">
            <text:p>5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39" table:formula="of:=POWER(1+0.02*0.5;-[.B54]/0.5)" office:value-type="percentage" office:value="0.685153366951533">
            <text:p>69%</text:p>
          </table:table-cell>
          <table:table-cell/>
          <table:table-cell table:style-name="ce38" table:formula="of:=[.E53]+0.5" office:value-type="float" office:value="19">
            <text:p>1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39" table:formula="of:=POWER(1+0.03*0.5;-[.H54]/0.5)" office:value-type="percentage" office:value="0.567924225617941">
            <text:p>5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39" table:formula="of:=POWER(1+0.02*0.5;-[.B55]/0.5)" office:value-type="percentage" office:value="0.678369670249042">
            <text:p>68%</text:p>
          </table:table-cell>
          <table:table-cell/>
          <table:table-cell table:style-name="ce38" table:formula="of:=[.E54]+0.5" office:value-type="float" office:value="19.5">
            <text:p>1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39" table:formula="of:=POWER(1+0.03*0.5;-[.H55]/0.5)" office:value-type="percentage" office:value="0.559531256766445">
            <text:p>5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39" table:formula="of:=POWER(1+0.02*0.5;-[.B56]/0.5)" office:value-type="percentage" office:value="0.671653138860438">
            <text:p>67%</text:p>
          </table:table-cell>
          <table:table-cell/>
          <table:table-cell table:style-name="ce38" table:formula="of:=[.E55]+0.5" office:value-type="float" office:value="20">
            <text:p>2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39" table:formula="of:=POWER(1+0.03*0.5;-[.H56]/0.5)" office:value-type="percentage" office:value="0.551262321937384">
            <text:p>5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39" table:formula="of:=POWER(1+0.02*0.5;-[.B57]/0.5)" office:value-type="percentage" office:value="0.665003107782612">
            <text:p>67%</text:p>
          </table:table-cell>
          <table:table-cell/>
          <table:table-cell table:style-name="ce38" table:formula="of:=[.E56]+0.5" office:value-type="float" office:value="20.5">
            <text:p>2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39" table:formula="of:=POWER(1+0.03*0.5;-[.H57]/0.5)" office:value-type="percentage" office:value="0.543115588115649">
            <text:p>5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39" table:formula="of:=POWER(1+0.02*0.5;-[.B58]/0.5)" office:value-type="percentage" office:value="0.658418918596645">
            <text:p>66%</text:p>
          </table:table-cell>
          <table:table-cell/>
          <table:table-cell table:style-name="ce38" table:formula="of:=[.E57]+0.5" office:value-type="float" office:value="21">
            <text:p>2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39" table:formula="of:=POWER(1+0.03*0.5;-[.H58]/0.5)" office:value-type="percentage" office:value="0.535089249375024">
            <text:p>54%</text:p>
          </table:table-cell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office:forms form:automatic-focus="false" form:apply-design-mode="false"/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22234]">
            <text:p>swapTenor </text:p>
            <text:p>[22234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7:.B26]);INFO.OBBA.OBBA.OBMAKE(&quot;&quot;;&quot;double[]&quot;;[.D15:.N15]);[.B7];INFO.OBBA.OBBA.OBMAKE(&quot;&quot;;&quot;double[][]&quot;;[.D17:.N26]))" office:value-type="string" office:string-value="swaptionMarketData &#10;[31577]">
            <text:p>swaptionMarketData </text:p>
            <text:p>[31577]</text:p>
          </table:table-cell>
          <table:table-cell table:style-name="ce14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/>
          <table:table-cell table:style-name="ce19" office:value-type="string">
            <text:p>Swaption ATM Volatiltiy</text:p>
          </table:table-cell>
          <table:table-cell table:style-name="ce1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1" office:value-type="string">
            <text:p>Swap Maturity: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30">
            <text:p>30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2" table:number-columns-repeated="11"/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">
            <text:p>2,00</text:p>
          </table:table-cell>
          <table:table-cell/>
          <table:table-cell table:style-name="ce43" office:value-type="percentage" office:value="0.45936">
            <text:p>45,9%</text:p>
          </table:table-cell>
          <table:table-cell table:style-name="ce43" office:value-type="percentage" office:value="0.42273">
            <text:p>42,3%</text:p>
          </table:table-cell>
          <table:table-cell table:style-name="ce43" office:value-type="percentage" office:value="0.39501">
            <text:p>39,5%</text:p>
          </table:table-cell>
          <table:table-cell table:style-name="ce43" office:value-type="percentage" office:value="0.37323">
            <text:p>37,3%</text:p>
          </table:table-cell>
          <table:table-cell table:style-name="ce43" office:value-type="percentage" office:value="0.3564">
            <text:p>35,6%</text:p>
          </table:table-cell>
          <table:table-cell table:style-name="ce43" office:value-type="percentage" office:value="0.34254">
            <text:p>34,3%</text:p>
          </table:table-cell>
          <table:table-cell table:style-name="ce43" office:value-type="percentage" office:value="0.33066">
            <text:p>33,1%</text:p>
          </table:table-cell>
          <table:table-cell table:style-name="ce43" office:value-type="percentage" office:value="0.29205">
            <text:p>29,2%</text:p>
          </table:table-cell>
          <table:table-cell table:style-name="ce43" office:value-type="percentage" office:value="0.2871">
            <text:p>28,7%</text:p>
          </table:table-cell>
          <table:table-cell table:style-name="ce43" office:value-type="percentage" office:value="0.29007">
            <text:p>29,0%</text:p>
          </table:table-cell>
          <table:table-cell table:style-name="ce43" office:value-type="percentage" office:value="0.29106">
            <text:p>29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">
            <text:p>3,00</text:p>
          </table:table-cell>
          <table:table-cell/>
          <table:table-cell table:style-name="ce43" office:value-type="percentage" office:value="0.39402">
            <text:p>39,4%</text:p>
          </table:table-cell>
          <table:table-cell table:style-name="ce43" office:value-type="percentage" office:value="0.37026">
            <text:p>37,0%</text:p>
          </table:table-cell>
          <table:table-cell table:style-name="ce43" office:value-type="percentage" office:value="0.35046">
            <text:p>35,0%</text:p>
          </table:table-cell>
          <table:table-cell table:style-name="ce43" office:value-type="percentage" office:value="0.33561">
            <text:p>33,6%</text:p>
          </table:table-cell>
          <table:table-cell table:style-name="ce43" office:value-type="percentage" office:value="0.32274">
            <text:p>32,3%</text:p>
          </table:table-cell>
          <table:table-cell table:style-name="ce43" office:value-type="percentage" office:value="0.31284">
            <text:p>31,3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423">
            <text:p>27,4%</text:p>
          </table:table-cell>
          <table:table-cell table:style-name="ce43" office:value-type="percentage" office:value="0.2772">
            <text:p>27,7%</text:p>
          </table:table-cell>
          <table:table-cell table:style-name="ce43" office:value-type="percentage" office:value="0.28116">
            <text:p>28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4">
            <text:p>4,00</text:p>
          </table:table-cell>
          <table:table-cell/>
          <table:table-cell table:style-name="ce43" office:value-type="percentage" office:value="0.34254">
            <text:p>34,3%</text:p>
          </table:table-cell>
          <table:table-cell table:style-name="ce43" office:value-type="percentage" office:value="0.3267">
            <text:p>32,7%</text:p>
          </table:table-cell>
          <table:table-cell table:style-name="ce43" office:value-type="percentage" office:value="0.31383">
            <text:p>31,4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809">
            <text:p>28,8%</text:p>
          </table:table-cell>
          <table:table-cell table:style-name="ce43" office:value-type="percentage" office:value="0.28215">
            <text:p>28,2%</text:p>
          </table:table-cell>
          <table:table-cell table:style-name="ce43" office:value-type="percentage" office:value="0.26532">
            <text:p>26,5%</text:p>
          </table:table-cell>
          <table:table-cell table:style-name="ce43" office:value-type="percentage" office:value="0.26334">
            <text:p>26,3%</text:p>
          </table:table-cell>
          <table:table-cell table:style-name="ce43" office:value-type="percentage" office:value="0.2673">
            <text:p>26,7%</text:p>
          </table:table-cell>
          <table:table-cell table:style-name="ce43" office:value-type="percentage" office:value="0.26928">
            <text:p>26,9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5">
            <text:p>5,00</text:p>
          </table:table-cell>
          <table:table-cell/>
          <table:table-cell table:style-name="ce43" office:value-type="percentage" office:value="0.30492">
            <text:p>30,5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512">
            <text:p>28,5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225">
            <text:p>27,2%</text:p>
          </table:table-cell>
          <table:table-cell table:style-name="ce43" office:value-type="percentage" office:value="0.26829">
            <text:p>26,8%</text:p>
          </table:table-cell>
          <table:table-cell table:style-name="ce43" office:value-type="percentage" office:value="0.26631">
            <text:p>26,6%</text:p>
          </table:table-cell>
          <table:table-cell table:style-name="ce43" office:value-type="percentage" office:value="0.25542">
            <text:p>25,5%</text:p>
          </table:table-cell>
          <table:table-cell table:style-name="ce43" office:value-type="percentage" office:value="0.25245">
            <text:p>25,2%</text:p>
          </table:table-cell>
          <table:table-cell table:style-name="ce43" office:value-type="percentage" office:value="0.25641">
            <text:p>25,6%</text:p>
          </table:table-cell>
          <table:table-cell table:style-name="ce43" office:value-type="percentage" office:value="0.2574">
            <text:p>25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7">
            <text:p>7,00</text:p>
          </table:table-cell>
          <table:table-cell/>
          <table:table-cell table:style-name="ce43" office:value-type="percentage" office:value="0.25542">
            <text:p>25,5%</text:p>
          </table:table-cell>
          <table:table-cell table:style-name="ce43" office:value-type="percentage" office:value="0.24948">
            <text:p>24,9%</text:p>
          </table:table-cell>
          <table:table-cell table:style-name="ce43" office:value-type="percentage" office:value="0.24651">
            <text:p>24,7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354">
            <text:p>24,4%</text:p>
          </table:table-cell>
          <table:table-cell table:number-columns-repeated="2" table:style-name="ce43" office:value-type="percentage" office:value="0.24453">
            <text:p>24,5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3562">
            <text:p>23,6%</text:p>
          </table:table-cell>
          <table:table-cell table:number-columns-repeated="2" table:style-name="ce43" office:value-type="percentage" office:value="0.23661">
            <text:p>23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0">
            <text:p>10,00</text:p>
          </table:table-cell>
          <table:table-cell/>
          <table:table-cell table:style-name="ce43" office:value-type="percentage" office:value="0.2178">
            <text:p>21,8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2671">
            <text:p>22,7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3265">
            <text:p>23,3%</text:p>
          </table:table-cell>
          <table:table-cell table:style-name="ce43" office:value-type="percentage" office:value="0.2277">
            <text:p>22,8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1483">
            <text:p>21,5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5">
            <text:p>15,00</text:p>
          </table:table-cell>
          <table:table-cell/>
          <table:table-cell table:style-name="ce43" office:value-type="percentage" office:value="0.2277">
            <text:p>22,8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3364">
            <text:p>23,4%</text:p>
          </table:table-cell>
          <table:table-cell table:style-name="ce43" office:value-type="percentage" office:value="0.23661">
            <text:p>23,7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1582">
            <text:p>21,6%</text:p>
          </table:table-cell>
          <table:table-cell table:style-name="ce43" office:value-type="percentage" office:value="0.20394">
            <text:p>20,4%</text:p>
          </table:table-cell>
          <table:table-cell table:style-name="ce43" office:value-type="percentage" office:value="0.19701">
            <text:p>19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0">
            <text:p>20,00</text:p>
          </table:table-cell>
          <table:table-cell/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552">
            <text:p>24,6%</text:p>
          </table:table-cell>
          <table:table-cell table:number-columns-repeated="2" table:style-name="ce43" office:value-type="percentage" office:value="0.24651">
            <text:p>24,7%</text:p>
          </table:table-cell>
          <table:table-cell table:style-name="ce43" office:value-type="percentage" office:value="0.24354">
            <text:p>24,4%</text:p>
          </table:table-cell>
          <table:table-cell table:style-name="ce43" office:value-type="percentage" office:value="0.2178">
            <text:p>21,8%</text:p>
          </table:table-cell>
          <table:table-cell table:style-name="ce43" office:value-type="percentage" office:value="0.19701">
            <text:p>19,7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8018">
            <text:p>18,0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5">
            <text:p>25,00</text:p>
          </table:table-cell>
          <table:table-cell/>
          <table:table-cell table:style-name="ce43" office:value-type="percentage" office:value="0.23958">
            <text:p>24,0%</text:p>
          </table:table-cell>
          <table:table-cell table:style-name="ce43" office:value-type="percentage" office:value="0.23859">
            <text:p>23,9%</text:p>
          </table:table-cell>
          <table:table-cell table:style-name="ce43" office:value-type="percentage" office:value="0.23463">
            <text:p>23,5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2869">
            <text:p>22,9%</text:p>
          </table:table-cell>
          <table:table-cell table:style-name="ce43" office:value-type="percentage" office:value="0.22473">
            <text:p>22,5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19107">
            <text:p>19,1%</text:p>
          </table:table-cell>
          <table:table-cell table:style-name="ce43" office:value-type="percentage" office:value="0.17424">
            <text:p>17,4%</text:p>
          </table:table-cell>
          <table:table-cell table:style-name="ce43" office:value-type="percentage" office:value="0.16929">
            <text:p>16,9%</text:p>
          </table:table-cell>
          <table:table-cell table:style-name="ce43" office:value-type="percentage" office:value="0.16335">
            <text:p>16,3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0">
            <text:p>30,00</text:p>
          </table:table-cell>
          <table:table-cell/>
          <table:table-cell table:style-name="ce43" office:value-type="percentage" office:value="0.20196">
            <text:p>20,2%</text:p>
          </table:table-cell>
          <table:table-cell table:style-name="ce43" office:value-type="percentage" office:value="0.19899">
            <text:p>19,9%</text:p>
          </table:table-cell>
          <table:table-cell table:style-name="ce43" office:value-type="percentage" office:value="0.19503">
            <text:p>19,5%</text:p>
          </table:table-cell>
          <table:table-cell table:style-name="ce43" office:value-type="percentage" office:value="0.19305">
            <text:p>19,3%</text:p>
          </table:table-cell>
          <table:table-cell table:style-name="ce43" office:value-type="percentage" office:value="0.19008">
            <text:p>19,0%</text:p>
          </table:table-cell>
          <table:table-cell table:style-name="ce43" office:value-type="percentage" office:value="0.1881">
            <text:p>18,8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6335">
            <text:p>16,3%</text:p>
          </table:table-cell>
          <table:table-cell table:style-name="ce43" office:value-type="percentage" office:value="0.15543">
            <text:p>15,5%</text:p>
          </table:table-cell>
          <table:table-cell table:style-name="ce43" office:value-type="percentage" office:value="0.15147">
            <text:p>15,1%</text:p>
          </table:table-cell>
          <table:table-cell table:style-name="ce43" office:value-type="percentage" office:value="0.14751">
            <text:p>14,8%</text:p>
          </table:table-cell>
          <table:table-cell table:number-columns-repeated="1007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44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5" office:value-type="string">
            <text:p>Zero bond calibration error (basis points)</text:p>
          </table:table-cell>
          <table:table-cell table:style-name="ce45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46" office:value-type="string">
            <text:p>Mean (bp):</text:p>
          </table:table-cell>
          <table:table-cell table:style-name="ce48" table:formula="of:=AVERAGE([.$I$11:.$I$49])*100*100" office:value-type="float" office:value="50.3312363479155">
            <text:p>50,3312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6" office:value-type="string">
            <text:p>Standard deviation (bp):</text:p>
          </table:table-cell>
          <table:table-cell table:style-name="ce48" table:formula="of:=STDEV([.$I$11:.$I$49])*100*100" office:value-type="float" office:value="23.646536933151">
            <text:p>23,6465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maturity</text:p>
          </table:table-cell>
          <table:table-cell table:style-name="ce32"/>
          <table:table-cell table:style-name="ce45" office:value-type="string">
            <text:p>bond objects</text:p>
          </table:table-cell>
          <table:table-cell table:style-name="ce45" office:value-type="string">
            <text:p>valuation objects</text:p>
          </table:table-cell>
          <table:table-cell table:style-name="ce47" office:value-type="string">
            <text:p>mc value</text:p>
          </table:table-cell>
          <table:table-cell table:number-columns-repeated="2" table:style-name="ce47" office:value-type="string">
            <text:p>analytic</text:p>
          </table:table-cell>
          <table:table-cell table:style-name="ce47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31220]">
            <text:p>mcBond11 <text:line-break/>[31220]</text:p>
          </table:table-cell>
          <table:table-cell table:style-name="ce50" table:formula="of:=INFO.OBBA.OBBA.OBRUN(&quot;mcBond value &quot;&amp;ROW();[.D11];&quot;getValue&quot;;[$LIBORMarketModel.$M$26])" office:value-type="string" office:string-value="mcBond value 11 &#10;[52947]">
            <text:p>mcBond value 11 <text:line-break/>[52947]</text:p>
          </table:table-cell>
          <table:table-cell table:style-name="ce51" table:formula="of:=INFO.OBBA.OBBA.OBGET(INFO.OBBA.OBBA.OBSYNC([.E11];[.E$11:.E$511]))" office:value-type="percentage" office:value="0.99009900990099">
            <text:p>99,01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009900990099">
            <text:p>99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1])))" office:value-type="percentage" office:value="0.99009900990099">
            <text:p>99,0%</text:p>
          </table:table-cell>
          <table:table-cell table:style-name="ce49" table:formula="of:=[.F11]-[.H11]" office:value-type="percentage" office:value="0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31222]">
            <text:p>mcBond12 <text:line-break/>[31222]</text:p>
          </table:table-cell>
          <table:table-cell table:style-name="ce50" table:formula="of:=INFO.OBBA.OBBA.OBRUN(&quot;mcBond value &quot;&amp;ROW();[.D12];&quot;getValue&quot;;[$LIBORMarketModel.$M$26])" office:value-type="string" office:string-value="mcBond value 12 &#10;[52948]">
            <text:p>mcBond value 12 <text:line-break/>[52948]</text:p>
          </table:table-cell>
          <table:table-cell table:style-name="ce51" table:formula="of:=INFO.OBBA.OBBA.OBGET(INFO.OBBA.OBBA.OBSYNC([.E12];[.E$11:.E$511]))" office:value-type="percentage" office:value="0.980329163178902">
            <text:p>98,03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80296049406921">
            <text:p>9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2])))" office:value-type="percentage" office:value="0.980296049406921">
            <text:p>98,0%</text:p>
          </table:table-cell>
          <table:table-cell table:style-name="ce49" table:formula="of:=[.F12]-[.H12]" office:value-type="percentage" office:value="0.000033113771981119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31224]">
            <text:p>mcBond13 <text:line-break/>[31224]</text:p>
          </table:table-cell>
          <table:table-cell table:style-name="ce50" table:formula="of:=INFO.OBBA.OBBA.OBRUN(&quot;mcBond value &quot;&amp;ROW();[.D13];&quot;getValue&quot;;[$LIBORMarketModel.$M$26])" office:value-type="string" office:string-value="mcBond value 13 &#10;[52949]">
            <text:p>mcBond value 13 <text:line-break/>[52949]</text:p>
          </table:table-cell>
          <table:table-cell table:style-name="ce51" table:formula="of:=INFO.OBBA.OBBA.OBGET(INFO.OBBA.OBBA.OBSYNC([.E13];[.E$11:.E$511]))" office:value-type="percentage" office:value="0.970882267773242">
            <text:p>97,08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70590147927644">
            <text:p>97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3])))" office:value-type="percentage" office:value="0.970590147927644">
            <text:p>97,1%</text:p>
          </table:table-cell>
          <table:table-cell table:style-name="ce49" table:formula="of:=[.F13]-[.H13]" office:value-type="percentage" office:value="0.00029211984559784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31226]">
            <text:p>mcBond14 <text:line-break/>[31226]</text:p>
          </table:table-cell>
          <table:table-cell table:style-name="ce50" table:formula="of:=INFO.OBBA.OBBA.OBRUN(&quot;mcBond value &quot;&amp;ROW();[.D14];&quot;getValue&quot;;[$LIBORMarketModel.$M$26])" office:value-type="string" office:string-value="mcBond value 14 &#10;[52950]">
            <text:p>mcBond value 14 <text:line-break/>[52950]</text:p>
          </table:table-cell>
          <table:table-cell table:style-name="ce51" table:formula="of:=INFO.OBBA.OBBA.OBGET(INFO.OBBA.OBBA.OBSYNC([.E14];[.E$11:.E$511]))" office:value-type="percentage" office:value="0.961602329809095">
            <text:p>96,16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60980344482816">
            <text:p>9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4])))" office:value-type="percentage" office:value="0.960980344482816">
            <text:p>96,1%</text:p>
          </table:table-cell>
          <table:table-cell table:style-name="ce49" table:formula="of:=[.F14]-[.H14]" office:value-type="percentage" office:value="0.00062198532627866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31228]">
            <text:p>mcBond15 <text:line-break/>[31228]</text:p>
          </table:table-cell>
          <table:table-cell table:style-name="ce50" table:formula="of:=INFO.OBBA.OBBA.OBRUN(&quot;mcBond value &quot;&amp;ROW();[.D15];&quot;getValue&quot;;[$LIBORMarketModel.$M$26])" office:value-type="string" office:string-value="mcBond value 15 &#10;[52951]">
            <text:p>mcBond value 15 <text:line-break/>[52951]</text:p>
          </table:table-cell>
          <table:table-cell table:style-name="ce51" table:formula="of:=INFO.OBBA.OBBA.OBGET(INFO.OBBA.OBBA.OBSYNC([.E15];[.E$11:.E$511]))" office:value-type="percentage" office:value="0.952821821568688">
            <text:p>95,28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51465687606749">
            <text:p>95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5])))" office:value-type="percentage" office:value="0.951465687606749">
            <text:p>95,1%</text:p>
          </table:table-cell>
          <table:table-cell table:style-name="ce49" table:formula="of:=[.F15]-[.H15]" office:value-type="percentage" office:value="0.0013561339619393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31230]">
            <text:p>mcBond16 <text:line-break/>[31230]</text:p>
          </table:table-cell>
          <table:table-cell table:style-name="ce50" table:formula="of:=INFO.OBBA.OBBA.OBRUN(&quot;mcBond value &quot;&amp;ROW();[.D16];&quot;getValue&quot;;[$LIBORMarketModel.$M$26])" office:value-type="string" office:string-value="mcBond value 16 &#10;[52952]">
            <text:p>mcBond value 16 <text:line-break/>[52952]</text:p>
          </table:table-cell>
          <table:table-cell table:style-name="ce51" table:formula="of:=INFO.OBBA.OBBA.OBGET(INFO.OBBA.OBBA.OBSYNC([.E16];[.E$11:.E$511]))" office:value-type="percentage" office:value="0.943752273053921">
            <text:p>94,37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42045235254207">
            <text:p>9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6])))" office:value-type="percentage" office:value="0.942045235254207">
            <text:p>94,2%</text:p>
          </table:table-cell>
          <table:table-cell table:style-name="ce49" table:formula="of:=[.F16]-[.H16]" office:value-type="percentage" office:value="0.0017070377997140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31232]">
            <text:p>mcBond17 <text:line-break/>[31232]</text:p>
          </table:table-cell>
          <table:table-cell table:style-name="ce50" table:formula="of:=INFO.OBBA.OBBA.OBRUN(&quot;mcBond value &quot;&amp;ROW();[.D17];&quot;getValue&quot;;[$LIBORMarketModel.$M$26])" office:value-type="string" office:string-value="mcBond value 17 &#10;[52953]">
            <text:p>mcBond value 17 <text:line-break/>[52953]</text:p>
          </table:table-cell>
          <table:table-cell table:style-name="ce51" table:formula="of:=INFO.OBBA.OBBA.OBGET(INFO.OBBA.OBBA.OBSYNC([.E17];[.E$11:.E$511]))" office:value-type="percentage" office:value="0.935336890098744">
            <text:p>93,53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32718054707135">
            <text:p>9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7])))" office:value-type="percentage" office:value="0.932718054707135">
            <text:p>93,3%</text:p>
          </table:table-cell>
          <table:table-cell table:style-name="ce49" table:formula="of:=[.F17]-[.H17]" office:value-type="percentage" office:value="0.00261883539160923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31234]">
            <text:p>mcBond18 <text:line-break/>[31234]</text:p>
          </table:table-cell>
          <table:table-cell table:style-name="ce50" table:formula="of:=INFO.OBBA.OBBA.OBRUN(&quot;mcBond value &quot;&amp;ROW();[.D18];&quot;getValue&quot;;[$LIBORMarketModel.$M$26])" office:value-type="string" office:string-value="mcBond value 18 &#10;[52954]">
            <text:p>mcBond value 18 <text:line-break/>[52954]</text:p>
          </table:table-cell>
          <table:table-cell table:style-name="ce51" table:formula="of:=INFO.OBBA.OBBA.OBGET(INFO.OBBA.OBBA.OBSYNC([.E18];[.E$11:.E$511]))" office:value-type="percentage" office:value="0.926571744294761">
            <text:p>92,65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23483222482312">
            <text:p>92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8])))" office:value-type="percentage" office:value="0.923483222482312">
            <text:p>92,3%</text:p>
          </table:table-cell>
          <table:table-cell table:style-name="ce49" table:formula="of:=[.F18]-[.H18]" office:value-type="percentage" office:value="0.00308852181244923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31236]">
            <text:p>mcBond19 <text:line-break/>[31236]</text:p>
          </table:table-cell>
          <table:table-cell table:style-name="ce50" table:formula="of:=INFO.OBBA.OBBA.OBRUN(&quot;mcBond value &quot;&amp;ROW();[.D19];&quot;getValue&quot;;[$LIBORMarketModel.$M$26])" office:value-type="string" office:string-value="mcBond value 19 &#10;[52955]">
            <text:p>mcBond value 19 <text:line-break/>[52955]</text:p>
          </table:table-cell>
          <table:table-cell table:style-name="ce51" table:formula="of:=INFO.OBBA.OBBA.OBGET(INFO.OBBA.OBBA.OBSYNC([.E19];[.E$11:.E$511]))" office:value-type="percentage" office:value="0.917598649608485">
            <text:p>91,76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14339824239913">
            <text:p>9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9])))" office:value-type="percentage" office:value="0.914339824239913">
            <text:p>91,4%</text:p>
          </table:table-cell>
          <table:table-cell table:style-name="ce49" table:formula="of:=[.F19]-[.H19]" office:value-type="percentage" office:value="0.00325882536857192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31238]">
            <text:p>mcBond20 <text:line-break/>[31238]</text:p>
          </table:table-cell>
          <table:table-cell table:style-name="ce50" table:formula="of:=INFO.OBBA.OBBA.OBRUN(&quot;mcBond value &quot;&amp;ROW();[.D20];&quot;getValue&quot;;[$LIBORMarketModel.$M$26])" office:value-type="string" office:string-value="mcBond value 20 &#10;[52956]">
            <text:p>mcBond value 20 <text:line-break/>[52956]</text:p>
          </table:table-cell>
          <table:table-cell table:style-name="ce51" table:formula="of:=INFO.OBBA.OBBA.OBGET(INFO.OBBA.OBBA.OBSYNC([.E20];[.E$11:.E$511]))" office:value-type="percentage" office:value="0.909056652473903">
            <text:p>90,90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05286954692983">
            <text:p>90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0])))" office:value-type="percentage" office:value="0.905286954692983">
            <text:p>90,5%</text:p>
          </table:table-cell>
          <table:table-cell table:style-name="ce49" table:formula="of:=[.F20]-[.H20]" office:value-type="percentage" office:value="0.00376969778091962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31240]">
            <text:p>mcBond21 <text:line-break/>[31240]</text:p>
          </table:table-cell>
          <table:table-cell table:style-name="ce50" table:formula="of:=INFO.OBBA.OBBA.OBRUN(&quot;mcBond value &quot;&amp;ROW();[.D21];&quot;getValue&quot;;[$LIBORMarketModel.$M$26])" office:value-type="string" office:string-value="mcBond value 21 &#10;[52957]">
            <text:p>mcBond value 21 <text:line-break/>[52957]</text:p>
          </table:table-cell>
          <table:table-cell table:style-name="ce51" table:formula="of:=INFO.OBBA.OBBA.OBGET(INFO.OBBA.OBBA.OBSYNC([.E21];[.E$11:.E$511]))" office:value-type="percentage" office:value="0.900220679923488">
            <text:p>90,02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896323717517805">
            <text:p>89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1])))" office:value-type="percentage" office:value="0.896323717517805">
            <text:p>89,6%</text:p>
          </table:table-cell>
          <table:table-cell table:style-name="ce49" table:formula="of:=[.F21]-[.H21]" office:value-type="percentage" office:value="0.00389696240568316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31242]">
            <text:p>mcBond22 <text:line-break/>[31242]</text:p>
          </table:table-cell>
          <table:table-cell table:style-name="ce50" table:formula="of:=INFO.OBBA.OBBA.OBRUN(&quot;mcBond value &quot;&amp;ROW();[.D22];&quot;getValue&quot;;[$LIBORMarketModel.$M$26])" office:value-type="string" office:string-value="mcBond value 22 &#10;[52958]">
            <text:p>mcBond value 22 <text:line-break/>[52958]</text:p>
          </table:table-cell>
          <table:table-cell table:style-name="ce51" table:formula="of:=INFO.OBBA.OBBA.OBGET(INFO.OBBA.OBBA.OBSYNC([.E22];[.E$11:.E$511]))" office:value-type="percentage" office:value="0.891674870471703">
            <text:p>89,16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887449225265153">
            <text:p>88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2])))" office:value-type="percentage" office:value="0.887449225265153">
            <text:p>88,7%</text:p>
          </table:table-cell>
          <table:table-cell table:style-name="ce49" table:formula="of:=[.F22]-[.H22]" office:value-type="percentage" office:value="0.00422564520655044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31244]">
            <text:p>mcBond23 <text:line-break/>[31244]</text:p>
          </table:table-cell>
          <table:table-cell table:style-name="ce50" table:formula="of:=INFO.OBBA.OBBA.OBRUN(&quot;mcBond value &quot;&amp;ROW();[.D23];&quot;getValue&quot;;[$LIBORMarketModel.$M$26])" office:value-type="string" office:string-value="mcBond value 23 &#10;[52959]">
            <text:p>mcBond value 23 <text:line-break/>[52959]</text:p>
          </table:table-cell>
          <table:table-cell table:style-name="ce51" table:formula="of:=INFO.OBBA.OBBA.OBGET(INFO.OBBA.OBBA.OBSYNC([.E23];[.E$11:.E$511]))" office:value-type="percentage" office:value="0.883142225973156">
            <text:p>88,31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878662599272429">
            <text:p>87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3])))" office:value-type="percentage" office:value="0.878662599272429">
            <text:p>87,9%</text:p>
          </table:table-cell>
          <table:table-cell table:style-name="ce49" table:formula="of:=[.F23]-[.H23]" office:value-type="percentage" office:value="0.00447962670072655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31246]">
            <text:p>mcBond24 <text:line-break/>[31246]</text:p>
          </table:table-cell>
          <table:table-cell table:style-name="ce50" table:formula="of:=INFO.OBBA.OBBA.OBRUN(&quot;mcBond value &quot;&amp;ROW();[.D24];&quot;getValue&quot;;[$LIBORMarketModel.$M$26])" office:value-type="string" office:string-value="mcBond value 24 &#10;[52960]">
            <text:p>mcBond value 24 <text:line-break/>[52960]</text:p>
          </table:table-cell>
          <table:table-cell table:style-name="ce51" table:formula="of:=INFO.OBBA.OBBA.OBGET(INFO.OBBA.OBBA.OBSYNC([.E24];[.E$11:.E$511]))" office:value-type="percentage" office:value="0.874642083168692">
            <text:p>87,46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869962969576662">
            <text:p>87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4])))" office:value-type="percentage" office:value="0.869962969576662">
            <text:p>87,0%</text:p>
          </table:table-cell>
          <table:table-cell table:style-name="ce49" table:formula="of:=[.F24]-[.H24]" office:value-type="percentage" office:value="0.00467911359203022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31248]">
            <text:p>mcBond25 <text:line-break/>[31248]</text:p>
          </table:table-cell>
          <table:table-cell table:style-name="ce50" table:formula="of:=INFO.OBBA.OBBA.OBRUN(&quot;mcBond value &quot;&amp;ROW();[.D25];&quot;getValue&quot;;[$LIBORMarketModel.$M$26])" office:value-type="string" office:string-value="mcBond value 25 &#10;[52961]">
            <text:p>mcBond value 25 <text:line-break/>[52961]</text:p>
          </table:table-cell>
          <table:table-cell table:style-name="ce51" table:formula="of:=INFO.OBBA.OBBA.OBGET(INFO.OBBA.OBBA.OBSYNC([.E25];[.E$11:.E$511]))" office:value-type="percentage" office:value="0.866361944898654">
            <text:p>86,63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61349474828379">
            <text:p>8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5])))" office:value-type="percentage" office:value="0.861349474828379">
            <text:p>86,1%</text:p>
          </table:table-cell>
          <table:table-cell table:style-name="ce49" table:formula="of:=[.F25]-[.H25]" office:value-type="percentage" office:value="0.00501247007027483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31250]">
            <text:p>mcBond26 <text:line-break/>[31250]</text:p>
          </table:table-cell>
          <table:table-cell table:style-name="ce50" table:formula="of:=INFO.OBBA.OBBA.OBRUN(&quot;mcBond value &quot;&amp;ROW();[.D26];&quot;getValue&quot;;[$LIBORMarketModel.$M$26])" office:value-type="string" office:string-value="mcBond value 26 &#10;[52962]">
            <text:p>mcBond value 26 <text:line-break/>[52962]</text:p>
          </table:table-cell>
          <table:table-cell table:style-name="ce51" table:formula="of:=INFO.OBBA.OBBA.OBGET(INFO.OBBA.OBBA.OBSYNC([.E26];[.E$11:.E$511]))" office:value-type="percentage" office:value="0.858315380145585">
            <text:p>85,83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52821262206315">
            <text:p>85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6])))" office:value-type="percentage" office:value="0.852821262206315">
            <text:p>85,3%</text:p>
          </table:table-cell>
          <table:table-cell table:style-name="ce49" table:formula="of:=[.F26]-[.H26]" office:value-type="percentage" office:value="0.0054941179392699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31252]">
            <text:p>mcBond27 <text:line-break/>[31252]</text:p>
          </table:table-cell>
          <table:table-cell table:style-name="ce50" table:formula="of:=INFO.OBBA.OBBA.OBRUN(&quot;mcBond value &quot;&amp;ROW();[.D27];&quot;getValue&quot;;[$LIBORMarketModel.$M$26])" office:value-type="string" office:string-value="mcBond value 27 &#10;[52963]">
            <text:p>mcBond value 27 <text:line-break/>[52963]</text:p>
          </table:table-cell>
          <table:table-cell table:style-name="ce51" table:formula="of:=INFO.OBBA.OBBA.OBGET(INFO.OBBA.OBBA.OBSYNC([.E27];[.E$11:.E$511]))" office:value-type="percentage" office:value="0.849839439116884">
            <text:p>84,98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44377487332986">
            <text:p>84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7])))" office:value-type="percentage" office:value="0.844377487332986">
            <text:p>84,4%</text:p>
          </table:table-cell>
          <table:table-cell table:style-name="ce49" table:formula="of:=[.F27]-[.H27]" office:value-type="percentage" office:value="0.00546195178389808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31254]">
            <text:p>mcBond28 <text:line-break/>[31254]</text:p>
          </table:table-cell>
          <table:table-cell table:style-name="ce50" table:formula="of:=INFO.OBBA.OBBA.OBRUN(&quot;mcBond value &quot;&amp;ROW();[.D28];&quot;getValue&quot;;[$LIBORMarketModel.$M$26])" office:value-type="string" office:string-value="mcBond value 28 &#10;[52964]">
            <text:p>mcBond value 28 <text:line-break/>[52964]</text:p>
          </table:table-cell>
          <table:table-cell table:style-name="ce51" table:formula="of:=INFO.OBBA.OBBA.OBGET(INFO.OBBA.OBBA.OBSYNC([.E28];[.E$11:.E$511]))" office:value-type="percentage" office:value="0.841388555721486">
            <text:p>84,13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36017314191075">
            <text:p>83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8])))" office:value-type="percentage" office:value="0.836017314191075">
            <text:p>83,6%</text:p>
          </table:table-cell>
          <table:table-cell table:style-name="ce49" table:formula="of:=[.F28]-[.H28]" office:value-type="percentage" office:value="0.00537124153041102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31256]">
            <text:p>mcBond29 <text:line-break/>[31256]</text:p>
          </table:table-cell>
          <table:table-cell table:style-name="ce50" table:formula="of:=INFO.OBBA.OBBA.OBRUN(&quot;mcBond value &quot;&amp;ROW();[.D29];&quot;getValue&quot;;[$LIBORMarketModel.$M$26])" office:value-type="string" office:string-value="mcBond value 29 &#10;[52965]">
            <text:p>mcBond value 29 <text:line-break/>[52965]</text:p>
          </table:table-cell>
          <table:table-cell table:style-name="ce51" table:formula="of:=INFO.OBBA.OBBA.OBGET(INFO.OBBA.OBBA.OBSYNC([.E29];[.E$11:.E$511]))" office:value-type="percentage" office:value="0.833031822918636">
            <text:p>83,30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27739915040668">
            <text:p>82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9])))" office:value-type="percentage" office:value="0.827739915040668">
            <text:p>82,8%</text:p>
          </table:table-cell>
          <table:table-cell table:style-name="ce49" table:formula="of:=[.F29]-[.H29]" office:value-type="percentage" office:value="0.00529190787796852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31258]">
            <text:p>mcBond30 <text:line-break/>[31258]</text:p>
          </table:table-cell>
          <table:table-cell table:style-name="ce50" table:formula="of:=INFO.OBBA.OBBA.OBRUN(&quot;mcBond value &quot;&amp;ROW();[.D30];&quot;getValue&quot;;[$LIBORMarketModel.$M$26])" office:value-type="string" office:string-value="mcBond value 30 &#10;[52966]">
            <text:p>mcBond value 30 <text:line-break/>[52966]</text:p>
          </table:table-cell>
          <table:table-cell table:style-name="ce51" table:formula="of:=INFO.OBBA.OBBA.OBGET(INFO.OBBA.OBBA.OBSYNC([.E30];[.E$11:.E$511]))" office:value-type="percentage" office:value="0.824807075432686">
            <text:p>82,48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19544470337295">
            <text:p>8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0])))" office:value-type="percentage" office:value="0.819544470337295">
            <text:p>82,0%</text:p>
          </table:table-cell>
          <table:table-cell table:style-name="ce49" table:formula="of:=[.F30]-[.H30]" office:value-type="percentage" office:value="0.00526260509539078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31260]">
            <text:p>mcBond31 <text:line-break/>[31260]</text:p>
          </table:table-cell>
          <table:table-cell table:style-name="ce50" table:formula="of:=INFO.OBBA.OBBA.OBRUN(&quot;mcBond value &quot;&amp;ROW();[.D31];&quot;getValue&quot;;[$LIBORMarketModel.$M$26])" office:value-type="string" office:string-value="mcBond value 31 &#10;[52967]">
            <text:p>mcBond value 31 <text:line-break/>[52967]</text:p>
          </table:table-cell>
          <table:table-cell table:style-name="ce51" table:formula="of:=INFO.OBBA.OBBA.OBGET(INFO.OBBA.OBBA.OBSYNC([.E31];[.E$11:.E$511]))" office:value-type="percentage" office:value="0.816673208861726">
            <text:p>81,66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11430168650788">
            <text:p>81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1])))" office:value-type="percentage" office:value="0.811430168650787">
            <text:p>81,1%</text:p>
          </table:table-cell>
          <table:table-cell table:style-name="ce49" table:formula="of:=[.F31]-[.H31]" office:value-type="percentage" office:value="0.00524304021093891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31262]">
            <text:p>mcBond32 <text:line-break/>[31262]</text:p>
          </table:table-cell>
          <table:table-cell table:style-name="ce50" table:formula="of:=INFO.OBBA.OBBA.OBRUN(&quot;mcBond value &quot;&amp;ROW();[.D32];&quot;getValue&quot;;[$LIBORMarketModel.$M$26])" office:value-type="string" office:string-value="mcBond value 32 &#10;[52968]">
            <text:p>mcBond value 32 <text:line-break/>[52968]</text:p>
          </table:table-cell>
          <table:table-cell table:style-name="ce51" table:formula="of:=INFO.OBBA.OBBA.OBGET(INFO.OBBA.OBBA.OBSYNC([.E32];[.E$11:.E$511]))" office:value-type="percentage" office:value="0.808754954014231">
            <text:p>80,87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03396206584938">
            <text:p>80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2])))" office:value-type="percentage" office:value="0.803396206584938">
            <text:p>80,3%</text:p>
          </table:table-cell>
          <table:table-cell table:style-name="ce49" table:formula="of:=[.F32]-[.H32]" office:value-type="percentage" office:value="0.0053587474292931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31264]">
            <text:p>mcBond33 <text:line-break/>[31264]</text:p>
          </table:table-cell>
          <table:table-cell table:style-name="ce50" table:formula="of:=INFO.OBBA.OBBA.OBRUN(&quot;mcBond value &quot;&amp;ROW();[.D33];&quot;getValue&quot;;[$LIBORMarketModel.$M$26])" office:value-type="string" office:string-value="mcBond value 33 &#10;[52969]">
            <text:p>mcBond value 33 <text:line-break/>[52969]</text:p>
          </table:table-cell>
          <table:table-cell table:style-name="ce51" table:formula="of:=INFO.OBBA.OBBA.OBGET(INFO.OBBA.OBBA.OBSYNC([.E33];[.E$11:.E$511]))" office:value-type="percentage" office:value="0.800934129249887">
            <text:p>80,09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795441788697959">
            <text:p>79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3])))" office:value-type="percentage" office:value="0.795441788697958">
            <text:p>79,5%</text:p>
          </table:table-cell>
          <table:table-cell table:style-name="ce49" table:formula="of:=[.F33]-[.H33]" office:value-type="percentage" office:value="0.0054923405519286">
            <text:p>0,5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31266]">
            <text:p>mcBond34 <text:line-break/>[31266]</text:p>
          </table:table-cell>
          <table:table-cell table:style-name="ce50" table:formula="of:=INFO.OBBA.OBBA.OBRUN(&quot;mcBond value &quot;&amp;ROW();[.D34];&quot;getValue&quot;;[$LIBORMarketModel.$M$26])" office:value-type="string" office:string-value="mcBond value 34 &#10;[52970]">
            <text:p>mcBond value 34 <text:line-break/>[52970]</text:p>
          </table:table-cell>
          <table:table-cell table:style-name="ce51" table:formula="of:=INFO.OBBA.OBBA.OBGET(INFO.OBBA.OBBA.OBSYNC([.E34];[.E$11:.E$511]))" office:value-type="percentage" office:value="0.793203267423526">
            <text:p>79,32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87566127423721">
            <text:p>78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4])))" office:value-type="percentage" office:value="0.787566127423721">
            <text:p>78,8%</text:p>
          </table:table-cell>
          <table:table-cell table:style-name="ce49" table:formula="of:=[.F34]-[.H34]" office:value-type="percentage" office:value="0.0056371399998052">
            <text:p>0,6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31268]">
            <text:p>mcBond35 <text:line-break/>[31268]</text:p>
          </table:table-cell>
          <table:table-cell table:style-name="ce50" table:formula="of:=INFO.OBBA.OBBA.OBRUN(&quot;mcBond value &quot;&amp;ROW();[.D35];&quot;getValue&quot;;[$LIBORMarketModel.$M$26])" office:value-type="string" office:string-value="mcBond value 35 &#10;[52971]">
            <text:p>mcBond value 35 <text:line-break/>[52971]</text:p>
          </table:table-cell>
          <table:table-cell table:style-name="ce51" table:formula="of:=INFO.OBBA.OBBA.OBGET(INFO.OBBA.OBBA.OBSYNC([.E35];[.E$11:.E$511]))" office:value-type="percentage" office:value="0.785784847117405">
            <text:p>78,57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79768442993783">
            <text:p>7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5])))" office:value-type="percentage" office:value="0.779768442993783">
            <text:p>78,0%</text:p>
          </table:table-cell>
          <table:table-cell table:style-name="ce49" table:formula="of:=[.F35]-[.H35]" office:value-type="percentage" office:value="0.00601640412362192">
            <text:p>0,6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31270]">
            <text:p>mcBond36 <text:line-break/>[31270]</text:p>
          </table:table-cell>
          <table:table-cell table:style-name="ce50" table:formula="of:=INFO.OBBA.OBBA.OBRUN(&quot;mcBond value &quot;&amp;ROW();[.D36];&quot;getValue&quot;;[$LIBORMarketModel.$M$26])" office:value-type="string" office:string-value="mcBond value 36 &#10;[52972]">
            <text:p>mcBond value 36 <text:line-break/>[52972]</text:p>
          </table:table-cell>
          <table:table-cell table:style-name="ce51" table:formula="of:=INFO.OBBA.OBBA.OBGET(INFO.OBBA.OBBA.OBSYNC([.E36];[.E$11:.E$511]))" office:value-type="percentage" office:value="0.778383540589766">
            <text:p>77,83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2047963360182">
            <text:p>7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6])))" office:value-type="percentage" office:value="0.772047963360181">
            <text:p>77,2%</text:p>
          </table:table-cell>
          <table:table-cell table:style-name="ce49" table:formula="of:=[.F36]-[.H36]" office:value-type="percentage" office:value="0.006335577229585">
            <text:p>0,6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31272]">
            <text:p>mcBond37 <text:line-break/>[31272]</text:p>
          </table:table-cell>
          <table:table-cell table:style-name="ce50" table:formula="of:=INFO.OBBA.OBBA.OBRUN(&quot;mcBond value &quot;&amp;ROW();[.D37];&quot;getValue&quot;;[$LIBORMarketModel.$M$26])" office:value-type="string" office:string-value="mcBond value 37 &#10;[52973]">
            <text:p>mcBond value 37 <text:line-break/>[52973]</text:p>
          </table:table-cell>
          <table:table-cell table:style-name="ce51" table:formula="of:=INFO.OBBA.OBBA.OBGET(INFO.OBBA.OBBA.OBSYNC([.E37];[.E$11:.E$511]))" office:value-type="percentage" office:value="0.771171164522179">
            <text:p>77,11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4403924118992">
            <text:p>76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7])))" office:value-type="percentage" office:value="0.764403924118991">
            <text:p>76,4%</text:p>
          </table:table-cell>
          <table:table-cell table:style-name="ce49" table:formula="of:=[.F37]-[.H37]" office:value-type="percentage" office:value="0.00676724040318844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31274]">
            <text:p>mcBond38 <text:line-break/>[31274]</text:p>
          </table:table-cell>
          <table:table-cell table:style-name="ce50" table:formula="of:=INFO.OBBA.OBBA.OBRUN(&quot;mcBond value &quot;&amp;ROW();[.D38];&quot;getValue&quot;;[$LIBORMarketModel.$M$26])" office:value-type="string" office:string-value="mcBond value 38 &#10;[52974]">
            <text:p>mcBond value 38 <text:line-break/>[52974]</text:p>
          </table:table-cell>
          <table:table-cell table:style-name="ce51" table:formula="of:=INFO.OBBA.OBBA.OBGET(INFO.OBBA.OBBA.OBSYNC([.E38];[.E$11:.E$511]))" office:value-type="percentage" office:value="0.763840211218997">
            <text:p>76,38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56835568434645">
            <text:p>75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8])))" office:value-type="percentage" office:value="0.756835568434645">
            <text:p>75,7%</text:p>
          </table:table-cell>
          <table:table-cell table:style-name="ce49" table:formula="of:=[.F38]-[.H38]" office:value-type="percentage" office:value="0.00700464278435231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31276]">
            <text:p>mcBond39 <text:line-break/>[31276]</text:p>
          </table:table-cell>
          <table:table-cell table:style-name="ce50" table:formula="of:=INFO.OBBA.OBBA.OBRUN(&quot;mcBond value &quot;&amp;ROW();[.D39];&quot;getValue&quot;;[$LIBORMarketModel.$M$26])" office:value-type="string" office:string-value="mcBond value 39 &#10;[52975]">
            <text:p>mcBond value 39 <text:line-break/>[52975]</text:p>
          </table:table-cell>
          <table:table-cell table:style-name="ce51" table:formula="of:=INFO.OBBA.OBBA.OBGET(INFO.OBBA.OBBA.OBSYNC([.E39];[.E$11:.E$511]))" office:value-type="percentage" office:value="0.756583155395132">
            <text:p>75,65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49342146964995">
            <text:p>74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9])))" office:value-type="percentage" office:value="0.749342146964995">
            <text:p>74,9%</text:p>
          </table:table-cell>
          <table:table-cell table:style-name="ce49" table:formula="of:=[.F39]-[.H39]" office:value-type="percentage" office:value="0.00724100843013709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31278]">
            <text:p>mcBond40 <text:line-break/>[31278]</text:p>
          </table:table-cell>
          <table:table-cell table:style-name="ce50" table:formula="of:=INFO.OBBA.OBBA.OBRUN(&quot;mcBond value &quot;&amp;ROW();[.D40];&quot;getValue&quot;;[$LIBORMarketModel.$M$26])" office:value-type="string" office:string-value="mcBond value 40 &#10;[52976]">
            <text:p>mcBond value 40 <text:line-break/>[52976]</text:p>
          </table:table-cell>
          <table:table-cell table:style-name="ce51" table:formula="of:=INFO.OBBA.OBBA.OBGET(INFO.OBBA.OBBA.OBSYNC([.E40];[.E$11:.E$511]))" office:value-type="percentage" office:value="0.749285757015267">
            <text:p>74,92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41922917787124">
            <text:p>7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0])))" office:value-type="percentage" office:value="0.741922917787124">
            <text:p>74,2%</text:p>
          </table:table-cell>
          <table:table-cell table:style-name="ce49" table:formula="of:=[.F40]-[.H40]" office:value-type="percentage" office:value="0.00736283922814307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31280]">
            <text:p>mcBond41 <text:line-break/>[31280]</text:p>
          </table:table-cell>
          <table:table-cell table:style-name="ce50" table:formula="of:=INFO.OBBA.OBBA.OBRUN(&quot;mcBond value &quot;&amp;ROW();[.D41];&quot;getValue&quot;;[$LIBORMarketModel.$M$26])" office:value-type="string" office:string-value="mcBond value 41 &#10;[52977]">
            <text:p>mcBond value 41 <text:line-break/>[52977]</text:p>
          </table:table-cell>
          <table:table-cell table:style-name="ce51" table:formula="of:=INFO.OBBA.OBBA.OBGET(INFO.OBBA.OBBA.OBSYNC([.E41];[.E$11:.E$511]))" office:value-type="percentage" office:value="0.742205106339868">
            <text:p>74,22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34577146323885">
            <text:p>73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1])))" office:value-type="percentage" office:value="0.734577146323885">
            <text:p>73,5%</text:p>
          </table:table-cell>
          <table:table-cell table:style-name="ce49" table:formula="of:=[.F41]-[.H41]" office:value-type="percentage" office:value="0.00762796001598343">
            <text:p>0,8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31282]">
            <text:p>mcBond42 <text:line-break/>[31282]</text:p>
          </table:table-cell>
          <table:table-cell table:style-name="ce50" table:formula="of:=INFO.OBBA.OBBA.OBRUN(&quot;mcBond value &quot;&amp;ROW();[.D42];&quot;getValue&quot;;[$LIBORMarketModel.$M$26])" office:value-type="string" office:string-value="mcBond value 42 &#10;[52978]">
            <text:p>mcBond value 42 <text:line-break/>[52978]</text:p>
          </table:table-cell>
          <table:table-cell table:style-name="ce51" table:formula="of:=INFO.OBBA.OBBA.OBGET(INFO.OBBA.OBBA.OBSYNC([.E42];[.E$11:.E$511]))" office:value-type="percentage" office:value="0.735142676651968">
            <text:p>73,51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27304105271173">
            <text:p>72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2])))" office:value-type="percentage" office:value="0.727304105271173">
            <text:p>72,7%</text:p>
          </table:table-cell>
          <table:table-cell table:style-name="ce49" table:formula="of:=[.F42]-[.H42]" office:value-type="percentage" office:value="0.00783857138079536">
            <text:p>0,8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31284]">
            <text:p>mcBond43 <text:line-break/>[31284]</text:p>
          </table:table-cell>
          <table:table-cell table:style-name="ce50" table:formula="of:=INFO.OBBA.OBBA.OBRUN(&quot;mcBond value &quot;&amp;ROW();[.D43];&quot;getValue&quot;;[$LIBORMarketModel.$M$26])" office:value-type="string" office:string-value="mcBond value 43 &#10;[52979]">
            <text:p>mcBond value 43 <text:line-break/>[52979]</text:p>
          </table:table-cell>
          <table:table-cell table:style-name="ce51" table:formula="of:=INFO.OBBA.OBBA.OBGET(INFO.OBBA.OBBA.OBSYNC([.E43];[.E$11:.E$511]))" office:value-type="percentage" office:value="0.728174015843903">
            <text:p>72,81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20103074525914">
            <text:p>7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3])))" office:value-type="percentage" office:value="0.720103074525914">
            <text:p>72,0%</text:p>
          </table:table-cell>
          <table:table-cell table:style-name="ce49" table:formula="of:=[.F43]-[.H43]" office:value-type="percentage" office:value="0.0080709413179888">
            <text:p>0,8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31286]">
            <text:p>mcBond44 <text:line-break/>[31286]</text:p>
          </table:table-cell>
          <table:table-cell table:style-name="ce50" table:formula="of:=INFO.OBBA.OBBA.OBRUN(&quot;mcBond value &quot;&amp;ROW();[.D44];&quot;getValue&quot;;[$LIBORMarketModel.$M$26])" office:value-type="string" office:string-value="mcBond value 44 &#10;[52980]">
            <text:p>mcBond value 44 <text:line-break/>[52980]</text:p>
          </table:table-cell>
          <table:table-cell table:style-name="ce51" table:formula="of:=INFO.OBBA.OBBA.OBGET(INFO.OBBA.OBBA.OBSYNC([.E44];[.E$11:.E$511]))" office:value-type="percentage" office:value="0.720762224391054">
            <text:p>72,07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712973341114767">
            <text:p>71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4])))" office:value-type="percentage" office:value="0.712973341114766">
            <text:p>71,3%</text:p>
          </table:table-cell>
          <table:table-cell table:style-name="ce49" table:formula="of:=[.F44]-[.H44]" office:value-type="percentage" office:value="0.00778888327628757">
            <text:p>0,8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31288]">
            <text:p>mcBond45 <text:line-break/>[31288]</text:p>
          </table:table-cell>
          <table:table-cell table:style-name="ce50" table:formula="of:=INFO.OBBA.OBBA.OBRUN(&quot;mcBond value &quot;&amp;ROW();[.D45];&quot;getValue&quot;;[$LIBORMarketModel.$M$26])" office:value-type="string" office:string-value="mcBond value 45 &#10;[52981]">
            <text:p>mcBond value 45 <text:line-break/>[52981]</text:p>
          </table:table-cell>
          <table:table-cell table:style-name="ce51" table:formula="of:=INFO.OBBA.OBBA.OBGET(INFO.OBBA.OBBA.OBSYNC([.E45];[.E$11:.E$511]))" office:value-type="percentage" office:value="0.713583935799379">
            <text:p>71,35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705914199123531">
            <text:p>70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5])))" office:value-type="percentage" office:value="0.705914199123531">
            <text:p>70,6%</text:p>
          </table:table-cell>
          <table:table-cell table:style-name="ce49" table:formula="of:=[.F45]-[.H45]" office:value-type="percentage" office:value="0.00766973667584847">
            <text:p>0,8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31290]">
            <text:p>mcBond46 <text:line-break/>[31290]</text:p>
          </table:table-cell>
          <table:table-cell table:style-name="ce50" table:formula="of:=INFO.OBBA.OBBA.OBRUN(&quot;mcBond value &quot;&amp;ROW();[.D46];&quot;getValue&quot;;[$LIBORMarketModel.$M$26])" office:value-type="string" office:string-value="mcBond value 46 &#10;[52982]">
            <text:p>mcBond value 46 <text:line-break/>[52982]</text:p>
          </table:table-cell>
          <table:table-cell table:style-name="ce51" table:formula="of:=INFO.OBBA.OBBA.OBGET(INFO.OBBA.OBBA.OBSYNC([.E46];[.E$11:.E$511]))" office:value-type="percentage" office:value="0.706256753547617">
            <text:p>70,62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98924949627259">
            <text:p>69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6])))" office:value-type="percentage" office:value="0.698924949627258">
            <text:p>69,9%</text:p>
          </table:table-cell>
          <table:table-cell table:style-name="ce49" table:formula="of:=[.F46]-[.H46]" office:value-type="percentage" office:value="0.00733180392035893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31292]">
            <text:p>mcBond47 <text:line-break/>[31292]</text:p>
          </table:table-cell>
          <table:table-cell table:style-name="ce50" table:formula="of:=INFO.OBBA.OBBA.OBRUN(&quot;mcBond value &quot;&amp;ROW();[.D47];&quot;getValue&quot;;[$LIBORMarketModel.$M$26])" office:value-type="string" office:string-value="mcBond value 47 &#10;[52983]">
            <text:p>mcBond value 47 <text:line-break/>[52983]</text:p>
          </table:table-cell>
          <table:table-cell table:style-name="ce51" table:formula="of:=INFO.OBBA.OBBA.OBGET(INFO.OBBA.OBBA.OBSYNC([.E47];[.E$11:.E$511]))" office:value-type="percentage" office:value="0.699159511078344">
            <text:p>69,91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92004900621048">
            <text:p>69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7])))" office:value-type="percentage" office:value="0.692004900621048">
            <text:p>69,2%</text:p>
          </table:table-cell>
          <table:table-cell table:style-name="ce49" table:formula="of:=[.F47]-[.H47]" office:value-type="percentage" office:value="0.00715461045729626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31294]">
            <text:p>mcBond48 <text:line-break/>[31294]</text:p>
          </table:table-cell>
          <table:table-cell table:style-name="ce50" table:formula="of:=INFO.OBBA.OBBA.OBRUN(&quot;mcBond value &quot;&amp;ROW();[.D48];&quot;getValue&quot;;[$LIBORMarketModel.$M$26])" office:value-type="string" office:string-value="mcBond value 48 &#10;[52984]">
            <text:p>mcBond value 48 <text:line-break/>[52984]</text:p>
          </table:table-cell>
          <table:table-cell table:style-name="ce51" table:formula="of:=INFO.OBBA.OBBA.OBGET(INFO.OBBA.OBBA.OBSYNC([.E48];[.E$11:.E$511]))" office:value-type="percentage" office:value="0.692307590122271">
            <text:p>69,23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85153366951533">
            <text:p>68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8])))" office:value-type="percentage" office:value="0.685153366951533">
            <text:p>68,5%</text:p>
          </table:table-cell>
          <table:table-cell table:style-name="ce49" table:formula="of:=[.F48]-[.H48]" office:value-type="percentage" office:value="0.00715422317073766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31296]">
            <text:p>mcBond49 <text:line-break/>[31296]</text:p>
          </table:table-cell>
          <table:table-cell table:style-name="ce50" table:formula="of:=INFO.OBBA.OBBA.OBRUN(&quot;mcBond value &quot;&amp;ROW();[.D49];&quot;getValue&quot;;[$LIBORMarketModel.$M$26])" office:value-type="string" office:string-value="mcBond value 49 &#10;[52985]">
            <text:p>mcBond value 49 <text:line-break/>[52985]</text:p>
          </table:table-cell>
          <table:table-cell table:style-name="ce51" table:formula="of:=INFO.OBBA.OBBA.OBGET(INFO.OBBA.OBBA.OBSYNC([.E49];[.E$11:.E$511]))" office:value-type="percentage" office:value="0.685643868138358">
            <text:p>68,56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78369670249043">
            <text:p>67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9])))" office:value-type="percentage" office:value="0.678369670249042">
            <text:p>67,8%</text:p>
          </table:table-cell>
          <table:table-cell table:style-name="ce49" table:formula="of:=[.F49]-[.H49]" office:value-type="percentage" office:value="0.00727419788931583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31298]">
            <text:p>mcBond50 <text:line-break/>[31298]</text:p>
          </table:table-cell>
          <table:table-cell table:style-name="ce50" table:formula="of:=INFO.OBBA.OBBA.OBRUN(&quot;mcBond value &quot;&amp;ROW();[.D50];&quot;getValue&quot;;[$LIBORMarketModel.$M$26])" office:value-type="string" office:string-value="mcBond value 50 &#10;[52986]">
            <text:p>mcBond value 50 <text:line-break/>[52986]</text:p>
          </table:table-cell>
          <table:table-cell table:style-name="ce51" table:formula="of:=INFO.OBBA.OBBA.OBGET(INFO.OBBA.OBBA.OBSYNC([.E50];[.E$11:.E$511]))" office:value-type="percentage" office:value="0.678735008816125">
            <text:p>67,87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71653138860438">
            <text:p>6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0])))" office:value-type="percentage" office:value="0.671653138860438">
            <text:p>67,2%</text:p>
          </table:table-cell>
          <table:table-cell table:style-name="ce49" table:formula="of:=[.F50]-[.H50]" office:value-type="percentage" office:value="0.00708186995568716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31300]">
            <text:p>mcBond51 <text:line-break/>[31300]</text:p>
          </table:table-cell>
          <table:table-cell table:style-name="ce50" table:formula="of:=INFO.OBBA.OBBA.OBRUN(&quot;mcBond value &quot;&amp;ROW();[.D51];&quot;getValue&quot;;[$LIBORMarketModel.$M$26])" office:value-type="string" office:string-value="mcBond value 51 &#10;[52987]">
            <text:p>mcBond value 51 <text:line-break/>[52987]</text:p>
          </table:table-cell>
          <table:table-cell table:style-name="ce51" table:formula="of:=INFO.OBBA.OBBA.OBGET(INFO.OBBA.OBBA.OBSYNC([.E51];[.E$11:.E$511]))" office:value-type="percentage" office:value="0.672010923541108">
            <text:p>67,20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65003107782612">
            <text:p>66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1])))" office:value-type="percentage" office:value="0.665003107782612">
            <text:p>66,5%</text:p>
          </table:table-cell>
          <table:table-cell table:style-name="ce49" table:formula="of:=[.F51]-[.H51]" office:value-type="percentage" office:value="0.00700781575849607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31302]">
            <text:p>mcBond52 <text:line-break/>[31302]</text:p>
          </table:table-cell>
          <table:table-cell table:style-name="ce50" table:formula="of:=INFO.OBBA.OBBA.OBRUN(&quot;mcBond value &quot;&amp;ROW();[.D52];&quot;getValue&quot;;[$LIBORMarketModel.$M$26])" office:value-type="string" office:string-value="mcBond value 52 &#10;[52988]">
            <text:p>mcBond value 52 <text:line-break/>[52988]</text:p>
          </table:table-cell>
          <table:table-cell table:style-name="ce51" table:formula="of:=INFO.OBBA.OBBA.OBGET(INFO.OBBA.OBBA.OBSYNC([.E52];[.E$11:.E$511]))" office:value-type="percentage" office:value="0.665287025138347">
            <text:p>66,52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58418918596645">
            <text:p>65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2])))" office:value-type="percentage" office:value="0.658418918596645">
            <text:p>65,8%</text:p>
          </table:table-cell>
          <table:table-cell table:style-name="ce49" table:formula="of:=[.F52]-[.H52]" office:value-type="percentage" office:value="0.00686810654170233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31304]">
            <text:p>mcBond53 <text:line-break/>[31304]</text:p>
          </table:table-cell>
          <table:table-cell table:style-name="ce50" table:formula="of:=INFO.OBBA.OBBA.OBRUN(&quot;mcBond value &quot;&amp;ROW();[.D53];&quot;getValue&quot;;[$LIBORMarketModel.$M$26])" office:value-type="string" office:string-value="mcBond value 53 &#10;[52989]">
            <text:p>mcBond value 53 <text:line-break/>[52989]</text:p>
          </table:table-cell>
          <table:table-cell table:style-name="ce51" table:formula="of:=INFO.OBBA.OBBA.OBGET(INFO.OBBA.OBBA.OBSYNC([.E53];[.E$11:.E$511]))" office:value-type="percentage" office:value="0.658723487215153">
            <text:p>65,87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51899919402619">
            <text:p>65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3])))" office:value-type="percentage" office:value="0.651899919402618">
            <text:p>65,2%</text:p>
          </table:table-cell>
          <table:table-cell table:style-name="ce49" table:formula="of:=[.F53]-[.H53]" office:value-type="percentage" office:value="0.00682356781253524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31306]">
            <text:p>mcBond54 <text:line-break/>[31306]</text:p>
          </table:table-cell>
          <table:table-cell table:style-name="ce50" table:formula="of:=INFO.OBBA.OBBA.OBRUN(&quot;mcBond value &quot;&amp;ROW();[.D54];&quot;getValue&quot;;[$LIBORMarketModel.$M$26])" office:value-type="string" office:string-value="mcBond value 54 &#10;[52990]">
            <text:p>mcBond value 54 <text:line-break/>[52990]</text:p>
          </table:table-cell>
          <table:table-cell table:style-name="ce51" table:formula="of:=INFO.OBBA.OBBA.OBGET(INFO.OBBA.OBBA.OBSYNC([.E54];[.E$11:.E$511]))" office:value-type="percentage" office:value="0.652316686654453">
            <text:p>65,23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45445464755069">
            <text:p>64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4])))" office:value-type="percentage" office:value="0.645445464755067">
            <text:p>64,5%</text:p>
          </table:table-cell>
          <table:table-cell table:style-name="ce49" table:formula="of:=[.F54]-[.H54]" office:value-type="percentage" office:value="0.00687122189938638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31308]">
            <text:p>mcBond55 <text:line-break/>[31308]</text:p>
          </table:table-cell>
          <table:table-cell table:style-name="ce50" table:formula="of:=INFO.OBBA.OBBA.OBRUN(&quot;mcBond value &quot;&amp;ROW();[.D55];&quot;getValue&quot;;[$LIBORMarketModel.$M$26])" office:value-type="string" office:string-value="mcBond value 55 &#10;[52991]">
            <text:p>mcBond value 55 <text:line-break/>[52991]</text:p>
          </table:table-cell>
          <table:table-cell table:style-name="ce51" table:formula="of:=INFO.OBBA.OBBA.OBGET(INFO.OBBA.OBBA.OBSYNC([.E55];[.E$11:.E$511]))" office:value-type="percentage" office:value="0.645895901001174">
            <text:p>64,59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39054915599078">
            <text:p>63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5])))" office:value-type="percentage" office:value="0.639054915599076">
            <text:p>63,9%</text:p>
          </table:table-cell>
          <table:table-cell table:style-name="ce49" table:formula="of:=[.F55]-[.H55]" office:value-type="percentage" office:value="0.0068409854020981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31310]">
            <text:p>mcBond56 <text:line-break/>[31310]</text:p>
          </table:table-cell>
          <table:table-cell table:style-name="ce50" table:formula="of:=INFO.OBBA.OBBA.OBRUN(&quot;mcBond value &quot;&amp;ROW();[.D56];&quot;getValue&quot;;[$LIBORMarketModel.$M$26])" office:value-type="string" office:string-value="mcBond value 56 &#10;[52992]">
            <text:p>mcBond value 56 <text:line-break/>[52992]</text:p>
          </table:table-cell>
          <table:table-cell table:style-name="ce51" table:formula="of:=INFO.OBBA.OBBA.OBGET(INFO.OBBA.OBBA.OBSYNC([.E56];[.E$11:.E$511]))" office:value-type="percentage" office:value="0.639468872668159">
            <text:p>63,94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32727639207008">
            <text:p>6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6])))" office:value-type="percentage" office:value="0.632727639207005">
            <text:p>63,3%</text:p>
          </table:table-cell>
          <table:table-cell table:style-name="ce49" table:formula="of:=[.F56]-[.H56]" office:value-type="percentage" office:value="0.00674123346115441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31312]">
            <text:p>mcBond57 <text:line-break/>[31312]</text:p>
          </table:table-cell>
          <table:table-cell table:style-name="ce50" table:formula="of:=INFO.OBBA.OBBA.OBRUN(&quot;mcBond value &quot;&amp;ROW();[.D57];&quot;getValue&quot;;[$LIBORMarketModel.$M$26])" office:value-type="string" office:string-value="mcBond value 57 &#10;[52993]">
            <text:p>mcBond value 57 <text:line-break/>[52993]</text:p>
          </table:table-cell>
          <table:table-cell table:style-name="ce51" table:formula="of:=INFO.OBBA.OBBA.OBGET(INFO.OBBA.OBBA.OBSYNC([.E57];[.E$11:.E$511]))" office:value-type="percentage" office:value="0.633014732862219">
            <text:p>63,30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26463009115849">
            <text:p>62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7])))" office:value-type="percentage" office:value="0.626463009115846">
            <text:p>62,6%</text:p>
          </table:table-cell>
          <table:table-cell table:style-name="ce49" table:formula="of:=[.F57]-[.H57]" office:value-type="percentage" office:value="0.00655172374637292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31314]">
            <text:p>mcBond58 <text:line-break/>[31314]</text:p>
          </table:table-cell>
          <table:table-cell table:style-name="ce50" table:formula="of:=INFO.OBBA.OBBA.OBRUN(&quot;mcBond value &quot;&amp;ROW();[.D58];&quot;getValue&quot;;[$LIBORMarketModel.$M$26])" office:value-type="string" office:string-value="mcBond value 58 &#10;[52994]">
            <text:p>mcBond value 58 <text:line-break/>[52994]</text:p>
          </table:table-cell>
          <table:table-cell table:style-name="ce51" table:formula="of:=INFO.OBBA.OBBA.OBGET(INFO.OBBA.OBBA.OBSYNC([.E58];[.E$11:.E$511]))" office:value-type="percentage" office:value="0.626909790687556">
            <text:p>62,69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620260405065197">
            <text:p>6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8])))" office:value-type="percentage" office:value="0.620260405065194">
            <text:p>62,0%</text:p>
          </table:table-cell>
          <table:table-cell table:style-name="ce49" table:formula="of:=[.F58]-[.H58]" office:value-type="percentage" office:value="0.00664938562236239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31316]">
            <text:p>mcBond59 <text:line-break/>[31316]</text:p>
          </table:table-cell>
          <table:table-cell table:style-name="ce50" table:formula="of:=INFO.OBBA.OBBA.OBRUN(&quot;mcBond value &quot;&amp;ROW();[.D59];&quot;getValue&quot;;[$LIBORMarketModel.$M$26])" office:value-type="string" office:string-value="mcBond value 59 &#10;[52995]">
            <text:p>mcBond value 59 <text:line-break/>[52995]</text:p>
          </table:table-cell>
          <table:table-cell table:style-name="ce51" table:formula="of:=INFO.OBBA.OBBA.OBGET(INFO.OBBA.OBBA.OBSYNC([.E59];[.E$11:.E$511]))" office:value-type="percentage" office:value="0.62068583575015">
            <text:p>62,06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614119212935839">
            <text:p>6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9])))" office:value-type="percentage" office:value="0.614119212935835">
            <text:p>61,4%</text:p>
          </table:table-cell>
          <table:table-cell table:style-name="ce49" table:formula="of:=[.F59]-[.H59]" office:value-type="percentage" office:value="0.00656662281431508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31318]">
            <text:p>mcBond60 <text:line-break/>[31318]</text:p>
          </table:table-cell>
          <table:table-cell table:style-name="ce50" table:formula="of:=INFO.OBBA.OBBA.OBRUN(&quot;mcBond value &quot;&amp;ROW();[.D60];&quot;getValue&quot;;[$LIBORMarketModel.$M$26])" office:value-type="string" office:string-value="mcBond value 60 &#10;[52996]">
            <text:p>mcBond value 60 <text:line-break/>[52996]</text:p>
          </table:table-cell>
          <table:table-cell table:style-name="ce51" table:formula="of:=INFO.OBBA.OBBA.OBGET(INFO.OBBA.OBBA.OBSYNC([.E60];[.E$11:.E$511]))" office:value-type="percentage" office:value="0.614571056109131">
            <text:p>61,45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608038824688949">
            <text:p>60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60])))" office:value-type="percentage" office:value="0.608038824688945">
            <text:p>60,8%</text:p>
          </table:table-cell>
          <table:table-cell table:style-name="ce49" table:formula="of:=[.F60]-[.H60]" office:value-type="percentage" office:value="0.00653223142018689">
            <text:p>0,7%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table:shapes>
          <draw:frame draw:z-index="1" draw:style-name="gr1" svg:width="15.999cm" svg:height="8.999cm" svg:x="16.343cm" svg:y="6.957cm">
            <draw:object draw:notify-on-update-of-ranges="Swaptions.O9:Swaptions.O9 Swaptions.O11:Swaptions.O49 Swaptions.M9:Swaptions.M9 Swaptions.M11:Swaptions.M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4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45" office:value-type="string">
            <text:p>Swaption calibration error (vol)</text:p>
          </table:table-cell>
          <table:table-cell table:style-name="ce45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22328]">
            <text:p>short period* </text:p>
            <text:p>[22328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46" office:value-type="string">
            <text:p>Mean (vol):</text:p>
          </table:table-cell>
          <table:table-cell table:style-name="ce55" table:formula="of:=AVERAGE([.P11:.P49])" office:value-type="percentage" office:value="-0.0234275889075022">
            <text:p>-2,34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3" office:value-type="percentage" office:value="0">
            <text:p>0%</text:p>
          </table:table-cell>
          <table:table-cell table:style-name="ce14" table:number-columns-repeated="3"/>
          <table:table-cell table:style-name="ce46" office:value-type="string">
            <text:p>Standard deviation (vol):</text:p>
          </table:table-cell>
          <table:table-cell table:style-name="ce56" table:formula="of:=STDEV([.P11:.P49])" office:value-type="percentage" office:value="0.0204168726317089">
            <text:p>2,04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54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swap start</text:p>
          </table:table-cell>
          <table:table-cell table:style-name="ce47" office:value-type="string">
            <text:p>swap end</text:p>
          </table:table-cell>
          <table:table-cell table:style-name="ce47" office:value-type="string">
            <text:p>swap period</text:p>
          </table:table-cell>
          <table:table-cell table:style-name="ce47" office:value-type="string">
            <text:p>swap rate</text:p>
          </table:table-cell>
          <table:table-cell table:style-name="ce32"/>
          <table:table-cell table:style-name="ce45" office:value-type="string">
            <text:p>objects</text:p>
          </table:table-cell>
          <table:table-cell table:style-name="ce45" table:number-columns-repeated="2"/>
          <table:table-cell table:style-name="ce47" office:value-type="string">
            <text:p>price</text:p>
          </table:table-cell>
          <table:table-cell table:style-name="ce47" office:value-type="string">
            <text:p>par swap rate</text:p>
          </table:table-cell>
          <table:table-cell table:style-name="ce47" office:value-type="string">
            <text:p>swap annuity</text:p>
          </table:table-cell>
          <table:table-cell table:style-name="ce47" office:value-type="string">
            <text:p>implied vol</text:p>
          </table:table-cell>
          <table:table-cell table:style-name="ce14"/>
          <table:table-cell table:style-name="ce47" office:value-type="string">
            <text:p>implied vol</text:p>
          </table:table-cell>
          <table:table-cell table:style-name="ce47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49" table:formula="of:=[.K1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22329]">
            <text:p>swap tenor 1-11 <text:line-break/>[2232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31321]">
            <text:p>mcSwaption 1-11 <text:line-break/>[31321]</text:p>
          </table:table-cell>
          <table:table-cell table:style-name="ce50" table:formula="of:=INFO.OBBA.OBBA.OBRUN(&quot;mcSwptn price 1-&quot;&amp;ROW();[.H11];&quot;getValue&quot;;[$LIBORMarketModel.$M$26])" office:value-type="string" office:string-value="mcSwptn price 1-11 &#10;[52295]">
            <text:p>mcSwptn price 1-11 <text:line-break/>[52295]</text:p>
          </table:table-cell>
          <table:table-cell table:style-name="ce51" table:formula="of:=INFO.OBBA.OBBA.OBGET(INFO.OBBA.OBBA.OBSYNC([.I11];[.$I$11:.$I$49]))" office:value-type="percentage" office:value="0.0191380817499728">
            <text:p>1,914%</text:p>
          </table:table-cell>
          <table:table-cell table:style-name="ce49" table:formula="of:=INFO.OBBA.OBBA.OBGET(INFO.OBBA.OBBA.OBCALL(&quot;&quot;;&quot;net.finmath.marketdata.products.Swap&quot;;&quot;getForwardSwapRate&quot;;[.G11];[.G1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1];['Rate Curve Data'.$E$10]))" office:value-type="percentage" office:value="8.93344206251012">
            <text:p>893,3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80859991948314">
            <text:p>38,0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>
            <draw:frame table:end-cell-address="Swaptions.V36" table:end-x="1.925cm" table:end-y="0.373cm" draw:z-index="0" draw:style-name="gr1" svg:width="16.932cm" svg:height="11.79cm" svg:x="0.375cm" svg:y="0.093cm">
              <draw:object draw:notify-on-update-of-ranges="Swaptions.P11:Swaptions.P49 Swaptions.M11:Swaptions.M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4" table:number-columns-repeated="241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49" table:formula="of:=[.K1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22364]">
            <text:p>swap tenor 1-12 <text:line-break/>[2236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31324]">
            <text:p>mcSwaption 1-12 <text:line-break/>[31324]</text:p>
          </table:table-cell>
          <table:table-cell table:style-name="ce50" table:formula="of:=INFO.OBBA.OBBA.OBRUN(&quot;mcSwptn price 1-&quot;&amp;ROW();[.H12];&quot;getValue&quot;;[$LIBORMarketModel.$M$26])" office:value-type="string" office:string-value="mcSwptn price 1-12 &#10;[52296]">
            <text:p>mcSwptn price 1-12 <text:line-break/>[52296]</text:p>
          </table:table-cell>
          <table:table-cell table:style-name="ce51" table:formula="of:=INFO.OBBA.OBBA.OBGET(INFO.OBBA.OBBA.OBSYNC([.I12];[.$I$11:.$I$49]))" office:value-type="percentage" office:value="0.0233382422888814">
            <text:p>2,334%</text:p>
          </table:table-cell>
          <table:table-cell table:style-name="ce49" table:formula="of:=INFO.OBBA.OBBA.OBGET(INFO.OBBA.OBBA.OBCALL(&quot;&quot;;&quot;net.finmath.marketdata.products.Swap&quot;;&quot;getForwardSwapRate&quot;;[.G12];[.G1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2];['Rate Curve Data'.$E$10]))" office:value-type="percentage" office:value="8.84499214109913">
            <text:p>884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3221876541661">
            <text:p>33,2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49" table:formula="of:=[.K1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22374]">
            <text:p>swap tenor 1-13 <text:line-break/>[2237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31327]">
            <text:p>mcSwaption 1-13 <text:line-break/>[31327]</text:p>
          </table:table-cell>
          <table:table-cell table:style-name="ce50" table:formula="of:=INFO.OBBA.OBBA.OBRUN(&quot;mcSwptn price 1-&quot;&amp;ROW();[.H13];&quot;getValue&quot;;[$LIBORMarketModel.$M$26])" office:value-type="string" office:string-value="mcSwptn price 1-13 &#10;[52297]">
            <text:p>mcSwptn price 1-13 <text:line-break/>[52297]</text:p>
          </table:table-cell>
          <table:table-cell table:style-name="ce51" table:formula="of:=INFO.OBBA.OBBA.OBGET(INFO.OBBA.OBBA.OBSYNC([.I13];[.$I$11:.$I$49]))" office:value-type="percentage" office:value="0.0259224228379655">
            <text:p>2,592%</text:p>
          </table:table-cell>
          <table:table-cell table:style-name="ce49" table:formula="of:=INFO.OBBA.OBBA.OBGET(INFO.OBBA.OBBA.OBCALL(&quot;&quot;;&quot;net.finmath.marketdata.products.Swap&quot;;&quot;getForwardSwapRate&quot;;[.G13];[.G1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3];['Rate Curve Data'.$E$10]))" office:value-type="percentage" office:value="8.75741796148428">
            <text:p>875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30466846919445">
            <text:p>30,4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49" table:formula="of:=[.K1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22384]">
            <text:p>swap tenor 1-14 <text:line-break/>[2238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31330]">
            <text:p>mcSwaption 1-14 <text:line-break/>[31330]</text:p>
          </table:table-cell>
          <table:table-cell table:style-name="ce50" table:formula="of:=INFO.OBBA.OBBA.OBRUN(&quot;mcSwptn price 1-&quot;&amp;ROW();[.H14];&quot;getValue&quot;;[$LIBORMarketModel.$M$26])" office:value-type="string" office:string-value="mcSwptn price 1-14 &#10;[52298]">
            <text:p>mcSwptn price 1-14 <text:line-break/>[52298]</text:p>
          </table:table-cell>
          <table:table-cell table:style-name="ce51" table:formula="of:=INFO.OBBA.OBBA.OBGET(INFO.OBBA.OBBA.OBSYNC([.I14];[.$I$11:.$I$49]))" office:value-type="percentage" office:value="0.0272239745170167">
            <text:p>2,722%</text:p>
          </table:table-cell>
          <table:table-cell table:style-name="ce49" table:formula="of:=INFO.OBBA.OBBA.OBGET(INFO.OBBA.OBBA.OBCALL(&quot;&quot;;&quot;net.finmath.marketdata.products.Swap&quot;;&quot;getForwardSwapRate&quot;;[.G14];[.G1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4];['Rate Curve Data'.$E$10]))" office:value-type="percentage" office:value="8.67071085295474">
            <text:p>867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80074293627116">
            <text:p>28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3066">
            <text:p>0,33</text:p>
          </table:table-cell>
          <table:table-cell table:style-name="ce55" table:formula="of:=IF(ISNUMBER([.O14]);[.M14]-[.O14];&quot;&quot;)" office:value-type="percentage" office:value="-0.0505857063728842">
            <text:p>-5,0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49" table:formula="of:=[.K1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22394]">
            <text:p>swap tenor 1-15 <text:line-break/>[2239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31333]">
            <text:p>mcSwaption 1-15 <text:line-break/>[31333]</text:p>
          </table:table-cell>
          <table:table-cell table:style-name="ce50" table:formula="of:=INFO.OBBA.OBBA.OBRUN(&quot;mcSwptn price 1-&quot;&amp;ROW();[.H15];&quot;getValue&quot;;[$LIBORMarketModel.$M$26])" office:value-type="string" office:string-value="mcSwptn price 1-15 &#10;[52299]">
            <text:p>mcSwptn price 1-15 <text:line-break/>[52299]</text:p>
          </table:table-cell>
          <table:table-cell table:style-name="ce51" table:formula="of:=INFO.OBBA.OBBA.OBGET(INFO.OBBA.OBBA.OBSYNC([.I15];[.$I$11:.$I$49]))" office:value-type="percentage" office:value="0.0296922407984891">
            <text:p>2,969%</text:p>
          </table:table-cell>
          <table:table-cell table:style-name="ce49" table:formula="of:=INFO.OBBA.OBBA.OBGET(INFO.OBBA.OBBA.OBCALL(&quot;&quot;;&quot;net.finmath.marketdata.products.Swap&quot;;&quot;getForwardSwapRate&quot;;[.G15];[.G1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5];['Rate Curve Data'.$E$10]))" office:value-type="percentage" office:value="8.58486223064826">
            <text:p>858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76339658597954">
            <text:p>27,6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49" table:formula="of:=[.K1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22404]">
            <text:p>swap tenor 1-16 <text:line-break/>[2240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31336]">
            <text:p>mcSwaption 1-16 <text:line-break/>[31336]</text:p>
          </table:table-cell>
          <table:table-cell table:style-name="ce50" table:formula="of:=INFO.OBBA.OBBA.OBRUN(&quot;mcSwptn price 1-&quot;&amp;ROW();[.H16];&quot;getValue&quot;;[$LIBORMarketModel.$M$26])" office:value-type="string" office:string-value="mcSwptn price 1-16 &#10;[52300]">
            <text:p>mcSwptn price 1-16 <text:line-break/>[52300]</text:p>
          </table:table-cell>
          <table:table-cell table:style-name="ce51" table:formula="of:=INFO.OBBA.OBBA.OBGET(INFO.OBBA.OBBA.OBSYNC([.I16];[.$I$11:.$I$49]))" office:value-type="percentage" office:value="0.0297303363777183">
            <text:p>2,973%</text:p>
          </table:table-cell>
          <table:table-cell table:style-name="ce49" table:formula="of:=INFO.OBBA.OBBA.OBGET(INFO.OBBA.OBBA.OBCALL(&quot;&quot;;&quot;net.finmath.marketdata.products.Swap&quot;;&quot;getForwardSwapRate&quot;;[.G16];[.G1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6];['Rate Curve Data'.$E$10]))" office:value-type="percentage" office:value="8.49986359470124">
            <text:p>850,0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55158523507217">
            <text:p>25,5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0294">
            <text:p>0,3</text:p>
          </table:table-cell>
          <table:table-cell table:style-name="ce55" table:formula="of:=IF(ISNUMBER([.O16]);[.M16]-[.O16];&quot;&quot;)" office:value-type="percentage" office:value="-0.0477814764927829">
            <text:p>-4,78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49" table:formula="of:=[.K1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22414]">
            <text:p>swap tenor 1-17 <text:line-break/>[2241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31339]">
            <text:p>mcSwaption 1-17 <text:line-break/>[31339]</text:p>
          </table:table-cell>
          <table:table-cell table:style-name="ce50" table:formula="of:=INFO.OBBA.OBBA.OBRUN(&quot;mcSwptn price 1-&quot;&amp;ROW();[.H17];&quot;getValue&quot;;[$LIBORMarketModel.$M$26])" office:value-type="string" office:string-value="mcSwptn price 1-17 &#10;[52301]">
            <text:p>mcSwptn price 1-17 <text:line-break/>[52301]</text:p>
          </table:table-cell>
          <table:table-cell table:style-name="ce51" table:formula="of:=INFO.OBBA.OBBA.OBGET(INFO.OBBA.OBBA.OBSYNC([.I17];[.$I$11:.$I$49]))" office:value-type="percentage" office:value="0.0314064349981547">
            <text:p>3,141%</text:p>
          </table:table-cell>
          <table:table-cell table:style-name="ce49" table:formula="of:=INFO.OBBA.OBBA.OBGET(INFO.OBBA.OBBA.OBCALL(&quot;&quot;;&quot;net.finmath.marketdata.products.Swap&quot;;&quot;getForwardSwapRate&quot;;[.G17];[.G1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7];['Rate Curve Data'.$E$10]))" office:value-type="percentage" office:value="8.41570652940717">
            <text:p>841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52331585762412">
            <text:p>25,2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49" table:formula="of:=[.K1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22424]">
            <text:p>swap tenor 1-18 <text:line-break/>[2242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31342]">
            <text:p>mcSwaption 1-18 <text:line-break/>[31342]</text:p>
          </table:table-cell>
          <table:table-cell table:style-name="ce50" table:formula="of:=INFO.OBBA.OBBA.OBRUN(&quot;mcSwptn price 1-&quot;&amp;ROW();[.H18];&quot;getValue&quot;;[$LIBORMarketModel.$M$26])" office:value-type="string" office:string-value="mcSwptn price 1-18 &#10;[52302]">
            <text:p>mcSwptn price 1-18 <text:line-break/>[52302]</text:p>
          </table:table-cell>
          <table:table-cell table:style-name="ce51" table:formula="of:=INFO.OBBA.OBBA.OBGET(INFO.OBBA.OBBA.OBSYNC([.I18];[.$I$11:.$I$49]))" office:value-type="percentage" office:value="0.0331310698186925">
            <text:p>3,313%</text:p>
          </table:table-cell>
          <table:table-cell table:style-name="ce49" table:formula="of:=INFO.OBBA.OBBA.OBGET(INFO.OBBA.OBBA.OBCALL(&quot;&quot;;&quot;net.finmath.marketdata.products.Swap&quot;;&quot;getForwardSwapRate&quot;;[.G18];[.G1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8];['Rate Curve Data'.$E$10]))" office:value-type="percentage" office:value="8.33238270238334">
            <text:p>833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51806152140459">
            <text:p>25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8215">
            <text:p>0,28</text:p>
          </table:table-cell>
          <table:table-cell table:style-name="ce55" table:formula="of:=IF(ISNUMBER([.O18]);[.M18]-[.O18];&quot;&quot;)" office:value-type="percentage" office:value="-0.0303438478595407">
            <text:p>-3,03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49" table:formula="of:=[.K1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22434]">
            <text:p>swap tenor 1-19 <text:line-break/>[2243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31345]">
            <text:p>mcSwaption 1-19 <text:line-break/>[31345]</text:p>
          </table:table-cell>
          <table:table-cell table:style-name="ce50" table:formula="of:=INFO.OBBA.OBBA.OBRUN(&quot;mcSwptn price 1-&quot;&amp;ROW();[.H19];&quot;getValue&quot;;[$LIBORMarketModel.$M$26])" office:value-type="string" office:string-value="mcSwptn price 1-19 &#10;[52303]">
            <text:p>mcSwptn price 1-19 <text:line-break/>[52303]</text:p>
          </table:table-cell>
          <table:table-cell table:style-name="ce51" table:formula="of:=INFO.OBBA.OBBA.OBGET(INFO.OBBA.OBBA.OBSYNC([.I19];[.$I$11:.$I$49]))" office:value-type="percentage" office:value="0.0338810455249863">
            <text:p>3,388%</text:p>
          </table:table-cell>
          <table:table-cell table:style-name="ce49" table:formula="of:=INFO.OBBA.OBBA.OBGET(INFO.OBBA.OBBA.OBCALL(&quot;&quot;;&quot;net.finmath.marketdata.products.Swap&quot;;&quot;getForwardSwapRate&quot;;[.G19];[.G1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9];['Rate Curve Data'.$E$10]))" office:value-type="percentage" office:value="8.24988386374588">
            <text:p>825,0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45382553027378">
            <text:p>24,5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49" table:formula="of:=[.K2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22444]">
            <text:p>swap tenor 1-20 <text:line-break/>[2244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31348]">
            <text:p>mcSwaption 1-20 <text:line-break/>[31348]</text:p>
          </table:table-cell>
          <table:table-cell table:style-name="ce50" table:formula="of:=INFO.OBBA.OBBA.OBRUN(&quot;mcSwptn price 1-&quot;&amp;ROW();[.H20];&quot;getValue&quot;;[$LIBORMarketModel.$M$26])" office:value-type="string" office:string-value="mcSwptn price 1-20 &#10;[52304]">
            <text:p>mcSwptn price 1-20 <text:line-break/>[52304]</text:p>
          </table:table-cell>
          <table:table-cell table:style-name="ce51" table:formula="of:=INFO.OBBA.OBBA.OBGET(INFO.OBBA.OBBA.OBSYNC([.I20];[.$I$11:.$I$49]))" office:value-type="percentage" office:value="0.035735142283269">
            <text:p>3,574%</text:p>
          </table:table-cell>
          <table:table-cell table:style-name="ce49" table:formula="of:=INFO.OBBA.OBBA.OBGET(INFO.OBBA.OBBA.OBCALL(&quot;&quot;;&quot;net.finmath.marketdata.products.Swap&quot;;&quot;getForwardSwapRate&quot;;[.G20];[.G2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0];['Rate Curve Data'.$E$10]))" office:value-type="percentage" office:value="8.16820184529295">
            <text:p>816,8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48368596969468">
            <text:p>24,8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631">
            <text:p>0,27</text:p>
          </table:table-cell>
          <table:table-cell table:style-name="ce55" table:formula="of:=IF(ISNUMBER([.O20]);[.M20]-[.O20];&quot;&quot;)" office:value-type="percentage" office:value="-0.017941403030532">
            <text:p>-1,7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49" table:formula="of:=[.K2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22454]">
            <text:p>swap tenor 1-21 <text:line-break/>[2245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31351]">
            <text:p>mcSwaption 1-21 <text:line-break/>[31351]</text:p>
          </table:table-cell>
          <table:table-cell table:style-name="ce50" table:formula="of:=INFO.OBBA.OBBA.OBRUN(&quot;mcSwptn price 1-&quot;&amp;ROW();[.H21];&quot;getValue&quot;;[$LIBORMarketModel.$M$26])" office:value-type="string" office:string-value="mcSwptn price 1-21 &#10;[52305]">
            <text:p>mcSwptn price 1-21 <text:line-break/>[52305]</text:p>
          </table:table-cell>
          <table:table-cell table:style-name="ce51" table:formula="of:=INFO.OBBA.OBBA.OBGET(INFO.OBBA.OBBA.OBSYNC([.I21];[.$I$11:.$I$49]))" office:value-type="percentage" office:value="0.036100432994522">
            <text:p>3,610%</text:p>
          </table:table-cell>
          <table:table-cell table:style-name="ce49" table:formula="of:=INFO.OBBA.OBBA.OBGET(INFO.OBBA.OBBA.OBCALL(&quot;&quot;;&quot;net.finmath.marketdata.products.Swap&quot;;&quot;getForwardSwapRate&quot;;[.G21];[.G2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1];['Rate Curve Data'.$E$10]))" office:value-type="percentage" office:value="8.08732855969599">
            <text:p>80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41752828702068">
            <text:p>24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49" table:formula="of:=[.K2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22464]">
            <text:p>swap tenor 1-22 <text:line-break/>[2246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31354]">
            <text:p>mcSwaption 1-22 <text:line-break/>[31354]</text:p>
          </table:table-cell>
          <table:table-cell table:style-name="ce50" table:formula="of:=INFO.OBBA.OBBA.OBRUN(&quot;mcSwptn price 1-&quot;&amp;ROW();[.H22];&quot;getValue&quot;;[$LIBORMarketModel.$M$26])" office:value-type="string" office:string-value="mcSwptn price 1-22 &#10;[52306]">
            <text:p>mcSwptn price 1-22 <text:line-break/>[52306]</text:p>
          </table:table-cell>
          <table:table-cell table:style-name="ce51" table:formula="of:=INFO.OBBA.OBBA.OBGET(INFO.OBBA.OBBA.OBSYNC([.I22];[.$I$11:.$I$49]))" office:value-type="percentage" office:value="0.0371781146341713">
            <text:p>3,718%</text:p>
          </table:table-cell>
          <table:table-cell table:style-name="ce49" table:formula="of:=INFO.OBBA.OBBA.OBGET(INFO.OBBA.OBBA.OBCALL(&quot;&quot;;&quot;net.finmath.marketdata.products.Swap&quot;;&quot;getForwardSwapRate&quot;;[.G22];[.G2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2];['Rate Curve Data'.$E$10]))" office:value-type="percentage" office:value="8.007255999699">
            <text:p>800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41023116494781">
            <text:p>24,1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49" table:formula="of:=[.K2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22474]">
            <text:p>swap tenor 1-23 <text:line-break/>[2247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31357]">
            <text:p>mcSwaption 1-23 <text:line-break/>[31357]</text:p>
          </table:table-cell>
          <table:table-cell table:style-name="ce50" table:formula="of:=INFO.OBBA.OBBA.OBRUN(&quot;mcSwptn price 1-&quot;&amp;ROW();[.H23];&quot;getValue&quot;;[$LIBORMarketModel.$M$26])" office:value-type="string" office:string-value="mcSwptn price 1-23 &#10;[52307]">
            <text:p>mcSwptn price 1-23 <text:line-break/>[52307]</text:p>
          </table:table-cell>
          <table:table-cell table:style-name="ce51" table:formula="of:=INFO.OBBA.OBBA.OBGET(INFO.OBBA.OBBA.OBSYNC([.I23];[.$I$11:.$I$49]))" office:value-type="percentage" office:value="0.0380022948213077">
            <text:p>3,800%</text:p>
          </table:table-cell>
          <table:table-cell table:style-name="ce49" table:formula="of:=INFO.OBBA.OBBA.OBGET(INFO.OBBA.OBBA.OBCALL(&quot;&quot;;&quot;net.finmath.marketdata.products.Swap&quot;;&quot;getForwardSwapRate&quot;;[.G23];[.G2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3];['Rate Curve Data'.$E$10]))" office:value-type="percentage" office:value="7.92797623732574">
            <text:p>792,8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39301088285471">
            <text:p>23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49" table:formula="of:=[.K2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22484]">
            <text:p>swap tenor 1-24 <text:line-break/>[2248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31360]">
            <text:p>mcSwaption 1-24 <text:line-break/>[31360]</text:p>
          </table:table-cell>
          <table:table-cell table:style-name="ce50" table:formula="of:=INFO.OBBA.OBBA.OBRUN(&quot;mcSwptn price 1-&quot;&amp;ROW();[.H24];&quot;getValue&quot;;[$LIBORMarketModel.$M$26])" office:value-type="string" office:string-value="mcSwptn price 1-24 &#10;[52308]">
            <text:p>mcSwptn price 1-24 <text:line-break/>[52308]</text:p>
          </table:table-cell>
          <table:table-cell table:style-name="ce51" table:formula="of:=INFO.OBBA.OBBA.OBGET(INFO.OBBA.OBBA.OBSYNC([.I24];[.$I$11:.$I$49]))" office:value-type="percentage" office:value="0.0385403088126061">
            <text:p>3,854%</text:p>
          </table:table-cell>
          <table:table-cell table:style-name="ce49" table:formula="of:=INFO.OBBA.OBBA.OBGET(INFO.OBBA.OBBA.OBCALL(&quot;&quot;;&quot;net.finmath.marketdata.products.Swap&quot;;&quot;getForwardSwapRate&quot;;[.G24];[.G2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4];['Rate Curve Data'.$E$10]))" office:value-type="percentage" office:value="7.84948142309479">
            <text:p>784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36383445658315">
            <text:p>23,6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4453">
            <text:p>0,24</text:p>
          </table:table-cell>
          <table:table-cell table:style-name="ce55" table:formula="of:=IF(ISNUMBER([.O24]);[.M24]-[.O24];&quot;&quot;)" office:value-type="percentage" office:value="-0.00814655434168532">
            <text:p>-0,8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49" table:formula="of:=[.K2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22494]">
            <text:p>swap tenor 1-25 <text:line-break/>[2249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31363]">
            <text:p>mcSwaption 1-25 <text:line-break/>[31363]</text:p>
          </table:table-cell>
          <table:table-cell table:style-name="ce50" table:formula="of:=INFO.OBBA.OBBA.OBRUN(&quot;mcSwptn price 1-&quot;&amp;ROW();[.H25];&quot;getValue&quot;;[$LIBORMarketModel.$M$26])" office:value-type="string" office:string-value="mcSwptn price 1-25 &#10;[52309]">
            <text:p>mcSwptn price 1-25 <text:line-break/>[52309]</text:p>
          </table:table-cell>
          <table:table-cell table:style-name="ce51" table:formula="of:=INFO.OBBA.OBBA.OBGET(INFO.OBBA.OBBA.OBSYNC([.I25];[.$I$11:.$I$49]))" office:value-type="percentage" office:value="0.0388692415384572">
            <text:p>3,887%</text:p>
          </table:table-cell>
          <table:table-cell table:style-name="ce49" table:formula="of:=INFO.OBBA.OBBA.OBGET(INFO.OBBA.OBBA.OBCALL(&quot;&quot;;&quot;net.finmath.marketdata.products.Swap&quot;;&quot;getForwardSwapRate&quot;;[.G25];[.G2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5];['Rate Curve Data'.$E$10]))" office:value-type="percentage" office:value="7.77176378524237">
            <text:p>777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32765861113584">
            <text:p>23,2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49" table:formula="of:=[.K2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22504]">
            <text:p>swap tenor 1-26 <text:line-break/>[2250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31366]">
            <text:p>mcSwaption 1-26 <text:line-break/>[31366]</text:p>
          </table:table-cell>
          <table:table-cell table:style-name="ce50" table:formula="of:=INFO.OBBA.OBBA.OBRUN(&quot;mcSwptn price 1-&quot;&amp;ROW();[.H26];&quot;getValue&quot;;[$LIBORMarketModel.$M$26])" office:value-type="string" office:string-value="mcSwptn price 1-26 &#10;[52310]">
            <text:p>mcSwptn price 1-26 <text:line-break/>[52310]</text:p>
          </table:table-cell>
          <table:table-cell table:style-name="ce51" table:formula="of:=INFO.OBBA.OBBA.OBGET(INFO.OBBA.OBBA.OBSYNC([.I26];[.$I$11:.$I$49]))" office:value-type="percentage" office:value="0.0410143334278125">
            <text:p>4,101%</text:p>
          </table:table-cell>
          <table:table-cell table:style-name="ce49" table:formula="of:=INFO.OBBA.OBBA.OBGET(INFO.OBBA.OBBA.OBCALL(&quot;&quot;;&quot;net.finmath.marketdata.products.Swap&quot;;&quot;getForwardSwapRate&quot;;[.G26];[.G2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6];['Rate Curve Data'.$E$10]))" office:value-type="percentage" office:value="7.69481562895284">
            <text:p>769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40756993611997">
            <text:p>24,0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49" table:formula="of:=[.K2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22514]">
            <text:p>swap tenor 1-27 <text:line-break/>[2251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31369]">
            <text:p>mcSwaption 1-27 <text:line-break/>[31369]</text:p>
          </table:table-cell>
          <table:table-cell table:style-name="ce50" table:formula="of:=INFO.OBBA.OBBA.OBRUN(&quot;mcSwptn price 1-&quot;&amp;ROW();[.H27];&quot;getValue&quot;;[$LIBORMarketModel.$M$26])" office:value-type="string" office:string-value="mcSwptn price 1-27 &#10;[52311]">
            <text:p>mcSwptn price 1-27 <text:line-break/>[52311]</text:p>
          </table:table-cell>
          <table:table-cell table:style-name="ce51" table:formula="of:=INFO.OBBA.OBBA.OBGET(INFO.OBBA.OBBA.OBSYNC([.I27];[.$I$11:.$I$49]))" office:value-type="percentage" office:value="0.041366538116779">
            <text:p>4,137%</text:p>
          </table:table-cell>
          <table:table-cell table:style-name="ce49" table:formula="of:=INFO.OBBA.OBBA.OBGET(INFO.OBBA.OBBA.OBCALL(&quot;&quot;;&quot;net.finmath.marketdata.products.Swap&quot;;&quot;getForwardSwapRate&quot;;[.G27];[.G2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7];['Rate Curve Data'.$E$10]))" office:value-type="percentage" office:value="7.61862933559687">
            <text:p>761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38107726314624">
            <text:p>23,8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49" table:formula="of:=[.K2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22524]">
            <text:p>swap tenor 1-28 <text:line-break/>[2252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31372]">
            <text:p>mcSwaption 1-28 <text:line-break/>[31372]</text:p>
          </table:table-cell>
          <table:table-cell table:style-name="ce50" table:formula="of:=INFO.OBBA.OBBA.OBRUN(&quot;mcSwptn price 1-&quot;&amp;ROW();[.H28];&quot;getValue&quot;;[$LIBORMarketModel.$M$26])" office:value-type="string" office:string-value="mcSwptn price 1-28 &#10;[52312]">
            <text:p>mcSwptn price 1-28 <text:line-break/>[52312]</text:p>
          </table:table-cell>
          <table:table-cell table:style-name="ce51" table:formula="of:=INFO.OBBA.OBBA.OBGET(INFO.OBBA.OBBA.OBSYNC([.I28];[.$I$11:.$I$49]))" office:value-type="percentage" office:value="0.0418592260368191">
            <text:p>4,186%</text:p>
          </table:table-cell>
          <table:table-cell table:style-name="ce49" table:formula="of:=INFO.OBBA.OBBA.OBGET(INFO.OBBA.OBBA.OBCALL(&quot;&quot;;&quot;net.finmath.marketdata.products.Swap&quot;;&quot;getForwardSwapRate&quot;;[.G28];[.G2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8];['Rate Curve Data'.$E$10]))" office:value-type="percentage" office:value="7.5431973619771">
            <text:p>754,3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36713837003074">
            <text:p>23,6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49" table:formula="of:=[.K2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22534]">
            <text:p>swap tenor 1-29 <text:line-break/>[2253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31375]">
            <text:p>mcSwaption 1-29 <text:line-break/>[31375]</text:p>
          </table:table-cell>
          <table:table-cell table:style-name="ce50" table:formula="of:=INFO.OBBA.OBBA.OBRUN(&quot;mcSwptn price 1-&quot;&amp;ROW();[.H29];&quot;getValue&quot;;[$LIBORMarketModel.$M$26])" office:value-type="string" office:string-value="mcSwptn price 1-29 &#10;[52313]">
            <text:p>mcSwptn price 1-29 <text:line-break/>[52313]</text:p>
          </table:table-cell>
          <table:table-cell table:style-name="ce51" table:formula="of:=INFO.OBBA.OBBA.OBGET(INFO.OBBA.OBBA.OBSYNC([.I29];[.$I$11:.$I$49]))" office:value-type="percentage" office:value="0.0424645808966855">
            <text:p>4,246%</text:p>
          </table:table-cell>
          <table:table-cell table:style-name="ce49" table:formula="of:=INFO.OBBA.OBBA.OBGET(INFO.OBBA.OBBA.OBCALL(&quot;&quot;;&quot;net.finmath.marketdata.products.Swap&quot;;&quot;getForwardSwapRate&quot;;[.G29];[.G2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9];['Rate Curve Data'.$E$10]))" office:value-type="percentage" office:value="7.46851223958129">
            <text:p>746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3632367115617">
            <text:p>23,6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49" table:formula="of:=[.K3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22544]">
            <text:p>swap tenor 1-30 <text:line-break/>[2254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31378]">
            <text:p>mcSwaption 1-30 <text:line-break/>[31378]</text:p>
          </table:table-cell>
          <table:table-cell table:style-name="ce50" table:formula="of:=INFO.OBBA.OBBA.OBRUN(&quot;mcSwptn price 1-&quot;&amp;ROW();[.H30];&quot;getValue&quot;;[$LIBORMarketModel.$M$26])" office:value-type="string" office:string-value="mcSwptn price 1-30 &#10;[52314]">
            <text:p>mcSwptn price 1-30 <text:line-break/>[52314]</text:p>
          </table:table-cell>
          <table:table-cell table:style-name="ce51" table:formula="of:=INFO.OBBA.OBBA.OBGET(INFO.OBBA.OBBA.OBSYNC([.I30];[.$I$11:.$I$49]))" office:value-type="percentage" office:value="0.043153865789887">
            <text:p>4,315%</text:p>
          </table:table-cell>
          <table:table-cell table:style-name="ce49" table:formula="of:=INFO.OBBA.OBBA.OBGET(INFO.OBBA.OBBA.OBCALL(&quot;&quot;;&quot;net.finmath.marketdata.products.Swap&quot;;&quot;getForwardSwapRate&quot;;[.G30];[.G3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0];['Rate Curve Data'.$E$10]))" office:value-type="percentage" office:value="7.39456657384286">
            <text:p>739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36707323428573">
            <text:p>23,6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3265">
            <text:p>0,23</text:p>
          </table:table-cell>
          <table:table-cell table:style-name="ce55" table:formula="of:=IF(ISNUMBER([.O30]);[.M30]-[.O30];&quot;&quot;)" office:value-type="percentage" office:value="0.00405732342857348">
            <text:p>0,4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49" table:formula="of:=[.K3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22554]">
            <text:p>swap tenor 1-31 <text:line-break/>[2255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31381]">
            <text:p>mcSwaption 1-31 <text:line-break/>[31381]</text:p>
          </table:table-cell>
          <table:table-cell table:style-name="ce50" table:formula="of:=INFO.OBBA.OBBA.OBRUN(&quot;mcSwptn price 1-&quot;&amp;ROW();[.H31];&quot;getValue&quot;;[$LIBORMarketModel.$M$26])" office:value-type="string" office:string-value="mcSwptn price 1-31 &#10;[52315]">
            <text:p>mcSwptn price 1-31 <text:line-break/>[52315]</text:p>
          </table:table-cell>
          <table:table-cell table:style-name="ce51" table:formula="of:=INFO.OBBA.OBBA.OBGET(INFO.OBBA.OBBA.OBSYNC([.I31];[.$I$11:.$I$49]))" office:value-type="percentage" office:value="0.0433706108075702">
            <text:p>4,337%</text:p>
          </table:table-cell>
          <table:table-cell table:style-name="ce49" table:formula="of:=INFO.OBBA.OBBA.OBGET(INFO.OBBA.OBBA.OBCALL(&quot;&quot;;&quot;net.finmath.marketdata.products.Swap&quot;;&quot;getForwardSwapRate&quot;;[.G31];[.G3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1];['Rate Curve Data'.$E$10]))" office:value-type="percentage" office:value="7.32135304340877">
            <text:p>732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34655846686454">
            <text:p>23,4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49" table:formula="of:=[.K3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22564]">
            <text:p>swap tenor 1-32 <text:line-break/>[2256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31384]">
            <text:p>mcSwaption 1-32 <text:line-break/>[31384]</text:p>
          </table:table-cell>
          <table:table-cell table:style-name="ce50" table:formula="of:=INFO.OBBA.OBBA.OBRUN(&quot;mcSwptn price 1-&quot;&amp;ROW();[.H32];&quot;getValue&quot;;[$LIBORMarketModel.$M$26])" office:value-type="string" office:string-value="mcSwptn price 1-32 &#10;[52316]">
            <text:p>mcSwptn price 1-32 <text:line-break/>[52316]</text:p>
          </table:table-cell>
          <table:table-cell table:style-name="ce51" table:formula="of:=INFO.OBBA.OBBA.OBGET(INFO.OBBA.OBBA.OBSYNC([.I32];[.$I$11:.$I$49]))" office:value-type="percentage" office:value="0.0436625698220837">
            <text:p>4,366%</text:p>
          </table:table-cell>
          <table:table-cell table:style-name="ce49" table:formula="of:=INFO.OBBA.OBBA.OBGET(INFO.OBBA.OBBA.OBCALL(&quot;&quot;;&quot;net.finmath.marketdata.products.Swap&quot;;&quot;getForwardSwapRate&quot;;[.G32];[.G3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2];['Rate Curve Data'.$E$10]))" office:value-type="percentage" office:value="7.24886439941463">
            <text:p>724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33308326479062">
            <text:p>23,3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49" table:formula="of:=[.K3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22574]">
            <text:p>swap tenor 1-33 <text:line-break/>[2257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31387]">
            <text:p>mcSwaption 1-33 <text:line-break/>[31387]</text:p>
          </table:table-cell>
          <table:table-cell table:style-name="ce50" table:formula="of:=INFO.OBBA.OBBA.OBRUN(&quot;mcSwptn price 1-&quot;&amp;ROW();[.H33];&quot;getValue&quot;;[$LIBORMarketModel.$M$26])" office:value-type="string" office:string-value="mcSwptn price 1-33 &#10;[52317]">
            <text:p>mcSwptn price 1-33 <text:line-break/>[52317]</text:p>
          </table:table-cell>
          <table:table-cell table:style-name="ce51" table:formula="of:=INFO.OBBA.OBBA.OBGET(INFO.OBBA.OBBA.OBSYNC([.I33];[.$I$11:.$I$49]))" office:value-type="percentage" office:value="0.044085095487869">
            <text:p>4,409%</text:p>
          </table:table-cell>
          <table:table-cell table:style-name="ce49" table:formula="of:=INFO.OBBA.OBBA.OBGET(INFO.OBBA.OBBA.OBCALL(&quot;&quot;;&quot;net.finmath.marketdata.products.Swap&quot;;&quot;getForwardSwapRate&quot;;[.G33];[.G3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3];['Rate Curve Data'.$E$10]))" office:value-type="percentage" office:value="7.17709346476696">
            <text:p>717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32931509357707">
            <text:p>23,2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22">
            <text:p>22</text:p>
          </table:table-cell>
          <table:table-cell table:style-name="ce32" office:value-type="float" office:value="0.5">
            <text:p>0,5</text:p>
          </table:table-cell>
          <table:table-cell table:style-name="ce49" table:formula="of:=[.K3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22584]">
            <text:p>swap tenor 1-34 <text:line-break/>[2258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31390]">
            <text:p>mcSwaption 1-34 <text:line-break/>[31390]</text:p>
          </table:table-cell>
          <table:table-cell table:style-name="ce50" table:formula="of:=INFO.OBBA.OBBA.OBRUN(&quot;mcSwptn price 1-&quot;&amp;ROW();[.H34];&quot;getValue&quot;;[$LIBORMarketModel.$M$26])" office:value-type="string" office:string-value="mcSwptn price 1-34 &#10;[52318]">
            <text:p>mcSwptn price 1-34 <text:line-break/>[52318]</text:p>
          </table:table-cell>
          <table:table-cell table:style-name="ce51" table:formula="of:=INFO.OBBA.OBBA.OBGET(INFO.OBBA.OBBA.OBSYNC([.I34];[.$I$11:.$I$49]))" office:value-type="percentage" office:value="0.0441490506625111">
            <text:p>4,415%</text:p>
          </table:table-cell>
          <table:table-cell table:style-name="ce49" table:formula="of:=INFO.OBBA.OBBA.OBGET(INFO.OBBA.OBBA.OBCALL(&quot;&quot;;&quot;net.finmath.marketdata.products.Swap&quot;;&quot;getForwardSwapRate&quot;;[.G34];[.G3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4];['Rate Curve Data'.$E$10]))" office:value-type="percentage" office:value="7.10603313343263">
            <text:p>710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30784406843118">
            <text:p>23,0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22.5">
            <text:p>22,5</text:p>
          </table:table-cell>
          <table:table-cell table:style-name="ce32" office:value-type="float" office:value="0.5">
            <text:p>0,5</text:p>
          </table:table-cell>
          <table:table-cell table:style-name="ce49" table:formula="of:=[.K3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22594]">
            <text:p>swap tenor 1-35 <text:line-break/>[2259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31393]">
            <text:p>mcSwaption 1-35 <text:line-break/>[31393]</text:p>
          </table:table-cell>
          <table:table-cell table:style-name="ce50" table:formula="of:=INFO.OBBA.OBBA.OBRUN(&quot;mcSwptn price 1-&quot;&amp;ROW();[.H35];&quot;getValue&quot;;[$LIBORMarketModel.$M$26])" office:value-type="string" office:string-value="mcSwptn price 1-35 &#10;[52319]">
            <text:p>mcSwptn price 1-35 <text:line-break/>[52319]</text:p>
          </table:table-cell>
          <table:table-cell table:style-name="ce51" table:formula="of:=INFO.OBBA.OBBA.OBGET(INFO.OBBA.OBBA.OBSYNC([.I35];[.$I$11:.$I$49]))" office:value-type="percentage" office:value="0.0442381725011804">
            <text:p>4,424%</text:p>
          </table:table-cell>
          <table:table-cell table:style-name="ce49" table:formula="of:=INFO.OBBA.OBBA.OBGET(INFO.OBBA.OBBA.OBCALL(&quot;&quot;;&quot;net.finmath.marketdata.products.Swap&quot;;&quot;getForwardSwapRate&quot;;[.G35];[.G3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5];['Rate Curve Data'.$E$10]))" office:value-type="percentage" office:value="7.03567636973528">
            <text:p>703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28996520204553">
            <text:p>22,9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23">
            <text:p>23</text:p>
          </table:table-cell>
          <table:table-cell table:style-name="ce32" office:value-type="float" office:value="0.5">
            <text:p>0,5</text:p>
          </table:table-cell>
          <table:table-cell table:style-name="ce49" table:formula="of:=[.K3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22604]">
            <text:p>swap tenor 1-36 <text:line-break/>[2260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31396]">
            <text:p>mcSwaption 1-36 <text:line-break/>[31396]</text:p>
          </table:table-cell>
          <table:table-cell table:style-name="ce50" table:formula="of:=INFO.OBBA.OBBA.OBRUN(&quot;mcSwptn price 1-&quot;&amp;ROW();[.H36];&quot;getValue&quot;;[$LIBORMarketModel.$M$26])" office:value-type="string" office:string-value="mcSwptn price 1-36 &#10;[52320]">
            <text:p>mcSwptn price 1-36 <text:line-break/>[52320]</text:p>
          </table:table-cell>
          <table:table-cell table:style-name="ce51" table:formula="of:=INFO.OBBA.OBBA.OBGET(INFO.OBBA.OBBA.OBSYNC([.I36];[.$I$11:.$I$49]))" office:value-type="percentage" office:value="0.0441194537881541">
            <text:p>4,412%</text:p>
          </table:table-cell>
          <table:table-cell table:style-name="ce49" table:formula="of:=INFO.OBBA.OBBA.OBGET(INFO.OBBA.OBBA.OBCALL(&quot;&quot;;&quot;net.finmath.marketdata.products.Swap&quot;;&quot;getForwardSwapRate&quot;;[.G36];[.G3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6];['Rate Curve Data'.$E$10]))" office:value-type="percentage" office:value="6.96601620765869">
            <text:p>696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26279932845242">
            <text:p>22,6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23.5">
            <text:p>23,5</text:p>
          </table:table-cell>
          <table:table-cell table:style-name="ce32" office:value-type="float" office:value="0.5">
            <text:p>0,5</text:p>
          </table:table-cell>
          <table:table-cell table:style-name="ce49" table:formula="of:=[.K3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22614]">
            <text:p>swap tenor 1-37 <text:line-break/>[2261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31399]">
            <text:p>mcSwaption 1-37 <text:line-break/>[31399]</text:p>
          </table:table-cell>
          <table:table-cell table:style-name="ce50" table:formula="of:=INFO.OBBA.OBBA.OBRUN(&quot;mcSwptn price 1-&quot;&amp;ROW();[.H37];&quot;getValue&quot;;[$LIBORMarketModel.$M$26])" office:value-type="string" office:string-value="mcSwptn price 1-37 &#10;[52321]">
            <text:p>mcSwptn price 1-37 <text:line-break/>[52321]</text:p>
          </table:table-cell>
          <table:table-cell table:style-name="ce51" table:formula="of:=INFO.OBBA.OBBA.OBGET(INFO.OBBA.OBBA.OBSYNC([.I37];[.$I$11:.$I$49]))" office:value-type="percentage" office:value="0.0449897684272777">
            <text:p>4,499%</text:p>
          </table:table-cell>
          <table:table-cell table:style-name="ce49" table:formula="of:=INFO.OBBA.OBBA.OBGET(INFO.OBBA.OBBA.OBCALL(&quot;&quot;;&quot;net.finmath.marketdata.products.Swap&quot;;&quot;getForwardSwapRate&quot;;[.G37];[.G3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7];['Rate Curve Data'.$E$10]))" office:value-type="percentage" office:value="6.89704575015712">
            <text:p>689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29094452099066">
            <text:p>22,9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24">
            <text:p>24</text:p>
          </table:table-cell>
          <table:table-cell table:style-name="ce32" office:value-type="float" office:value="0.5">
            <text:p>0,5</text:p>
          </table:table-cell>
          <table:table-cell table:style-name="ce49" table:formula="of:=[.K3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22624]">
            <text:p>swap tenor 1-38 <text:line-break/>[2262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31402]">
            <text:p>mcSwaption 1-38 <text:line-break/>[31402]</text:p>
          </table:table-cell>
          <table:table-cell table:style-name="ce50" table:formula="of:=INFO.OBBA.OBBA.OBRUN(&quot;mcSwptn price 1-&quot;&amp;ROW();[.H38];&quot;getValue&quot;;[$LIBORMarketModel.$M$26])" office:value-type="string" office:string-value="mcSwptn price 1-38 &#10;[52322]">
            <text:p>mcSwptn price 1-38 <text:line-break/>[52322]</text:p>
          </table:table-cell>
          <table:table-cell table:style-name="ce51" table:formula="of:=INFO.OBBA.OBBA.OBGET(INFO.OBBA.OBBA.OBSYNC([.I38];[.$I$11:.$I$49]))" office:value-type="percentage" office:value="0.0454574599757478">
            <text:p>4,546%</text:p>
          </table:table-cell>
          <table:table-cell table:style-name="ce49" table:formula="of:=INFO.OBBA.OBBA.OBGET(INFO.OBBA.OBBA.OBCALL(&quot;&quot;;&quot;net.finmath.marketdata.products.Swap&quot;;&quot;getForwardSwapRate&quot;;[.G38];[.G3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8];['Rate Curve Data'.$E$10]))" office:value-type="percentage" office:value="6.82875816847239">
            <text:p>682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29869688210224">
            <text:p>22,9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24.5">
            <text:p>24,5</text:p>
          </table:table-cell>
          <table:table-cell table:style-name="ce32" office:value-type="float" office:value="0.5">
            <text:p>0,5</text:p>
          </table:table-cell>
          <table:table-cell table:style-name="ce49" table:formula="of:=[.K3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22634]">
            <text:p>swap tenor 1-39 <text:line-break/>[2263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31405]">
            <text:p>mcSwaption 1-39 <text:line-break/>[31405]</text:p>
          </table:table-cell>
          <table:table-cell table:style-name="ce50" table:formula="of:=INFO.OBBA.OBBA.OBRUN(&quot;mcSwptn price 1-&quot;&amp;ROW();[.H39];&quot;getValue&quot;;[$LIBORMarketModel.$M$26])" office:value-type="string" office:string-value="mcSwptn price 1-39 &#10;[52323]">
            <text:p>mcSwptn price 1-39 <text:line-break/>[52323]</text:p>
          </table:table-cell>
          <table:table-cell table:style-name="ce51" table:formula="of:=INFO.OBBA.OBBA.OBGET(INFO.OBBA.OBBA.OBSYNC([.I39];[.$I$11:.$I$49]))" office:value-type="percentage" office:value="0.0457971544927047">
            <text:p>4,580%</text:p>
          </table:table-cell>
          <table:table-cell table:style-name="ce49" table:formula="of:=INFO.OBBA.OBBA.OBGET(INFO.OBBA.OBBA.OBCALL(&quot;&quot;;&quot;net.finmath.marketdata.products.Swap&quot;;&quot;getForwardSwapRate&quot;;[.G39];[.G3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9];['Rate Curve Data'.$E$10]))" office:value-type="percentage" office:value="6.76114670145782">
            <text:p>676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0096099198777">
            <text:p>23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25">
            <text:p>25</text:p>
          </table:table-cell>
          <table:table-cell table:style-name="ce32" office:value-type="float" office:value="0.5">
            <text:p>0,5</text:p>
          </table:table-cell>
          <table:table-cell table:style-name="ce49" table:formula="of:=[.K4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22644]">
            <text:p>swap tenor 1-40 <text:line-break/>[2264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31408]">
            <text:p>mcSwaption 1-40 <text:line-break/>[31408]</text:p>
          </table:table-cell>
          <table:table-cell table:style-name="ce50" table:formula="of:=INFO.OBBA.OBBA.OBRUN(&quot;mcSwptn price 1-&quot;&amp;ROW();[.H40];&quot;getValue&quot;;[$LIBORMarketModel.$M$26])" office:value-type="string" office:string-value="mcSwptn price 1-40 &#10;[52324]">
            <text:p>mcSwptn price 1-40 <text:line-break/>[52324]</text:p>
          </table:table-cell>
          <table:table-cell table:style-name="ce51" table:formula="of:=INFO.OBBA.OBBA.OBGET(INFO.OBBA.OBBA.OBSYNC([.I40];[.$I$11:.$I$49]))" office:value-type="percentage" office:value="0.0459199031790836">
            <text:p>4,592%</text:p>
          </table:table-cell>
          <table:table-cell table:style-name="ce49" table:formula="of:=INFO.OBBA.OBBA.OBGET(INFO.OBBA.OBBA.OBCALL(&quot;&quot;;&quot;net.finmath.marketdata.products.Swap&quot;;&quot;getForwardSwapRate&quot;;[.G40];[.G4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0];['Rate Curve Data'.$E$10]))" office:value-type="percentage" office:value="6.69420465490873">
            <text:p>669,4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29298542316336">
            <text:p>22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4255">
            <text:p>0,24</text:p>
          </table:table-cell>
          <table:table-cell table:style-name="ce55" table:formula="of:=IF(ISNUMBER([.O40]);[.M40]-[.O40];&quot;&quot;)" office:value-type="percentage" office:value="-0.0132514576836635">
            <text:p>-1,33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25.5">
            <text:p>25,5</text:p>
          </table:table-cell>
          <table:table-cell table:style-name="ce32" office:value-type="float" office:value="0.5">
            <text:p>0,5</text:p>
          </table:table-cell>
          <table:table-cell table:style-name="ce49" table:formula="of:=[.K4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22654]">
            <text:p>swap tenor 1-41 <text:line-break/>[2265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31411]">
            <text:p>mcSwaption 1-41 <text:line-break/>[31411]</text:p>
          </table:table-cell>
          <table:table-cell table:style-name="ce50" table:formula="of:=INFO.OBBA.OBBA.OBRUN(&quot;mcSwptn price 1-&quot;&amp;ROW();[.H41];&quot;getValue&quot;;[$LIBORMarketModel.$M$26])" office:value-type="string" office:string-value="mcSwptn price 1-41 &#10;[52325]">
            <text:p>mcSwptn price 1-41 <text:line-break/>[52325]</text:p>
          </table:table-cell>
          <table:table-cell table:style-name="ce51" table:formula="of:=INFO.OBBA.OBBA.OBGET(INFO.OBBA.OBBA.OBSYNC([.I41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1];[.G4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1];['Rate Curve Data'.$E$10]))" office:value-type="percentage" office:value="6.62792540089973">
            <text:p>662,8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26">
            <text:p>26</text:p>
          </table:table-cell>
          <table:table-cell table:style-name="ce32" office:value-type="float" office:value="0.5">
            <text:p>0,5</text:p>
          </table:table-cell>
          <table:table-cell table:style-name="ce49" table:formula="of:=[.K4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22664]">
            <text:p>swap tenor 1-42 <text:line-break/>[2266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31414]">
            <text:p>mcSwaption 1-42 <text:line-break/>[31414]</text:p>
          </table:table-cell>
          <table:table-cell table:style-name="ce50" table:formula="of:=INFO.OBBA.OBBA.OBRUN(&quot;mcSwptn price 1-&quot;&amp;ROW();[.H42];&quot;getValue&quot;;[$LIBORMarketModel.$M$26])" office:value-type="string" office:string-value="mcSwptn price 1-42 &#10;[52326]">
            <text:p>mcSwptn price 1-42 <text:line-break/>[52326]</text:p>
          </table:table-cell>
          <table:table-cell table:style-name="ce51" table:formula="of:=INFO.OBBA.OBBA.OBGET(INFO.OBBA.OBBA.OBSYNC([.I42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2];[.G4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2];['Rate Curve Data'.$E$10]))" office:value-type="percentage" office:value="6.56230237712845">
            <text:p>656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26.5">
            <text:p>26,5</text:p>
          </table:table-cell>
          <table:table-cell table:style-name="ce32" office:value-type="float" office:value="0.5">
            <text:p>0,5</text:p>
          </table:table-cell>
          <table:table-cell table:style-name="ce49" table:formula="of:=[.K4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22674]">
            <text:p>swap tenor 1-43 <text:line-break/>[2267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31417]">
            <text:p>mcSwaption 1-43 <text:line-break/>[31417]</text:p>
          </table:table-cell>
          <table:table-cell table:style-name="ce50" table:formula="of:=INFO.OBBA.OBBA.OBRUN(&quot;mcSwptn price 1-&quot;&amp;ROW();[.H43];&quot;getValue&quot;;[$LIBORMarketModel.$M$26])" office:value-type="string" office:string-value="mcSwptn price 1-43 &#10;[52327]">
            <text:p>mcSwptn price 1-43 <text:line-break/>[52327]</text:p>
          </table:table-cell>
          <table:table-cell table:style-name="ce51" table:formula="of:=INFO.OBBA.OBBA.OBGET(INFO.OBBA.OBBA.OBSYNC([.I43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3];[.G4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3];['Rate Curve Data'.$E$10]))" office:value-type="percentage" office:value="6.49732908626579">
            <text:p>649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27">
            <text:p>27</text:p>
          </table:table-cell>
          <table:table-cell table:style-name="ce32" office:value-type="float" office:value="0.5">
            <text:p>0,5</text:p>
          </table:table-cell>
          <table:table-cell table:style-name="ce49" table:formula="of:=[.K4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22684]">
            <text:p>swap tenor 1-44 <text:line-break/>[2268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31420]">
            <text:p>mcSwaption 1-44 <text:line-break/>[31420]</text:p>
          </table:table-cell>
          <table:table-cell table:style-name="ce50" table:formula="of:=INFO.OBBA.OBBA.OBRUN(&quot;mcSwptn price 1-&quot;&amp;ROW();[.H44];&quot;getValue&quot;;[$LIBORMarketModel.$M$26])" office:value-type="string" office:string-value="mcSwptn price 1-44 &#10;[52328]">
            <text:p>mcSwptn price 1-44 <text:line-break/>[52328]</text:p>
          </table:table-cell>
          <table:table-cell table:style-name="ce51" table:formula="of:=INFO.OBBA.OBBA.OBGET(INFO.OBBA.OBBA.OBSYNC([.I44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4];[.G4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4];['Rate Curve Data'.$E$10]))" office:value-type="percentage" office:value="6.43299909531266">
            <text:p>643,3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27.5">
            <text:p>27,5</text:p>
          </table:table-cell>
          <table:table-cell table:style-name="ce32" office:value-type="float" office:value="0.5">
            <text:p>0,5</text:p>
          </table:table-cell>
          <table:table-cell table:style-name="ce49" table:formula="of:=[.K4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22694]">
            <text:p>swap tenor 1-45 <text:line-break/>[2269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31423]">
            <text:p>mcSwaption 1-45 <text:line-break/>[31423]</text:p>
          </table:table-cell>
          <table:table-cell table:style-name="ce50" table:formula="of:=INFO.OBBA.OBBA.OBRUN(&quot;mcSwptn price 1-&quot;&amp;ROW();[.H45];&quot;getValue&quot;;[$LIBORMarketModel.$M$26])" office:value-type="string" office:string-value="mcSwptn price 1-45 &#10;[52329]">
            <text:p>mcSwptn price 1-45 <text:line-break/>[52329]</text:p>
          </table:table-cell>
          <table:table-cell table:style-name="ce51" table:formula="of:=INFO.OBBA.OBBA.OBGET(INFO.OBBA.OBBA.OBSYNC([.I45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5];[.G4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5];['Rate Curve Data'.$E$10]))" office:value-type="percentage" office:value="6.36930603496303">
            <text:p>636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8">
            <text:p>28</text:p>
          </table:table-cell>
          <table:table-cell table:style-name="ce32" office:value-type="float" office:value="0.5">
            <text:p>0,5</text:p>
          </table:table-cell>
          <table:table-cell table:style-name="ce49" table:formula="of:=[.K4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22704]">
            <text:p>swap tenor 1-46 <text:line-break/>[2270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31426]">
            <text:p>mcSwaption 1-46 <text:line-break/>[31426]</text:p>
          </table:table-cell>
          <table:table-cell table:style-name="ce50" table:formula="of:=INFO.OBBA.OBBA.OBRUN(&quot;mcSwptn price 1-&quot;&amp;ROW();[.H46];&quot;getValue&quot;;[$LIBORMarketModel.$M$26])" office:value-type="string" office:string-value="mcSwptn price 1-46 &#10;[52330]">
            <text:p>mcSwptn price 1-46 <text:line-break/>[52330]</text:p>
          </table:table-cell>
          <table:table-cell table:style-name="ce51" table:formula="of:=INFO.OBBA.OBBA.OBGET(INFO.OBBA.OBBA.OBSYNC([.I46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6];[.G4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6];['Rate Curve Data'.$E$10]))" office:value-type="percentage" office:value="6.3062435989733">
            <text:p>630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8.5">
            <text:p>28,5</text:p>
          </table:table-cell>
          <table:table-cell table:style-name="ce32" office:value-type="float" office:value="0.5">
            <text:p>0,5</text:p>
          </table:table-cell>
          <table:table-cell table:style-name="ce49" table:formula="of:=[.K4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22714]">
            <text:p>swap tenor 1-47 <text:line-break/>[2271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31429]">
            <text:p>mcSwaption 1-47 <text:line-break/>[31429]</text:p>
          </table:table-cell>
          <table:table-cell table:style-name="ce50" table:formula="of:=INFO.OBBA.OBBA.OBRUN(&quot;mcSwptn price 1-&quot;&amp;ROW();[.H47];&quot;getValue&quot;;[$LIBORMarketModel.$M$26])" office:value-type="string" office:string-value="mcSwptn price 1-47 &#10;[52331]">
            <text:p>mcSwptn price 1-47 <text:line-break/>[52331]</text:p>
          </table:table-cell>
          <table:table-cell table:style-name="ce51" table:formula="of:=INFO.OBBA.OBBA.OBGET(INFO.OBBA.OBBA.OBSYNC([.I47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7];[.G4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7];['Rate Curve Data'.$E$10]))" office:value-type="percentage" office:value="6.24380554353792">
            <text:p>624,4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9">
            <text:p>29</text:p>
          </table:table-cell>
          <table:table-cell table:style-name="ce32" office:value-type="float" office:value="0.5">
            <text:p>0,5</text:p>
          </table:table-cell>
          <table:table-cell table:style-name="ce49" table:formula="of:=[.K4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22724]">
            <text:p>swap tenor 1-48 <text:line-break/>[2272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31432]">
            <text:p>mcSwaption 1-48 <text:line-break/>[31432]</text:p>
          </table:table-cell>
          <table:table-cell table:style-name="ce50" table:formula="of:=INFO.OBBA.OBBA.OBRUN(&quot;mcSwptn price 1-&quot;&amp;ROW();[.H48];&quot;getValue&quot;;[$LIBORMarketModel.$M$26])" office:value-type="string" office:string-value="mcSwptn price 1-48 &#10;[52332]">
            <text:p>mcSwptn price 1-48 <text:line-break/>[52332]</text:p>
          </table:table-cell>
          <table:table-cell table:style-name="ce51" table:formula="of:=INFO.OBBA.OBBA.OBGET(INFO.OBBA.OBBA.OBSYNC([.I48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8];[.G4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8];['Rate Curve Data'.$E$10]))" office:value-type="percentage" office:value="6.18198568667121">
            <text:p>618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9.5">
            <text:p>29,5</text:p>
          </table:table-cell>
          <table:table-cell table:style-name="ce32" office:value-type="float" office:value="0.5">
            <text:p>0,5</text:p>
          </table:table-cell>
          <table:table-cell table:style-name="ce49" table:formula="of:=[.K4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22734]">
            <text:p>swap tenor 1-49 <text:line-break/>[2273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31435]">
            <text:p>mcSwaption 1-49 <text:line-break/>[31435]</text:p>
          </table:table-cell>
          <table:table-cell table:style-name="ce50" table:formula="of:=INFO.OBBA.OBBA.OBRUN(&quot;mcSwptn price 1-&quot;&amp;ROW();[.H49];&quot;getValue&quot;;[$LIBORMarketModel.$M$26])" office:value-type="string" office:string-value="mcSwptn price 1-49 &#10;[52333]">
            <text:p>mcSwptn price 1-49 <text:line-break/>[52333]</text:p>
          </table:table-cell>
          <table:table-cell table:style-name="ce51" table:formula="of:=INFO.OBBA.OBBA.OBGET(INFO.OBBA.OBBA.OBSYNC([.I49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9];[.G4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9];['Rate Curve Data'.$E$10]))" office:value-type="percentage" office:value="6.12077790759525">
            <text:p>612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 Smile" table:style-name="ta4" table:print="false">
        <table:shapes>
          <draw:frame draw:z-index="0" draw:style-name="gr1" svg:width="15.999cm" svg:height="8.999cm" svg:x="16.343cm" svg:y="6.957cm">
            <draw:object draw:notify-on-update-of-ranges="'Swaption Smile'.E11:'Swaption Smile'.E49 'Swaption Smile'.O9:'Swaption Smile'.O9 'Swaption Smile'.O11:'Swaption Smile'.O49 'Swaption Smile'.M9:'Swaption Smile'.M9 'Swaption Smile'.M11:'Swaption Smile'.M4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1" table:default-cell-style-name="ce36"/>
        <table:table-column table:style-name="co8" table:number-columns-repeated="766" table:default-cell-style-name="ce36"/>
        <table:table-column table:style-name="co8" table:default-cell-style-name="Default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44"/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4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37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22745]">
            <text:p>short period** </text:p>
            <text:p>[22745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start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54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47" office:value-type="string">
            <text:p>swap start</text:p>
          </table:table-cell>
          <table:table-cell table:style-name="ce47" office:value-type="string">
            <text:p>swap end</text:p>
          </table:table-cell>
          <table:table-cell table:style-name="ce47" office:value-type="string">
            <text:p>swap period</text:p>
          </table:table-cell>
          <table:table-cell table:style-name="ce47" office:value-type="string">
            <text:p>swap rate</text:p>
          </table:table-cell>
          <table:table-cell table:style-name="ce32"/>
          <table:table-cell table:style-name="ce45" office:value-type="string">
            <text:p>objects</text:p>
          </table:table-cell>
          <table:table-cell table:style-name="ce45" table:number-columns-repeated="2"/>
          <table:table-cell table:style-name="ce47" office:value-type="string">
            <text:p>price</text:p>
          </table:table-cell>
          <table:table-cell table:style-name="ce47" office:value-type="string">
            <text:p>par swap rate</text:p>
          </table:table-cell>
          <table:table-cell table:style-name="ce47" office:value-type="string">
            <text:p>swap annuity</text:p>
          </table:table-cell>
          <table:table-cell table:style-name="ce47" office:value-type="string">
            <text:p>implied vol</text:p>
          </table:table-cell>
          <table:table-cell table:style-name="ce14"/>
          <table:table-cell table:style-name="ce47" office:value-type="string">
            <text:p>implied vol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office:value-type="percentage" office:value="0.002">
            <text:p>0,2%</text:p>
          </table:table-cell>
          <table:table-cell table:style-name="ce49"/>
          <table:table-cell table:style-name="ce59" table:formula="of:=INFO.OBBA.OBBA.OBMAKE(&quot;swap tenor 2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2-11 &#10;[22746]">
            <text:p>swap tenor 2-11 <text:line-break/>[2274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1]);[.G11];INFO.OBBA.OBBA.OBMAKE(&quot;&quot;;&quot;double&quot;;[.E11]))" office:value-type="string" office:string-value="mcSwaption 2-11 &#10;[31438]">
            <text:p>mcSwaption 2-11 <text:line-break/>[31438]</text:p>
          </table:table-cell>
          <table:table-cell table:style-name="ce50" table:formula="of:=INFO.OBBA.OBBA.OBRUN(&quot;mcSwptn price 2-&quot;&amp;ROW();[.H11];&quot;getValue&quot;;[$LIBORMarketModel.$M$26])" office:value-type="string" office:string-value="mcSwptn price 2-11 &#10;[52678]">
            <text:p>mcSwptn price 2-11 <text:line-break/>[52678]</text:p>
          </table:table-cell>
          <table:table-cell table:style-name="ce51" table:formula="of:=INFO.OBBA.OBBA.OBGET(INFO.OBBA.OBBA.OBSYNC([.I11];[.$I$11:.$I$49]))" office:value-type="percentage" office:value="0.0776546445456389">
            <text:p>7,765%</text:p>
          </table:table-cell>
          <table:table-cell table:style-name="ce52" table:formula="of:=INFO.OBBA.OBBA.OBGET(INFO.OBBA.OBBA.OBCALL(&quot;&quot;;&quot;net.finmath.marketdata.products.Swap&quot;;&quot;getForwardSwapRate&quot;;[.G11];[.G1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587540944567782">
            <text:p>58,75%</text:p>
          </table:table-cell>
          <table:table-cell table:style-name="ce14"/>
          <table:table-cell table:style-name="ce14" table:formula="of:=IF([.E11]&lt;&gt;[.K11];NA();INFO.OBBA.OBBA.OBGET(INFO.OBBA.OBBA.OBCALL(&quot;&quot;;['Calibration Swaption'.$B$10];&quot;getVolatility&quot;;INFO.OBBA.OBBA.OBMAKE(&quot;&quot;;&quot;double&quot;;[.B11]);INFO.OBBA.OBBA.OBMAKE(&quot;&quot;;&quot;double&quot;;[.C11]-[.B1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1]+0.001" office:value-type="percentage" office:value="0.003">
            <text:p>0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2-12 &#10;[22751]">
            <text:p>swap tenor 2-12 <text:line-break/>[2275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2]);[.G12];INFO.OBBA.OBBA.OBMAKE(&quot;&quot;;&quot;double&quot;;[.E12]))" office:value-type="string" office:string-value="mcSwaption 2-12 &#10;[31441]">
            <text:p>mcSwaption 2-12 <text:line-break/>[31441]</text:p>
          </table:table-cell>
          <table:table-cell table:style-name="ce50" table:formula="of:=INFO.OBBA.OBBA.OBRUN(&quot;mcSwptn price 2-&quot;&amp;ROW();[.H12];&quot;getValue&quot;;[$LIBORMarketModel.$M$26])" office:value-type="string" office:string-value="mcSwptn price 2-12 &#10;[52679]">
            <text:p>mcSwptn price 2-12 <text:line-break/>[52679]</text:p>
          </table:table-cell>
          <table:table-cell table:style-name="ce51" table:formula="of:=INFO.OBBA.OBBA.OBGET(INFO.OBBA.OBBA.OBSYNC([.I12];[.$I$11:.$I$49]))" office:value-type="percentage" office:value="0.0733507757302176">
            <text:p>7,335%</text:p>
          </table:table-cell>
          <table:table-cell table:style-name="ce52" table:formula="of:=INFO.OBBA.OBBA.OBGET(INFO.OBBA.OBBA.OBCALL(&quot;&quot;;&quot;net.finmath.marketdata.products.Swap&quot;;&quot;getForwardSwapRate&quot;;[.G12];[.G1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475245696918514">
            <text:p>47,52%</text:p>
          </table:table-cell>
          <table:table-cell table:style-name="ce14"/>
          <table:table-cell table:style-name="ce14" table:formula="of:=IF([.E12]&lt;&gt;[.K12];NA();INFO.OBBA.OBBA.OBGET(INFO.OBBA.OBBA.OBCALL(&quot;&quot;;['Calibration Swaption'.$B$10];&quot;getVolatility&quot;;INFO.OBBA.OBBA.OBMAKE(&quot;&quot;;&quot;double&quot;;[.B12]);INFO.OBBA.OBBA.OBMAKE(&quot;&quot;;&quot;double&quot;;[.C12]-[.B1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2]+0.001" office:value-type="percentage" office:value="0.004">
            <text:p>0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2-13 &#10;[22756]">
            <text:p>swap tenor 2-13 <text:line-break/>[2275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3]);[.G13];INFO.OBBA.OBBA.OBMAKE(&quot;&quot;;&quot;double&quot;;[.E13]))" office:value-type="string" office:string-value="mcSwaption 2-13 &#10;[31444]">
            <text:p>mcSwaption 2-13 <text:line-break/>[31444]</text:p>
          </table:table-cell>
          <table:table-cell table:style-name="ce50" table:formula="of:=INFO.OBBA.OBBA.OBRUN(&quot;mcSwptn price 2-&quot;&amp;ROW();[.H13];&quot;getValue&quot;;[$LIBORMarketModel.$M$26])" office:value-type="string" office:string-value="mcSwptn price 2-13 &#10;[52680]">
            <text:p>mcSwptn price 2-13 <text:line-break/>[52680]</text:p>
          </table:table-cell>
          <table:table-cell table:style-name="ce51" table:formula="of:=INFO.OBBA.OBBA.OBGET(INFO.OBBA.OBBA.OBSYNC([.I13];[.$I$11:.$I$49]))" office:value-type="percentage" office:value="0.0690545520240151">
            <text:p>6,905%</text:p>
          </table:table-cell>
          <table:table-cell table:style-name="ce52" table:formula="of:=INFO.OBBA.OBBA.OBGET(INFO.OBBA.OBBA.OBCALL(&quot;&quot;;&quot;net.finmath.marketdata.products.Swap&quot;;&quot;getForwardSwapRate&quot;;[.G13];[.G1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401006910799291">
            <text:p>40,10%</text:p>
          </table:table-cell>
          <table:table-cell table:style-name="ce14"/>
          <table:table-cell table:style-name="ce14" table:formula="of:=IF([.E13]&lt;&gt;[.K13];NA();INFO.OBBA.OBBA.OBGET(INFO.OBBA.OBBA.OBCALL(&quot;&quot;;['Calibration Swaption'.$B$10];&quot;getVolatility&quot;;INFO.OBBA.OBBA.OBMAKE(&quot;&quot;;&quot;double&quot;;[.B13]);INFO.OBBA.OBBA.OBMAKE(&quot;&quot;;&quot;double&quot;;[.C13]-[.B1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3]+0.001" office:value-type="percentage" office:value="0.005">
            <text:p>0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22761]">
            <text:p>swap tenor 2-14 <text:line-break/>[2276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31447]">
            <text:p>mcSwaption 2-14 <text:line-break/>[31447]</text:p>
          </table:table-cell>
          <table:table-cell table:style-name="ce50" table:formula="of:=INFO.OBBA.OBBA.OBRUN(&quot;mcSwptn price 2-&quot;&amp;ROW();[.H14];&quot;getValue&quot;;[$LIBORMarketModel.$M$26])" office:value-type="string" office:string-value="mcSwptn price 2-14 &#10;[52681]">
            <text:p>mcSwptn price 2-14 <text:line-break/>[52681]</text:p>
          </table:table-cell>
          <table:table-cell table:style-name="ce51" table:formula="of:=INFO.OBBA.OBBA.OBGET(INFO.OBBA.OBBA.OBSYNC([.I14];[.$I$11:.$I$49]))" office:value-type="percentage" office:value="0.0647854330407404">
            <text:p>6,479%</text:p>
          </table:table-cell>
          <table:table-cell table:style-name="ce52" table:formula="of:=INFO.OBBA.OBBA.OBGET(INFO.OBBA.OBBA.OBCALL(&quot;&quot;;&quot;net.finmath.marketdata.products.Swap&quot;;&quot;getForwardSwapRate&quot;;[.G14];[.G1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349045697194026">
            <text:p>34,90%</text:p>
          </table:table-cell>
          <table:table-cell table:style-name="ce14"/>
          <table:table-cell table:style-name="ce14" table:formula="of:=IF([.E14]&lt;&gt;[.K14];NA();INFO.OBBA.OBBA.OBGET(INFO.OBBA.OBBA.OBCALL(&quot;&quot;;['Calibration Swaption'.$B$10];&quot;getVolatility&quot;;INFO.OBBA.OBBA.OBMAKE(&quot;&quot;;&quot;double&quot;;[.B14]);INFO.OBBA.OBBA.OBMAKE(&quot;&quot;;&quot;double&quot;;[.C14]-[.B1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4]+0.001" office:value-type="percentage" office:value="0.006">
            <text:p>0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22766]">
            <text:p>swap tenor 2-15 <text:line-break/>[2276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31450]">
            <text:p>mcSwaption 2-15 <text:line-break/>[31450]</text:p>
          </table:table-cell>
          <table:table-cell table:style-name="ce50" table:formula="of:=INFO.OBBA.OBBA.OBRUN(&quot;mcSwptn price 2-&quot;&amp;ROW();[.H15];&quot;getValue&quot;;[$LIBORMarketModel.$M$26])" office:value-type="string" office:string-value="mcSwptn price 2-15 &#10;[52682]">
            <text:p>mcSwptn price 2-15 <text:line-break/>[52682]</text:p>
          </table:table-cell>
          <table:table-cell table:style-name="ce51" table:formula="of:=INFO.OBBA.OBBA.OBGET(INFO.OBBA.OBBA.OBSYNC([.I15];[.$I$11:.$I$49]))" office:value-type="percentage" office:value="0.0605964891951558">
            <text:p>6,060%</text:p>
          </table:table-cell>
          <table:table-cell table:style-name="ce52" table:formula="of:=INFO.OBBA.OBBA.OBGET(INFO.OBBA.OBBA.OBCALL(&quot;&quot;;&quot;net.finmath.marketdata.products.Swap&quot;;&quot;getForwardSwapRate&quot;;[.G15];[.G1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316340098699634">
            <text:p>31,63%</text:p>
          </table:table-cell>
          <table:table-cell table:style-name="ce14"/>
          <table:table-cell table:style-name="ce14" table:formula="of:=IF([.E15]&lt;&gt;[.K15];NA();INFO.OBBA.OBBA.OBGET(INFO.OBBA.OBBA.OBCALL(&quot;&quot;;['Calibration Swaption'.$B$10];&quot;getVolatility&quot;;INFO.OBBA.OBBA.OBMAKE(&quot;&quot;;&quot;double&quot;;[.B15]);INFO.OBBA.OBBA.OBMAKE(&quot;&quot;;&quot;double&quot;;[.C15]-[.B1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5]+0.001" office:value-type="percentage" office:value="0.007">
            <text:p>0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22771]">
            <text:p>swap tenor 2-16 <text:line-break/>[2277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31453]">
            <text:p>mcSwaption 2-16 <text:line-break/>[31453]</text:p>
          </table:table-cell>
          <table:table-cell table:style-name="ce50" table:formula="of:=INFO.OBBA.OBBA.OBRUN(&quot;mcSwptn price 2-&quot;&amp;ROW();[.H16];&quot;getValue&quot;;[$LIBORMarketModel.$M$26])" office:value-type="string" office:string-value="mcSwptn price 2-16 &#10;[52683]">
            <text:p>mcSwptn price 2-16 <text:line-break/>[52683]</text:p>
          </table:table-cell>
          <table:table-cell table:style-name="ce51" table:formula="of:=INFO.OBBA.OBBA.OBGET(INFO.OBBA.OBBA.OBSYNC([.I16];[.$I$11:.$I$49]))" office:value-type="percentage" office:value="0.0565401633266958">
            <text:p>5,654%</text:p>
          </table:table-cell>
          <table:table-cell table:style-name="ce52" table:formula="of:=INFO.OBBA.OBBA.OBGET(INFO.OBBA.OBBA.OBCALL(&quot;&quot;;&quot;net.finmath.marketdata.products.Swap&quot;;&quot;getForwardSwapRate&quot;;[.G16];[.G1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98691067536167">
            <text:p>29,87%</text:p>
          </table:table-cell>
          <table:table-cell table:style-name="ce14"/>
          <table:table-cell table:style-name="ce14" table:formula="of:=IF([.E16]&lt;&gt;[.K16];NA();INFO.OBBA.OBBA.OBGET(INFO.OBBA.OBBA.OBCALL(&quot;&quot;;['Calibration Swaption'.$B$10];&quot;getVolatility&quot;;INFO.OBBA.OBBA.OBMAKE(&quot;&quot;;&quot;double&quot;;[.B16]);INFO.OBBA.OBBA.OBMAKE(&quot;&quot;;&quot;double&quot;;[.C16]-[.B1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6]+0.001" office:value-type="percentage" office:value="0.008">
            <text:p>0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22776]">
            <text:p>swap tenor 2-17 <text:line-break/>[2277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31456]">
            <text:p>mcSwaption 2-17 <text:line-break/>[31456]</text:p>
          </table:table-cell>
          <table:table-cell table:style-name="ce50" table:formula="of:=INFO.OBBA.OBBA.OBRUN(&quot;mcSwptn price 2-&quot;&amp;ROW();[.H17];&quot;getValue&quot;;[$LIBORMarketModel.$M$26])" office:value-type="string" office:string-value="mcSwptn price 2-17 &#10;[52684]">
            <text:p>mcSwptn price 2-17 <text:line-break/>[52684]</text:p>
          </table:table-cell>
          <table:table-cell table:style-name="ce51" table:formula="of:=INFO.OBBA.OBBA.OBGET(INFO.OBBA.OBBA.OBSYNC([.I17];[.$I$11:.$I$49]))" office:value-type="percentage" office:value="0.0526398629343395">
            <text:p>5,264%</text:p>
          </table:table-cell>
          <table:table-cell table:style-name="ce52" table:formula="of:=INFO.OBBA.OBBA.OBGET(INFO.OBBA.OBBA.OBCALL(&quot;&quot;;&quot;net.finmath.marketdata.products.Swap&quot;;&quot;getForwardSwapRate&quot;;[.G17];[.G1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89247924241067">
            <text:p>28,92%</text:p>
          </table:table-cell>
          <table:table-cell table:style-name="ce14"/>
          <table:table-cell table:style-name="ce14" table:formula="of:=IF([.E17]&lt;&gt;[.K17];NA();INFO.OBBA.OBBA.OBGET(INFO.OBBA.OBBA.OBCALL(&quot;&quot;;['Calibration Swaption'.$B$10];&quot;getVolatility&quot;;INFO.OBBA.OBBA.OBMAKE(&quot;&quot;;&quot;double&quot;;[.B17]);INFO.OBBA.OBBA.OBMAKE(&quot;&quot;;&quot;double&quot;;[.C17]-[.B1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7]+0.001" office:value-type="percentage" office:value="0.009">
            <text:p>0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22781]">
            <text:p>swap tenor 2-18 <text:line-break/>[2278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31459]">
            <text:p>mcSwaption 2-18 <text:line-break/>[31459]</text:p>
          </table:table-cell>
          <table:table-cell table:style-name="ce50" table:formula="of:=INFO.OBBA.OBBA.OBRUN(&quot;mcSwptn price 2-&quot;&amp;ROW();[.H18];&quot;getValue&quot;;[$LIBORMarketModel.$M$26])" office:value-type="string" office:string-value="mcSwptn price 2-18 &#10;[52685]">
            <text:p>mcSwptn price 2-18 <text:line-break/>[52685]</text:p>
          </table:table-cell>
          <table:table-cell table:style-name="ce51" table:formula="of:=INFO.OBBA.OBBA.OBGET(INFO.OBBA.OBBA.OBSYNC([.I18];[.$I$11:.$I$49]))" office:value-type="percentage" office:value="0.0489333567837474">
            <text:p>4,893%</text:p>
          </table:table-cell>
          <table:table-cell table:style-name="ce52" table:formula="of:=INFO.OBBA.OBBA.OBGET(INFO.OBBA.OBBA.OBCALL(&quot;&quot;;&quot;net.finmath.marketdata.products.Swap&quot;;&quot;getForwardSwapRate&quot;;[.G18];[.G1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84775983935168">
            <text:p>28,48%</text:p>
          </table:table-cell>
          <table:table-cell table:style-name="ce14"/>
          <table:table-cell table:style-name="ce14" table:formula="of:=IF([.E18]&lt;&gt;[.K18];NA();INFO.OBBA.OBBA.OBGET(INFO.OBBA.OBBA.OBCALL(&quot;&quot;;['Calibration Swaption'.$B$10];&quot;getVolatility&quot;;INFO.OBBA.OBBA.OBMAKE(&quot;&quot;;&quot;double&quot;;[.B18]);INFO.OBBA.OBBA.OBMAKE(&quot;&quot;;&quot;double&quot;;[.C18]-[.B1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8]+0.001" office:value-type="percentage" office:value="0.01">
            <text:p>1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22786]">
            <text:p>swap tenor 2-19 <text:line-break/>[2278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31462]">
            <text:p>mcSwaption 2-19 <text:line-break/>[31462]</text:p>
          </table:table-cell>
          <table:table-cell table:style-name="ce50" table:formula="of:=INFO.OBBA.OBBA.OBRUN(&quot;mcSwptn price 2-&quot;&amp;ROW();[.H19];&quot;getValue&quot;;[$LIBORMarketModel.$M$26])" office:value-type="string" office:string-value="mcSwptn price 2-19 &#10;[52686]">
            <text:p>mcSwptn price 2-19 <text:line-break/>[52686]</text:p>
          </table:table-cell>
          <table:table-cell table:style-name="ce51" table:formula="of:=INFO.OBBA.OBBA.OBGET(INFO.OBBA.OBBA.OBSYNC([.I19];[.$I$11:.$I$49]))" office:value-type="percentage" office:value="0.0454471255251869">
            <text:p>4,545%</text:p>
          </table:table-cell>
          <table:table-cell table:style-name="ce52" table:formula="of:=INFO.OBBA.OBBA.OBGET(INFO.OBBA.OBBA.OBCALL(&quot;&quot;;&quot;net.finmath.marketdata.products.Swap&quot;;&quot;getForwardSwapRate&quot;;[.G19];[.G1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83153375717103">
            <text:p>28,32%</text:p>
          </table:table-cell>
          <table:table-cell table:style-name="ce14"/>
          <table:table-cell table:style-name="ce14" table:formula="of:=IF([.E19]&lt;&gt;[.K19];NA();INFO.OBBA.OBBA.OBGET(INFO.OBBA.OBBA.OBCALL(&quot;&quot;;['Calibration Swaption'.$B$10];&quot;getVolatility&quot;;INFO.OBBA.OBBA.OBMAKE(&quot;&quot;;&quot;double&quot;;[.B19]);INFO.OBBA.OBBA.OBMAKE(&quot;&quot;;&quot;double&quot;;[.C19]-[.B19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9]+0.001" office:value-type="percentage" office:value="0.011">
            <text:p>1,1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22791]">
            <text:p>swap tenor 2-20 <text:line-break/>[2279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31465]">
            <text:p>mcSwaption 2-20 <text:line-break/>[31465]</text:p>
          </table:table-cell>
          <table:table-cell table:style-name="ce50" table:formula="of:=INFO.OBBA.OBBA.OBRUN(&quot;mcSwptn price 2-&quot;&amp;ROW();[.H20];&quot;getValue&quot;;[$LIBORMarketModel.$M$26])" office:value-type="string" office:string-value="mcSwptn price 2-20 &#10;[52687]">
            <text:p>mcSwptn price 2-20 <text:line-break/>[52687]</text:p>
          </table:table-cell>
          <table:table-cell table:style-name="ce51" table:formula="of:=INFO.OBBA.OBBA.OBGET(INFO.OBBA.OBBA.OBSYNC([.I20];[.$I$11:.$I$49]))" office:value-type="percentage" office:value="0.0421870494633682">
            <text:p>4,219%</text:p>
          </table:table-cell>
          <table:table-cell table:style-name="ce52" table:formula="of:=INFO.OBBA.OBBA.OBGET(INFO.OBBA.OBBA.OBCALL(&quot;&quot;;&quot;net.finmath.marketdata.products.Swap&quot;;&quot;getForwardSwapRate&quot;;[.G20];[.G2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0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8289679186629">
            <text:p>28,29%</text:p>
          </table:table-cell>
          <table:table-cell table:style-name="ce14"/>
          <table:table-cell table:style-name="ce14" table:formula="of:=IF([.E20]&lt;&gt;[.K20];NA();INFO.OBBA.OBBA.OBGET(INFO.OBBA.OBBA.OBCALL(&quot;&quot;;['Calibration Swaption'.$B$10];&quot;getVolatility&quot;;INFO.OBBA.OBBA.OBMAKE(&quot;&quot;;&quot;double&quot;;[.B20]);INFO.OBBA.OBBA.OBMAKE(&quot;&quot;;&quot;double&quot;;[.C20]-[.B20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0]+0.001" office:value-type="percentage" office:value="0.012">
            <text:p>1,2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22796]">
            <text:p>swap tenor 2-21 <text:line-break/>[2279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31468]">
            <text:p>mcSwaption 2-21 <text:line-break/>[31468]</text:p>
          </table:table-cell>
          <table:table-cell table:style-name="ce50" table:formula="of:=INFO.OBBA.OBBA.OBRUN(&quot;mcSwptn price 2-&quot;&amp;ROW();[.H21];&quot;getValue&quot;;[$LIBORMarketModel.$M$26])" office:value-type="string" office:string-value="mcSwptn price 2-21 &#10;[52688]">
            <text:p>mcSwptn price 2-21 <text:line-break/>[52688]</text:p>
          </table:table-cell>
          <table:table-cell table:style-name="ce51" table:formula="of:=INFO.OBBA.OBBA.OBGET(INFO.OBBA.OBBA.OBSYNC([.I21];[.$I$11:.$I$49]))" office:value-type="percentage" office:value="0.0391535937699076">
            <text:p>3,915%</text:p>
          </table:table-cell>
          <table:table-cell table:style-name="ce52" table:formula="of:=INFO.OBBA.OBBA.OBGET(INFO.OBBA.OBBA.OBCALL(&quot;&quot;;&quot;net.finmath.marketdata.products.Swap&quot;;&quot;getForwardSwapRate&quot;;[.G21];[.G2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83339550996053">
            <text:p>28,33%</text:p>
          </table:table-cell>
          <table:table-cell table:style-name="ce14"/>
          <table:table-cell table:style-name="ce14" table:formula="of:=IF([.E21]&lt;&gt;[.K21];NA();INFO.OBBA.OBBA.OBGET(INFO.OBBA.OBBA.OBCALL(&quot;&quot;;['Calibration Swaption'.$B$10];&quot;getVolatility&quot;;INFO.OBBA.OBBA.OBMAKE(&quot;&quot;;&quot;double&quot;;[.B21]);INFO.OBBA.OBBA.OBMAKE(&quot;&quot;;&quot;double&quot;;[.C21]-[.B2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1]+0.001" office:value-type="percentage" office:value="0.013">
            <text:p>1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22801]">
            <text:p>swap tenor 2-22 <text:line-break/>[2280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31471]">
            <text:p>mcSwaption 2-22 <text:line-break/>[31471]</text:p>
          </table:table-cell>
          <table:table-cell table:style-name="ce50" table:formula="of:=INFO.OBBA.OBBA.OBRUN(&quot;mcSwptn price 2-&quot;&amp;ROW();[.H22];&quot;getValue&quot;;[$LIBORMarketModel.$M$26])" office:value-type="string" office:string-value="mcSwptn price 2-22 &#10;[52689]">
            <text:p>mcSwptn price 2-22 <text:line-break/>[52689]</text:p>
          </table:table-cell>
          <table:table-cell table:style-name="ce51" table:formula="of:=INFO.OBBA.OBBA.OBGET(INFO.OBBA.OBBA.OBSYNC([.I22];[.$I$11:.$I$49]))" office:value-type="percentage" office:value="0.0363339373840388">
            <text:p>3,633%</text:p>
          </table:table-cell>
          <table:table-cell table:style-name="ce52" table:formula="of:=INFO.OBBA.OBBA.OBGET(INFO.OBBA.OBBA.OBCALL(&quot;&quot;;&quot;net.finmath.marketdata.products.Swap&quot;;&quot;getForwardSwapRate&quot;;[.G22];[.G2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83979305030714">
            <text:p>28,40%</text:p>
          </table:table-cell>
          <table:table-cell table:style-name="ce14"/>
          <table:table-cell table:style-name="ce14" table:formula="of:=IF([.E22]&lt;&gt;[.K22];NA();INFO.OBBA.OBBA.OBGET(INFO.OBBA.OBBA.OBCALL(&quot;&quot;;['Calibration Swaption'.$B$10];&quot;getVolatility&quot;;INFO.OBBA.OBBA.OBMAKE(&quot;&quot;;&quot;double&quot;;[.B22]);INFO.OBBA.OBBA.OBMAKE(&quot;&quot;;&quot;double&quot;;[.C22]-[.B2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2]+0.001" office:value-type="percentage" office:value="0.014">
            <text:p>1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22806]">
            <text:p>swap tenor 2-23 <text:line-break/>[2280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31474]">
            <text:p>mcSwaption 2-23 <text:line-break/>[31474]</text:p>
          </table:table-cell>
          <table:table-cell table:style-name="ce50" table:formula="of:=INFO.OBBA.OBBA.OBRUN(&quot;mcSwptn price 2-&quot;&amp;ROW();[.H23];&quot;getValue&quot;;[$LIBORMarketModel.$M$26])" office:value-type="string" office:string-value="mcSwptn price 2-23 &#10;[52690]">
            <text:p>mcSwptn price 2-23 <text:line-break/>[52690]</text:p>
          </table:table-cell>
          <table:table-cell table:style-name="ce51" table:formula="of:=INFO.OBBA.OBBA.OBGET(INFO.OBBA.OBBA.OBSYNC([.I23];[.$I$11:.$I$49]))" office:value-type="percentage" office:value="0.0337214389246906">
            <text:p>3,372%</text:p>
          </table:table-cell>
          <table:table-cell table:style-name="ce52" table:formula="of:=INFO.OBBA.OBBA.OBGET(INFO.OBBA.OBBA.OBCALL(&quot;&quot;;&quot;net.finmath.marketdata.products.Swap&quot;;&quot;getForwardSwapRate&quot;;[.G23];[.G2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84734831749205">
            <text:p>28,47%</text:p>
          </table:table-cell>
          <table:table-cell table:style-name="ce14"/>
          <table:table-cell table:style-name="ce14" table:formula="of:=IF([.E23]&lt;&gt;[.K23];NA();INFO.OBBA.OBBA.OBGET(INFO.OBBA.OBBA.OBCALL(&quot;&quot;;['Calibration Swaption'.$B$10];&quot;getVolatility&quot;;INFO.OBBA.OBBA.OBMAKE(&quot;&quot;;&quot;double&quot;;[.B23]);INFO.OBBA.OBBA.OBMAKE(&quot;&quot;;&quot;double&quot;;[.C23]-[.B2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3]+0.001" office:value-type="percentage" office:value="0.015">
            <text:p>1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22811]">
            <text:p>swap tenor 2-24 <text:line-break/>[2281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31477]">
            <text:p>mcSwaption 2-24 <text:line-break/>[31477]</text:p>
          </table:table-cell>
          <table:table-cell table:style-name="ce50" table:formula="of:=INFO.OBBA.OBBA.OBRUN(&quot;mcSwptn price 2-&quot;&amp;ROW();[.H24];&quot;getValue&quot;;[$LIBORMarketModel.$M$26])" office:value-type="string" office:string-value="mcSwptn price 2-24 &#10;[52691]">
            <text:p>mcSwptn price 2-24 <text:line-break/>[52691]</text:p>
          </table:table-cell>
          <table:table-cell table:style-name="ce51" table:formula="of:=INFO.OBBA.OBBA.OBGET(INFO.OBBA.OBBA.OBSYNC([.I24];[.$I$11:.$I$49]))" office:value-type="percentage" office:value="0.0313187016308812">
            <text:p>3,132%</text:p>
          </table:table-cell>
          <table:table-cell table:style-name="ce52" table:formula="of:=INFO.OBBA.OBBA.OBGET(INFO.OBBA.OBBA.OBCALL(&quot;&quot;;&quot;net.finmath.marketdata.products.Swap&quot;;&quot;getForwardSwapRate&quot;;[.G24];[.G2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85767805138977">
            <text:p>28,58%</text:p>
          </table:table-cell>
          <table:table-cell table:style-name="ce14"/>
          <table:table-cell table:style-name="ce14" table:formula="of:=IF([.E24]&lt;&gt;[.K24];NA();INFO.OBBA.OBBA.OBGET(INFO.OBBA.OBBA.OBCALL(&quot;&quot;;['Calibration Swaption'.$B$10];&quot;getVolatility&quot;;INFO.OBBA.OBBA.OBMAKE(&quot;&quot;;&quot;double&quot;;[.B24]);INFO.OBBA.OBBA.OBMAKE(&quot;&quot;;&quot;double&quot;;[.C24]-[.B2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4]+0.001" office:value-type="percentage" office:value="0.016">
            <text:p>1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22816]">
            <text:p>swap tenor 2-25 <text:line-break/>[2281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31480]">
            <text:p>mcSwaption 2-25 <text:line-break/>[31480]</text:p>
          </table:table-cell>
          <table:table-cell table:style-name="ce50" table:formula="of:=INFO.OBBA.OBBA.OBRUN(&quot;mcSwptn price 2-&quot;&amp;ROW();[.H25];&quot;getValue&quot;;[$LIBORMarketModel.$M$26])" office:value-type="string" office:string-value="mcSwptn price 2-25 &#10;[52692]">
            <text:p>mcSwptn price 2-25 <text:line-break/>[52692]</text:p>
          </table:table-cell>
          <table:table-cell table:style-name="ce51" table:formula="of:=INFO.OBBA.OBBA.OBGET(INFO.OBBA.OBBA.OBSYNC([.I25];[.$I$11:.$I$49]))" office:value-type="percentage" office:value="0.0291096162703143">
            <text:p>2,911%</text:p>
          </table:table-cell>
          <table:table-cell table:style-name="ce52" table:formula="of:=INFO.OBBA.OBBA.OBGET(INFO.OBBA.OBBA.OBCALL(&quot;&quot;;&quot;net.finmath.marketdata.products.Swap&quot;;&quot;getForwardSwapRate&quot;;[.G25];[.G2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86920947793864">
            <text:p>28,69%</text:p>
          </table:table-cell>
          <table:table-cell table:style-name="ce14"/>
          <table:table-cell table:style-name="ce14" table:formula="of:=IF([.E25]&lt;&gt;[.K25];NA();INFO.OBBA.OBBA.OBGET(INFO.OBBA.OBBA.OBCALL(&quot;&quot;;['Calibration Swaption'.$B$10];&quot;getVolatility&quot;;INFO.OBBA.OBBA.OBMAKE(&quot;&quot;;&quot;double&quot;;[.B25]);INFO.OBBA.OBBA.OBMAKE(&quot;&quot;;&quot;double&quot;;[.C25]-[.B2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5]+0.001" office:value-type="percentage" office:value="0.017">
            <text:p>1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22821]">
            <text:p>swap tenor 2-26 <text:line-break/>[2282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31483]">
            <text:p>mcSwaption 2-26 <text:line-break/>[31483]</text:p>
          </table:table-cell>
          <table:table-cell table:style-name="ce50" table:formula="of:=INFO.OBBA.OBBA.OBRUN(&quot;mcSwptn price 2-&quot;&amp;ROW();[.H26];&quot;getValue&quot;;[$LIBORMarketModel.$M$26])" office:value-type="string" office:string-value="mcSwptn price 2-26 &#10;[52693]">
            <text:p>mcSwptn price 2-26 <text:line-break/>[52693]</text:p>
          </table:table-cell>
          <table:table-cell table:style-name="ce51" table:formula="of:=INFO.OBBA.OBBA.OBGET(INFO.OBBA.OBBA.OBSYNC([.I26];[.$I$11:.$I$49]))" office:value-type="percentage" office:value="0.0270796521587427">
            <text:p>2,708%</text:p>
          </table:table-cell>
          <table:table-cell table:style-name="ce52" table:formula="of:=INFO.OBBA.OBBA.OBGET(INFO.OBBA.OBBA.OBCALL(&quot;&quot;;&quot;net.finmath.marketdata.products.Swap&quot;;&quot;getForwardSwapRate&quot;;[.G26];[.G2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88126608416015">
            <text:p>28,81%</text:p>
          </table:table-cell>
          <table:table-cell table:style-name="ce14"/>
          <table:table-cell table:style-name="ce14" table:formula="of:=IF([.E26]&lt;&gt;[.K26];NA();INFO.OBBA.OBBA.OBGET(INFO.OBBA.OBBA.OBCALL(&quot;&quot;;['Calibration Swaption'.$B$10];&quot;getVolatility&quot;;INFO.OBBA.OBBA.OBMAKE(&quot;&quot;;&quot;double&quot;;[.B26]);INFO.OBBA.OBBA.OBMAKE(&quot;&quot;;&quot;double&quot;;[.C26]-[.B2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6]+0.001" office:value-type="percentage" office:value="0.018">
            <text:p>1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22826]">
            <text:p>swap tenor 2-27 <text:line-break/>[2282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31486]">
            <text:p>mcSwaption 2-27 <text:line-break/>[31486]</text:p>
          </table:table-cell>
          <table:table-cell table:style-name="ce50" table:formula="of:=INFO.OBBA.OBBA.OBRUN(&quot;mcSwptn price 2-&quot;&amp;ROW();[.H27];&quot;getValue&quot;;[$LIBORMarketModel.$M$26])" office:value-type="string" office:string-value="mcSwptn price 2-27 &#10;[52694]">
            <text:p>mcSwptn price 2-27 <text:line-break/>[52694]</text:p>
          </table:table-cell>
          <table:table-cell table:style-name="ce51" table:formula="of:=INFO.OBBA.OBBA.OBGET(INFO.OBBA.OBBA.OBSYNC([.I27];[.$I$11:.$I$49]))" office:value-type="percentage" office:value="0.025223316372778">
            <text:p>2,522%</text:p>
          </table:table-cell>
          <table:table-cell table:style-name="ce52" table:formula="of:=INFO.OBBA.OBBA.OBGET(INFO.OBBA.OBBA.OBCALL(&quot;&quot;;&quot;net.finmath.marketdata.products.Swap&quot;;&quot;getForwardSwapRate&quot;;[.G27];[.G2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89474437799613">
            <text:p>28,95%</text:p>
          </table:table-cell>
          <table:table-cell table:style-name="ce14"/>
          <table:table-cell table:style-name="ce14" table:formula="of:=IF([.E27]&lt;&gt;[.K27];NA();INFO.OBBA.OBBA.OBGET(INFO.OBBA.OBBA.OBCALL(&quot;&quot;;['Calibration Swaption'.$B$10];&quot;getVolatility&quot;;INFO.OBBA.OBBA.OBMAKE(&quot;&quot;;&quot;double&quot;;[.B27]);INFO.OBBA.OBBA.OBMAKE(&quot;&quot;;&quot;double&quot;;[.C27]-[.B2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7]+0.001" office:value-type="percentage" office:value="0.019">
            <text:p>1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22831]">
            <text:p>swap tenor 2-28 <text:line-break/>[2283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31489]">
            <text:p>mcSwaption 2-28 <text:line-break/>[31489]</text:p>
          </table:table-cell>
          <table:table-cell table:style-name="ce50" table:formula="of:=INFO.OBBA.OBBA.OBRUN(&quot;mcSwptn price 2-&quot;&amp;ROW();[.H28];&quot;getValue&quot;;[$LIBORMarketModel.$M$26])" office:value-type="string" office:string-value="mcSwptn price 2-28 &#10;[52695]">
            <text:p>mcSwptn price 2-28 <text:line-break/>[52695]</text:p>
          </table:table-cell>
          <table:table-cell table:style-name="ce51" table:formula="of:=INFO.OBBA.OBBA.OBGET(INFO.OBBA.OBBA.OBSYNC([.I28];[.$I$11:.$I$49]))" office:value-type="percentage" office:value="0.0235300197096399">
            <text:p>2,353%</text:p>
          </table:table-cell>
          <table:table-cell table:style-name="ce52" table:formula="of:=INFO.OBBA.OBBA.OBGET(INFO.OBBA.OBBA.OBCALL(&quot;&quot;;&quot;net.finmath.marketdata.products.Swap&quot;;&quot;getForwardSwapRate&quot;;[.G28];[.G2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90971067353043">
            <text:p>29,10%</text:p>
          </table:table-cell>
          <table:table-cell table:style-name="ce14"/>
          <table:table-cell table:style-name="ce14" table:formula="of:=IF([.E28]&lt;&gt;[.K28];NA();INFO.OBBA.OBBA.OBGET(INFO.OBBA.OBBA.OBCALL(&quot;&quot;;['Calibration Swaption'.$B$10];&quot;getVolatility&quot;;INFO.OBBA.OBBA.OBMAKE(&quot;&quot;;&quot;double&quot;;[.B28]);INFO.OBBA.OBBA.OBMAKE(&quot;&quot;;&quot;double&quot;;[.C28]-[.B2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8]+0.001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22836]">
            <text:p>swap tenor 2-29 <text:line-break/>[22836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31492]">
            <text:p>mcSwaption 2-29 <text:line-break/>[31492]</text:p>
          </table:table-cell>
          <table:table-cell table:style-name="ce50" table:formula="of:=INFO.OBBA.OBBA.OBRUN(&quot;mcSwptn price 2-&quot;&amp;ROW();[.H29];&quot;getValue&quot;;[$LIBORMarketModel.$M$26])" office:value-type="string" office:string-value="mcSwptn price 2-29 &#10;[52696]">
            <text:p>mcSwptn price 2-29 <text:line-break/>[52696]</text:p>
          </table:table-cell>
          <table:table-cell table:style-name="ce51" table:formula="of:=INFO.OBBA.OBBA.OBGET(INFO.OBBA.OBBA.OBSYNC([.I29];[.$I$11:.$I$49]))" office:value-type="percentage" office:value="0.021978009956441">
            <text:p>2,198%</text:p>
          </table:table-cell>
          <table:table-cell table:style-name="ce52" table:formula="of:=INFO.OBBA.OBBA.OBGET(INFO.OBBA.OBBA.OBCALL(&quot;&quot;;&quot;net.finmath.marketdata.products.Swap&quot;;&quot;getForwardSwapRate&quot;;[.G29];[.G2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92470210869915">
            <text:p>29,25%</text:p>
          </table:table-cell>
          <table:table-cell table:style-name="ce14"/>
          <table:table-cell table:style-name="ce14" table:formula="of:=IF([.E29]&lt;&gt;[.K29];NA();INFO.OBBA.OBBA.OBGET(INFO.OBBA.OBBA.OBCALL(&quot;&quot;;['Calibration Swaption'.$B$10];&quot;getVolatility&quot;;INFO.OBBA.OBBA.OBMAKE(&quot;&quot;;&quot;double&quot;;[.B29]);INFO.OBBA.OBBA.OBMAKE(&quot;&quot;;&quot;double&quot;;[.C29]-[.B29]))))" office:value-type="float" office:value="0.29403">
            <text:p>0,29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9]+0.001" office:value-type="percentage" office:value="0.021">
            <text:p>2,1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22844]">
            <text:p>swap tenor 2-30 <text:line-break/>[2284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31495]">
            <text:p>mcSwaption 2-30 <text:line-break/>[31495]</text:p>
          </table:table-cell>
          <table:table-cell table:style-name="ce50" table:formula="of:=INFO.OBBA.OBBA.OBRUN(&quot;mcSwptn price 2-&quot;&amp;ROW();[.H30];&quot;getValue&quot;;[$LIBORMarketModel.$M$26])" office:value-type="string" office:string-value="mcSwptn price 2-30 &#10;[52697]">
            <text:p>mcSwptn price 2-30 <text:line-break/>[52697]</text:p>
          </table:table-cell>
          <table:table-cell table:style-name="ce51" table:formula="of:=INFO.OBBA.OBBA.OBGET(INFO.OBBA.OBBA.OBSYNC([.I30];[.$I$11:.$I$49]))" office:value-type="percentage" office:value="0.0205549710396265">
            <text:p>2,055%</text:p>
          </table:table-cell>
          <table:table-cell table:style-name="ce52" table:formula="of:=INFO.OBBA.OBBA.OBGET(INFO.OBBA.OBBA.OBCALL(&quot;&quot;;&quot;net.finmath.marketdata.products.Swap&quot;;&quot;getForwardSwapRate&quot;;[.G30];[.G3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0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93963736863563">
            <text:p>29,40%</text:p>
          </table:table-cell>
          <table:table-cell table:style-name="ce14"/>
          <table:table-cell table:style-name="ce14" table:formula="of:=IF([.E30]&lt;&gt;[.K30];NA();INFO.OBBA.OBBA.OBGET(INFO.OBBA.OBBA.OBCALL(&quot;&quot;;['Calibration Swaption'.$B$10];&quot;getVolatility&quot;;INFO.OBBA.OBBA.OBMAKE(&quot;&quot;;&quot;double&quot;;[.B30]);INFO.OBBA.OBBA.OBMAKE(&quot;&quot;;&quot;double&quot;;[.C30]-[.B30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0]+0.001" office:value-type="percentage" office:value="0.022">
            <text:p>2,2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22849]">
            <text:p>swap tenor 2-31 <text:line-break/>[2284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31498]">
            <text:p>mcSwaption 2-31 <text:line-break/>[31498]</text:p>
          </table:table-cell>
          <table:table-cell table:style-name="ce50" table:formula="of:=INFO.OBBA.OBBA.OBRUN(&quot;mcSwptn price 2-&quot;&amp;ROW();[.H31];&quot;getValue&quot;;[$LIBORMarketModel.$M$26])" office:value-type="string" office:string-value="mcSwptn price 2-31 &#10;[52698]">
            <text:p>mcSwptn price 2-31 <text:line-break/>[52698]</text:p>
          </table:table-cell>
          <table:table-cell table:style-name="ce51" table:formula="of:=INFO.OBBA.OBBA.OBGET(INFO.OBBA.OBBA.OBSYNC([.I31];[.$I$11:.$I$49]))" office:value-type="percentage" office:value="0.0192515844813406">
            <text:p>1,925%</text:p>
          </table:table-cell>
          <table:table-cell table:style-name="ce52" table:formula="of:=INFO.OBBA.OBBA.OBGET(INFO.OBBA.OBBA.OBCALL(&quot;&quot;;&quot;net.finmath.marketdata.products.Swap&quot;;&quot;getForwardSwapRate&quot;;[.G31];[.G3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95474914715663">
            <text:p>29,55%</text:p>
          </table:table-cell>
          <table:table-cell table:style-name="ce14"/>
          <table:table-cell table:style-name="ce14" table:formula="of:=IF([.E31]&lt;&gt;[.K31];NA();INFO.OBBA.OBBA.OBGET(INFO.OBBA.OBBA.OBCALL(&quot;&quot;;['Calibration Swaption'.$B$10];&quot;getVolatility&quot;;INFO.OBBA.OBBA.OBMAKE(&quot;&quot;;&quot;double&quot;;[.B31]);INFO.OBBA.OBBA.OBMAKE(&quot;&quot;;&quot;double&quot;;[.C31]-[.B3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1]+0.001" office:value-type="percentage" office:value="0.023">
            <text:p>2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22854]">
            <text:p>swap tenor 2-32 <text:line-break/>[2285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31501]">
            <text:p>mcSwaption 2-32 <text:line-break/>[31501]</text:p>
          </table:table-cell>
          <table:table-cell table:style-name="ce50" table:formula="of:=INFO.OBBA.OBBA.OBRUN(&quot;mcSwptn price 2-&quot;&amp;ROW();[.H32];&quot;getValue&quot;;[$LIBORMarketModel.$M$26])" office:value-type="string" office:string-value="mcSwptn price 2-32 &#10;[52699]">
            <text:p>mcSwptn price 2-32 <text:line-break/>[52699]</text:p>
          </table:table-cell>
          <table:table-cell table:style-name="ce51" table:formula="of:=INFO.OBBA.OBBA.OBGET(INFO.OBBA.OBBA.OBSYNC([.I32];[.$I$11:.$I$49]))" office:value-type="percentage" office:value="0.0180556462093728">
            <text:p>1,806%</text:p>
          </table:table-cell>
          <table:table-cell table:style-name="ce52" table:formula="of:=INFO.OBBA.OBBA.OBGET(INFO.OBBA.OBBA.OBCALL(&quot;&quot;;&quot;net.finmath.marketdata.products.Swap&quot;;&quot;getForwardSwapRate&quot;;[.G32];[.G3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96978113688536">
            <text:p>29,70%</text:p>
          </table:table-cell>
          <table:table-cell table:style-name="ce14"/>
          <table:table-cell table:style-name="ce14" table:formula="of:=IF([.E32]&lt;&gt;[.K32];NA();INFO.OBBA.OBBA.OBGET(INFO.OBBA.OBBA.OBCALL(&quot;&quot;;['Calibration Swaption'.$B$10];&quot;getVolatility&quot;;INFO.OBBA.OBBA.OBMAKE(&quot;&quot;;&quot;double&quot;;[.B32]);INFO.OBBA.OBBA.OBMAKE(&quot;&quot;;&quot;double&quot;;[.C32]-[.B3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2]+0.001" office:value-type="percentage" office:value="0.024">
            <text:p>2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22859]">
            <text:p>swap tenor 2-33 <text:line-break/>[2285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31504]">
            <text:p>mcSwaption 2-33 <text:line-break/>[31504]</text:p>
          </table:table-cell>
          <table:table-cell table:style-name="ce50" table:formula="of:=INFO.OBBA.OBBA.OBRUN(&quot;mcSwptn price 2-&quot;&amp;ROW();[.H33];&quot;getValue&quot;;[$LIBORMarketModel.$M$26])" office:value-type="string" office:string-value="mcSwptn price 2-33 &#10;[52700]">
            <text:p>mcSwptn price 2-33 <text:line-break/>[52700]</text:p>
          </table:table-cell>
          <table:table-cell table:style-name="ce51" table:formula="of:=INFO.OBBA.OBBA.OBGET(INFO.OBBA.OBBA.OBSYNC([.I33];[.$I$11:.$I$49]))" office:value-type="percentage" office:value="0.0169571382220556">
            <text:p>1,696%</text:p>
          </table:table-cell>
          <table:table-cell table:style-name="ce52" table:formula="of:=INFO.OBBA.OBBA.OBGET(INFO.OBBA.OBBA.OBCALL(&quot;&quot;;&quot;net.finmath.marketdata.products.Swap&quot;;&quot;getForwardSwapRate&quot;;[.G33];[.G3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98467311744085">
            <text:p>29,85%</text:p>
          </table:table-cell>
          <table:table-cell table:style-name="ce14"/>
          <table:table-cell table:style-name="ce14" table:formula="of:=IF([.E33]&lt;&gt;[.K33];NA();INFO.OBBA.OBBA.OBGET(INFO.OBBA.OBBA.OBCALL(&quot;&quot;;['Calibration Swaption'.$B$10];&quot;getVolatility&quot;;INFO.OBBA.OBBA.OBMAKE(&quot;&quot;;&quot;double&quot;;[.B33]);INFO.OBBA.OBBA.OBMAKE(&quot;&quot;;&quot;double&quot;;[.C33]-[.B3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3]+0.001" office:value-type="percentage" office:value="0.025">
            <text:p>2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22864]">
            <text:p>swap tenor 2-34 <text:line-break/>[2286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31507]">
            <text:p>mcSwaption 2-34 <text:line-break/>[31507]</text:p>
          </table:table-cell>
          <table:table-cell table:style-name="ce50" table:formula="of:=INFO.OBBA.OBBA.OBRUN(&quot;mcSwptn price 2-&quot;&amp;ROW();[.H34];&quot;getValue&quot;;[$LIBORMarketModel.$M$26])" office:value-type="string" office:string-value="mcSwptn price 2-34 &#10;[52701]">
            <text:p>mcSwptn price 2-34 <text:line-break/>[52701]</text:p>
          </table:table-cell>
          <table:table-cell table:style-name="ce51" table:formula="of:=INFO.OBBA.OBBA.OBGET(INFO.OBBA.OBBA.OBSYNC([.I34];[.$I$11:.$I$49]))" office:value-type="percentage" office:value="0.0159410231581132">
            <text:p>1,594%</text:p>
          </table:table-cell>
          <table:table-cell table:style-name="ce52" table:formula="of:=INFO.OBBA.OBBA.OBGET(INFO.OBBA.OBBA.OBCALL(&quot;&quot;;&quot;net.finmath.marketdata.products.Swap&quot;;&quot;getForwardSwapRate&quot;;[.G34];[.G3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99860728864851">
            <text:p>29,99%</text:p>
          </table:table-cell>
          <table:table-cell table:style-name="ce14"/>
          <table:table-cell table:style-name="ce14" table:formula="of:=IF([.E34]&lt;&gt;[.K34];NA();INFO.OBBA.OBBA.OBGET(INFO.OBBA.OBBA.OBCALL(&quot;&quot;;['Calibration Swaption'.$B$10];&quot;getVolatility&quot;;INFO.OBBA.OBBA.OBMAKE(&quot;&quot;;&quot;double&quot;;[.B34]);INFO.OBBA.OBBA.OBMAKE(&quot;&quot;;&quot;double&quot;;[.C34]-[.B3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4]+0.001" office:value-type="percentage" office:value="0.026">
            <text:p>2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22869]">
            <text:p>swap tenor 2-35 <text:line-break/>[2286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31510]">
            <text:p>mcSwaption 2-35 <text:line-break/>[31510]</text:p>
          </table:table-cell>
          <table:table-cell table:style-name="ce50" table:formula="of:=INFO.OBBA.OBBA.OBRUN(&quot;mcSwptn price 2-&quot;&amp;ROW();[.H35];&quot;getValue&quot;;[$LIBORMarketModel.$M$26])" office:value-type="string" office:string-value="mcSwptn price 2-35 &#10;[52702]">
            <text:p>mcSwptn price 2-35 <text:line-break/>[52702]</text:p>
          </table:table-cell>
          <table:table-cell table:style-name="ce51" table:formula="of:=INFO.OBBA.OBBA.OBGET(INFO.OBBA.OBBA.OBSYNC([.I35];[.$I$11:.$I$49]))" office:value-type="percentage" office:value="0.015002136776899">
            <text:p>1,500%</text:p>
          </table:table-cell>
          <table:table-cell table:style-name="ce52" table:formula="of:=INFO.OBBA.OBBA.OBGET(INFO.OBBA.OBBA.OBCALL(&quot;&quot;;&quot;net.finmath.marketdata.products.Swap&quot;;&quot;getForwardSwapRate&quot;;[.G35];[.G3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301195447345796">
            <text:p>30,12%</text:p>
          </table:table-cell>
          <table:table-cell table:style-name="ce14"/>
          <table:table-cell table:style-name="ce14" table:formula="of:=IF([.E35]&lt;&gt;[.K35];NA();INFO.OBBA.OBBA.OBGET(INFO.OBBA.OBBA.OBCALL(&quot;&quot;;['Calibration Swaption'.$B$10];&quot;getVolatility&quot;;INFO.OBBA.OBBA.OBMAKE(&quot;&quot;;&quot;double&quot;;[.B35]);INFO.OBBA.OBBA.OBMAKE(&quot;&quot;;&quot;double&quot;;[.C35]-[.B3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5]+0.001" office:value-type="percentage" office:value="0.027">
            <text:p>2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22874]">
            <text:p>swap tenor 2-36 <text:line-break/>[2287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31513]">
            <text:p>mcSwaption 2-36 <text:line-break/>[31513]</text:p>
          </table:table-cell>
          <table:table-cell table:style-name="ce50" table:formula="of:=INFO.OBBA.OBBA.OBRUN(&quot;mcSwptn price 2-&quot;&amp;ROW();[.H36];&quot;getValue&quot;;[$LIBORMarketModel.$M$26])" office:value-type="string" office:string-value="mcSwptn price 2-36 &#10;[52703]">
            <text:p>mcSwptn price 2-36 <text:line-break/>[52703]</text:p>
          </table:table-cell>
          <table:table-cell table:style-name="ce51" table:formula="of:=INFO.OBBA.OBBA.OBGET(INFO.OBBA.OBBA.OBSYNC([.I36];[.$I$11:.$I$49]))" office:value-type="percentage" office:value="0.014139864556842">
            <text:p>1,414%</text:p>
          </table:table-cell>
          <table:table-cell table:style-name="ce52" table:formula="of:=INFO.OBBA.OBBA.OBGET(INFO.OBBA.OBBA.OBCALL(&quot;&quot;;&quot;net.finmath.marketdata.products.Swap&quot;;&quot;getForwardSwapRate&quot;;[.G36];[.G3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302558183183992">
            <text:p>30,26%</text:p>
          </table:table-cell>
          <table:table-cell table:style-name="ce14"/>
          <table:table-cell table:style-name="ce14" table:formula="of:=IF([.E36]&lt;&gt;[.K36];NA();INFO.OBBA.OBBA.OBGET(INFO.OBBA.OBBA.OBCALL(&quot;&quot;;['Calibration Swaption'.$B$10];&quot;getVolatility&quot;;INFO.OBBA.OBBA.OBMAKE(&quot;&quot;;&quot;double&quot;;[.B36]);INFO.OBBA.OBBA.OBMAKE(&quot;&quot;;&quot;double&quot;;[.C36]-[.B3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6]+0.001" office:value-type="percentage" office:value="0.028">
            <text:p>2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22879]">
            <text:p>swap tenor 2-37 <text:line-break/>[2287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31516]">
            <text:p>mcSwaption 2-37 <text:line-break/>[31516]</text:p>
          </table:table-cell>
          <table:table-cell table:style-name="ce50" table:formula="of:=INFO.OBBA.OBBA.OBRUN(&quot;mcSwptn price 2-&quot;&amp;ROW();[.H37];&quot;getValue&quot;;[$LIBORMarketModel.$M$26])" office:value-type="string" office:string-value="mcSwptn price 2-37 &#10;[52704]">
            <text:p>mcSwptn price 2-37 <text:line-break/>[52704]</text:p>
          </table:table-cell>
          <table:table-cell table:style-name="ce51" table:formula="of:=INFO.OBBA.OBBA.OBGET(INFO.OBBA.OBBA.OBSYNC([.I37];[.$I$11:.$I$49]))" office:value-type="percentage" office:value="0.0133448065192714">
            <text:p>1,334%</text:p>
          </table:table-cell>
          <table:table-cell table:style-name="ce52" table:formula="of:=INFO.OBBA.OBBA.OBGET(INFO.OBBA.OBBA.OBCALL(&quot;&quot;;&quot;net.finmath.marketdata.products.Swap&quot;;&quot;getForwardSwapRate&quot;;[.G37];[.G3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303912301124449">
            <text:p>30,39%</text:p>
          </table:table-cell>
          <table:table-cell table:style-name="ce14"/>
          <table:table-cell table:style-name="ce14" table:formula="of:=IF([.E37]&lt;&gt;[.K37];NA();INFO.OBBA.OBBA.OBGET(INFO.OBBA.OBBA.OBCALL(&quot;&quot;;['Calibration Swaption'.$B$10];&quot;getVolatility&quot;;INFO.OBBA.OBBA.OBMAKE(&quot;&quot;;&quot;double&quot;;[.B37]);INFO.OBBA.OBBA.OBMAKE(&quot;&quot;;&quot;double&quot;;[.C37]-[.B3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7]+0.001" office:value-type="percentage" office:value="0.029">
            <text:p>2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22884]">
            <text:p>swap tenor 2-38 <text:line-break/>[2288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31519]">
            <text:p>mcSwaption 2-38 <text:line-break/>[31519]</text:p>
          </table:table-cell>
          <table:table-cell table:style-name="ce50" table:formula="of:=INFO.OBBA.OBBA.OBRUN(&quot;mcSwptn price 2-&quot;&amp;ROW();[.H38];&quot;getValue&quot;;[$LIBORMarketModel.$M$26])" office:value-type="string" office:string-value="mcSwptn price 2-38 &#10;[52705]">
            <text:p>mcSwptn price 2-38 <text:line-break/>[52705]</text:p>
          </table:table-cell>
          <table:table-cell table:style-name="ce51" table:formula="of:=INFO.OBBA.OBBA.OBGET(INFO.OBBA.OBBA.OBSYNC([.I38];[.$I$11:.$I$49]))" office:value-type="percentage" office:value="0.0126076219632446">
            <text:p>1,261%</text:p>
          </table:table-cell>
          <table:table-cell table:style-name="ce52" table:formula="of:=INFO.OBBA.OBBA.OBGET(INFO.OBBA.OBBA.OBCALL(&quot;&quot;;&quot;net.finmath.marketdata.products.Swap&quot;;&quot;getForwardSwapRate&quot;;[.G38];[.G3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305213114975676">
            <text:p>30,52%</text:p>
          </table:table-cell>
          <table:table-cell table:style-name="ce14"/>
          <table:table-cell table:style-name="ce14" table:formula="of:=IF([.E38]&lt;&gt;[.K38];NA();INFO.OBBA.OBBA.OBGET(INFO.OBBA.OBBA.OBCALL(&quot;&quot;;['Calibration Swaption'.$B$10];&quot;getVolatility&quot;;INFO.OBBA.OBBA.OBMAKE(&quot;&quot;;&quot;double&quot;;[.B38]);INFO.OBBA.OBBA.OBMAKE(&quot;&quot;;&quot;double&quot;;[.C38]-[.B3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8]+0.001" office:value-type="percentage" office:value="0.03">
            <text:p>3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22889]">
            <text:p>swap tenor 2-39 <text:line-break/>[2288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31522]">
            <text:p>mcSwaption 2-39 <text:line-break/>[31522]</text:p>
          </table:table-cell>
          <table:table-cell table:style-name="ce50" table:formula="of:=INFO.OBBA.OBBA.OBRUN(&quot;mcSwptn price 2-&quot;&amp;ROW();[.H39];&quot;getValue&quot;;[$LIBORMarketModel.$M$26])" office:value-type="string" office:string-value="mcSwptn price 2-39 &#10;[52706]">
            <text:p>mcSwptn price 2-39 <text:line-break/>[52706]</text:p>
          </table:table-cell>
          <table:table-cell table:style-name="ce51" table:formula="of:=INFO.OBBA.OBBA.OBGET(INFO.OBBA.OBBA.OBSYNC([.I39];[.$I$11:.$I$49]))" office:value-type="percentage" office:value="0.011929817107829">
            <text:p>1,193%</text:p>
          </table:table-cell>
          <table:table-cell table:style-name="ce52" table:formula="of:=INFO.OBBA.OBBA.OBGET(INFO.OBBA.OBBA.OBCALL(&quot;&quot;;&quot;net.finmath.marketdata.products.Swap&quot;;&quot;getForwardSwapRate&quot;;[.G39];[.G3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306552841141495">
            <text:p>30,66%</text:p>
          </table:table-cell>
          <table:table-cell table:style-name="ce14"/>
          <table:table-cell table:style-name="ce14" table:formula="of:=IF([.E39]&lt;&gt;[.K39];NA();INFO.OBBA.OBBA.OBGET(INFO.OBBA.OBBA.OBCALL(&quot;&quot;;['Calibration Swaption'.$B$10];&quot;getVolatility&quot;;INFO.OBBA.OBBA.OBMAKE(&quot;&quot;;&quot;double&quot;;[.B39]);INFO.OBBA.OBBA.OBMAKE(&quot;&quot;;&quot;double&quot;;[.C39]-[.B39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9]+0.001" office:value-type="percentage" office:value="0.031">
            <text:p>3,1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22894]">
            <text:p>swap tenor 2-40 <text:line-break/>[2289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31525]">
            <text:p>mcSwaption 2-40 <text:line-break/>[31525]</text:p>
          </table:table-cell>
          <table:table-cell table:style-name="ce50" table:formula="of:=INFO.OBBA.OBBA.OBRUN(&quot;mcSwptn price 2-&quot;&amp;ROW();[.H40];&quot;getValue&quot;;[$LIBORMarketModel.$M$26])" office:value-type="string" office:string-value="mcSwptn price 2-40 &#10;[52707]">
            <text:p>mcSwptn price 2-40 <text:line-break/>[52707]</text:p>
          </table:table-cell>
          <table:table-cell table:style-name="ce51" table:formula="of:=INFO.OBBA.OBBA.OBGET(INFO.OBBA.OBBA.OBSYNC([.I40];[.$I$11:.$I$49]))" office:value-type="percentage" office:value="0.0113036874485426">
            <text:p>1,130%</text:p>
          </table:table-cell>
          <table:table-cell table:style-name="ce52" table:formula="of:=INFO.OBBA.OBBA.OBGET(INFO.OBBA.OBBA.OBCALL(&quot;&quot;;&quot;net.finmath.marketdata.products.Swap&quot;;&quot;getForwardSwapRate&quot;;[.G40];[.G4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0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307895061688041">
            <text:p>30,79%</text:p>
          </table:table-cell>
          <table:table-cell table:style-name="ce14"/>
          <table:table-cell table:style-name="ce14" table:formula="of:=IF([.E40]&lt;&gt;[.K40];NA();INFO.OBBA.OBBA.OBGET(INFO.OBBA.OBBA.OBCALL(&quot;&quot;;['Calibration Swaption'.$B$10];&quot;getVolatility&quot;;INFO.OBBA.OBBA.OBMAKE(&quot;&quot;;&quot;double&quot;;[.B40]);INFO.OBBA.OBBA.OBMAKE(&quot;&quot;;&quot;double&quot;;[.C40]-[.B40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0]+0.001" office:value-type="percentage" office:value="0.032">
            <text:p>3,2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22899]">
            <text:p>swap tenor 2-41 <text:line-break/>[2289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31528]">
            <text:p>mcSwaption 2-41 <text:line-break/>[31528]</text:p>
          </table:table-cell>
          <table:table-cell table:style-name="ce50" table:formula="of:=INFO.OBBA.OBBA.OBRUN(&quot;mcSwptn price 2-&quot;&amp;ROW();[.H41];&quot;getValue&quot;;[$LIBORMarketModel.$M$26])" office:value-type="string" office:string-value="mcSwptn price 2-41 &#10;[52708]">
            <text:p>mcSwptn price 2-41 <text:line-break/>[52708]</text:p>
          </table:table-cell>
          <table:table-cell table:style-name="ce51" table:formula="of:=INFO.OBBA.OBBA.OBGET(INFO.OBBA.OBBA.OBSYNC([.I41];[.$I$11:.$I$49]))" office:value-type="percentage" office:value="0.0107201480075388">
            <text:p>1,072%</text:p>
          </table:table-cell>
          <table:table-cell table:style-name="ce52" table:formula="of:=INFO.OBBA.OBBA.OBGET(INFO.OBBA.OBBA.OBCALL(&quot;&quot;;&quot;net.finmath.marketdata.products.Swap&quot;;&quot;getForwardSwapRate&quot;;[.G41];[.G4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309176301785525">
            <text:p>30,92%</text:p>
          </table:table-cell>
          <table:table-cell table:style-name="ce14"/>
          <table:table-cell table:style-name="ce14" table:formula="of:=IF([.E41]&lt;&gt;[.K41];NA();INFO.OBBA.OBBA.OBGET(INFO.OBBA.OBBA.OBCALL(&quot;&quot;;['Calibration Swaption'.$B$10];&quot;getVolatility&quot;;INFO.OBBA.OBBA.OBMAKE(&quot;&quot;;&quot;double&quot;;[.B41]);INFO.OBBA.OBBA.OBMAKE(&quot;&quot;;&quot;double&quot;;[.C41]-[.B4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1]+0.001" office:value-type="percentage" office:value="0.033">
            <text:p>3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22904]">
            <text:p>swap tenor 2-42 <text:line-break/>[2290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31531]">
            <text:p>mcSwaption 2-42 <text:line-break/>[31531]</text:p>
          </table:table-cell>
          <table:table-cell table:style-name="ce50" table:formula="of:=INFO.OBBA.OBBA.OBRUN(&quot;mcSwptn price 2-&quot;&amp;ROW();[.H42];&quot;getValue&quot;;[$LIBORMarketModel.$M$26])" office:value-type="string" office:string-value="mcSwptn price 2-42 &#10;[52709]">
            <text:p>mcSwptn price 2-42 <text:line-break/>[52709]</text:p>
          </table:table-cell>
          <table:table-cell table:style-name="ce51" table:formula="of:=INFO.OBBA.OBBA.OBGET(INFO.OBBA.OBBA.OBSYNC([.I42];[.$I$11:.$I$49]))" office:value-type="percentage" office:value="0.0101738211371132">
            <text:p>1,017%</text:p>
          </table:table-cell>
          <table:table-cell table:style-name="ce52" table:formula="of:=INFO.OBBA.OBBA.OBGET(INFO.OBBA.OBBA.OBCALL(&quot;&quot;;&quot;net.finmath.marketdata.products.Swap&quot;;&quot;getForwardSwapRate&quot;;[.G42];[.G4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310375572509574">
            <text:p>31,04%</text:p>
          </table:table-cell>
          <table:table-cell table:style-name="ce14"/>
          <table:table-cell table:style-name="ce14" table:formula="of:=IF([.E42]&lt;&gt;[.K42];NA();INFO.OBBA.OBBA.OBGET(INFO.OBBA.OBBA.OBCALL(&quot;&quot;;['Calibration Swaption'.$B$10];&quot;getVolatility&quot;;INFO.OBBA.OBBA.OBMAKE(&quot;&quot;;&quot;double&quot;;[.B42]);INFO.OBBA.OBBA.OBMAKE(&quot;&quot;;&quot;double&quot;;[.C42]-[.B4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2]+0.001" office:value-type="percentage" office:value="0.034">
            <text:p>3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22909]">
            <text:p>swap tenor 2-43 <text:line-break/>[2290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31534]">
            <text:p>mcSwaption 2-43 <text:line-break/>[31534]</text:p>
          </table:table-cell>
          <table:table-cell table:style-name="ce50" table:formula="of:=INFO.OBBA.OBBA.OBRUN(&quot;mcSwptn price 2-&quot;&amp;ROW();[.H43];&quot;getValue&quot;;[$LIBORMarketModel.$M$26])" office:value-type="string" office:string-value="mcSwptn price 2-43 &#10;[52710]">
            <text:p>mcSwptn price 2-43 <text:line-break/>[52710]</text:p>
          </table:table-cell>
          <table:table-cell table:style-name="ce51" table:formula="of:=INFO.OBBA.OBBA.OBGET(INFO.OBBA.OBBA.OBSYNC([.I43];[.$I$11:.$I$49]))" office:value-type="percentage" office:value="0.00966419615586444">
            <text:p>0,966%</text:p>
          </table:table-cell>
          <table:table-cell table:style-name="ce52" table:formula="of:=INFO.OBBA.OBBA.OBGET(INFO.OBBA.OBBA.OBCALL(&quot;&quot;;&quot;net.finmath.marketdata.products.Swap&quot;;&quot;getForwardSwapRate&quot;;[.G43];[.G4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311534191808027">
            <text:p>31,15%</text:p>
          </table:table-cell>
          <table:table-cell table:style-name="ce14"/>
          <table:table-cell table:style-name="ce14" table:formula="of:=IF([.E43]&lt;&gt;[.K43];NA();INFO.OBBA.OBBA.OBGET(INFO.OBBA.OBBA.OBCALL(&quot;&quot;;['Calibration Swaption'.$B$10];&quot;getVolatility&quot;;INFO.OBBA.OBBA.OBMAKE(&quot;&quot;;&quot;double&quot;;[.B43]);INFO.OBBA.OBBA.OBMAKE(&quot;&quot;;&quot;double&quot;;[.C43]-[.B4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3]+0.001" office:value-type="percentage" office:value="0.035">
            <text:p>3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22914]">
            <text:p>swap tenor 2-44 <text:line-break/>[2291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31537]">
            <text:p>mcSwaption 2-44 <text:line-break/>[31537]</text:p>
          </table:table-cell>
          <table:table-cell table:style-name="ce50" table:formula="of:=INFO.OBBA.OBBA.OBRUN(&quot;mcSwptn price 2-&quot;&amp;ROW();[.H44];&quot;getValue&quot;;[$LIBORMarketModel.$M$26])" office:value-type="string" office:string-value="mcSwptn price 2-44 &#10;[52711]">
            <text:p>mcSwptn price 2-44 <text:line-break/>[52711]</text:p>
          </table:table-cell>
          <table:table-cell table:style-name="ce51" table:formula="of:=INFO.OBBA.OBBA.OBGET(INFO.OBBA.OBBA.OBSYNC([.I44];[.$I$11:.$I$49]))" office:value-type="percentage" office:value="0.00918822108322512">
            <text:p>0,919%</text:p>
          </table:table-cell>
          <table:table-cell table:style-name="ce52" table:formula="of:=INFO.OBBA.OBBA.OBGET(INFO.OBBA.OBBA.OBCALL(&quot;&quot;;&quot;net.finmath.marketdata.products.Swap&quot;;&quot;getForwardSwapRate&quot;;[.G44];[.G4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312654140218636">
            <text:p>31,27%</text:p>
          </table:table-cell>
          <table:table-cell table:style-name="ce14"/>
          <table:table-cell table:style-name="ce14" table:formula="of:=IF([.E44]&lt;&gt;[.K44];NA();INFO.OBBA.OBBA.OBGET(INFO.OBBA.OBBA.OBCALL(&quot;&quot;;['Calibration Swaption'.$B$10];&quot;getVolatility&quot;;INFO.OBBA.OBBA.OBMAKE(&quot;&quot;;&quot;double&quot;;[.B44]);INFO.OBBA.OBBA.OBMAKE(&quot;&quot;;&quot;double&quot;;[.C44]-[.B4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4]+0.001" office:value-type="percentage" office:value="0.036">
            <text:p>3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22919]">
            <text:p>swap tenor 2-45 <text:line-break/>[2291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31540]">
            <text:p>mcSwaption 2-45 <text:line-break/>[31540]</text:p>
          </table:table-cell>
          <table:table-cell table:style-name="ce50" table:formula="of:=INFO.OBBA.OBBA.OBRUN(&quot;mcSwptn price 2-&quot;&amp;ROW();[.H45];&quot;getValue&quot;;[$LIBORMarketModel.$M$26])" office:value-type="string" office:string-value="mcSwptn price 2-45 &#10;[52712]">
            <text:p>mcSwptn price 2-45 <text:line-break/>[52712]</text:p>
          </table:table-cell>
          <table:table-cell table:style-name="ce51" table:formula="of:=INFO.OBBA.OBBA.OBGET(INFO.OBBA.OBBA.OBSYNC([.I45];[.$I$11:.$I$49]))" office:value-type="percentage" office:value="0.00874437752883862">
            <text:p>0,874%</text:p>
          </table:table-cell>
          <table:table-cell table:style-name="ce52" table:formula="of:=INFO.OBBA.OBBA.OBGET(INFO.OBBA.OBBA.OBCALL(&quot;&quot;;&quot;net.finmath.marketdata.products.Swap&quot;;&quot;getForwardSwapRate&quot;;[.G45];[.G4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313755489395979">
            <text:p>31,38%</text:p>
          </table:table-cell>
          <table:table-cell table:style-name="ce14"/>
          <table:table-cell table:style-name="ce14" table:formula="of:=IF([.E45]&lt;&gt;[.K45];NA();INFO.OBBA.OBBA.OBGET(INFO.OBBA.OBBA.OBCALL(&quot;&quot;;['Calibration Swaption'.$B$10];&quot;getVolatility&quot;;INFO.OBBA.OBBA.OBMAKE(&quot;&quot;;&quot;double&quot;;[.B45]);INFO.OBBA.OBBA.OBMAKE(&quot;&quot;;&quot;double&quot;;[.C45]-[.B4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5]+0.001" office:value-type="percentage" office:value="0.037">
            <text:p>3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22924]">
            <text:p>swap tenor 2-46 <text:line-break/>[2292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31543]">
            <text:p>mcSwaption 2-46 <text:line-break/>[31543]</text:p>
          </table:table-cell>
          <table:table-cell table:style-name="ce50" table:formula="of:=INFO.OBBA.OBBA.OBRUN(&quot;mcSwptn price 2-&quot;&amp;ROW();[.H46];&quot;getValue&quot;;[$LIBORMarketModel.$M$26])" office:value-type="string" office:string-value="mcSwptn price 2-46 &#10;[52713]">
            <text:p>mcSwptn price 2-46 <text:line-break/>[52713]</text:p>
          </table:table-cell>
          <table:table-cell table:style-name="ce51" table:formula="of:=INFO.OBBA.OBBA.OBGET(INFO.OBBA.OBBA.OBSYNC([.I46];[.$I$11:.$I$49]))" office:value-type="percentage" office:value="0.0083285222485147">
            <text:p>0,833%</text:p>
          </table:table-cell>
          <table:table-cell table:style-name="ce52" table:formula="of:=INFO.OBBA.OBBA.OBGET(INFO.OBBA.OBBA.OBCALL(&quot;&quot;;&quot;net.finmath.marketdata.products.Swap&quot;;&quot;getForwardSwapRate&quot;;[.G46];[.G4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314816204413593">
            <text:p>31,48%</text:p>
          </table:table-cell>
          <table:table-cell table:style-name="ce14"/>
          <table:table-cell table:style-name="ce14" table:formula="of:=IF([.E46]&lt;&gt;[.K46];NA();INFO.OBBA.OBBA.OBGET(INFO.OBBA.OBBA.OBCALL(&quot;&quot;;['Calibration Swaption'.$B$10];&quot;getVolatility&quot;;INFO.OBBA.OBBA.OBMAKE(&quot;&quot;;&quot;double&quot;;[.B46]);INFO.OBBA.OBBA.OBMAKE(&quot;&quot;;&quot;double&quot;;[.C46]-[.B4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6]+0.001" office:value-type="percentage" office:value="0.038">
            <text:p>3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22929]">
            <text:p>swap tenor 2-47 <text:line-break/>[2292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31546]">
            <text:p>mcSwaption 2-47 <text:line-break/>[31546]</text:p>
          </table:table-cell>
          <table:table-cell table:style-name="ce50" table:formula="of:=INFO.OBBA.OBBA.OBRUN(&quot;mcSwptn price 2-&quot;&amp;ROW();[.H47];&quot;getValue&quot;;[$LIBORMarketModel.$M$26])" office:value-type="string" office:string-value="mcSwptn price 2-47 &#10;[52714]">
            <text:p>mcSwptn price 2-47 <text:line-break/>[52714]</text:p>
          </table:table-cell>
          <table:table-cell table:style-name="ce51" table:formula="of:=INFO.OBBA.OBBA.OBGET(INFO.OBBA.OBBA.OBSYNC([.I47];[.$I$11:.$I$49]))" office:value-type="percentage" office:value="0.00793464762318783">
            <text:p>0,793%</text:p>
          </table:table-cell>
          <table:table-cell table:style-name="ce52" table:formula="of:=INFO.OBBA.OBBA.OBGET(INFO.OBBA.OBBA.OBCALL(&quot;&quot;;&quot;net.finmath.marketdata.products.Swap&quot;;&quot;getForwardSwapRate&quot;;[.G47];[.G4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315780374671308">
            <text:p>31,58%</text:p>
          </table:table-cell>
          <table:table-cell table:style-name="ce14"/>
          <table:table-cell table:style-name="ce14" table:formula="of:=IF([.E47]&lt;&gt;[.K47];NA();INFO.OBBA.OBBA.OBGET(INFO.OBBA.OBBA.OBCALL(&quot;&quot;;['Calibration Swaption'.$B$10];&quot;getVolatility&quot;;INFO.OBBA.OBBA.OBMAKE(&quot;&quot;;&quot;double&quot;;[.B47]);INFO.OBBA.OBBA.OBMAKE(&quot;&quot;;&quot;double&quot;;[.C47]-[.B4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7]+0.001" office:value-type="percentage" office:value="0.039">
            <text:p>3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22934]">
            <text:p>swap tenor 2-48 <text:line-break/>[2293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31549]">
            <text:p>mcSwaption 2-48 <text:line-break/>[31549]</text:p>
          </table:table-cell>
          <table:table-cell table:style-name="ce50" table:formula="of:=INFO.OBBA.OBBA.OBRUN(&quot;mcSwptn price 2-&quot;&amp;ROW();[.H48];&quot;getValue&quot;;[$LIBORMarketModel.$M$26])" office:value-type="string" office:string-value="mcSwptn price 2-48 &#10;[52715]">
            <text:p>mcSwptn price 2-48 <text:line-break/>[52715]</text:p>
          </table:table-cell>
          <table:table-cell table:style-name="ce51" table:formula="of:=INFO.OBBA.OBBA.OBGET(INFO.OBBA.OBBA.OBSYNC([.I48];[.$I$11:.$I$49]))" office:value-type="percentage" office:value="0.00755961795722903">
            <text:p>0,756%</text:p>
          </table:table-cell>
          <table:table-cell table:style-name="ce52" table:formula="of:=INFO.OBBA.OBBA.OBGET(INFO.OBBA.OBBA.OBCALL(&quot;&quot;;&quot;net.finmath.marketdata.products.Swap&quot;;&quot;getForwardSwapRate&quot;;[.G48];[.G4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316628958707757">
            <text:p>31,66%</text:p>
          </table:table-cell>
          <table:table-cell table:style-name="ce14"/>
          <table:table-cell table:style-name="ce14" table:formula="of:=IF([.E48]&lt;&gt;[.K48];NA();INFO.OBBA.OBBA.OBGET(INFO.OBBA.OBBA.OBCALL(&quot;&quot;;['Calibration Swaption'.$B$10];&quot;getVolatility&quot;;INFO.OBBA.OBBA.OBMAKE(&quot;&quot;;&quot;double&quot;;[.B48]);INFO.OBBA.OBBA.OBMAKE(&quot;&quot;;&quot;double&quot;;[.C48]-[.B4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8]+0.001" office:value-type="percentage" office:value="0.04">
            <text:p>4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22939]">
            <text:p>swap tenor 2-49 <text:line-break/>[2293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31552]">
            <text:p>mcSwaption 2-49 <text:line-break/>[31552]</text:p>
          </table:table-cell>
          <table:table-cell table:style-name="ce50" table:formula="of:=INFO.OBBA.OBBA.OBRUN(&quot;mcSwptn price 2-&quot;&amp;ROW();[.H49];&quot;getValue&quot;;[$LIBORMarketModel.$M$26])" office:value-type="string" office:string-value="mcSwptn price 2-49 &#10;[52716]">
            <text:p>mcSwptn price 2-49 <text:line-break/>[52716]</text:p>
          </table:table-cell>
          <table:table-cell table:style-name="ce51" table:formula="of:=INFO.OBBA.OBBA.OBGET(INFO.OBBA.OBBA.OBSYNC([.I49];[.$I$11:.$I$49]))" office:value-type="percentage" office:value="0.00720766018006406">
            <text:p>0,721%</text:p>
          </table:table-cell>
          <table:table-cell table:style-name="ce52" table:formula="of:=INFO.OBBA.OBBA.OBGET(INFO.OBBA.OBBA.OBCALL(&quot;&quot;;&quot;net.finmath.marketdata.products.Swap&quot;;&quot;getForwardSwapRate&quot;;[.G49];[.G4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317454896579638">
            <text:p>31,75%</text:p>
          </table:table-cell>
          <table:table-cell table:style-name="ce14"/>
          <table:table-cell table:style-name="ce14" table:formula="of:=IF([.E49]&lt;&gt;[.K49];NA();INFO.OBBA.OBBA.OBGET(INFO.OBBA.OBBA.OBCALL(&quot;&quot;;['Calibration Swaption'.$B$10];&quot;getVolatility&quot;;INFO.OBBA.OBBA.OBMAKE(&quot;&quot;;&quot;double&quot;;[.B49]);INFO.OBBA.OBBA.OBMAKE(&quot;&quot;;&quot;double&quot;;[.C49]-[.B49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8"/>
          <table:table-cell table:number-columns-repeated="767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ingle Swaption" table:style-name="ta5" table:print="false">
        <table:table-column table:style-name="co5" table:default-cell-style-name="ce60"/>
        <table:table-column table:style-name="co6" table:number-columns-repeated="1023" table:default-cell-style-name="ce60"/>
        <table:table-row table:style-name="ro8">
          <table:table-cell table:style-name="ce14" table:number-columns-repeated="257"/>
          <table:table-cell table:number-columns-repeated="767"/>
        </table:table-row>
        <table:table-row table:style-name="ro9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73" table:number-columns-repeated="767"/>
        </table:table-row>
        <table:table-row table:style-name="ro8">
          <table:table-cell table:style-name="ce14"/>
          <table:table-cell table:style-name="ce44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/>
          <table:table-cell table:style-name="ce61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2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71" table:formula="of:=INFO.OBBA.OBBA.OBMAKE(&quot;fixingDates&quot;;&quot;double[]&quot;;[.K9:.K16])" office:value-type="string" office:string-value="fixingDates &#10;[31556]">
            <text:p>fixingDates </text:p>
            <text:p>[31556]</text:p>
          </table:table-cell>
          <table:table-cell table:style-name="ce71" table:formula="of:=INFO.OBBA.OBBA.OBMAKE(&quot;paymentDates&quot;;&quot;double[]&quot;;[.L9:.L16])" office:value-type="string" office:string-value="paymentDates &#10;[31555]">
            <text:p>paymentDates </text:p>
            <text:p>[31555]</text:p>
          </table:table-cell>
          <table:table-cell table:style-name="ce71" table:formula="of:=INFO.OBBA.OBBA.OBMAKE(&quot;periodLength&quot;;&quot;double[]&quot;;[.M9:.M16])" office:value-type="string" office:string-value="periodLength &#10;[31554]">
            <text:p>periodLength </text:p>
            <text:p>[31554]</text:p>
          </table:table-cell>
          <table:table-cell table:style-name="ce71" table:formula="of:=INFO.OBBA.OBBA.OBMAKE(&quot;swapRates&quot;;&quot;double[]&quot;;[.N9:.N16])" office:value-type="string" office:string-value="swapRates &#10;[31553]">
            <text:p>swapRates </text:p>
            <text:p>[31553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start&quot;;&quot;double&quot;;[.C9])" office:value-type="string" office:string-value="swap start &#10;[31559]">
            <text:p>swap start </text:p>
            <text:p>[31559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65" table:formula="of:=INFO.OBBA.OBBA.OBMAKE(&quot;option maturity&quot;;&quot;double&quot;;[.F9])" office:value-type="string" office:string-value="option maturity &#10;[31567]">
            <text:p>option maturity </text:p>
            <text:p>[31567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63" table:formula="of:=INFO.OBBA.OBBA.OBMAKE(&quot;exerciseDate&quot;;&quot;double&quot;;[.I9])" office:value-type="string" office:string-value="exerciseDate &#10;[31557]">
            <text:p>exerciseDate </text:p>
            <text:p>[31557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end&quot;;&quot;double&quot;;[.C10])" office:value-type="string" office:string-value="swap end &#10;[31560]">
            <text:p>swap end </text:p>
            <text:p>[31560]</text:p>
          </table:table-cell>
          <table:table-cell table:style-name="ce32" office:value-type="float" office:value="6">
            <text:p>6</text:p>
          </table:table-cell>
          <table:table-cell table:style-name="ce14"/>
          <table:table-cell table:style-name="ce65" table:formula="of:=INFO.OBBA.OBBA.OBMAKE(&quot;option strike&quot;;&quot;double&quot;;[.F10])" office:value-type="string" office:string-value="option strike &#10;[31568]">
            <text:p>option strike </text:p>
            <text:p>[31568]</text:p>
          </table:table-cell>
          <table:table-cell table:style-name="ce49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period length&quot;;&quot;double&quot;;[.C11])" office:value-type="string" office:string-value="swap period length &#10;[31561]">
            <text:p>swap period length </text:p>
            <text:p>[31561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46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31563]">
            <text:p>short period </text:p>
            <text:p>[31563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2" office:value-type="float" office:value="3.5">
            <text:p>3,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/>
          <table:table-cell table:style-name="ce14" table:number-columns-repeated="8"/>
          <table:table-cell table:style-name="ce32" office:value-type="float" office:value="4">
            <text:p>4</text:p>
          </table:table-cell>
          <table:table-cell table:style-name="ce32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2" office:value-type="float" office:value="4.5">
            <text:p>4,5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31564]">
            <text:p>swap tenor </text:p>
            <text:p>[31564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31573]">
            <text:p>mcSwaption </text:p>
            <text:p>[31573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31558]">
            <text:p>mcSwaption2 </text:p>
            <text:p>[31558]</text:p>
          </table:table-cell>
          <table:table-cell table:style-name="ce14" table:number-columns-repeated="2"/>
          <table:table-cell table:style-name="ce32" office:value-type="float" office:value="5">
            <text:p>5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10"/>
          <table:table-cell table:style-name="ce32" office:value-type="float" office:value="5.5">
            <text:p>5,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4" office:value-type="string">
            <text:p>Result</text:p>
          </table:table-cell>
          <table:table-cell table:style-name="ce64"/>
          <table:table-cell table:style-name="ce14"/>
          <table:table-cell table:style-name="ce64" office:value-type="string">
            <text:p>Result</text:p>
          </table:table-cell>
          <table:table-cell table:style-name="ce64"/>
          <table:table-cell table:style-name="ce14"/>
          <table:table-cell table:style-name="ce64" office:value-type="string">
            <text:p>Result</text:p>
          </table:table-cell>
          <table:table-cell table:style-name="ce64"/>
          <table:table-cell table:style-name="ce14" table:number-columns-repeated="4"/>
          <table:table-cell table:style-name="ce72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forward swaprate&quot;;&quot;double&quot;;[.C19])" office:value-type="string" office:string-value="forward swaprate &#10;[31571]">
            <text:p>forward swaprate </text:p>
            <text:p>[31571]</text:p>
          </table:table-cell>
          <table:table-cell table:style-name="ce52" table:formula="of:=INFO.OBBA.OBBA.OBGET(INFO.OBBA.OBBA.OBCALL(&quot;&quot;;&quot;net.finmath.marketdata.products.Swap&quot;;&quot;getForwardSwapRate&quot;;[.B15];[.B15];['Rate Curve Data'.E10]))" office:value-type="percentage" office:value="0.02">
            <text:p>2,0%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66" table:formula="of:=INFO.OBBA.OBBA.OBGET(INFO.OBBA.OBBA.OBCALL(&quot;&quot;;[.E15];&quot;getValue&quot;;[$LIBORMarketModel.M26]))" office:value-type="percentage" office:value="0.0166118193962645">
            <text:p>1,661%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66" table:formula="of:=INFO.OBBA.OBBA.OBGET(INFO.OBBA.OBBA.OBCALL(&quot;&quot;;[.H15];&quot;getValue&quot;;[$LIBORMarketModel.$M$26]))" office:value-type="percentage" office:value="0.0166118193962645">
            <text:p>1,661%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annuity&quot;;&quot;double&quot;;[.C20])" office:value-type="string" office:string-value="swap annuity &#10;[31566]">
            <text:p>swap annuity </text:p>
            <text:p>[31566]</text:p>
          </table:table-cell>
          <table:table-cell table:style-name="ce52" table:formula="of:=INFO.OBBA.OBBA.OBGET(INFO.OBBA.OBBA.OBCALL(&quot;&quot;;&quot;net.finmath.marketdata.products.SwapAnnuity&quot;;&quot;getSwapAnnuity&quot;;[.B15];['Rate Curve Data'.B10]))" office:value-type="percentage" office:value="3.67655596088313">
            <text:p>367,7%</text:p>
          </table:table-cell>
          <table:table-cell table:style-name="ce14"/>
          <table:table-cell table:style-name="ce46" office:value-type="string">
            <text:p>Implied Volatility:</text:p>
          </table:table-cell>
          <table:table-cell table:style-name="ce67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405930671756203">
            <text:p>40,59307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string" office:string-value="{error=3.9614817840724E-4, value=0.01661181939626454}">
            <text:p>{error=3.9614817840724E-4, value=0.01661181939626454}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46"/>
          <table:table-cell table:style-name="ce67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46"/>
          <table:table-cell table:style-name="ce14" table:number-columns-repeated="7"/>
          <table:table-cell table:style-name="ce70"/>
          <table:table-cell table:style-name="ce14" table:number-columns-repeated="247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63" table:formula="of:=INFO.OBBA.OBBA.OBMAKE(&quot;volatility&quot;;&quot;double&quot;;[.F29])" office:value-type="string" office:string-value="volatility &#10;[31569]">
            <text:p>volatility </text:p>
            <text:p>[31569]</text:p>
          </table:table-cell>
          <table:table-cell table:style-name="ce68" office:value-type="percentage" office:value="0.44">
            <text:p>44,0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64" office:value-type="string">
            <text:p>Result</text:p>
          </table:table-cell>
          <table:table-cell table:style-name="ce64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46" office:value-type="string">
            <text:p>Value(Black-Scholes):</text:p>
          </table:table-cell>
          <table:table-cell table:style-name="ce69" table:formula="of:=INFO.OBBA.OBBA.OBGET(INFO.OBBA.OBBA.OBCALL(&quot;swaptionValue&quot;;obLibs&amp;&quot;net.finmath.functions.AnalyticFormulas&quot;;&quot;blackModelSwaptionValue&quot;;[.B19];[.E29];[.E9:.E10];[.B20]))" office:value-type="percentage" office:value="0.0179633518001831">
            <text:p>1,796%</text:p>
          </table:table-cell>
          <table:table-cell table:style-name="ce14" table:number-columns-repeated="251"/>
          <table:table-cell table:number-columns-repeated="767"/>
        </table:table-row>
        <table:table-row table:style-name="ro8" table:number-rows-repeated="65503">
          <table:table-cell table:style-name="ce14" table:number-columns-repeated="257"/>
          <table:table-cell table:number-columns-repeated="767"/>
        </table:table-row>
        <table:table-row table:style-name="ro8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8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8" table:number-rows-repeated="9830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4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74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Covariance Model:</text:p>
          </table:table-cell>
          <table:table-cell table:style-name="ce77" table:formula="of:=INFO.OBBA.OBBA.OBCAST(INFO.OBBA.OBBA.OBCALL(&quot;covarianceModelFromLMMCalibrated&quot;;[LIBORMarketModel.$I$33];&quot;getCovarianceModel&quot;);&quot;net.finmath.montecarlo.interestrate.modelplugins.LIBORCovarianceModelFromVolatilityAndCorrelation&quot;)" office:value-type="string" office:string-value="covarianceModelFromLMMCalibrated &#10;[39810]">
            <text:p>covarianceModelFromLMMCalibrated </text:p>
            <text:p>[39810]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Volatility Model:</text:p>
          </table:table-cell>
          <table:table-cell table:style-name="ce37" table:formula="of:=INFO.OBBA.OBBA.OBCALL(&quot;volatilityModelFromLMMCalibrated&quot;;[.$C$5];&quot;getVolatilityModel&quot;)" office:value-type="string" office:string-value="volatilityModelFromLMMCalibrated &#10;[39811]">
            <text:p>volatilityModelFromLMMCalibrated </text:p>
            <text:p>[39811]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2"/>
          <table:table-cell table:style-name="ce75"/>
          <table:table-cell table:style-name="ce47" office:value-type="float" office:value="0">
            <text:p>0</text:p>
          </table:table-cell>
          <table:table-cell table:style-name="ce47" table:formula="of:=[.C9]+1" office:value-type="float" office:value="1">
            <text:p>1</text:p>
          </table:table-cell>
          <table:table-cell table:style-name="ce47" table:formula="of:=[.D9]+1" office:value-type="float" office:value="2">
            <text:p>2</text:p>
          </table:table-cell>
          <table:table-cell table:style-name="ce47" table:formula="of:=[.E9]+1" office:value-type="float" office:value="3">
            <text:p>3</text:p>
          </table:table-cell>
          <table:table-cell table:style-name="ce47" table:formula="of:=[.F9]+1" office:value-type="float" office:value="4">
            <text:p>4</text:p>
          </table:table-cell>
          <table:table-cell table:style-name="ce47" table:formula="of:=[.G9]+1" office:value-type="float" office:value="5">
            <text:p>5</text:p>
          </table:table-cell>
          <table:table-cell table:style-name="ce47" table:formula="of:=[.H9]+1" office:value-type="float" office:value="6">
            <text:p>6</text:p>
          </table:table-cell>
          <table:table-cell table:style-name="ce47" table:formula="of:=[.I9]+1" office:value-type="float" office:value="7">
            <text:p>7</text:p>
          </table:table-cell>
          <table:table-cell table:style-name="ce47" table:formula="of:=[.J9]+1" office:value-type="float" office:value="8">
            <text:p>8</text:p>
          </table:table-cell>
          <table:table-cell table:style-name="ce47" table:formula="of:=[.K9]+1" office:value-type="float" office:value="9">
            <text:p>9</text:p>
          </table:table-cell>
          <table:table-cell table:style-name="ce47" table:formula="of:=[.L9]+1" office:value-type="float" office:value="10">
            <text:p>10</text:p>
          </table:table-cell>
          <table:table-cell table:style-name="ce47" table:formula="of:=[.M9]+1" office:value-type="float" office:value="11">
            <text:p>11</text:p>
          </table:table-cell>
          <table:table-cell table:style-name="ce47" table:formula="of:=[.N9]+1" office:value-type="float" office:value="12">
            <text:p>12</text:p>
          </table:table-cell>
          <table:table-cell table:style-name="ce47" table:formula="of:=[.O9]+1" office:value-type="float" office:value="13">
            <text:p>13</text:p>
          </table:table-cell>
          <table:table-cell table:style-name="ce47" table:formula="of:=[.P9]+1" office:value-type="float" office:value="14">
            <text:p>14</text:p>
          </table:table-cell>
          <table:table-cell table:style-name="ce47" table:formula="of:=[.Q9]+1" office:value-type="float" office:value="15">
            <text:p>15</text:p>
          </table:table-cell>
          <table:table-cell table:style-name="ce47" table:formula="of:=[.R9]+1" office:value-type="float" office:value="16">
            <text:p>16</text:p>
          </table:table-cell>
          <table:table-cell table:style-name="ce47" table:formula="of:=[.S9]+1" office:value-type="float" office:value="17">
            <text:p>17</text:p>
          </table:table-cell>
          <table:table-cell table:style-name="ce47" table:formula="of:=[.T9]+1" office:value-type="float" office:value="18">
            <text:p>18</text:p>
          </table:table-cell>
          <table:table-cell table:style-name="ce47" table:formula="of:=[.U9]+1" office:value-type="float" office:value="19">
            <text:p>19</text:p>
          </table:table-cell>
          <table:table-cell table:style-name="ce47" table:formula="of:=[.V9]+1" office:value-type="float" office:value="20">
            <text:p>20</text:p>
          </table:table-cell>
          <table:table-cell table:style-name="ce47" table:formula="of:=[.W9]+1" office:value-type="float" office:value="21">
            <text:p>21</text:p>
          </table:table-cell>
          <table:table-cell table:style-name="ce47" table:formula="of:=[.X9]+1" office:value-type="float" office:value="22">
            <text:p>22</text:p>
          </table:table-cell>
          <table:table-cell table:style-name="ce47" table:formula="of:=[.Y9]+1" office:value-type="float" office:value="23">
            <text:p>23</text:p>
          </table:table-cell>
          <table:table-cell table:style-name="ce47" table:formula="of:=[.Z9]+1" office:value-type="float" office:value="24">
            <text:p>24</text:p>
          </table:table-cell>
          <table:table-cell table:style-name="ce47" table:formula="of:=[.AA9]+1" office:value-type="float" office:value="25">
            <text:p>25</text:p>
          </table:table-cell>
          <table:table-cell table:style-name="ce47" table:formula="of:=[.AB9]+1" office:value-type="float" office:value="26">
            <text:p>26</text:p>
          </table:table-cell>
          <table:table-cell table:style-name="ce47" table:formula="of:=[.AC9]+1" office:value-type="float" office:value="27">
            <text:p>27</text:p>
          </table:table-cell>
          <table:table-cell table:style-name="ce47" table:formula="of:=[.AD9]+1" office:value-type="float" office:value="28">
            <text:p>28</text:p>
          </table:table-cell>
          <table:table-cell table:style-name="ce47" table:formula="of:=[.AE9]+1" office:value-type="float" office:value="29">
            <text:p>29</text:p>
          </table:table-cell>
          <table:table-cell table:style-name="ce47" table:formula="of:=[.AF9]+1" office:value-type="float" office:value="30">
            <text:p>30</text:p>
          </table:table-cell>
          <table:table-cell table:style-name="ce47" table:formula="of:=[.AG9]+1" office:value-type="float" office:value="31">
            <text:p>31</text:p>
          </table:table-cell>
          <table:table-cell table:style-name="ce47" table:formula="of:=[.AH9]+1" office:value-type="float" office:value="32">
            <text:p>32</text:p>
          </table:table-cell>
          <table:table-cell table:style-name="ce47" table:formula="of:=[.AI9]+1" office:value-type="float" office:value="33">
            <text:p>33</text:p>
          </table:table-cell>
          <table:table-cell table:style-name="ce47" table:formula="of:=[.AJ9]+1" office:value-type="float" office:value="34">
            <text:p>34</text:p>
          </table:table-cell>
          <table:table-cell table:style-name="ce47" table:formula="of:=[.AK9]+1" office:value-type="float" office:value="35">
            <text:p>35</text:p>
          </table:table-cell>
          <table:table-cell table:style-name="ce47" table:formula="of:=[.AL9]+1" office:value-type="float" office:value="36">
            <text:p>36</text:p>
          </table:table-cell>
          <table:table-cell table:style-name="ce47" table:formula="of:=[.AM9]+1" office:value-type="float" office:value="37">
            <text:p>37</text:p>
          </table:table-cell>
          <table:table-cell table:style-name="ce47" table:formula="of:=[.AN9]+1" office:value-type="float" office:value="38">
            <text:p>38</text:p>
          </table:table-cell>
          <table:table-cell table:style-name="ce32" table:number-columns-repeated="983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754409476671287">
            <text:p>75,44%</text:p>
            <draw:frame table:end-cell-address="Model.I36" table:end-x="0.003cm" table:end-y="0.012cm" draw:z-index="0" draw:style-name="gr1" svg:width="12.407cm" svg:height="10.594cm" svg:x="0.041cm" svg:y="0.052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55cm" svg:height="10.594cm" svg:x="0.093cm" svg:y="0.052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217203922293932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217243397388039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217203922293932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21727319195898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217243397388039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217203922293932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2172956390657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21727319195898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217243397388039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217203922293932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217312522325447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2172956390657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21727319195898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217243397388039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217203922293932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21732520120892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217312522325447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2172956390657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21727319195898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217243397388039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217203922293932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1.66163510321813">
            <text:p>166,1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217334709102985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21732520120892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217312522325447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2172956390657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217273191958981">
            <text:p>21,7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217243397388039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217203922293932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217151725191998">
            <text:p>21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217082856099855">
            <text:p>21,7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216992207262246">
            <text:p>21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216873206382931">
            <text:p>21,6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216717444961142">
            <text:p>21,6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216514237120735">
            <text:p>21,6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216250110344851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215908240859494">
            <text:p>21,5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215467866232215">
            <text:p>21,5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214903740917695">
            <text:p>21,4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214185754314027">
            <text:p>21,4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213278916372191">
            <text:p>21,3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212144049291911">
            <text:p>21,2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210739729606747">
            <text:p>21,07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2090263388333">
            <text:p>20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206973555510652">
            <text:p>20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204573334077486">
            <text:p>20,46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0186147938921">
            <text:p>20,19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198952504038878">
            <text:p>19,9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196094787726593">
            <text:p>19,6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193756489820886">
            <text:p>19,3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192757698726014">
            <text:p>19,2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194471657859217">
            <text:p>19,45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01128630448957">
            <text:p>20,11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16271554458013">
            <text:p>21,63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45435251147238">
            <text:p>24,5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297153681040532">
            <text:p>29,72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84447025483559">
            <text:p>38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527008561691784">
            <text:p>52,70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754409476671287">
            <text:p>75,44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1.11078090580671">
            <text:p>111,08%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1.66163510321813">
            <text:p>166,16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Correlation Model:</text:p>
          </table:table-cell>
          <table:table-cell table:style-name="ce77" table:formula="of:=INFO.OBBA.OBBA.OBCALL(&quot;correlationModelFromLMM&quot;;[.$C$5];&quot;getCorrelationModel&quot;)" office:value-type="string" office:string-value="correlationModelFromLMM &#10;[46053]">
            <text:p>correlationModelFromLMM </text:p>
            <text:p>[46053]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Simulation time: </text:p>
          </table:table-cell>
          <table:table-cell table:style-name="ce79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79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76"/>
          <table:table-cell table:style-name="ce47" office:value-type="float" office:value="0">
            <text:p>0</text:p>
          </table:table-cell>
          <table:table-cell table:style-name="ce47" table:formula="of:=[.C54]+1" office:value-type="float" office:value="1">
            <text:p>1</text:p>
          </table:table-cell>
          <table:table-cell table:style-name="ce47" table:formula="of:=[.D54]+1" office:value-type="float" office:value="2">
            <text:p>2</text:p>
          </table:table-cell>
          <table:table-cell table:style-name="ce47" table:formula="of:=[.E54]+1" office:value-type="float" office:value="3">
            <text:p>3</text:p>
          </table:table-cell>
          <table:table-cell table:style-name="ce47" table:formula="of:=[.F54]+1" office:value-type="float" office:value="4">
            <text:p>4</text:p>
          </table:table-cell>
          <table:table-cell table:style-name="ce47" table:formula="of:=[.G54]+1" office:value-type="float" office:value="5">
            <text:p>5</text:p>
          </table:table-cell>
          <table:table-cell table:style-name="ce47" table:formula="of:=[.H54]+1" office:value-type="float" office:value="6">
            <text:p>6</text:p>
          </table:table-cell>
          <table:table-cell table:style-name="ce47" table:formula="of:=[.I54]+1" office:value-type="float" office:value="7">
            <text:p>7</text:p>
          </table:table-cell>
          <table:table-cell table:style-name="ce47" table:formula="of:=[.J54]+1" office:value-type="float" office:value="8">
            <text:p>8</text:p>
          </table:table-cell>
          <table:table-cell table:style-name="ce47" table:formula="of:=[.K54]+1" office:value-type="float" office:value="9">
            <text:p>9</text:p>
          </table:table-cell>
          <table:table-cell table:style-name="ce47" table:formula="of:=[.L54]+1" office:value-type="float" office:value="10">
            <text:p>10</text:p>
          </table:table-cell>
          <table:table-cell table:style-name="ce47" table:formula="of:=[.M54]+1" office:value-type="float" office:value="11">
            <text:p>11</text:p>
          </table:table-cell>
          <table:table-cell table:style-name="ce47" table:formula="of:=[.N54]+1" office:value-type="float" office:value="12">
            <text:p>12</text:p>
          </table:table-cell>
          <table:table-cell table:style-name="ce47" table:formula="of:=[.O54]+1" office:value-type="float" office:value="13">
            <text:p>13</text:p>
          </table:table-cell>
          <table:table-cell table:style-name="ce47" table:formula="of:=[.P54]+1" office:value-type="float" office:value="14">
            <text:p>14</text:p>
          </table:table-cell>
          <table:table-cell table:style-name="ce47" table:formula="of:=[.Q54]+1" office:value-type="float" office:value="15">
            <text:p>15</text:p>
          </table:table-cell>
          <table:table-cell table:style-name="ce47" table:formula="of:=[.R54]+1" office:value-type="float" office:value="16">
            <text:p>16</text:p>
          </table:table-cell>
          <table:table-cell table:style-name="ce47" table:formula="of:=[.S54]+1" office:value-type="float" office:value="17">
            <text:p>17</text:p>
          </table:table-cell>
          <table:table-cell table:style-name="ce47" table:formula="of:=[.T54]+1" office:value-type="float" office:value="18">
            <text:p>18</text:p>
          </table:table-cell>
          <table:table-cell table:style-name="ce47" table:formula="of:=[.U54]+1" office:value-type="float" office:value="19">
            <text:p>19</text:p>
          </table:table-cell>
          <table:table-cell table:style-name="ce47" table:formula="of:=[.V54]+1" office:value-type="float" office:value="20">
            <text:p>20</text:p>
          </table:table-cell>
          <table:table-cell table:style-name="ce47" table:formula="of:=[.W54]+1" office:value-type="float" office:value="21">
            <text:p>21</text:p>
          </table:table-cell>
          <table:table-cell table:style-name="ce47" table:formula="of:=[.X54]+1" office:value-type="float" office:value="22">
            <text:p>22</text:p>
          </table:table-cell>
          <table:table-cell table:style-name="ce47" table:formula="of:=[.Y54]+1" office:value-type="float" office:value="23">
            <text:p>23</text:p>
          </table:table-cell>
          <table:table-cell table:style-name="ce47" table:formula="of:=[.Z54]+1" office:value-type="float" office:value="24">
            <text:p>24</text:p>
          </table:table-cell>
          <table:table-cell table:style-name="ce47" table:formula="of:=[.AA54]+1" office:value-type="float" office:value="25">
            <text:p>25</text:p>
          </table:table-cell>
          <table:table-cell table:style-name="ce47" table:formula="of:=[.AB54]+1" office:value-type="float" office:value="26">
            <text:p>26</text:p>
          </table:table-cell>
          <table:table-cell table:style-name="ce47" table:formula="of:=[.AC54]+1" office:value-type="float" office:value="27">
            <text:p>27</text:p>
          </table:table-cell>
          <table:table-cell table:style-name="ce47" table:formula="of:=[.AD54]+1" office:value-type="float" office:value="28">
            <text:p>28</text:p>
          </table:table-cell>
          <table:table-cell table:style-name="ce47" table:formula="of:=[.AE54]+1" office:value-type="float" office:value="29">
            <text:p>29</text:p>
          </table:table-cell>
          <table:table-cell table:style-name="ce47" table:formula="of:=[.AF54]+1" office:value-type="float" office:value="30">
            <text:p>30</text:p>
          </table:table-cell>
          <table:table-cell table:style-name="ce47" table:formula="of:=[.AG54]+1" office:value-type="float" office:value="31">
            <text:p>31</text:p>
          </table:table-cell>
          <table:table-cell table:style-name="ce47" table:formula="of:=[.AH54]+1" office:value-type="float" office:value="32">
            <text:p>32</text:p>
          </table:table-cell>
          <table:table-cell table:style-name="ce47" table:formula="of:=[.AI54]+1" office:value-type="float" office:value="33">
            <text:p>33</text:p>
          </table:table-cell>
          <table:table-cell table:style-name="ce47" table:formula="of:=[.AJ54]+1" office:value-type="float" office:value="34">
            <text:p>34</text:p>
          </table:table-cell>
          <table:table-cell table:style-name="ce47" table:formula="of:=[.AK54]+1" office:value-type="float" office:value="35">
            <text:p>35</text:p>
          </table:table-cell>
          <table:table-cell table:style-name="ce47" table:formula="of:=[.AL54]+1" office:value-type="float" office:value="36">
            <text:p>36</text:p>
          </table:table-cell>
          <table:table-cell table:style-name="ce47" table:formula="of:=[.AM54]+1" office:value-type="float" office:value="37">
            <text:p>37</text:p>
          </table:table-cell>
          <table:table-cell table:style-name="ce47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1">
            <text:p>100,00%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81"/>
        <table:table-column table:style-name="co6" table:number-columns-repeated="256" table:default-cell-style-name="ce81"/>
        <table:table-column table:style-name="co8" table:number-columns-repeated="767" table:default-cell-style-name="ce81"/>
        <table:table-row table:style-name="ro11">
          <table:table-cell table:style-name="ce80" table:number-columns-repeated="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5">
          <table:table-cell table:style-name="ce80"/>
          <table:table-cell table:style-name="ce82" office:value-type="string">
            <text:p>Simulated Rates</text:p>
          </table:table-cell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5">
          <table:table-cell table:style-name="ce80"/>
          <table:table-cell table:style-name="ce8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3" office:value-type="string">
            <text:p>Settings</text:p>
          </table:table-cell>
          <table:table-cell table:style-name="ce86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</text:p>
          </table:table-cell>
          <table:table-cell table:style-name="ce87" office:value-type="float" office:value="4">
            <text:p>4</text:p>
          </table:table-cell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</text:p>
          </table:table-cell>
          <table:table-cell table:style-name="ce87" table:formula="of:=[.C5]" office:value-type="float" office:value="4">
            <text:p>4</text:p>
          </table:table-cell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periodLength</text:p>
          </table:table-cell>
          <table:table-cell table:style-name="ce87" office:value-type="float" office:value="0.5">
            <text:p>0,5</text:p>
          </table:table-cell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/>
          <table:table-cell table:style-name="ce87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:</text:p>
          </table:table-cell>
          <table:table-cell table:style-name="ce87" table:formula="of:=[.C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1:</text:p>
          </table:table-cell>
          <table:table-cell table:style-name="ce87" table:formula="of:=[.C6]" office:value-type="float" office:value="4">
            <text:p>4</text:p>
          </table:table-cell>
          <table:table-cell table:style-name="ce87" table:formula="of:=[.C11]+[.$C$7]" office:value-type="float" office:value="4.5">
            <text:p>4,5</text:p>
          </table:table-cell>
          <table:table-cell table:style-name="ce87" table:formula="of:=[.D11]+[.$C$7]" office:value-type="float" office:value="5">
            <text:p>5</text:p>
          </table:table-cell>
          <table:table-cell table:style-name="ce87" table:formula="of:=[.E11]+[.$C$7]" office:value-type="float" office:value="5.5">
            <text:p>5,5</text:p>
          </table:table-cell>
          <table:table-cell table:style-name="ce87" table:formula="of:=[.F11]+[.$C$7]" office:value-type="float" office:value="6">
            <text:p>6</text:p>
          </table:table-cell>
          <table:table-cell table:style-name="ce87" table:formula="of:=[.G11]+[.$C$7]" office:value-type="float" office:value="6.5">
            <text:p>6,5</text:p>
          </table:table-cell>
          <table:table-cell table:style-name="ce87" table:formula="of:=[.H11]+[.$C$7]" office:value-type="float" office:value="7">
            <text:p>7</text:p>
          </table:table-cell>
          <table:table-cell table:style-name="ce87" table:formula="of:=[.I11]+[.$C$7]" office:value-type="float" office:value="7.5">
            <text:p>7,5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2:</text:p>
          </table:table-cell>
          <table:table-cell table:style-name="ce87" table:formula="of:=[.C11]+[.C7]" office:value-type="float" office:value="4.5">
            <text:p>4,5</text:p>
          </table:table-cell>
          <table:table-cell table:style-name="ce87" table:formula="of:=[.D11]+[.$C$7]" office:value-type="float" office:value="5">
            <text:p>5</text:p>
          </table:table-cell>
          <table:table-cell table:style-name="ce87" table:formula="of:=[.E11]+[.$C$7]" office:value-type="float" office:value="5.5">
            <text:p>5,5</text:p>
          </table:table-cell>
          <table:table-cell table:style-name="ce87" table:formula="of:=[.F11]+[.$C$7]" office:value-type="float" office:value="6">
            <text:p>6</text:p>
          </table:table-cell>
          <table:table-cell table:style-name="ce87" table:formula="of:=[.G11]+[.$C$7]" office:value-type="float" office:value="6.5">
            <text:p>6,5</text:p>
          </table:table-cell>
          <table:table-cell table:style-name="ce87" table:formula="of:=[.H11]+[.$C$7]" office:value-type="float" office:value="7">
            <text:p>7</text:p>
          </table:table-cell>
          <table:table-cell table:style-name="ce87" table:formula="of:=[.I11]+[.$C$7]" office:value-type="float" office:value="7.5">
            <text:p>7,5</text:p>
          </table:table-cell>
          <table:table-cell table:style-name="ce87" table:formula="of:=[.J11]+[.$C$7]" office:value-type="float" office:value="8">
            <text:p>8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Object:</text:p>
          </table:table-cell>
          <table:table-cell table:style-name="ce88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52634]">
            <text:p>LIBOR(4,4,4,5) </text:p>
            <text:p>[52634]</text:p>
          </table:table-cell>
          <table:table-cell table:style-name="ce88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52639]">
            <text:p>LIBOR(4,4,5,5) </text:p>
            <text:p>[52639]</text:p>
          </table:table-cell>
          <table:table-cell table:style-name="ce88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52644]">
            <text:p>LIBOR(4,5,5,5) </text:p>
            <text:p>[52644]</text:p>
          </table:table-cell>
          <table:table-cell table:style-name="ce88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52649]">
            <text:p>LIBOR(4,5,5,6) </text:p>
            <text:p>[52649]</text:p>
          </table:table-cell>
          <table:table-cell table:style-name="ce88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52654]">
            <text:p>LIBOR(4,6,6,5) </text:p>
            <text:p>[52654]</text:p>
          </table:table-cell>
          <table:table-cell table:style-name="ce88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52659]">
            <text:p>LIBOR(4,6,5,7) </text:p>
            <text:p>[52659]</text:p>
          </table:table-cell>
          <table:table-cell table:style-name="ce88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52664]">
            <text:p>LIBOR(4,7,7,5) </text:p>
            <text:p>[52664]</text:p>
          </table:table-cell>
          <table:table-cell table:style-name="ce88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52669]">
            <text:p>LIBOR(4,7,5,8) </text:p>
            <text:p>[52669]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/>
          <table:table-cell table:style-name="ce84"/>
          <table:table-cell table:style-name="ce85" table:number-columns-repeated="8"/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/>
          <table:table-cell table:style-name="ce84" office:value-type="string">
            <text:p>Realizations:</text:p>
          </table:table-cell>
          <table:table-cell table:style-name="ce85" table:number-matrix-columns-spanned="1" table:number-matrix-rows-spanned="100" table:formula="of:=TRANSPOSE(INFO.OBBA.OBBA.OBGET(INFO.OBBA.OBBA.OBCALL(&quot;&quot;;[.C13];&quot;getRealizations&quot;)))" office:value-type="percentage" office:value="0.00319192293377197">
            <text:p>0,3192%</text:p>
          </table:table-cell>
          <table:table-cell table:style-name="ce85" table:number-matrix-columns-spanned="1" table:number-matrix-rows-spanned="100" table:formula="of:=TRANSPOSE(INFO.OBBA.OBBA.OBGET(INFO.OBBA.OBBA.OBCALL(&quot;&quot;;[.D13];&quot;getRealizations&quot;)))" office:value-type="percentage" office:value="0.00725355598297643">
            <text:p>0,7254%</text:p>
          </table:table-cell>
          <table:table-cell table:style-name="ce85" table:number-matrix-columns-spanned="1" table:number-matrix-rows-spanned="100" table:formula="of:=TRANSPOSE(INFO.OBBA.OBBA.OBGET(INFO.OBBA.OBBA.OBCALL(&quot;&quot;;[.E13];&quot;getRealizations&quot;)))" office:value-type="percentage" office:value="0.0106410110018969">
            <text:p>1,0641%</text:p>
          </table:table-cell>
          <table:table-cell table:style-name="ce85" table:number-matrix-columns-spanned="1" table:number-matrix-rows-spanned="100" table:formula="of:=TRANSPOSE(INFO.OBBA.OBBA.OBGET(INFO.OBBA.OBBA.OBCALL(&quot;&quot;;[.F13];&quot;getRealizations&quot;)))" office:value-type="percentage" office:value="0.0127691204859459">
            <text:p>1,2769%</text:p>
          </table:table-cell>
          <table:table-cell table:style-name="ce85" table:number-matrix-columns-spanned="1" table:number-matrix-rows-spanned="100" table:formula="of:=TRANSPOSE(INFO.OBBA.OBBA.OBGET(INFO.OBBA.OBBA.OBCALL(&quot;&quot;;[.G13];&quot;getRealizations&quot;)))" office:value-type="percentage" office:value="0.01394435068643">
            <text:p>1,3944%</text:p>
          </table:table-cell>
          <table:table-cell table:style-name="ce85" table:number-matrix-columns-spanned="1" table:number-matrix-rows-spanned="100" table:formula="of:=TRANSPOSE(INFO.OBBA.OBBA.OBGET(INFO.OBBA.OBBA.OBCALL(&quot;&quot;;[.H13];&quot;getRealizations&quot;)))" office:value-type="percentage" office:value="0.0145491039531491">
            <text:p>1,4549%</text:p>
          </table:table-cell>
          <table:table-cell table:style-name="ce85" table:number-matrix-columns-spanned="1" table:number-matrix-rows-spanned="100" table:formula="of:=TRANSPOSE(INFO.OBBA.OBBA.OBGET(INFO.OBBA.OBBA.OBCALL(&quot;&quot;;[.I13];&quot;getRealizations&quot;)))" office:value-type="percentage" office:value="0.0148381847178758">
            <text:p>1,4838%</text:p>
          </table:table-cell>
          <table:table-cell table:style-name="ce85" table:number-matrix-columns-spanned="1" table:number-matrix-rows-spanned="100" table:formula="of:=TRANSPOSE(INFO.OBBA.OBBA.OBGET(INFO.OBBA.OBBA.OBCALL(&quot;&quot;;[.J13];&quot;getRealizations&quot;)))" office:value-type="percentage" office:value="0.0149574349608049">
            <text:p>1,4957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00284926473380928">
            <text:p>0,2849%</text:p>
          </table:table-cell>
          <table:table-cell table:style-name="ce85" office:value-type="percentage" office:value="0.00794490049055852">
            <text:p>0,7945%</text:p>
          </table:table-cell>
          <table:table-cell table:style-name="ce85" office:value-type="percentage" office:value="0.0134264866593657">
            <text:p>1,3426%</text:p>
          </table:table-cell>
          <table:table-cell table:style-name="ce85" office:value-type="percentage" office:value="0.0177798425091294">
            <text:p>1,7780%</text:p>
          </table:table-cell>
          <table:table-cell table:style-name="ce85" office:value-type="percentage" office:value="0.0208028007137581">
            <text:p>2,0803%</text:p>
          </table:table-cell>
          <table:table-cell table:style-name="ce85" office:value-type="percentage" office:value="0.0227838066366849">
            <text:p>2,2784%</text:p>
          </table:table-cell>
          <table:table-cell table:style-name="ce85" office:value-type="percentage" office:value="0.0240462808036462">
            <text:p>2,4046%</text:p>
          </table:table-cell>
          <table:table-cell table:style-name="ce85" office:value-type="percentage" office:value="0.0248358804064003">
            <text:p>2,4836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0435422644672436">
            <text:p>4,3542%</text:p>
          </table:table-cell>
          <table:table-cell table:style-name="ce85" office:value-type="percentage" office:value="0.0455461555330961">
            <text:p>4,5546%</text:p>
          </table:table-cell>
          <table:table-cell table:style-name="ce85" office:value-type="percentage" office:value="0.0406549568476332">
            <text:p>4,0655%</text:p>
          </table:table-cell>
          <table:table-cell table:style-name="ce85" office:value-type="percentage" office:value="0.0357219904199095">
            <text:p>3,5722%</text:p>
          </table:table-cell>
          <table:table-cell table:style-name="ce85" office:value-type="percentage" office:value="0.0322429615595524">
            <text:p>3,2243%</text:p>
          </table:table-cell>
          <table:table-cell table:style-name="ce85" office:value-type="percentage" office:value="0.0300652963710207">
            <text:p>3,0065%</text:p>
          </table:table-cell>
          <table:table-cell table:style-name="ce85" office:value-type="percentage" office:value="0.0287951461815628">
            <text:p>2,8795%</text:p>
          </table:table-cell>
          <table:table-cell table:style-name="ce85" office:value-type="percentage" office:value="0.0281104084553244">
            <text:p>2,8110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00703004307297583">
            <text:p>0,7030%</text:p>
          </table:table-cell>
          <table:table-cell table:style-name="ce85" office:value-type="percentage" office:value="0.0119738746602233">
            <text:p>1,1974%</text:p>
            <draw:frame table:end-cell-address="Simulation.H34" table:end-x="0.003cm" table:end-y="0.012cm" draw:z-index="0" draw:style-name="gr1" svg:width="12.268cm" svg:height="6.905cm" svg:x="0.04cm" svg:y="0.044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5" office:value-type="percentage" office:value="0.0145412272322368">
            <text:p>1,4541%</text:p>
          </table:table-cell>
          <table:table-cell table:style-name="ce85" office:value-type="percentage" office:value="0.0154368903761299">
            <text:p>1,5437%</text:p>
          </table:table-cell>
          <table:table-cell table:style-name="ce85" office:value-type="percentage" office:value="0.0155856696845695">
            <text:p>1,5586%</text:p>
          </table:table-cell>
          <table:table-cell table:style-name="ce85" office:value-type="percentage" office:value="0.0154775572207222">
            <text:p>1,5478%</text:p>
          </table:table-cell>
          <table:table-cell table:style-name="ce85" office:value-type="percentage" office:value="0.0153114035448533">
            <text:p>1,5311%</text:p>
          </table:table-cell>
          <table:table-cell table:style-name="ce85" office:value-type="percentage" office:value="0.0151554519328107">
            <text:p>1,5155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0036341788773687">
            <text:p>0,3634%</text:p>
          </table:table-cell>
          <table:table-cell table:style-name="ce85" office:value-type="percentage" office:value="0.00803816801987904">
            <text:p>0,8038%</text:p>
          </table:table-cell>
          <table:table-cell table:style-name="ce85" office:value-type="percentage" office:value="0.0115895052586528">
            <text:p>1,1590%</text:p>
          </table:table-cell>
          <table:table-cell table:style-name="ce85" office:value-type="percentage" office:value="0.0137534742353274">
            <text:p>1,3753%</text:p>
          </table:table-cell>
          <table:table-cell table:style-name="ce85" office:value-type="percentage" office:value="0.0149130853840582">
            <text:p>1,4913%</text:p>
          </table:table-cell>
          <table:table-cell table:style-name="ce85" office:value-type="percentage" office:value="0.0154905730941034">
            <text:p>1,5491%</text:p>
          </table:table-cell>
          <table:table-cell table:style-name="ce85" office:value-type="percentage" office:value="0.0157551311968424">
            <text:p>1,5755%</text:p>
          </table:table-cell>
          <table:table-cell table:style-name="ce85" office:value-type="percentage" office:value="0.0158560038660072">
            <text:p>1,5856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office:value-type="string">
            <text:p>&lt;</text:p>
          </table:table-cell>
          <table:table-cell table:style-name="ce80"/>
          <table:table-cell table:style-name="ce85" office:value-type="percentage" office:value="0.00471692976713724">
            <text:p>0,4717%</text:p>
          </table:table-cell>
          <table:table-cell table:style-name="ce85" office:value-type="percentage" office:value="0.0103164815954289">
            <text:p>1,0316%</text:p>
          </table:table-cell>
          <table:table-cell table:style-name="ce85" office:value-type="percentage" office:value="0.0148130574587584">
            <text:p>1,4813%</text:p>
          </table:table-cell>
          <table:table-cell table:style-name="ce85" office:value-type="percentage" office:value="0.0176645521906024">
            <text:p>1,7665%</text:p>
          </table:table-cell>
          <table:table-cell table:style-name="ce85" office:value-type="percentage" office:value="0.019358693779486">
            <text:p>1,9359%</text:p>
          </table:table-cell>
          <table:table-cell table:style-name="ce85" office:value-type="percentage" office:value="0.0203771132393901">
            <text:p>2,0377%</text:p>
          </table:table-cell>
          <table:table-cell table:style-name="ce85" office:value-type="percentage" office:value="0.0210129444773947">
            <text:p>2,1013%</text:p>
          </table:table-cell>
          <table:table-cell table:style-name="ce85" office:value-type="percentage" office:value="0.021425574622255">
            <text:p>2,1426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74223888819726">
            <text:p>0,4742%</text:p>
          </table:table-cell>
          <table:table-cell table:style-name="ce85" office:value-type="percentage" office:value="0.0093389161136053">
            <text:p>0,9339%</text:p>
          </table:table-cell>
          <table:table-cell table:style-name="ce85" office:value-type="percentage" office:value="0.0124801582358811">
            <text:p>1,2480%</text:p>
          </table:table-cell>
          <table:table-cell table:style-name="ce85" office:value-type="percentage" office:value="0.0141084383303478">
            <text:p>1,4108%</text:p>
          </table:table-cell>
          <table:table-cell table:style-name="ce85" office:value-type="percentage" office:value="0.0148406765787001">
            <text:p>1,4841%</text:p>
          </table:table-cell>
          <table:table-cell table:style-name="ce85" office:value-type="percentage" office:value="0.0151332532686675">
            <text:p>1,5133%</text:p>
          </table:table-cell>
          <table:table-cell table:style-name="ce85" office:value-type="percentage" office:value="0.015225623804095">
            <text:p>1,5226%</text:p>
          </table:table-cell>
          <table:table-cell table:style-name="ce85" office:value-type="percentage" office:value="0.0152307116082915">
            <text:p>1,5231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87623618755029">
            <text:p>0,4876%</text:p>
          </table:table-cell>
          <table:table-cell table:style-name="ce85" office:value-type="percentage" office:value="0.00954547563542292">
            <text:p>0,9545%</text:p>
          </table:table-cell>
          <table:table-cell table:style-name="ce85" office:value-type="percentage" office:value="0.0127022565336911">
            <text:p>1,2702%</text:p>
          </table:table-cell>
          <table:table-cell table:style-name="ce85" office:value-type="percentage" office:value="0.0143073390086532">
            <text:p>1,4307%</text:p>
          </table:table-cell>
          <table:table-cell table:style-name="ce85" office:value-type="percentage" office:value="0.0150006434268849">
            <text:p>1,5001%</text:p>
          </table:table-cell>
          <table:table-cell table:style-name="ce85" office:value-type="percentage" office:value="0.0152519668921433">
            <text:p>1,5252%</text:p>
          </table:table-cell>
          <table:table-cell table:style-name="ce85" office:value-type="percentage" office:value="0.0153066163851862">
            <text:p>1,5307%</text:p>
          </table:table-cell>
          <table:table-cell table:style-name="ce85" office:value-type="percentage" office:value="0.0152794535359132">
            <text:p>1,5279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678054351976532">
            <text:p>0,6781%</text:p>
          </table:table-cell>
          <table:table-cell table:style-name="ce85" office:value-type="percentage" office:value="0.0131046479282239">
            <text:p>1,3105%</text:p>
          </table:table-cell>
          <table:table-cell table:style-name="ce85" office:value-type="percentage" office:value="0.0174161453145153">
            <text:p>1,7416%</text:p>
          </table:table-cell>
          <table:table-cell table:style-name="ce85" office:value-type="percentage" office:value="0.0197749091344684">
            <text:p>1,9775%</text:p>
          </table:table-cell>
          <table:table-cell table:style-name="ce85" office:value-type="percentage" office:value="0.0210117251023285">
            <text:p>2,1012%</text:p>
          </table:table-cell>
          <table:table-cell table:style-name="ce85" office:value-type="percentage" office:value="0.0216969704231166">
            <text:p>2,1697%</text:p>
          </table:table-cell>
          <table:table-cell table:style-name="ce85" office:value-type="percentage" office:value="0.0221159306576213">
            <text:p>2,2116%</text:p>
          </table:table-cell>
          <table:table-cell table:style-name="ce85" office:value-type="percentage" office:value="0.0223983559054614">
            <text:p>2,239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934832079876088">
            <text:p>9,3483%</text:p>
          </table:table-cell>
          <table:table-cell table:style-name="ce85" office:value-type="percentage" office:value="0.0831181170163033">
            <text:p>8,3118%</text:p>
          </table:table-cell>
          <table:table-cell table:style-name="ce85" office:value-type="percentage" office:value="0.0663636415104189">
            <text:p>6,6364%</text:p>
          </table:table-cell>
          <table:table-cell table:style-name="ce85" office:value-type="percentage" office:value="0.0545690690328286">
            <text:p>5,4569%</text:p>
          </table:table-cell>
          <table:table-cell table:style-name="ce85" office:value-type="percentage" office:value="0.0475536100545249">
            <text:p>4,7554%</text:p>
          </table:table-cell>
          <table:table-cell table:style-name="ce85" office:value-type="percentage" office:value="0.0436618121520273">
            <text:p>4,3662%</text:p>
          </table:table-cell>
          <table:table-cell table:style-name="ce85" office:value-type="percentage" office:value="0.041660611665999">
            <text:p>4,1661%</text:p>
          </table:table-cell>
          <table:table-cell table:style-name="ce85" office:value-type="percentage" office:value="0.0407817962514694">
            <text:p>4,0782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230290520984913">
            <text:p>23,0291%</text:p>
          </table:table-cell>
          <table:table-cell table:style-name="ce85" office:value-type="percentage" office:value="0.152759550632051">
            <text:p>15,2760%</text:p>
          </table:table-cell>
          <table:table-cell table:style-name="ce85" office:value-type="percentage" office:value="0.101177843338876">
            <text:p>10,1178%</text:p>
          </table:table-cell>
          <table:table-cell table:style-name="ce85" office:value-type="percentage" office:value="0.0739141318405946">
            <text:p>7,3914%</text:p>
          </table:table-cell>
          <table:table-cell table:style-name="ce85" office:value-type="percentage" office:value="0.059841800248957">
            <text:p>5,9842%</text:p>
          </table:table-cell>
          <table:table-cell table:style-name="ce85" office:value-type="percentage" office:value="0.0525466411052961">
            <text:p>5,2547%</text:p>
          </table:table-cell>
          <table:table-cell table:style-name="ce85" office:value-type="percentage" office:value="0.0488484369080756">
            <text:p>4,8848%</text:p>
          </table:table-cell>
          <table:table-cell table:style-name="ce85" office:value-type="percentage" office:value="0.047136156676887">
            <text:p>4,7136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0069628674605778">
            <text:p>0,6963%</text:p>
          </table:table-cell>
          <table:table-cell table:style-name="ce85" office:value-type="percentage" office:value="0.0129874909185902">
            <text:p>1,2987%</text:p>
          </table:table-cell>
          <table:table-cell table:style-name="ce85" office:value-type="percentage" office:value="0.0168323858561674">
            <text:p>1,6832%</text:p>
          </table:table-cell>
          <table:table-cell table:style-name="ce85" office:value-type="percentage" office:value="0.0187395230915567">
            <text:p>1,8740%</text:p>
          </table:table-cell>
          <table:table-cell table:style-name="ce85" office:value-type="percentage" office:value="0.0195972596618006">
            <text:p>1,9597%</text:p>
          </table:table-cell>
          <table:table-cell table:style-name="ce85" office:value-type="percentage" office:value="0.0199771113624078">
            <text:p>1,9977%</text:p>
          </table:table-cell>
          <table:table-cell table:style-name="ce85" office:value-type="percentage" office:value="0.0201524164120524">
            <text:p>2,0152%</text:p>
          </table:table-cell>
          <table:table-cell table:style-name="ce85" office:value-type="percentage" office:value="0.020240939281069">
            <text:p>2,0241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23596013369917">
            <text:p>0,0236%</text:p>
          </table:table-cell>
          <table:table-cell table:style-name="ce85" office:value-type="percentage" office:value="0.00116984777951699">
            <text:p>0,1170%</text:p>
          </table:table-cell>
          <table:table-cell table:style-name="ce85" office:value-type="percentage" office:value="0.00282457684495568">
            <text:p>0,2825%</text:p>
          </table:table-cell>
          <table:table-cell table:style-name="ce85" office:value-type="percentage" office:value="0.00463099791460311">
            <text:p>0,4631%</text:p>
          </table:table-cell>
          <table:table-cell table:style-name="ce85" office:value-type="percentage" office:value="0.00611884741764887">
            <text:p>0,6119%</text:p>
          </table:table-cell>
          <table:table-cell table:style-name="ce85" office:value-type="percentage" office:value="0.00714284985868727">
            <text:p>0,7143%</text:p>
          </table:table-cell>
          <table:table-cell table:style-name="ce85" office:value-type="percentage" office:value="0.00775613962310212">
            <text:p>0,7756%</text:p>
          </table:table-cell>
          <table:table-cell table:style-name="ce85" office:value-type="percentage" office:value="0.0080722045090191">
            <text:p>0,8072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0020375429806858">
            <text:p>0,2038%</text:p>
          </table:table-cell>
          <table:table-cell table:style-name="ce85" office:value-type="percentage" office:value="0.00512637401315518">
            <text:p>0,5126%</text:p>
          </table:table-cell>
          <table:table-cell table:style-name="ce85" office:value-type="percentage" office:value="0.00800036247012057">
            <text:p>0,8000%</text:p>
          </table:table-cell>
          <table:table-cell table:style-name="ce85" office:value-type="percentage" office:value="0.00994926881039843">
            <text:p>0,9949%</text:p>
          </table:table-cell>
          <table:table-cell table:style-name="ce85" office:value-type="percentage" office:value="0.0110736834519436">
            <text:p>1,1074%</text:p>
          </table:table-cell>
          <table:table-cell table:style-name="ce85" office:value-type="percentage" office:value="0.0116554601570598">
            <text:p>1,1655%</text:p>
          </table:table-cell>
          <table:table-cell table:style-name="ce85" office:value-type="percentage" office:value="0.0119186620555104">
            <text:p>1,1919%</text:p>
          </table:table-cell>
          <table:table-cell table:style-name="ce85" office:value-type="percentage" office:value="0.0120053342307104">
            <text:p>1,2005%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.000174702732445795">
            <text:p>0,0175%</text:p>
          </table:table-cell>
          <table:table-cell table:style-name="ce85" office:value-type="percentage" office:value="0.00101819243761029">
            <text:p>0,1018%</text:p>
          </table:table-cell>
          <table:table-cell table:style-name="ce85" office:value-type="percentage" office:value="0.00273617159654043">
            <text:p>0,2736%</text:p>
          </table:table-cell>
          <table:table-cell table:style-name="ce85" office:value-type="percentage" office:value="0.00481276201939948">
            <text:p>0,4813%</text:p>
          </table:table-cell>
          <table:table-cell table:style-name="ce85" office:value-type="percentage" office:value="0.00665672976134148">
            <text:p>0,6657%</text:p>
          </table:table-cell>
          <table:table-cell table:style-name="ce85" office:value-type="percentage" office:value="0.00800314081860754">
            <text:p>0,8003%</text:p>
          </table:table-cell>
          <table:table-cell table:style-name="ce85" office:value-type="percentage" office:value="0.0088546226975905">
            <text:p>0,8855%</text:p>
          </table:table-cell>
          <table:table-cell table:style-name="ce85" office:value-type="percentage" office:value="0.00932406441992321">
            <text:p>0,932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55166723086946">
            <text:p>1,5517%</text:p>
          </table:table-cell>
          <table:table-cell table:style-name="ce85" office:value-type="percentage" office:value="0.0217974565762648">
            <text:p>2,1797%</text:p>
          </table:table-cell>
          <table:table-cell table:style-name="ce85" office:value-type="percentage" office:value="0.0234798062546965">
            <text:p>2,3480%</text:p>
          </table:table-cell>
          <table:table-cell table:style-name="ce85" office:value-type="percentage" office:value="0.0232245415985078">
            <text:p>2,3225%</text:p>
          </table:table-cell>
          <table:table-cell table:style-name="ce85" office:value-type="percentage" office:value="0.0225537146994933">
            <text:p>2,2554%</text:p>
          </table:table-cell>
          <table:table-cell table:style-name="ce85" office:value-type="percentage" office:value="0.0219741872391579">
            <text:p>2,1974%</text:p>
          </table:table-cell>
          <table:table-cell table:style-name="ce85" office:value-type="percentage" office:value="0.0215833232439067">
            <text:p>2,1583%</text:p>
          </table:table-cell>
          <table:table-cell table:style-name="ce85" office:value-type="percentage" office:value="0.0213563670791581">
            <text:p>2,1356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783588544012882">
            <text:p>0,0784%</text:p>
          </table:table-cell>
          <table:table-cell table:style-name="ce85" office:value-type="percentage" office:value="0.00315111883956722">
            <text:p>0,3151%</text:p>
          </table:table-cell>
          <table:table-cell table:style-name="ce85" office:value-type="percentage" office:value="0.00673385028180797">
            <text:p>0,6734%</text:p>
          </table:table-cell>
          <table:table-cell table:style-name="ce85" office:value-type="percentage" office:value="0.0103401704564711">
            <text:p>1,0340%</text:p>
          </table:table-cell>
          <table:table-cell table:style-name="ce85" office:value-type="percentage" office:value="0.0132558818620517">
            <text:p>1,3256%</text:p>
          </table:table-cell>
          <table:table-cell table:style-name="ce85" office:value-type="percentage" office:value="0.0153344064726688">
            <text:p>1,5334%</text:p>
          </table:table-cell>
          <table:table-cell table:style-name="ce85" office:value-type="percentage" office:value="0.0166981607359947">
            <text:p>1,6698%</text:p>
          </table:table-cell>
          <table:table-cell table:style-name="ce85" office:value-type="percentage" office:value="0.0175347519235049">
            <text:p>1,753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4264930498681">
            <text:p>4,2649%</text:p>
          </table:table-cell>
          <table:table-cell table:style-name="ce85" office:value-type="percentage" office:value="0.0504709180741857">
            <text:p>5,0471%</text:p>
          </table:table-cell>
          <table:table-cell table:style-name="ce85" office:value-type="percentage" office:value="0.0486144446537899">
            <text:p>4,8614%</text:p>
          </table:table-cell>
          <table:table-cell table:style-name="ce85" office:value-type="percentage" office:value="0.0451673414686928">
            <text:p>4,5167%</text:p>
          </table:table-cell>
          <table:table-cell table:style-name="ce85" office:value-type="percentage" office:value="0.0425842102898244">
            <text:p>4,2584%</text:p>
          </table:table-cell>
          <table:table-cell table:style-name="ce85" office:value-type="percentage" office:value="0.0411071069187593">
            <text:p>4,1107%</text:p>
          </table:table-cell>
          <table:table-cell table:style-name="ce85" office:value-type="percentage" office:value="0.0404709543296347">
            <text:p>4,0471%</text:p>
          </table:table-cell>
          <table:table-cell table:style-name="ce85" office:value-type="percentage" office:value="0.0403829940566122">
            <text:p>4,0383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93595460268296">
            <text:p>0,3936%</text:p>
          </table:table-cell>
          <table:table-cell table:style-name="ce85" office:value-type="percentage" office:value="0.00891885020075708">
            <text:p>0,8919%</text:p>
          </table:table-cell>
          <table:table-cell table:style-name="ce85" office:value-type="percentage" office:value="0.0131030278645233">
            <text:p>1,3103%</text:p>
          </table:table-cell>
          <table:table-cell table:style-name="ce85" office:value-type="percentage" office:value="0.0157817379175143">
            <text:p>1,5782%</text:p>
          </table:table-cell>
          <table:table-cell table:style-name="ce85" office:value-type="percentage" office:value="0.0173149710669187">
            <text:p>1,7315%</text:p>
          </table:table-cell>
          <table:table-cell table:style-name="ce85" office:value-type="percentage" office:value="0.0181545181660258">
            <text:p>1,8155%</text:p>
          </table:table-cell>
          <table:table-cell table:style-name="ce85" office:value-type="percentage" office:value="0.018602138503159">
            <text:p>1,8602%</text:p>
          </table:table-cell>
          <table:table-cell table:style-name="ce85" office:value-type="percentage" office:value="0.01883157152186">
            <text:p>1,883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790146993583175">
            <text:p>0,0790%</text:p>
          </table:table-cell>
          <table:table-cell table:style-name="ce85" office:value-type="percentage" office:value="0.00296054257849953">
            <text:p>0,2961%</text:p>
          </table:table-cell>
          <table:table-cell table:style-name="ce85" office:value-type="percentage" office:value="0.00601197025687084">
            <text:p>0,6012%</text:p>
          </table:table-cell>
          <table:table-cell table:style-name="ce85" office:value-type="percentage" office:value="0.00889242316824469">
            <text:p>0,8892%</text:p>
          </table:table-cell>
          <table:table-cell table:style-name="ce85" office:value-type="percentage" office:value="0.0110878308890288">
            <text:p>1,1088%</text:p>
          </table:table-cell>
          <table:table-cell table:style-name="ce85" office:value-type="percentage" office:value="0.0125637146890969">
            <text:p>1,2564%</text:p>
          </table:table-cell>
          <table:table-cell table:style-name="ce85" office:value-type="percentage" office:value="0.0134708689434182">
            <text:p>1,3471%</text:p>
          </table:table-cell>
          <table:table-cell table:style-name="ce85" office:value-type="percentage" office:value="0.0139823856557475">
            <text:p>1,398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72722260290646">
            <text:p>0,1727%</text:p>
          </table:table-cell>
          <table:table-cell table:style-name="ce85" office:value-type="percentage" office:value="0.00443735475894301">
            <text:p>0,4437%</text:p>
          </table:table-cell>
          <table:table-cell table:style-name="ce85" office:value-type="percentage" office:value="0.0070242370845752">
            <text:p>0,7024%</text:p>
          </table:table-cell>
          <table:table-cell table:style-name="ce85" office:value-type="percentage" office:value="0.00882516075904718">
            <text:p>0,8825%</text:p>
          </table:table-cell>
          <table:table-cell table:style-name="ce85" office:value-type="percentage" office:value="0.00989706547393815">
            <text:p>0,9897%</text:p>
          </table:table-cell>
          <table:table-cell table:style-name="ce85" office:value-type="percentage" office:value="0.0104758854060041">
            <text:p>1,0476%</text:p>
          </table:table-cell>
          <table:table-cell table:style-name="ce85" office:value-type="percentage" office:value="0.0107575201361252">
            <text:p>1,0758%</text:p>
          </table:table-cell>
          <table:table-cell table:style-name="ce85" office:value-type="percentage" office:value="0.0108695508929043">
            <text:p>1,087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896271321805933">
            <text:p>0,8963%</text:p>
          </table:table-cell>
          <table:table-cell table:style-name="ce85" office:value-type="percentage" office:value="0.0162712346292556">
            <text:p>1,6271%</text:p>
          </table:table-cell>
          <table:table-cell table:style-name="ce85" office:value-type="percentage" office:value="0.0207563981270364">
            <text:p>2,0756%</text:p>
          </table:table-cell>
          <table:table-cell table:style-name="ce85" office:value-type="percentage" office:value="0.02289205243886">
            <text:p>2,2892%</text:p>
          </table:table-cell>
          <table:table-cell table:style-name="ce85" office:value-type="percentage" office:value="0.0238102364388518">
            <text:p>2,3810%</text:p>
          </table:table-cell>
          <table:table-cell table:style-name="ce85" office:value-type="percentage" office:value="0.0242006029536116">
            <text:p>2,4201%</text:p>
          </table:table-cell>
          <table:table-cell table:style-name="ce85" office:value-type="percentage" office:value="0.0243795259979115">
            <text:p>2,4380%</text:p>
          </table:table-cell>
          <table:table-cell table:style-name="ce85" office:value-type="percentage" office:value="0.0244766461609136">
            <text:p>2,447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165671393378232">
            <text:p>0,0166%</text:p>
          </table:table-cell>
          <table:table-cell table:style-name="ce85" office:value-type="percentage" office:value="0.00105350762227724">
            <text:p>0,1054%</text:p>
          </table:table-cell>
          <table:table-cell table:style-name="ce85" office:value-type="percentage" office:value="0.00300332803946341">
            <text:p>0,3003%</text:p>
          </table:table-cell>
          <table:table-cell table:style-name="ce85" office:value-type="percentage" office:value="0.0054979535695795">
            <text:p>0,5498%</text:p>
          </table:table-cell>
          <table:table-cell table:style-name="ce85" office:value-type="percentage" office:value="0.00781238734068709">
            <text:p>0,7812%</text:p>
          </table:table-cell>
          <table:table-cell table:style-name="ce85" office:value-type="percentage" office:value="0.00956507359390692">
            <text:p>0,9565%</text:p>
          </table:table-cell>
          <table:table-cell table:style-name="ce85" office:value-type="percentage" office:value="0.0107134221583865">
            <text:p>1,0713%</text:p>
          </table:table-cell>
          <table:table-cell table:style-name="ce85" office:value-type="percentage" office:value="0.0113751892687329">
            <text:p>1,137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21651424285969">
            <text:p>1,2165%</text:p>
          </table:table-cell>
          <table:table-cell table:style-name="ce85" office:value-type="percentage" office:value="0.0200547231392136">
            <text:p>2,0055%</text:p>
          </table:table-cell>
          <table:table-cell table:style-name="ce85" office:value-type="percentage" office:value="0.0240640692006606">
            <text:p>2,4064%</text:p>
          </table:table-cell>
          <table:table-cell table:style-name="ce85" office:value-type="percentage" office:value="0.0255886432529532">
            <text:p>2,5589%</text:p>
          </table:table-cell>
          <table:table-cell table:style-name="ce85" office:value-type="percentage" office:value="0.0260804029067246">
            <text:p>2,6080%</text:p>
          </table:table-cell>
          <table:table-cell table:style-name="ce85" office:value-type="percentage" office:value="0.0262413992610705">
            <text:p>2,6241%</text:p>
          </table:table-cell>
          <table:table-cell table:style-name="ce85" office:value-type="percentage" office:value="0.0263306653916822">
            <text:p>2,6331%</text:p>
          </table:table-cell>
          <table:table-cell table:style-name="ce85" office:value-type="percentage" office:value="0.0264236510728809">
            <text:p>2,642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691793321251768">
            <text:p>0,6918%</text:p>
          </table:table-cell>
          <table:table-cell table:style-name="ce85" office:value-type="percentage" office:value="0.0125297159721514">
            <text:p>1,2530%</text:p>
          </table:table-cell>
          <table:table-cell table:style-name="ce85" office:value-type="percentage" office:value="0.0158788948669782">
            <text:p>1,5879%</text:p>
          </table:table-cell>
          <table:table-cell table:style-name="ce85" office:value-type="percentage" office:value="0.0173644648266344">
            <text:p>1,7364%</text:p>
          </table:table-cell>
          <table:table-cell table:style-name="ce85" office:value-type="percentage" office:value="0.0178987648627829">
            <text:p>1,7899%</text:p>
          </table:table-cell>
          <table:table-cell table:style-name="ce85" office:value-type="percentage" office:value="0.018034462762466">
            <text:p>1,8034%</text:p>
          </table:table-cell>
          <table:table-cell table:style-name="ce85" office:value-type="percentage" office:value="0.0180238378687661">
            <text:p>1,8024%</text:p>
          </table:table-cell>
          <table:table-cell table:style-name="ce85" office:value-type="percentage" office:value="0.0179692129536408">
            <text:p>1,7969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97808419649445">
            <text:p>1,9781%</text:p>
          </table:table-cell>
          <table:table-cell table:style-name="ce85" office:value-type="percentage" office:value="0.0274334977330976">
            <text:p>2,7433%</text:p>
          </table:table-cell>
          <table:table-cell table:style-name="ce85" office:value-type="percentage" office:value="0.0293111927373457">
            <text:p>2,9311%</text:p>
          </table:table-cell>
          <table:table-cell table:style-name="ce85" office:value-type="percentage" office:value="0.0289098659713607">
            <text:p>2,8910%</text:p>
          </table:table-cell>
          <table:table-cell table:style-name="ce85" office:value-type="percentage" office:value="0.0280965722996149">
            <text:p>2,8097%</text:p>
          </table:table-cell>
          <table:table-cell table:style-name="ce85" office:value-type="percentage" office:value="0.0274522236155333">
            <text:p>2,7452%</text:p>
          </table:table-cell>
          <table:table-cell table:style-name="ce85" office:value-type="percentage" office:value="0.0270660911263193">
            <text:p>2,7066%</text:p>
          </table:table-cell>
          <table:table-cell table:style-name="ce85" office:value-type="percentage" office:value="0.0268899641598616">
            <text:p>2,689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0320475176383">
            <text:p>1,0320%</text:p>
          </table:table-cell>
          <table:table-cell table:style-name="ce85" office:value-type="percentage" office:value="0.0164760658442707">
            <text:p>1,6476%</text:p>
          </table:table-cell>
          <table:table-cell table:style-name="ce85" office:value-type="percentage" office:value="0.0192565275537024">
            <text:p>1,9257%</text:p>
          </table:table-cell>
          <table:table-cell table:style-name="ce85" office:value-type="percentage" office:value="0.0200470790100185">
            <text:p>2,0047%</text:p>
          </table:table-cell>
          <table:table-cell table:style-name="ce85" office:value-type="percentage" office:value="0.0200875467582372">
            <text:p>2,0088%</text:p>
          </table:table-cell>
          <table:table-cell table:style-name="ce85" office:value-type="percentage" office:value="0.0199377544655115">
            <text:p>1,9938%</text:p>
          </table:table-cell>
          <table:table-cell table:style-name="ce85" office:value-type="percentage" office:value="0.0197886227408848">
            <text:p>1,9789%</text:p>
          </table:table-cell>
          <table:table-cell table:style-name="ce85" office:value-type="percentage" office:value="0.0196865371096639">
            <text:p>1,968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30261387170574">
            <text:p>0,3303%</text:p>
          </table:table-cell>
          <table:table-cell table:style-name="ce85" office:value-type="percentage" office:value="0.00799965947592575">
            <text:p>0,8000%</text:p>
          </table:table-cell>
          <table:table-cell table:style-name="ce85" office:value-type="percentage" office:value="0.012260151254509">
            <text:p>1,2260%</text:p>
          </table:table-cell>
          <table:table-cell table:style-name="ce85" office:value-type="percentage" office:value="0.0151857977973728">
            <text:p>1,5186%</text:p>
          </table:table-cell>
          <table:table-cell table:style-name="ce85" office:value-type="percentage" office:value="0.0169796429253154">
            <text:p>1,6980%</text:p>
          </table:table-cell>
          <table:table-cell table:style-name="ce85" office:value-type="percentage" office:value="0.0180344093215754">
            <text:p>1,8034%</text:p>
          </table:table-cell>
          <table:table-cell table:style-name="ce85" office:value-type="percentage" office:value="0.0186430677344596">
            <text:p>1,8643%</text:p>
          </table:table-cell>
          <table:table-cell table:style-name="ce85" office:value-type="percentage" office:value="0.0189873940725134">
            <text:p>1,898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53632434322898">
            <text:p>1,5363%</text:p>
          </table:table-cell>
          <table:table-cell table:style-name="ce85" office:value-type="percentage" office:value="0.0223309644412613">
            <text:p>2,2331%</text:p>
          </table:table-cell>
          <table:table-cell table:style-name="ce85" office:value-type="percentage" office:value="0.0246387158294542">
            <text:p>2,4639%</text:p>
          </table:table-cell>
          <table:table-cell table:style-name="ce85" office:value-type="percentage" office:value="0.0247708331999485">
            <text:p>2,4771%</text:p>
          </table:table-cell>
          <table:table-cell table:style-name="ce85" office:value-type="percentage" office:value="0.0243184838422482">
            <text:p>2,4318%</text:p>
          </table:table-cell>
          <table:table-cell table:style-name="ce85" office:value-type="percentage" office:value="0.0238652049227198">
            <text:p>2,3865%</text:p>
          </table:table-cell>
          <table:table-cell table:style-name="ce85" office:value-type="percentage" office:value="0.0235526104998115">
            <text:p>2,3553%</text:p>
          </table:table-cell>
          <table:table-cell table:style-name="ce85" office:value-type="percentage" office:value="0.0233780651771765">
            <text:p>2,337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694555290621057">
            <text:p>6,9456%</text:p>
          </table:table-cell>
          <table:table-cell table:style-name="ce85" office:value-type="percentage" office:value="0.0570152477293272">
            <text:p>5,7015%</text:p>
          </table:table-cell>
          <table:table-cell table:style-name="ce85" office:value-type="percentage" office:value="0.0433397560236271">
            <text:p>4,3340%</text:p>
          </table:table-cell>
          <table:table-cell table:style-name="ce85" office:value-type="percentage" office:value="0.0342370043191706">
            <text:p>3,4237%</text:p>
          </table:table-cell>
          <table:table-cell table:style-name="ce85" office:value-type="percentage" office:value="0.0288061065676061">
            <text:p>2,8806%</text:p>
          </table:table-cell>
          <table:table-cell table:style-name="ce85" office:value-type="percentage" office:value="0.0256495856211257">
            <text:p>2,5650%</text:p>
          </table:table-cell>
          <table:table-cell table:style-name="ce85" office:value-type="percentage" office:value="0.0238381069276418">
            <text:p>2,3838%</text:p>
          </table:table-cell>
          <table:table-cell table:style-name="ce85" office:value-type="percentage" office:value="0.0228231964211093">
            <text:p>2,2823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43421954807584">
            <text:p>0,3434%</text:p>
          </table:table-cell>
          <table:table-cell table:style-name="ce85" office:value-type="percentage" office:value="0.00833535909599854">
            <text:p>0,8335%</text:p>
          </table:table-cell>
          <table:table-cell table:style-name="ce85" office:value-type="percentage" office:value="0.0127612124641998">
            <text:p>1,2761%</text:p>
          </table:table-cell>
          <table:table-cell table:style-name="ce85" office:value-type="percentage" office:value="0.0157297479515477">
            <text:p>1,5730%</text:p>
          </table:table-cell>
          <table:table-cell table:style-name="ce85" office:value-type="percentage" office:value="0.0174595844864357">
            <text:p>1,7460%</text:p>
          </table:table-cell>
          <table:table-cell table:style-name="ce85" office:value-type="percentage" office:value="0.0183908033634783">
            <text:p>1,8391%</text:p>
          </table:table-cell>
          <table:table-cell table:style-name="ce85" office:value-type="percentage" office:value="0.0188553142806839">
            <text:p>1,8855%</text:p>
          </table:table-cell>
          <table:table-cell table:style-name="ce85" office:value-type="percentage" office:value="0.0190583421585497">
            <text:p>1,905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569745748904656">
            <text:p>0,5697%</text:p>
          </table:table-cell>
          <table:table-cell table:style-name="ce85" office:value-type="percentage" office:value="0.0117870690517025">
            <text:p>1,1787%</text:p>
          </table:table-cell>
          <table:table-cell table:style-name="ce85" office:value-type="percentage" office:value="0.0163746945702862">
            <text:p>1,6375%</text:p>
          </table:table-cell>
          <table:table-cell table:style-name="ce85" office:value-type="percentage" office:value="0.0191319930261976">
            <text:p>1,9132%</text:p>
          </table:table-cell>
          <table:table-cell table:style-name="ce85" office:value-type="percentage" office:value="0.0207032874925554">
            <text:p>2,0703%</text:p>
          </table:table-cell>
          <table:table-cell table:style-name="ce85" office:value-type="percentage" office:value="0.0216253226229749">
            <text:p>2,1625%</text:p>
          </table:table-cell>
          <table:table-cell table:style-name="ce85" office:value-type="percentage" office:value="0.0221992464793546">
            <text:p>2,2199%</text:p>
          </table:table-cell>
          <table:table-cell table:style-name="ce85" office:value-type="percentage" office:value="0.0225780033415485">
            <text:p>2,257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280790142083521">
            <text:p>0,0281%</text:p>
          </table:table-cell>
          <table:table-cell table:style-name="ce85" office:value-type="percentage" office:value="0.001532147947796">
            <text:p>0,1532%</text:p>
          </table:table-cell>
          <table:table-cell table:style-name="ce85" office:value-type="percentage" office:value="0.00396547876463633">
            <text:p>0,3965%</text:p>
          </table:table-cell>
          <table:table-cell table:style-name="ce85" office:value-type="percentage" office:value="0.00683906265699225">
            <text:p>0,6839%</text:p>
          </table:table-cell>
          <table:table-cell table:style-name="ce85" office:value-type="percentage" office:value="0.00937765117053631">
            <text:p>0,9378%</text:p>
          </table:table-cell>
          <table:table-cell table:style-name="ce85" office:value-type="percentage" office:value="0.0112500922978743">
            <text:p>1,1250%</text:p>
          </table:table-cell>
          <table:table-cell table:style-name="ce85" office:value-type="percentage" office:value="0.0124655329902032">
            <text:p>1,2466%</text:p>
          </table:table-cell>
          <table:table-cell table:style-name="ce85" office:value-type="percentage" office:value="0.0131702284181996">
            <text:p>1,317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301324687796185">
            <text:p>3,0132%</text:p>
          </table:table-cell>
          <table:table-cell table:style-name="ce85" office:value-type="percentage" office:value="0.038527064997137">
            <text:p>3,8527%</text:p>
          </table:table-cell>
          <table:table-cell table:style-name="ce85" office:value-type="percentage" office:value="0.0392457876684973">
            <text:p>3,9246%</text:p>
          </table:table-cell>
          <table:table-cell table:style-name="ce85" office:value-type="percentage" office:value="0.037692622881632">
            <text:p>3,7693%</text:p>
          </table:table-cell>
          <table:table-cell table:style-name="ce85" office:value-type="percentage" office:value="0.0361454790317066">
            <text:p>3,6145%</text:p>
          </table:table-cell>
          <table:table-cell table:style-name="ce85" office:value-type="percentage" office:value="0.0351283758638392">
            <text:p>3,5128%</text:p>
          </table:table-cell>
          <table:table-cell table:style-name="ce85" office:value-type="percentage" office:value="0.0346111780128937">
            <text:p>3,4611%</text:p>
          </table:table-cell>
          <table:table-cell table:style-name="ce85" office:value-type="percentage" office:value="0.0344504815019563">
            <text:p>3,445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12969502498795">
            <text:p>0,3130%</text:p>
          </table:table-cell>
          <table:table-cell table:style-name="ce85" office:value-type="percentage" office:value="0.00837390080092379">
            <text:p>0,8374%</text:p>
          </table:table-cell>
          <table:table-cell table:style-name="ce85" office:value-type="percentage" office:value="0.0137591649911379">
            <text:p>1,3759%</text:p>
          </table:table-cell>
          <table:table-cell table:style-name="ce85" office:value-type="percentage" office:value="0.0179117983408268">
            <text:p>1,7912%</text:p>
          </table:table-cell>
          <table:table-cell table:style-name="ce85" office:value-type="percentage" office:value="0.020761296983788">
            <text:p>2,0761%</text:p>
          </table:table-cell>
          <table:table-cell table:style-name="ce85" office:value-type="percentage" office:value="0.0226366214797791">
            <text:p>2,2637%</text:p>
          </table:table-cell>
          <table:table-cell table:style-name="ce85" office:value-type="percentage" office:value="0.0238542068219747">
            <text:p>2,3854%</text:p>
          </table:table-cell>
          <table:table-cell table:style-name="ce85" office:value-type="percentage" office:value="0.0246403893857841">
            <text:p>2,464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928191688907392">
            <text:p>0,9282%</text:p>
          </table:table-cell>
          <table:table-cell table:style-name="ce85" office:value-type="percentage" office:value="0.0149220280309279">
            <text:p>1,4922%</text:p>
          </table:table-cell>
          <table:table-cell table:style-name="ce85" office:value-type="percentage" office:value="0.0175186991681259">
            <text:p>1,7519%</text:p>
          </table:table-cell>
          <table:table-cell table:style-name="ce85" office:value-type="percentage" office:value="0.0182520188723683">
            <text:p>1,8252%</text:p>
          </table:table-cell>
          <table:table-cell table:style-name="ce85" office:value-type="percentage" office:value="0.0182546425689191">
            <text:p>1,8255%</text:p>
          </table:table-cell>
          <table:table-cell table:style-name="ce85" office:value-type="percentage" office:value="0.0180585835809651">
            <text:p>1,8059%</text:p>
          </table:table-cell>
          <table:table-cell table:style-name="ce85" office:value-type="percentage" office:value="0.0178540848357742">
            <text:p>1,7854%</text:p>
          </table:table-cell>
          <table:table-cell table:style-name="ce85" office:value-type="percentage" office:value="0.0176926964783061">
            <text:p>1,7693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806520898064401">
            <text:p>8,0652%</text:p>
          </table:table-cell>
          <table:table-cell table:style-name="ce85" office:value-type="percentage" office:value="0.0757534597311299">
            <text:p>7,5753%</text:p>
          </table:table-cell>
          <table:table-cell table:style-name="ce85" office:value-type="percentage" office:value="0.0633400435669723">
            <text:p>6,3340%</text:p>
          </table:table-cell>
          <table:table-cell table:style-name="ce85" office:value-type="percentage" office:value="0.0536149859917188">
            <text:p>5,3615%</text:p>
          </table:table-cell>
          <table:table-cell table:style-name="ce85" office:value-type="percentage" office:value="0.0474633984027375">
            <text:p>4,7463%</text:p>
          </table:table-cell>
          <table:table-cell table:style-name="ce85" office:value-type="percentage" office:value="0.0438905245108989">
            <text:p>4,3891%</text:p>
          </table:table-cell>
          <table:table-cell table:style-name="ce85" office:value-type="percentage" office:value="0.0419613736130586">
            <text:p>4,1961%</text:p>
          </table:table-cell>
          <table:table-cell table:style-name="ce85" office:value-type="percentage" office:value="0.0410398623283529">
            <text:p>4,104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827012063583389">
            <text:p>0,8270%</text:p>
          </table:table-cell>
          <table:table-cell table:style-name="ce85" office:value-type="percentage" office:value="0.0155131031915246">
            <text:p>1,5513%</text:p>
          </table:table-cell>
          <table:table-cell table:style-name="ce85" office:value-type="percentage" office:value="0.0202465193730638">
            <text:p>2,0247%</text:p>
          </table:table-cell>
          <table:table-cell table:style-name="ce85" office:value-type="percentage" office:value="0.0226937641334996">
            <text:p>2,2694%</text:p>
          </table:table-cell>
          <table:table-cell table:style-name="ce85" office:value-type="percentage" office:value="0.0238772931741676">
            <text:p>2,3877%</text:p>
          </table:table-cell>
          <table:table-cell table:style-name="ce85" office:value-type="percentage" office:value="0.0244689158114294">
            <text:p>2,4469%</text:p>
          </table:table-cell>
          <table:table-cell table:style-name="ce85" office:value-type="percentage" office:value="0.024794855144421">
            <text:p>2,4795%</text:p>
          </table:table-cell>
          <table:table-cell table:style-name="ce85" office:value-type="percentage" office:value="0.0249982003186331">
            <text:p>2,499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290899227056294">
            <text:p>0,0291%</text:p>
          </table:table-cell>
          <table:table-cell table:style-name="ce85" office:value-type="percentage" office:value="0.0014416465691946">
            <text:p>0,1442%</text:p>
          </table:table-cell>
          <table:table-cell table:style-name="ce85" office:value-type="percentage" office:value="0.00349135161514309">
            <text:p>0,3491%</text:p>
          </table:table-cell>
          <table:table-cell table:style-name="ce85" office:value-type="percentage" office:value="0.00575126413872682">
            <text:p>0,5751%</text:p>
          </table:table-cell>
          <table:table-cell table:style-name="ce85" office:value-type="percentage" office:value="0.00763945553413088">
            <text:p>0,7639%</text:p>
          </table:table-cell>
          <table:table-cell table:style-name="ce85" office:value-type="percentage" office:value="0.00896487314982493">
            <text:p>0,8965%</text:p>
          </table:table-cell>
          <table:table-cell table:style-name="ce85" office:value-type="percentage" office:value="0.00978196216875525">
            <text:p>0,9782%</text:p>
          </table:table-cell>
          <table:table-cell table:style-name="ce85" office:value-type="percentage" office:value="0.0102244951726639">
            <text:p>1,022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38750205304567">
            <text:p>0,4388%</text:p>
          </table:table-cell>
          <table:table-cell table:style-name="ce85" office:value-type="percentage" office:value="0.00917424353534358">
            <text:p>0,9174%</text:p>
          </table:table-cell>
          <table:table-cell table:style-name="ce85" office:value-type="percentage" office:value="0.0127748822310091">
            <text:p>1,2775%</text:p>
          </table:table-cell>
          <table:table-cell table:style-name="ce85" office:value-type="percentage" office:value="0.0148524495883918">
            <text:p>1,4852%</text:p>
          </table:table-cell>
          <table:table-cell table:style-name="ce85" office:value-type="percentage" office:value="0.0159239994415134">
            <text:p>1,5924%</text:p>
          </table:table-cell>
          <table:table-cell table:style-name="ce85" office:value-type="percentage" office:value="0.0164491844770866">
            <text:p>1,6449%</text:p>
          </table:table-cell>
          <table:table-cell table:style-name="ce85" office:value-type="percentage" office:value="0.0166949931743032">
            <text:p>1,6695%</text:p>
          </table:table-cell>
          <table:table-cell table:style-name="ce85" office:value-type="percentage" office:value="0.0167995912880979">
            <text:p>1,680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664173315596896">
            <text:p>0,6642%</text:p>
          </table:table-cell>
          <table:table-cell table:style-name="ce85" office:value-type="percentage" office:value="0.0119739471420721">
            <text:p>1,1974%</text:p>
          </table:table-cell>
          <table:table-cell table:style-name="ce85" office:value-type="percentage" office:value="0.0151140999648508">
            <text:p>1,5114%</text:p>
          </table:table-cell>
          <table:table-cell table:style-name="ce85" office:value-type="percentage" office:value="0.0164673728996174">
            <text:p>1,6467%</text:p>
          </table:table-cell>
          <table:table-cell table:style-name="ce85" office:value-type="percentage" office:value="0.0169168557309732">
            <text:p>1,6917%</text:p>
          </table:table-cell>
          <table:table-cell table:style-name="ce85" office:value-type="percentage" office:value="0.0169938054896594">
            <text:p>1,6994%</text:p>
          </table:table-cell>
          <table:table-cell table:style-name="ce85" office:value-type="percentage" office:value="0.0169393488108908">
            <text:p>1,6939%</text:p>
          </table:table-cell>
          <table:table-cell table:style-name="ce85" office:value-type="percentage" office:value="0.0168504138251202">
            <text:p>1,685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33438606073962">
            <text:p>0,3334%</text:p>
          </table:table-cell>
          <table:table-cell table:style-name="ce85" office:value-type="percentage" office:value="0.00780717111027951">
            <text:p>0,7807%</text:p>
          </table:table-cell>
          <table:table-cell table:style-name="ce85" office:value-type="percentage" office:value="0.011706493089473">
            <text:p>1,1706%</text:p>
          </table:table-cell>
          <table:table-cell table:style-name="ce85" office:value-type="percentage" office:value="0.014277571099339">
            <text:p>1,4278%</text:p>
          </table:table-cell>
          <table:table-cell table:style-name="ce85" office:value-type="percentage" office:value="0.0157821449940147">
            <text:p>1,5782%</text:p>
          </table:table-cell>
          <table:table-cell table:style-name="ce85" office:value-type="percentage" office:value="0.0166177334082938">
            <text:p>1,6618%</text:p>
          </table:table-cell>
          <table:table-cell table:style-name="ce85" office:value-type="percentage" office:value="0.0170652589745293">
            <text:p>1,7065%</text:p>
          </table:table-cell>
          <table:table-cell table:style-name="ce85" office:value-type="percentage" office:value="0.0172925875333921">
            <text:p>1,7293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28288905764059">
            <text:p>1,2829%</text:p>
          </table:table-cell>
          <table:table-cell table:style-name="ce85" office:value-type="percentage" office:value="0.0209677361455831">
            <text:p>2,0968%</text:p>
          </table:table-cell>
          <table:table-cell table:style-name="ce85" office:value-type="percentage" office:value="0.0250114342047956">
            <text:p>2,5011%</text:p>
          </table:table-cell>
          <table:table-cell table:style-name="ce85" office:value-type="percentage" office:value="0.0264974977075302">
            <text:p>2,6497%</text:p>
          </table:table-cell>
          <table:table-cell table:style-name="ce85" office:value-type="percentage" office:value="0.0269481003877063">
            <text:p>2,6948%</text:p>
          </table:table-cell>
          <table:table-cell table:style-name="ce85" office:value-type="percentage" office:value="0.0270828801391557">
            <text:p>2,7083%</text:p>
          </table:table-cell>
          <table:table-cell table:style-name="ce85" office:value-type="percentage" office:value="0.0271605367493656">
            <text:p>2,7161%</text:p>
          </table:table-cell>
          <table:table-cell table:style-name="ce85" office:value-type="percentage" office:value="0.0272523204117803">
            <text:p>2,725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231038971522956">
            <text:p>2,3104%</text:p>
          </table:table-cell>
          <table:table-cell table:style-name="ce85" office:value-type="percentage" office:value="0.0294907202225958">
            <text:p>2,9491%</text:p>
          </table:table-cell>
          <table:table-cell table:style-name="ce85" office:value-type="percentage" office:value="0.0298621928078582">
            <text:p>2,9862%</text:p>
          </table:table-cell>
          <table:table-cell table:style-name="ce85" office:value-type="percentage" office:value="0.0284609162263768">
            <text:p>2,8461%</text:p>
          </table:table-cell>
          <table:table-cell table:style-name="ce85" office:value-type="percentage" office:value="0.0270702711951368">
            <text:p>2,7070%</text:p>
          </table:table-cell>
          <table:table-cell table:style-name="ce85" office:value-type="percentage" office:value="0.0260998250909669">
            <text:p>2,6100%</text:p>
          </table:table-cell>
          <table:table-cell table:style-name="ce85" office:value-type="percentage" office:value="0.0255275260371846">
            <text:p>2,5528%</text:p>
          </table:table-cell>
          <table:table-cell table:style-name="ce85" office:value-type="percentage" office:value="0.0252438278578851">
            <text:p>2,524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977634544562686">
            <text:p>0,9776%</text:p>
          </table:table-cell>
          <table:table-cell table:style-name="ce85" office:value-type="percentage" office:value="0.0153121936624283">
            <text:p>1,5312%</text:p>
          </table:table-cell>
          <table:table-cell table:style-name="ce85" office:value-type="percentage" office:value="0.0176856796508867">
            <text:p>1,7686%</text:p>
          </table:table-cell>
          <table:table-cell table:style-name="ce85" office:value-type="percentage" office:value="0.0182556442823412">
            <text:p>1,8256%</text:p>
          </table:table-cell>
          <table:table-cell table:style-name="ce85" office:value-type="percentage" office:value="0.0181730690012279">
            <text:p>1,8173%</text:p>
          </table:table-cell>
          <table:table-cell table:style-name="ce85" office:value-type="percentage" office:value="0.0179446771699171">
            <text:p>1,7945%</text:p>
          </table:table-cell>
          <table:table-cell table:style-name="ce85" office:value-type="percentage" office:value="0.0177376127456072">
            <text:p>1,7738%</text:p>
          </table:table-cell>
          <table:table-cell table:style-name="ce85" office:value-type="percentage" office:value="0.0175887013940861">
            <text:p>1,7589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288138479199275">
            <text:p>2,8814%</text:p>
          </table:table-cell>
          <table:table-cell table:style-name="ce85" office:value-type="percentage" office:value="0.0353077893548759">
            <text:p>3,5308%</text:p>
          </table:table-cell>
          <table:table-cell table:style-name="ce85" office:value-type="percentage" office:value="0.0348605562445074">
            <text:p>3,4861%</text:p>
          </table:table-cell>
          <table:table-cell table:style-name="ce85" office:value-type="percentage" office:value="0.032778222509618">
            <text:p>3,2778%</text:p>
          </table:table-cell>
          <table:table-cell table:style-name="ce85" office:value-type="percentage" office:value="0.0309929593199811">
            <text:p>3,0993%</text:p>
          </table:table-cell>
          <table:table-cell table:style-name="ce85" office:value-type="percentage" office:value="0.0298420948908727">
            <text:p>2,9842%</text:p>
          </table:table-cell>
          <table:table-cell table:style-name="ce85" office:value-type="percentage" office:value="0.0292231793260932">
            <text:p>2,9223%</text:p>
          </table:table-cell>
          <table:table-cell table:style-name="ce85" office:value-type="percentage" office:value="0.0289700682133738">
            <text:p>2,897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682542786996848">
            <text:p>0,6825%</text:p>
          </table:table-cell>
          <table:table-cell table:style-name="ce85" office:value-type="percentage" office:value="0.011181476861145">
            <text:p>1,1181%</text:p>
          </table:table-cell>
          <table:table-cell table:style-name="ce85" office:value-type="percentage" office:value="0.0131816668276576">
            <text:p>1,3182%</text:p>
          </table:table-cell>
          <table:table-cell table:style-name="ce85" office:value-type="percentage" office:value="0.0136718687146561">
            <text:p>1,3672%</text:p>
          </table:table-cell>
          <table:table-cell table:style-name="ce85" office:value-type="percentage" office:value="0.0135517609605341">
            <text:p>1,3552%</text:p>
          </table:table-cell>
          <table:table-cell table:style-name="ce85" office:value-type="percentage" office:value="0.0132627854890821">
            <text:p>1,3263%</text:p>
          </table:table-cell>
          <table:table-cell table:style-name="ce85" office:value-type="percentage" office:value="0.0129700107580829">
            <text:p>1,2970%</text:p>
          </table:table-cell>
          <table:table-cell table:style-name="ce85" office:value-type="percentage" office:value="0.0127219885889239">
            <text:p>1,272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82599533998663">
            <text:p>1,8260%</text:p>
          </table:table-cell>
          <table:table-cell table:style-name="ce85" office:value-type="percentage" office:value="0.0283551279841271">
            <text:p>2,8355%</text:p>
          </table:table-cell>
          <table:table-cell table:style-name="ce85" office:value-type="percentage" office:value="0.0328907752590589">
            <text:p>3,2891%</text:p>
          </table:table-cell>
          <table:table-cell table:style-name="ce85" office:value-type="percentage" office:value="0.0343891888148281">
            <text:p>3,4389%</text:p>
          </table:table-cell>
          <table:table-cell table:style-name="ce85" office:value-type="percentage" office:value="0.0348264364244389">
            <text:p>3,4826%</text:p>
          </table:table-cell>
          <table:table-cell table:style-name="ce85" office:value-type="percentage" office:value="0.0350314845297234">
            <text:p>3,5031%</text:p>
          </table:table-cell>
          <table:table-cell table:style-name="ce85" office:value-type="percentage" office:value="0.0352572150943814">
            <text:p>3,5257%</text:p>
          </table:table-cell>
          <table:table-cell table:style-name="ce85" office:value-type="percentage" office:value="0.0355445690574002">
            <text:p>3,554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5085875082901">
            <text:p>0,4509%</text:p>
          </table:table-cell>
          <table:table-cell table:style-name="ce85" office:value-type="percentage" office:value="0.00997146893312052">
            <text:p>0,9971%</text:p>
          </table:table-cell>
          <table:table-cell table:style-name="ce85" office:value-type="percentage" office:value="0.0144344551495613">
            <text:p>1,4434%</text:p>
          </table:table-cell>
          <table:table-cell table:style-name="ce85" office:value-type="percentage" office:value="0.017246598856747">
            <text:p>1,7247%</text:p>
          </table:table-cell>
          <table:table-cell table:style-name="ce85" office:value-type="percentage" office:value="0.0188542749989508">
            <text:p>1,8854%</text:p>
          </table:table-cell>
          <table:table-cell table:style-name="ce85" office:value-type="percentage" office:value="0.0197504674652118">
            <text:p>1,9750%</text:p>
          </table:table-cell>
          <table:table-cell table:style-name="ce85" office:value-type="percentage" office:value="0.0202495943270201">
            <text:p>2,0250%</text:p>
          </table:table-cell>
          <table:table-cell table:style-name="ce85" office:value-type="percentage" office:value="0.0205273184845862">
            <text:p>2,052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61998688117114">
            <text:p>1,6200%</text:p>
          </table:table-cell>
          <table:table-cell table:style-name="ce85" office:value-type="percentage" office:value="0.0255757827743356">
            <text:p>2,5576%</text:p>
          </table:table-cell>
          <table:table-cell table:style-name="ce85" office:value-type="percentage" office:value="0.0298998907771279">
            <text:p>2,9900%</text:p>
          </table:table-cell>
          <table:table-cell table:style-name="ce85" office:value-type="percentage" office:value="0.0313865578041665">
            <text:p>3,1387%</text:p>
          </table:table-cell>
          <table:table-cell table:style-name="ce85" office:value-type="percentage" office:value="0.0318501873707066">
            <text:p>3,1850%</text:p>
          </table:table-cell>
          <table:table-cell table:style-name="ce85" office:value-type="percentage" office:value="0.0320677654144774">
            <text:p>3,2068%</text:p>
          </table:table-cell>
          <table:table-cell table:style-name="ce85" office:value-type="percentage" office:value="0.0322840410501103">
            <text:p>3,2284%</text:p>
          </table:table-cell>
          <table:table-cell table:style-name="ce85" office:value-type="percentage" office:value="0.0325447465130718">
            <text:p>3,254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262826634913041">
            <text:p>0,2628%</text:p>
          </table:table-cell>
          <table:table-cell table:style-name="ce85" office:value-type="percentage" office:value="0.00668877550733855">
            <text:p>0,6689%</text:p>
          </table:table-cell>
          <table:table-cell table:style-name="ce85" office:value-type="percentage" office:value="0.0106017174239295">
            <text:p>1,0602%</text:p>
          </table:table-cell>
          <table:table-cell table:style-name="ce85" office:value-type="percentage" office:value="0.0134215881640133">
            <text:p>1,3422%</text:p>
          </table:table-cell>
          <table:table-cell table:style-name="ce85" office:value-type="percentage" office:value="0.0152139257941553">
            <text:p>1,5214%</text:p>
          </table:table-cell>
          <table:table-cell table:style-name="ce85" office:value-type="percentage" office:value="0.0162932371402665">
            <text:p>1,6293%</text:p>
          </table:table-cell>
          <table:table-cell table:style-name="ce85" office:value-type="percentage" office:value="0.0169234619040264">
            <text:p>1,6923%</text:p>
          </table:table-cell>
          <table:table-cell table:style-name="ce85" office:value-type="percentage" office:value="0.0172796665959849">
            <text:p>1,728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685619635359851">
            <text:p>0,6856%</text:p>
          </table:table-cell>
          <table:table-cell table:style-name="ce85" office:value-type="percentage" office:value="0.0117313327009312">
            <text:p>1,1731%</text:p>
          </table:table-cell>
          <table:table-cell table:style-name="ce85" office:value-type="percentage" office:value="0.0143212622306213">
            <text:p>1,4321%</text:p>
          </table:table-cell>
          <table:table-cell table:style-name="ce85" office:value-type="percentage" office:value="0.0152914603038243">
            <text:p>1,5291%</text:p>
          </table:table-cell>
          <table:table-cell table:style-name="ce85" office:value-type="percentage" office:value="0.0155288707152041">
            <text:p>1,5529%</text:p>
          </table:table-cell>
          <table:table-cell table:style-name="ce85" office:value-type="percentage" office:value="0.0155052736822464">
            <text:p>1,5505%</text:p>
          </table:table-cell>
          <table:table-cell table:style-name="ce85" office:value-type="percentage" office:value="0.0154132051094462">
            <text:p>1,5413%</text:p>
          </table:table-cell>
          <table:table-cell table:style-name="ce85" office:value-type="percentage" office:value="0.015319661636089">
            <text:p>1,532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930834514854659">
            <text:p>0,0931%</text:p>
          </table:table-cell>
          <table:table-cell table:style-name="ce85" office:value-type="percentage" office:value="0.00347991317511016">
            <text:p>0,3480%</text:p>
          </table:table-cell>
          <table:table-cell table:style-name="ce85" office:value-type="percentage" office:value="0.0070771820482563">
            <text:p>0,7077%</text:p>
          </table:table-cell>
          <table:table-cell table:style-name="ce85" office:value-type="percentage" office:value="0.0105015407930433">
            <text:p>1,0502%</text:p>
          </table:table-cell>
          <table:table-cell table:style-name="ce85" office:value-type="percentage" office:value="0.0131445919688511">
            <text:p>1,3145%</text:p>
          </table:table-cell>
          <table:table-cell table:style-name="ce85" office:value-type="percentage" office:value="0.0149525837039129">
            <text:p>1,4953%</text:p>
          </table:table-cell>
          <table:table-cell table:style-name="ce85" office:value-type="percentage" office:value="0.0160913125025135">
            <text:p>1,6091%</text:p>
          </table:table-cell>
          <table:table-cell table:style-name="ce85" office:value-type="percentage" office:value="0.0167576665192039">
            <text:p>1,675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697805498083823">
            <text:p>0,0698%</text:p>
          </table:table-cell>
          <table:table-cell table:style-name="ce85" office:value-type="percentage" office:value="0.00255750961415253">
            <text:p>0,2558%</text:p>
          </table:table-cell>
          <table:table-cell table:style-name="ce85" office:value-type="percentage" office:value="0.00510731122982931">
            <text:p>0,5107%</text:p>
          </table:table-cell>
          <table:table-cell table:style-name="ce85" office:value-type="percentage" office:value="0.00745592873817589">
            <text:p>0,7456%</text:p>
          </table:table-cell>
          <table:table-cell table:style-name="ce85" office:value-type="percentage" office:value="0.00920033091925085">
            <text:p>0,9200%</text:p>
          </table:table-cell>
          <table:table-cell table:style-name="ce85" office:value-type="percentage" office:value="0.0103386339683356">
            <text:p>1,0339%</text:p>
          </table:table-cell>
          <table:table-cell table:style-name="ce85" office:value-type="percentage" office:value="0.0110117792690785">
            <text:p>1,1012%</text:p>
          </table:table-cell>
          <table:table-cell table:style-name="ce85" office:value-type="percentage" office:value="0.0113695709113593">
            <text:p>1,137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231940593342555">
            <text:p>2,3194%</text:p>
          </table:table-cell>
          <table:table-cell table:style-name="ce85" office:value-type="percentage" office:value="0.0313934316392856">
            <text:p>3,1393%</text:p>
          </table:table-cell>
          <table:table-cell table:style-name="ce85" office:value-type="percentage" office:value="0.033197379351256">
            <text:p>3,3197%</text:p>
          </table:table-cell>
          <table:table-cell table:style-name="ce85" office:value-type="percentage" office:value="0.0325729359732339">
            <text:p>3,2573%</text:p>
          </table:table-cell>
          <table:table-cell table:style-name="ce85" office:value-type="percentage" office:value="0.0315662063802568">
            <text:p>3,1566%</text:p>
          </table:table-cell>
          <table:table-cell table:style-name="ce85" office:value-type="percentage" office:value="0.03079362166768">
            <text:p>3,0794%</text:p>
          </table:table-cell>
          <table:table-cell table:style-name="ce85" office:value-type="percentage" office:value="0.0303358565694971">
            <text:p>3,0336%</text:p>
          </table:table-cell>
          <table:table-cell table:style-name="ce85" office:value-type="percentage" office:value="0.0301283144212345">
            <text:p>3,012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9263731056741">
            <text:p>0,4926%</text:p>
          </table:table-cell>
          <table:table-cell table:style-name="ce85" office:value-type="percentage" office:value="0.00965680001321654">
            <text:p>0,9657%</text:p>
          </table:table-cell>
          <table:table-cell table:style-name="ce85" office:value-type="percentage" office:value="0.0128597539593224">
            <text:p>1,2860%</text:p>
          </table:table-cell>
          <table:table-cell table:style-name="ce85" office:value-type="percentage" office:value="0.0144925065141556">
            <text:p>1,4493%</text:p>
          </table:table-cell>
          <table:table-cell table:style-name="ce85" office:value-type="percentage" office:value="0.0152022054496404">
            <text:p>1,5202%</text:p>
          </table:table-cell>
          <table:table-cell table:style-name="ce85" office:value-type="percentage" office:value="0.0154640492732363">
            <text:p>1,5464%</text:p>
          </table:table-cell>
          <table:table-cell table:style-name="ce85" office:value-type="percentage" office:value="0.0155260916708082">
            <text:p>1,5526%</text:p>
          </table:table-cell>
          <table:table-cell table:style-name="ce85" office:value-type="percentage" office:value="0.015504482448581">
            <text:p>1,550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29941367003135">
            <text:p>2,9941%</text:p>
          </table:table-cell>
          <table:table-cell table:style-name="ce85" office:value-type="percentage" office:value="0.0340246899348134">
            <text:p>3,4025%</text:p>
          </table:table-cell>
          <table:table-cell table:style-name="ce85" office:value-type="percentage" office:value="0.0318669225603716">
            <text:p>3,1867%</text:p>
          </table:table-cell>
          <table:table-cell table:style-name="ce85" office:value-type="percentage" office:value="0.0287523913066653">
            <text:p>2,8752%</text:p>
          </table:table-cell>
          <table:table-cell table:style-name="ce85" office:value-type="percentage" office:value="0.0262969803628137">
            <text:p>2,6297%</text:p>
          </table:table-cell>
          <table:table-cell table:style-name="ce85" office:value-type="percentage" office:value="0.0246487852676129">
            <text:p>2,4649%</text:p>
          </table:table-cell>
          <table:table-cell table:style-name="ce85" office:value-type="percentage" office:value="0.0236215378886602">
            <text:p>2,3622%</text:p>
          </table:table-cell>
          <table:table-cell table:style-name="ce85" office:value-type="percentage" office:value="0.0230165809877956">
            <text:p>2,301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12625311192318">
            <text:p>1,1263%</text:p>
          </table:table-cell>
          <table:table-cell table:style-name="ce85" office:value-type="percentage" office:value="0.0193678924667782">
            <text:p>1,9368%</text:p>
          </table:table-cell>
          <table:table-cell table:style-name="ce85" office:value-type="percentage" office:value="0.0239109387786237">
            <text:p>2,3911%</text:p>
          </table:table-cell>
          <table:table-cell table:style-name="ce85" office:value-type="percentage" office:value="0.0258802618137244">
            <text:p>2,5880%</text:p>
          </table:table-cell>
          <table:table-cell table:style-name="ce85" office:value-type="percentage" office:value="0.0266511380316684">
            <text:p>2,6651%</text:p>
          </table:table-cell>
          <table:table-cell table:style-name="ce85" office:value-type="percentage" office:value="0.0269647910450828">
            <text:p>2,6965%</text:p>
          </table:table-cell>
          <table:table-cell table:style-name="ce85" office:value-type="percentage" office:value="0.0271272030181823">
            <text:p>2,7127%</text:p>
          </table:table-cell>
          <table:table-cell table:style-name="ce85" office:value-type="percentage" office:value="0.027247004175722">
            <text:p>2,724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559782623559453">
            <text:p>0,0560%</text:p>
          </table:table-cell>
          <table:table-cell table:style-name="ce85" office:value-type="percentage" office:value="0.00225342985353131">
            <text:p>0,2253%</text:p>
          </table:table-cell>
          <table:table-cell table:style-name="ce85" office:value-type="percentage" office:value="0.00478116010372719">
            <text:p>0,4781%</text:p>
          </table:table-cell>
          <table:table-cell table:style-name="ce85" office:value-type="percentage" office:value="0.00725308422371402">
            <text:p>0,7253%</text:p>
          </table:table-cell>
          <table:table-cell table:style-name="ce85" office:value-type="percentage" office:value="0.00916562637142295">
            <text:p>0,9166%</text:p>
          </table:table-cell>
          <table:table-cell table:style-name="ce85" office:value-type="percentage" office:value="0.0104483465411103">
            <text:p>1,0448%</text:p>
          </table:table-cell>
          <table:table-cell table:style-name="ce85" office:value-type="percentage" office:value="0.0112213253391727">
            <text:p>1,1221%</text:p>
          </table:table-cell>
          <table:table-cell table:style-name="ce85" office:value-type="percentage" office:value="0.0116383295032722">
            <text:p>1,163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45710496763554">
            <text:p>0,1457%</text:p>
          </table:table-cell>
          <table:table-cell table:style-name="ce85" office:value-type="percentage" office:value="0.00422275656663326">
            <text:p>0,4223%</text:p>
          </table:table-cell>
          <table:table-cell table:style-name="ce85" office:value-type="percentage" office:value="0.00724003130243612">
            <text:p>0,7240%</text:p>
          </table:table-cell>
          <table:table-cell table:style-name="ce85" office:value-type="percentage" office:value="0.00958326637220985">
            <text:p>0,9583%</text:p>
          </table:table-cell>
          <table:table-cell table:style-name="ce85" office:value-type="percentage" office:value="0.0111146357533409">
            <text:p>1,1115%</text:p>
          </table:table-cell>
          <table:table-cell table:style-name="ce85" office:value-type="percentage" office:value="0.0120185672494397">
            <text:p>1,2019%</text:p>
          </table:table-cell>
          <table:table-cell table:style-name="ce85" office:value-type="percentage" office:value="0.0125073416883569">
            <text:p>1,2507%</text:p>
          </table:table-cell>
          <table:table-cell table:style-name="ce85" office:value-type="percentage" office:value="0.0127410201049699">
            <text:p>1,2741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5119082818392">
            <text:p>0,1512%</text:p>
          </table:table-cell>
          <table:table-cell table:style-name="ce85" office:value-type="percentage" office:value="0.00405918921439223">
            <text:p>0,4059%</text:p>
          </table:table-cell>
          <table:table-cell table:style-name="ce85" office:value-type="percentage" office:value="0.00657081614938768">
            <text:p>0,6571%</text:p>
          </table:table-cell>
          <table:table-cell table:style-name="ce85" office:value-type="percentage" office:value="0.00832561561446932">
            <text:p>0,8326%</text:p>
          </table:table-cell>
          <table:table-cell table:style-name="ce85" office:value-type="percentage" office:value="0.00933894626956237">
            <text:p>0,9339%</text:p>
          </table:table-cell>
          <table:table-cell table:style-name="ce85" office:value-type="percentage" office:value="0.00984369862692083">
            <text:p>0,9844%</text:p>
          </table:table-cell>
          <table:table-cell table:style-name="ce85" office:value-type="percentage" office:value="0.0100457086671586">
            <text:p>1,0046%</text:p>
          </table:table-cell>
          <table:table-cell table:style-name="ce85" office:value-type="percentage" office:value="0.010081625936074">
            <text:p>1,008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234963874088919">
            <text:p>0,2350%</text:p>
          </table:table-cell>
          <table:table-cell table:style-name="ce85" office:value-type="percentage" office:value="0.00611339436803388">
            <text:p>0,6113%</text:p>
          </table:table-cell>
          <table:table-cell table:style-name="ce85" office:value-type="percentage" office:value="0.00981215925722847">
            <text:p>0,9812%</text:p>
          </table:table-cell>
          <table:table-cell table:style-name="ce85" office:value-type="percentage" office:value="0.0124997972288771">
            <text:p>1,2500%</text:p>
          </table:table-cell>
          <table:table-cell table:style-name="ce85" office:value-type="percentage" office:value="0.0142021648122826">
            <text:p>1,4202%</text:p>
          </table:table-cell>
          <table:table-cell table:style-name="ce85" office:value-type="percentage" office:value="0.0152107595222776">
            <text:p>1,5211%</text:p>
          </table:table-cell>
          <table:table-cell table:style-name="ce85" office:value-type="percentage" office:value="0.0157811669737587">
            <text:p>1,5781%</text:p>
          </table:table-cell>
          <table:table-cell table:style-name="ce85" office:value-type="percentage" office:value="0.0160861629586153">
            <text:p>1,6086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24845788708795">
            <text:p>0,1248%</text:p>
          </table:table-cell>
          <table:table-cell table:style-name="ce85" office:value-type="percentage" office:value="0.00364668015708409">
            <text:p>0,3647%</text:p>
          </table:table-cell>
          <table:table-cell table:style-name="ce85" office:value-type="percentage" office:value="0.00625670518573771">
            <text:p>0,6257%</text:p>
          </table:table-cell>
          <table:table-cell table:style-name="ce85" office:value-type="percentage" office:value="0.00825349195668571">
            <text:p>0,8253%</text:p>
          </table:table-cell>
          <table:table-cell table:style-name="ce85" office:value-type="percentage" office:value="0.00952056152446756">
            <text:p>0,9521%</text:p>
          </table:table-cell>
          <table:table-cell table:style-name="ce85" office:value-type="percentage" office:value="0.0102320017066651">
            <text:p>1,0232%</text:p>
          </table:table-cell>
          <table:table-cell table:style-name="ce85" office:value-type="percentage" office:value="0.0105839038457809">
            <text:p>1,0584%</text:p>
          </table:table-cell>
          <table:table-cell table:style-name="ce85" office:value-type="percentage" office:value="0.0107218031154935">
            <text:p>1,072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698631986923463">
            <text:p>0,0699%</text:p>
          </table:table-cell>
          <table:table-cell table:style-name="ce85" office:value-type="percentage" office:value="0.00314294484369376">
            <text:p>0,3143%</text:p>
          </table:table-cell>
          <table:table-cell table:style-name="ce85" office:value-type="percentage" office:value="0.00723709013190902">
            <text:p>0,7237%</text:p>
          </table:table-cell>
          <table:table-cell table:style-name="ce85" office:value-type="percentage" office:value="0.011670016055708">
            <text:p>1,1670%</text:p>
          </table:table-cell>
          <table:table-cell table:style-name="ce85" office:value-type="percentage" office:value="0.0154405649100066">
            <text:p>1,5441%</text:p>
          </table:table-cell>
          <table:table-cell table:style-name="ce85" office:value-type="percentage" office:value="0.018224233194987">
            <text:p>1,8224%</text:p>
          </table:table-cell>
          <table:table-cell table:style-name="ce85" office:value-type="percentage" office:value="0.0200968676239421">
            <text:p>2,0097%</text:p>
          </table:table-cell>
          <table:table-cell table:style-name="ce85" office:value-type="percentage" office:value="0.0212688939799617">
            <text:p>2,1269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33941924752107">
            <text:p>0,4339%</text:p>
          </table:table-cell>
          <table:table-cell table:style-name="ce85" office:value-type="percentage" office:value="0.00941987163674243">
            <text:p>0,9420%</text:p>
          </table:table-cell>
          <table:table-cell table:style-name="ce85" office:value-type="percentage" office:value="0.0134456842888579">
            <text:p>1,3446%</text:p>
          </table:table-cell>
          <table:table-cell table:style-name="ce85" office:value-type="percentage" office:value="0.0158907371982139">
            <text:p>1,5891%</text:p>
          </table:table-cell>
          <table:table-cell table:style-name="ce85" office:value-type="percentage" office:value="0.0172233741166964">
            <text:p>1,7223%</text:p>
          </table:table-cell>
          <table:table-cell table:style-name="ce85" office:value-type="percentage" office:value="0.0179200337501207">
            <text:p>1,7920%</text:p>
          </table:table-cell>
          <table:table-cell table:style-name="ce85" office:value-type="percentage" office:value="0.0182747946426434">
            <text:p>1,8275%</text:p>
          </table:table-cell>
          <table:table-cell table:style-name="ce85" office:value-type="percentage" office:value="0.0184474772763779">
            <text:p>1,844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124962514494685">
            <text:p>12,4963%</text:p>
          </table:table-cell>
          <table:table-cell table:style-name="ce85" office:value-type="percentage" office:value="0.0952880579836811">
            <text:p>9,5288%</text:p>
          </table:table-cell>
          <table:table-cell table:style-name="ce85" office:value-type="percentage" office:value="0.0692851300487083">
            <text:p>6,9285%</text:p>
          </table:table-cell>
          <table:table-cell table:style-name="ce85" office:value-type="percentage" office:value="0.0535753084118739">
            <text:p>5,3575%</text:p>
          </table:table-cell>
          <table:table-cell table:style-name="ce85" office:value-type="percentage" office:value="0.0447904033295438">
            <text:p>4,4790%</text:p>
          </table:table-cell>
          <table:table-cell table:style-name="ce85" office:value-type="percentage" office:value="0.0399781148171207">
            <text:p>3,9978%</text:p>
          </table:table-cell>
          <table:table-cell table:style-name="ce85" office:value-type="percentage" office:value="0.0374148634115649">
            <text:p>3,7415%</text:p>
          </table:table-cell>
          <table:table-cell table:style-name="ce85" office:value-type="percentage" office:value="0.0361432488307653">
            <text:p>3,6143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38739875442636">
            <text:p>1,3874%</text:p>
          </table:table-cell>
          <table:table-cell table:style-name="ce85" office:value-type="percentage" office:value="0.0231711668874283">
            <text:p>2,3171%</text:p>
          </table:table-cell>
          <table:table-cell table:style-name="ce85" office:value-type="percentage" office:value="0.028056614792309">
            <text:p>2,8057%</text:p>
          </table:table-cell>
          <table:table-cell table:style-name="ce85" office:value-type="percentage" office:value="0.0300645613224411">
            <text:p>3,0065%</text:p>
          </table:table-cell>
          <table:table-cell table:style-name="ce85" office:value-type="percentage" office:value="0.0308538405187448">
            <text:p>3,0854%</text:p>
          </table:table-cell>
          <table:table-cell table:style-name="ce85" office:value-type="percentage" office:value="0.0312347536647603">
            <text:p>3,1235%</text:p>
          </table:table-cell>
          <table:table-cell table:style-name="ce85" office:value-type="percentage" office:value="0.0315088248265389">
            <text:p>3,1509%</text:p>
          </table:table-cell>
          <table:table-cell table:style-name="ce85" office:value-type="percentage" office:value="0.0317653313145585">
            <text:p>3,176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93798698872707">
            <text:p>0,3938%</text:p>
          </table:table-cell>
          <table:table-cell table:style-name="ce85" office:value-type="percentage" office:value="0.00866251165847733">
            <text:p>0,8663%</text:p>
          </table:table-cell>
          <table:table-cell table:style-name="ce85" office:value-type="percentage" office:value="0.0124619154861471">
            <text:p>1,2462%</text:p>
          </table:table-cell>
          <table:table-cell table:style-name="ce85" office:value-type="percentage" office:value="0.0147849243773427">
            <text:p>1,4785%</text:p>
          </table:table-cell>
          <table:table-cell table:style-name="ce85" office:value-type="percentage" office:value="0.0160445646051977">
            <text:p>1,6045%</text:p>
          </table:table-cell>
          <table:table-cell table:style-name="ce85" office:value-type="percentage" office:value="0.0166880675173269">
            <text:p>1,6688%</text:p>
          </table:table-cell>
          <table:table-cell table:style-name="ce85" office:value-type="percentage" office:value="0.0169987728937243">
            <text:p>1,6999%</text:p>
          </table:table-cell>
          <table:table-cell table:style-name="ce85" office:value-type="percentage" office:value="0.0171333438479435">
            <text:p>1,7133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924055459252319">
            <text:p>0,0924%</text:p>
          </table:table-cell>
          <table:table-cell table:style-name="ce85" office:value-type="percentage" office:value="0.0033504653708387">
            <text:p>0,3350%</text:p>
          </table:table-cell>
          <table:table-cell table:style-name="ce85" office:value-type="percentage" office:value="0.00665463514893784">
            <text:p>0,6655%</text:p>
          </table:table-cell>
          <table:table-cell table:style-name="ce85" office:value-type="percentage" office:value="0.00969335126328882">
            <text:p>0,9693%</text:p>
          </table:table-cell>
          <table:table-cell table:style-name="ce85" office:value-type="percentage" office:value="0.0119578648343286">
            <text:p>1,1958%</text:p>
          </table:table-cell>
          <table:table-cell table:style-name="ce85" office:value-type="percentage" office:value="0.0134484477582955">
            <text:p>1,3448%</text:p>
          </table:table-cell>
          <table:table-cell table:style-name="ce85" office:value-type="percentage" office:value="0.0143442200477722">
            <text:p>1,4344%</text:p>
          </table:table-cell>
          <table:table-cell table:style-name="ce85" office:value-type="percentage" office:value="0.0148348212748442">
            <text:p>1,483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34524131073864">
            <text:p>0,1345%</text:p>
          </table:table-cell>
          <table:table-cell table:style-name="ce85" office:value-type="percentage" office:value="0.00362669613929468">
            <text:p>0,3627%</text:p>
          </table:table-cell>
          <table:table-cell table:style-name="ce85" office:value-type="percentage" office:value="0.00591023633566973">
            <text:p>0,5910%</text:p>
          </table:table-cell>
          <table:table-cell table:style-name="ce85" office:value-type="percentage" office:value="0.00754784976521652">
            <text:p>0,7548%</text:p>
          </table:table-cell>
          <table:table-cell table:style-name="ce85" office:value-type="percentage" office:value="0.00853466205908326">
            <text:p>0,8535%</text:p>
          </table:table-cell>
          <table:table-cell table:style-name="ce85" office:value-type="percentage" office:value="0.00906369961827934">
            <text:p>0,9064%</text:p>
          </table:table-cell>
          <table:table-cell table:style-name="ce85" office:value-type="percentage" office:value="0.00931144672125047">
            <text:p>0,9311%</text:p>
          </table:table-cell>
          <table:table-cell table:style-name="ce85" office:value-type="percentage" office:value="0.00939797498049757">
            <text:p>0,939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54015984294012">
            <text:p>0,3540%</text:p>
          </table:table-cell>
          <table:table-cell table:style-name="ce85" office:value-type="percentage" office:value="0.00796569855362544">
            <text:p>0,7966%</text:p>
          </table:table-cell>
          <table:table-cell table:style-name="ce85" office:value-type="percentage" office:value="0.0116544497722422">
            <text:p>1,1654%</text:p>
          </table:table-cell>
          <table:table-cell table:style-name="ce85" office:value-type="percentage" office:value="0.0140095906952492">
            <text:p>1,4010%</text:p>
          </table:table-cell>
          <table:table-cell table:style-name="ce85" office:value-type="percentage" office:value="0.0153612963016458">
            <text:p>1,5361%</text:p>
          </table:table-cell>
          <table:table-cell table:style-name="ce85" office:value-type="percentage" office:value="0.0161081718334865">
            <text:p>1,6108%</text:p>
          </table:table-cell>
          <table:table-cell table:style-name="ce85" office:value-type="percentage" office:value="0.0165131673935761">
            <text:p>1,6513%</text:p>
          </table:table-cell>
          <table:table-cell table:style-name="ce85" office:value-type="percentage" office:value="0.0167266899833434">
            <text:p>1,672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49332642956362">
            <text:p>0,4493%</text:p>
          </table:table-cell>
          <table:table-cell table:style-name="ce85" office:value-type="percentage" office:value="0.0101590382974018">
            <text:p>1,0159%</text:p>
          </table:table-cell>
          <table:table-cell table:style-name="ce85" office:value-type="percentage" office:value="0.0149127763742079">
            <text:p>1,4913%</text:p>
          </table:table-cell>
          <table:table-cell table:style-name="ce85" office:value-type="percentage" office:value="0.0179831592276177">
            <text:p>1,7983%</text:p>
          </table:table-cell>
          <table:table-cell table:style-name="ce85" office:value-type="percentage" office:value="0.0197822962624558">
            <text:p>1,9782%</text:p>
          </table:table-cell>
          <table:table-cell table:style-name="ce85" office:value-type="percentage" office:value="0.0208110275829093">
            <text:p>2,0811%</text:p>
          </table:table-cell>
          <table:table-cell table:style-name="ce85" office:value-type="percentage" office:value="0.0213997112493238">
            <text:p>2,1400%</text:p>
          </table:table-cell>
          <table:table-cell table:style-name="ce85" office:value-type="percentage" office:value="0.021737556077357">
            <text:p>2,173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56369528211173">
            <text:p>0,1564%</text:p>
          </table:table-cell>
          <table:table-cell table:style-name="ce85" office:value-type="percentage" office:value="0.00471877271909599">
            <text:p>0,4719%</text:p>
          </table:table-cell>
          <table:table-cell table:style-name="ce85" office:value-type="percentage" office:value="0.00830493639845964">
            <text:p>0,8305%</text:p>
          </table:table-cell>
          <table:table-cell table:style-name="ce85" office:value-type="percentage" office:value="0.0111750867497263">
            <text:p>1,1175%</text:p>
          </table:table-cell>
          <table:table-cell table:style-name="ce85" office:value-type="percentage" office:value="0.0130915223386194">
            <text:p>1,3092%</text:p>
          </table:table-cell>
          <table:table-cell table:style-name="ce85" office:value-type="percentage" office:value="0.0142403390640277">
            <text:p>1,4240%</text:p>
          </table:table-cell>
          <table:table-cell table:style-name="ce85" office:value-type="percentage" office:value="0.0148692801915772">
            <text:p>1,4869%</text:p>
          </table:table-cell>
          <table:table-cell table:style-name="ce85" office:value-type="percentage" office:value="0.0151742959190666">
            <text:p>1,517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245069545180147">
            <text:p>2,4507%</text:p>
          </table:table-cell>
          <table:table-cell table:style-name="ce85" office:value-type="percentage" office:value="0.0305529893940919">
            <text:p>3,0553%</text:p>
          </table:table-cell>
          <table:table-cell table:style-name="ce85" office:value-type="percentage" office:value="0.0305395724434681">
            <text:p>3,0540%</text:p>
          </table:table-cell>
          <table:table-cell table:style-name="ce85" office:value-type="percentage" office:value="0.0288189976147293">
            <text:p>2,8819%</text:p>
          </table:table-cell>
          <table:table-cell table:style-name="ce85" office:value-type="percentage" office:value="0.0271785257453936">
            <text:p>2,7179%</text:p>
          </table:table-cell>
          <table:table-cell table:style-name="ce85" office:value-type="percentage" office:value="0.0260118992276326">
            <text:p>2,6012%</text:p>
          </table:table-cell>
          <table:table-cell table:style-name="ce85" office:value-type="percentage" office:value="0.0252826053910231">
            <text:p>2,5283%</text:p>
          </table:table-cell>
          <table:table-cell table:style-name="ce85" office:value-type="percentage" office:value="0.0248713156804964">
            <text:p>2,4871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11173051488698">
            <text:p>1,1117%</text:p>
          </table:table-cell>
          <table:table-cell table:style-name="ce85" office:value-type="percentage" office:value="0.0147641735330281">
            <text:p>1,4764%</text:p>
          </table:table-cell>
          <table:table-cell table:style-name="ce85" office:value-type="percentage" office:value="0.0151587096634725">
            <text:p>1,5159%</text:p>
          </table:table-cell>
          <table:table-cell table:style-name="ce85" office:value-type="percentage" office:value="0.0143732750354909">
            <text:p>1,4373%</text:p>
          </table:table-cell>
          <table:table-cell table:style-name="ce85" office:value-type="percentage" office:value="0.0134527142989686">
            <text:p>1,3453%</text:p>
          </table:table-cell>
          <table:table-cell table:style-name="ce85" office:value-type="percentage" office:value="0.0126998997928941">
            <text:p>1,2700%</text:p>
          </table:table-cell>
          <table:table-cell table:style-name="ce85" office:value-type="percentage" office:value="0.0121477696687516">
            <text:p>1,2148%</text:p>
          </table:table-cell>
          <table:table-cell table:style-name="ce85" office:value-type="percentage" office:value="0.0117594951713418">
            <text:p>1,1759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955594542407559">
            <text:p>0,9556%</text:p>
          </table:table-cell>
          <table:table-cell table:style-name="ce85" office:value-type="percentage" office:value="0.0180351683168839">
            <text:p>1,8035%</text:p>
          </table:table-cell>
          <table:table-cell table:style-name="ce85" office:value-type="percentage" office:value="0.0237007302073255">
            <text:p>2,3701%</text:p>
          </table:table-cell>
          <table:table-cell table:style-name="ce85" office:value-type="percentage" office:value="0.0268281157505971">
            <text:p>2,6828%</text:p>
          </table:table-cell>
          <table:table-cell table:style-name="ce85" office:value-type="percentage" office:value="0.0285573241809598">
            <text:p>2,8557%</text:p>
          </table:table-cell>
          <table:table-cell table:style-name="ce85" office:value-type="percentage" office:value="0.0296182731112472">
            <text:p>2,9618%</text:p>
          </table:table-cell>
          <table:table-cell table:style-name="ce85" office:value-type="percentage" office:value="0.0303570335472159">
            <text:p>3,0357%</text:p>
          </table:table-cell>
          <table:table-cell table:style-name="ce85" office:value-type="percentage" office:value="0.0309220742567815">
            <text:p>3,092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356777159690874">
            <text:p>0,0357%</text:p>
          </table:table-cell>
          <table:table-cell table:style-name="ce85" office:value-type="percentage" office:value="0.00171684085343735">
            <text:p>0,1717%</text:p>
          </table:table-cell>
          <table:table-cell table:style-name="ce85" office:value-type="percentage" office:value="0.00408935239515279">
            <text:p>0,4089%</text:p>
          </table:table-cell>
          <table:table-cell table:style-name="ce85" office:value-type="percentage" office:value="0.00667897362513159">
            <text:p>0,6679%</text:p>
          </table:table-cell>
          <table:table-cell table:style-name="ce85" office:value-type="percentage" office:value="0.00883987538437231">
            <text:p>0,8840%</text:p>
          </table:table-cell>
          <table:table-cell table:style-name="ce85" office:value-type="percentage" office:value="0.0103665681503908">
            <text:p>1,0367%</text:p>
          </table:table-cell>
          <table:table-cell table:style-name="ce85" office:value-type="percentage" office:value="0.0113220573403502">
            <text:p>1,1322%</text:p>
          </table:table-cell>
          <table:table-cell table:style-name="ce85" office:value-type="percentage" office:value="0.0118548363869555">
            <text:p>1,185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315417839558402">
            <text:p>3,1542%</text:p>
          </table:table-cell>
          <table:table-cell table:style-name="ce85" office:value-type="percentage" office:value="0.0384788536742617">
            <text:p>3,8479%</text:p>
          </table:table-cell>
          <table:table-cell table:style-name="ce85" office:value-type="percentage" office:value="0.0376444137417743">
            <text:p>3,7644%</text:p>
          </table:table-cell>
          <table:table-cell table:style-name="ce85" office:value-type="percentage" office:value="0.0351345143865913">
            <text:p>3,5135%</text:p>
          </table:table-cell>
          <table:table-cell table:style-name="ce85" office:value-type="percentage" office:value="0.0330490689939908">
            <text:p>3,3049%</text:p>
          </table:table-cell>
          <table:table-cell table:style-name="ce85" office:value-type="percentage" office:value="0.0317123729828153">
            <text:p>3,1712%</text:p>
          </table:table-cell>
          <table:table-cell table:style-name="ce85" office:value-type="percentage" office:value="0.0309859791092115">
            <text:p>3,0986%</text:p>
          </table:table-cell>
          <table:table-cell table:style-name="ce85" office:value-type="percentage" office:value="0.0306754447883967">
            <text:p>3,067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151241339136124">
            <text:p>1,5124%</text:p>
          </table:table-cell>
          <table:table-cell table:style-name="ce85" office:value-type="percentage" office:value="0.0240558784446239">
            <text:p>2,4056%</text:p>
          </table:table-cell>
          <table:table-cell table:style-name="ce85" office:value-type="percentage" office:value="0.0281969330534122">
            <text:p>2,8197%</text:p>
          </table:table-cell>
          <table:table-cell table:style-name="ce85" office:value-type="percentage" office:value="0.0296202661190828">
            <text:p>2,9620%</text:p>
          </table:table-cell>
          <table:table-cell table:style-name="ce85" office:value-type="percentage" office:value="0.0300527603952251">
            <text:p>3,0053%</text:p>
          </table:table-cell>
          <table:table-cell table:style-name="ce85" office:value-type="percentage" office:value="0.0302399609289511">
            <text:p>3,0240%</text:p>
          </table:table-cell>
          <table:table-cell table:style-name="ce85" office:value-type="percentage" office:value="0.0304200288726991">
            <text:p>3,0420%</text:p>
          </table:table-cell>
          <table:table-cell table:style-name="ce85" office:value-type="percentage" office:value="0.0306401112995168">
            <text:p>3,064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200009262540403">
            <text:p>0,2000%</text:p>
          </table:table-cell>
          <table:table-cell table:style-name="ce85" office:value-type="percentage" office:value="0.0052939679300415">
            <text:p>0,5294%</text:p>
          </table:table-cell>
          <table:table-cell table:style-name="ce85" office:value-type="percentage" office:value="0.00856279317221748">
            <text:p>0,8563%</text:p>
          </table:table-cell>
          <table:table-cell table:style-name="ce85" office:value-type="percentage" office:value="0.0109260142119687">
            <text:p>1,0926%</text:p>
          </table:table-cell>
          <table:table-cell table:style-name="ce85" office:value-type="percentage" office:value="0.0123904904700813">
            <text:p>1,2390%</text:p>
          </table:table-cell>
          <table:table-cell table:style-name="ce85" office:value-type="percentage" office:value="0.0132215822616816">
            <text:p>1,3222%</text:p>
          </table:table-cell>
          <table:table-cell table:style-name="ce85" office:value-type="percentage" office:value="0.013657445044293">
            <text:p>1,3657%</text:p>
          </table:table-cell>
          <table:table-cell table:style-name="ce85" office:value-type="percentage" office:value="0.0138598721036315">
            <text:p>1,386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223785868593949">
            <text:p>22,3786%</text:p>
          </table:table-cell>
          <table:table-cell table:style-name="ce85" office:value-type="percentage" office:value="0.146466549935106">
            <text:p>14,6467%</text:p>
          </table:table-cell>
          <table:table-cell table:style-name="ce85" office:value-type="percentage" office:value="0.0965667345776276">
            <text:p>9,6567%</text:p>
          </table:table-cell>
          <table:table-cell table:style-name="ce85" office:value-type="percentage" office:value="0.0703324179134956">
            <text:p>7,0332%</text:p>
          </table:table-cell>
          <table:table-cell table:style-name="ce85" office:value-type="percentage" office:value="0.0567850118815675">
            <text:p>5,6785%</text:p>
          </table:table-cell>
          <table:table-cell table:style-name="ce85" office:value-type="percentage" office:value="0.0497323535487272">
            <text:p>4,9732%</text:p>
          </table:table-cell>
          <table:table-cell table:style-name="ce85" office:value-type="percentage" office:value="0.0461213827968723">
            <text:p>4,6121%</text:p>
          </table:table-cell>
          <table:table-cell table:style-name="ce85" office:value-type="percentage" office:value="0.0444099363545126">
            <text:p>4,441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61371941024117">
            <text:p>0,6137%</text:p>
          </table:table-cell>
          <table:table-cell table:style-name="ce85" office:value-type="percentage" office:value="0.0112606778729784">
            <text:p>1,1261%</text:p>
          </table:table-cell>
          <table:table-cell table:style-name="ce85" office:value-type="percentage" office:value="0.0143655578106438">
            <text:p>1,4366%</text:p>
          </table:table-cell>
          <table:table-cell table:style-name="ce85" office:value-type="percentage" office:value="0.0157503695318797">
            <text:p>1,5750%</text:p>
          </table:table-cell>
          <table:table-cell table:style-name="ce85" office:value-type="percentage" office:value="0.0162380404155957">
            <text:p>1,6238%</text:p>
          </table:table-cell>
          <table:table-cell table:style-name="ce85" office:value-type="percentage" office:value="0.0163426063225223">
            <text:p>1,6343%</text:p>
          </table:table-cell>
          <table:table-cell table:style-name="ce85" office:value-type="percentage" office:value="0.016304204325172">
            <text:p>1,6304%</text:p>
          </table:table-cell>
          <table:table-cell table:style-name="ce85" office:value-type="percentage" office:value="0.0162227327705089">
            <text:p>1,6223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255661602940904">
            <text:p>0,2557%</text:p>
          </table:table-cell>
          <table:table-cell table:style-name="ce85" office:value-type="percentage" office:value="0.00657115502294843">
            <text:p>0,6571%</text:p>
          </table:table-cell>
          <table:table-cell table:style-name="ce85" office:value-type="percentage" office:value="0.0104717530993402">
            <text:p>1,0472%</text:p>
          </table:table-cell>
          <table:table-cell table:style-name="ce85" office:value-type="percentage" office:value="0.0132868511420949">
            <text:p>1,3287%</text:p>
          </table:table-cell>
          <table:table-cell table:style-name="ce85" office:value-type="percentage" office:value="0.0150656633635755">
            <text:p>1,5066%</text:p>
          </table:table-cell>
          <table:table-cell table:style-name="ce85" office:value-type="percentage" office:value="0.0161219055653782">
            <text:p>1,6122%</text:p>
          </table:table-cell>
          <table:table-cell table:style-name="ce85" office:value-type="percentage" office:value="0.0167239665234642">
            <text:p>1,6724%</text:p>
          </table:table-cell>
          <table:table-cell table:style-name="ce85" office:value-type="percentage" office:value="0.0170511809353226">
            <text:p>1,7051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635402152423156">
            <text:p>0,6354%</text:p>
          </table:table-cell>
          <table:table-cell table:style-name="ce85" office:value-type="percentage" office:value="0.0143651685145108">
            <text:p>1,4365%</text:p>
          </table:table-cell>
          <table:table-cell table:style-name="ce85" office:value-type="percentage" office:value="0.0211958156445402">
            <text:p>2,1196%</text:p>
          </table:table-cell>
          <table:table-cell table:style-name="ce85" office:value-type="percentage" office:value="0.025769674417304">
            <text:p>2,5770%</text:p>
          </table:table-cell>
          <table:table-cell table:style-name="ce85" office:value-type="percentage" office:value="0.0286199846925216">
            <text:p>2,8620%</text:p>
          </table:table-cell>
          <table:table-cell table:style-name="ce85" office:value-type="percentage" office:value="0.0304042985649876">
            <text:p>3,0404%</text:p>
          </table:table-cell>
          <table:table-cell table:style-name="ce85" office:value-type="percentage" office:value="0.0315566105425468">
            <text:p>3,1557%</text:p>
          </table:table-cell>
          <table:table-cell table:style-name="ce85" office:value-type="percentage" office:value="0.0323269439228579">
            <text:p>3,232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310482274039287">
            <text:p>0,0310%</text:p>
          </table:table-cell>
          <table:table-cell table:style-name="ce85" office:value-type="percentage" office:value="0.00140682582479022">
            <text:p>0,1407%</text:p>
          </table:table-cell>
          <table:table-cell table:style-name="ce85" office:value-type="percentage" office:value="0.00319680558609561">
            <text:p>0,3197%</text:p>
          </table:table-cell>
          <table:table-cell table:style-name="ce85" office:value-type="percentage" office:value="0.00503187380797569">
            <text:p>0,5032%</text:p>
          </table:table-cell>
          <table:table-cell table:style-name="ce85" office:value-type="percentage" office:value="0.00646942495866437">
            <text:p>0,6469%</text:p>
          </table:table-cell>
          <table:table-cell table:style-name="ce85" office:value-type="percentage" office:value="0.00741592223822212">
            <text:p>0,7416%</text:p>
          </table:table-cell>
          <table:table-cell table:style-name="ce85" office:value-type="percentage" office:value="0.00795625873408813">
            <text:p>0,7956%</text:p>
          </table:table-cell>
          <table:table-cell table:style-name="ce85" office:value-type="percentage" office:value="0.0082153033697271">
            <text:p>0,821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369255432529323">
            <text:p>0,3693%</text:p>
          </table:table-cell>
          <table:table-cell table:style-name="ce85" office:value-type="percentage" office:value="0.00853061055578523">
            <text:p>0,8531%</text:p>
          </table:table-cell>
          <table:table-cell table:style-name="ce85" office:value-type="percentage" office:value="0.0126913611997689">
            <text:p>1,2691%</text:p>
          </table:table-cell>
          <table:table-cell table:style-name="ce85" office:value-type="percentage" office:value="0.0154061198662427">
            <text:p>1,5406%</text:p>
          </table:table-cell>
          <table:table-cell table:style-name="ce85" office:value-type="percentage" office:value="0.0169812164241348">
            <text:p>1,6981%</text:p>
          </table:table-cell>
          <table:table-cell table:style-name="ce85" office:value-type="percentage" office:value="0.0178499843132827">
            <text:p>1,7850%</text:p>
          </table:table-cell>
          <table:table-cell table:style-name="ce85" office:value-type="percentage" office:value="0.0183129529803774">
            <text:p>1,8313%</text:p>
          </table:table-cell>
          <table:table-cell table:style-name="ce85" office:value-type="percentage" office:value="0.0185475078017203">
            <text:p>1,854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489322238202445">
            <text:p>0,4893%</text:p>
          </table:table-cell>
          <table:table-cell table:style-name="ce85" office:value-type="percentage" office:value="0.0100591330426423">
            <text:p>1,0059%</text:p>
          </table:table-cell>
          <table:table-cell table:style-name="ce85" office:value-type="percentage" office:value="0.0138811903645688">
            <text:p>1,3881%</text:p>
          </table:table-cell>
          <table:table-cell table:style-name="ce85" office:value-type="percentage" office:value="0.0160880106327096">
            <text:p>1,6088%</text:p>
          </table:table-cell>
          <table:table-cell table:style-name="ce85" office:value-type="percentage" office:value="0.0172575498233849">
            <text:p>1,7258%</text:p>
          </table:table-cell>
          <table:table-cell table:style-name="ce85" office:value-type="percentage" office:value="0.0178712396919662">
            <text:p>1,7871%</text:p>
          </table:table-cell>
          <table:table-cell table:style-name="ce85" office:value-type="percentage" office:value="0.0181996282367091">
            <text:p>1,8200%</text:p>
          </table:table-cell>
          <table:table-cell table:style-name="ce85" office:value-type="percentage" office:value="0.0183795349154414">
            <text:p>1,838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894381518302717">
            <text:p>0,0894%</text:p>
          </table:table-cell>
          <table:table-cell table:style-name="ce85" office:value-type="percentage" office:value="0.00335557833912841">
            <text:p>0,3356%</text:p>
          </table:table-cell>
          <table:table-cell table:style-name="ce85" office:value-type="percentage" office:value="0.0068443919268397">
            <text:p>0,6844%</text:p>
          </table:table-cell>
          <table:table-cell table:style-name="ce85" office:value-type="percentage" office:value="0.0101826813438221">
            <text:p>1,0183%</text:p>
          </table:table-cell>
          <table:table-cell table:style-name="ce85" office:value-type="percentage" office:value="0.012774588748076">
            <text:p>1,2775%</text:p>
          </table:table-cell>
          <table:table-cell table:style-name="ce85" office:value-type="percentage" office:value="0.0145598070548405">
            <text:p>1,4560%</text:p>
          </table:table-cell>
          <table:table-cell table:style-name="ce85" office:value-type="percentage" office:value="0.0156936498808567">
            <text:p>1,5694%</text:p>
          </table:table-cell>
          <table:table-cell table:style-name="ce85" office:value-type="percentage" office:value="0.0163646202915402">
            <text:p>1,6365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157530577303892">
            <text:p>0,0158%</text:p>
          </table:table-cell>
          <table:table-cell table:style-name="ce85" office:value-type="percentage" office:value="0.00100845733136717">
            <text:p>0,1008%</text:p>
          </table:table-cell>
          <table:table-cell table:style-name="ce85" office:value-type="percentage" office:value="0.00289616535395795">
            <text:p>0,2896%</text:p>
          </table:table-cell>
          <table:table-cell table:style-name="ce85" office:value-type="percentage" office:value="0.00534378730891762">
            <text:p>0,5344%</text:p>
          </table:table-cell>
          <table:table-cell table:style-name="ce85" office:value-type="percentage" office:value="0.00765312298953085">
            <text:p>0,7653%</text:p>
          </table:table-cell>
          <table:table-cell table:style-name="ce85" office:value-type="percentage" office:value="0.00943875962183993">
            <text:p>0,9439%</text:p>
          </table:table-cell>
          <table:table-cell table:style-name="ce85" office:value-type="percentage" office:value="0.0106406212036063">
            <text:p>1,0641%</text:p>
          </table:table-cell>
          <table:table-cell table:style-name="ce85" office:value-type="percentage" office:value="0.0113606441406024">
            <text:p>1,1361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439116709979143">
            <text:p>4,3912%</text:p>
          </table:table-cell>
          <table:table-cell table:style-name="ce85" office:value-type="percentage" office:value="0.0468032824903697">
            <text:p>4,6803%</text:p>
          </table:table-cell>
          <table:table-cell table:style-name="ce85" office:value-type="percentage" office:value="0.0423249351424828">
            <text:p>4,2325%</text:p>
          </table:table-cell>
          <table:table-cell table:style-name="ce85" office:value-type="percentage" office:value="0.0376014348038756">
            <text:p>3,7601%</text:p>
          </table:table-cell>
          <table:table-cell table:style-name="ce85" office:value-type="percentage" office:value="0.0342705967274689">
            <text:p>3,4271%</text:p>
          </table:table-cell>
          <table:table-cell table:style-name="ce85" office:value-type="percentage" office:value="0.0322275469393812">
            <text:p>3,2228%</text:p>
          </table:table-cell>
          <table:table-cell table:style-name="ce85" office:value-type="percentage" office:value="0.0310896802040867">
            <text:p>3,1090%</text:p>
          </table:table-cell>
          <table:table-cell table:style-name="ce85" office:value-type="percentage" office:value="0.0305342273193445">
            <text:p>3,053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386806246552806">
            <text:p>3,8681%</text:p>
          </table:table-cell>
          <table:table-cell table:style-name="ce85" office:value-type="percentage" office:value="0.0423586470205687">
            <text:p>4,2359%</text:p>
          </table:table-cell>
          <table:table-cell table:style-name="ce85" office:value-type="percentage" office:value="0.0389997906735108">
            <text:p>3,9000%</text:p>
          </table:table-cell>
          <table:table-cell table:style-name="ce85" office:value-type="percentage" office:value="0.0350468327095486">
            <text:p>3,5047%</text:p>
          </table:table-cell>
          <table:table-cell table:style-name="ce85" office:value-type="percentage" office:value="0.0321687545179285">
            <text:p>3,2169%</text:p>
          </table:table-cell>
          <table:table-cell table:style-name="ce85" office:value-type="percentage" office:value="0.0303776066678514">
            <text:p>3,0378%</text:p>
          </table:table-cell>
          <table:table-cell table:style-name="ce85" office:value-type="percentage" office:value="0.0293732023731436">
            <text:p>2,9373%</text:p>
          </table:table-cell>
          <table:table-cell table:style-name="ce85" office:value-type="percentage" office:value="0.0288819207194913">
            <text:p>2,888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30792433918968">
            <text:p>3,0792%</text:p>
          </table:table-cell>
          <table:table-cell table:style-name="ce85" office:value-type="percentage" office:value="0.0369885519311094">
            <text:p>3,6989%</text:p>
          </table:table-cell>
          <table:table-cell table:style-name="ce85" office:value-type="percentage" office:value="0.0361097272041316">
            <text:p>3,6110%</text:p>
          </table:table-cell>
          <table:table-cell table:style-name="ce85" office:value-type="percentage" office:value="0.0335899744412599">
            <text:p>3,3590%</text:p>
          </table:table-cell>
          <table:table-cell table:style-name="ce85" office:value-type="percentage" office:value="0.0314182115227833">
            <text:p>3,1418%</text:p>
          </table:table-cell>
          <table:table-cell table:style-name="ce85" office:value-type="percentage" office:value="0.0299399345504435">
            <text:p>2,9940%</text:p>
          </table:table-cell>
          <table:table-cell table:style-name="ce85" office:value-type="percentage" office:value="0.0290453306577506">
            <text:p>2,9045%</text:p>
          </table:table-cell>
          <table:table-cell table:style-name="ce85" office:value-type="percentage" office:value="0.0285599187091932">
            <text:p>2,8560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58321524259076">
            <text:p>0,0583%</text:p>
          </table:table-cell>
          <table:table-cell table:style-name="ce85" office:value-type="percentage" office:value="0.00238092730878136">
            <text:p>0,2381%</text:p>
          </table:table-cell>
          <table:table-cell table:style-name="ce85" office:value-type="percentage" office:value="0.00510091977870184">
            <text:p>0,5101%</text:p>
          </table:table-cell>
          <table:table-cell table:style-name="ce85" office:value-type="percentage" office:value="0.00779189045292949">
            <text:p>0,7792%</text:p>
          </table:table-cell>
          <table:table-cell table:style-name="ce85" office:value-type="percentage" office:value="0.00989649521152276">
            <text:p>0,9896%</text:p>
          </table:table-cell>
          <table:table-cell table:style-name="ce85" office:value-type="percentage" office:value="0.0113240901925289">
            <text:p>1,1324%</text:p>
          </table:table-cell>
          <table:table-cell table:style-name="ce85" office:value-type="percentage" office:value="0.0121963862441235">
            <text:p>1,2196%</text:p>
          </table:table-cell>
          <table:table-cell table:style-name="ce85" office:value-type="percentage" office:value="0.0126768718081148">
            <text:p>1,2677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772627332297741">
            <text:p>0,0773%</text:p>
          </table:table-cell>
          <table:table-cell table:style-name="ce85" office:value-type="percentage" office:value="0.00279293428581095">
            <text:p>0,2793%</text:p>
          </table:table-cell>
          <table:table-cell table:style-name="ce85" office:value-type="percentage" office:value="0.00552237084211787">
            <text:p>0,5522%</text:p>
          </table:table-cell>
          <table:table-cell table:style-name="ce85" office:value-type="percentage" office:value="0.00800374392344954">
            <text:p>0,8004%</text:p>
          </table:table-cell>
          <table:table-cell table:style-name="ce85" office:value-type="percentage" office:value="0.00982399221446602">
            <text:p>0,9824%</text:p>
          </table:table-cell>
          <table:table-cell table:style-name="ce85" office:value-type="percentage" office:value="0.0109964675961186">
            <text:p>1,0996%</text:p>
          </table:table-cell>
          <table:table-cell table:style-name="ce85" office:value-type="percentage" office:value="0.0116790466736355">
            <text:p>1,1679%</text:p>
          </table:table-cell>
          <table:table-cell table:style-name="ce85" office:value-type="percentage" office:value="0.012033504174907">
            <text:p>1,203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8230464891651">
            <text:p>0,1823%</text:p>
          </table:table-cell>
          <table:table-cell table:style-name="ce85" office:value-type="percentage" office:value="0.00547314377530007">
            <text:p>0,5473%</text:p>
          </table:table-cell>
          <table:table-cell table:style-name="ce85" office:value-type="percentage" office:value="0.0096556263042952">
            <text:p>0,9656%</text:p>
          </table:table-cell>
          <table:table-cell table:style-name="ce85" office:value-type="percentage" office:value="0.0130821411959994">
            <text:p>1,3082%</text:p>
          </table:table-cell>
          <table:table-cell table:style-name="ce85" office:value-type="percentage" office:value="0.0154648869453673">
            <text:p>1,5465%</text:p>
          </table:table-cell>
          <table:table-cell table:style-name="ce85" office:value-type="percentage" office:value="0.016984941284912">
            <text:p>1,6985%</text:p>
          </table:table-cell>
          <table:table-cell table:style-name="ce85" office:value-type="percentage" office:value="0.0179004154263185">
            <text:p>1,7900%</text:p>
          </table:table-cell>
          <table:table-cell table:style-name="ce85" office:value-type="percentage" office:value="0.0184218809100567">
            <text:p>1,8422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181175534170242">
            <text:p>0,1812%</text:p>
          </table:table-cell>
          <table:table-cell table:style-name="ce85" office:value-type="percentage" office:value="0.00517606801947046">
            <text:p>0,5176%</text:p>
          </table:table-cell>
          <table:table-cell table:style-name="ce85" office:value-type="percentage" office:value="0.00884832118827379">
            <text:p>0,8848%</text:p>
          </table:table-cell>
          <table:table-cell table:style-name="ce85" office:value-type="percentage" office:value="0.0117601294879334">
            <text:p>1,1760%</text:p>
          </table:table-cell>
          <table:table-cell table:style-name="ce85" office:value-type="percentage" office:value="0.0137464736594718">
            <text:p>1,3746%</text:p>
          </table:table-cell>
          <table:table-cell table:style-name="ce85" office:value-type="percentage" office:value="0.0150035219012837">
            <text:p>1,5004%</text:p>
          </table:table-cell>
          <table:table-cell table:style-name="ce85" office:value-type="percentage" office:value="0.0157617477267339">
            <text:p>1,5762%</text:p>
          </table:table-cell>
          <table:table-cell table:style-name="ce85" office:value-type="percentage" office:value="0.016198339444897">
            <text:p>1,619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20504290823038">
            <text:p>0,2050%</text:p>
          </table:table-cell>
          <table:table-cell table:style-name="ce85" office:value-type="percentage" office:value="0.00534017249285215">
            <text:p>0,5340%</text:p>
          </table:table-cell>
          <table:table-cell table:style-name="ce85" office:value-type="percentage" office:value="0.0085554921299192">
            <text:p>0,8555%</text:p>
          </table:table-cell>
          <table:table-cell table:style-name="ce85" office:value-type="percentage" office:value="0.0108653939670123">
            <text:p>1,0865%</text:p>
          </table:table-cell>
          <table:table-cell table:style-name="ce85" office:value-type="percentage" office:value="0.0123017908939828">
            <text:p>1,2302%</text:p>
          </table:table-cell>
          <table:table-cell table:style-name="ce85" office:value-type="percentage" office:value="0.0131292127637317">
            <text:p>1,3129%</text:p>
          </table:table-cell>
          <table:table-cell table:style-name="ce85" office:value-type="percentage" office:value="0.013577076530307">
            <text:p>1,3577%</text:p>
          </table:table-cell>
          <table:table-cell table:style-name="ce85" office:value-type="percentage" office:value="0.0137991382904735">
            <text:p>1,3799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9681753893357">
            <text:p>0,9682%</text:p>
          </table:table-cell>
          <table:table-cell table:style-name="ce85" office:value-type="percentage" office:value="0.0163370219473172">
            <text:p>1,6337%</text:p>
          </table:table-cell>
          <table:table-cell table:style-name="ce85" office:value-type="percentage" office:value="0.0198914755732869">
            <text:p>1,9891%</text:p>
          </table:table-cell>
          <table:table-cell table:style-name="ce85" office:value-type="percentage" office:value="0.0213185327444694">
            <text:p>2,1319%</text:p>
          </table:table-cell>
          <table:table-cell table:style-name="ce85" office:value-type="percentage" office:value="0.0218002878483135">
            <text:p>2,1800%</text:p>
          </table:table-cell>
          <table:table-cell table:style-name="ce85" office:value-type="percentage" office:value="0.0219461607208063">
            <text:p>2,1946%</text:p>
          </table:table-cell>
          <table:table-cell table:style-name="ce85" office:value-type="percentage" office:value="0.0219973959968682">
            <text:p>2,1997%</text:p>
          </table:table-cell>
          <table:table-cell table:style-name="ce85" office:value-type="percentage" office:value="0.0220341640676048">
            <text:p>2,2034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0810545303919052">
            <text:p>0,0811%</text:p>
          </table:table-cell>
          <table:table-cell table:style-name="ce85" office:value-type="percentage" office:value="0.00303315928939229">
            <text:p>0,3033%</text:p>
          </table:table-cell>
          <table:table-cell table:style-name="ce85" office:value-type="percentage" office:value="0.00616353633567906">
            <text:p>0,6164%</text:p>
          </table:table-cell>
          <table:table-cell table:style-name="ce85" office:value-type="percentage" office:value="0.00913146629988881">
            <text:p>0,9131%</text:p>
          </table:table-cell>
          <table:table-cell table:style-name="ce85" office:value-type="percentage" office:value="0.011408673127175">
            <text:p>1,1409%</text:p>
          </table:table-cell>
          <table:table-cell table:style-name="ce85" office:value-type="percentage" office:value="0.0129536257029907">
            <text:p>1,2954%</text:p>
          </table:table-cell>
          <table:table-cell table:style-name="ce85" office:value-type="percentage" office:value="0.0139153616089915">
            <text:p>1,3915%</text:p>
          </table:table-cell>
          <table:table-cell table:style-name="ce85" office:value-type="percentage" office:value="0.014468108509508">
            <text:p>1,4468%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.00957614794300448">
            <text:p>0,9576%</text:p>
          </table:table-cell>
          <table:table-cell table:style-name="ce85" office:value-type="percentage" office:value="0.0151985500313002">
            <text:p>1,5199%</text:p>
          </table:table-cell>
          <table:table-cell table:style-name="ce85" office:value-type="percentage" office:value="0.0176791971947269">
            <text:p>1,7679%</text:p>
          </table:table-cell>
          <table:table-cell table:style-name="ce85" office:value-type="percentage" office:value="0.018302728663305">
            <text:p>1,8303%</text:p>
          </table:table-cell>
          <table:table-cell table:style-name="ce85" office:value-type="percentage" office:value="0.0182280338965189">
            <text:p>1,8228%</text:p>
          </table:table-cell>
          <table:table-cell table:style-name="ce85" office:value-type="percentage" office:value="0.0179823956231928">
            <text:p>1,7982%</text:p>
          </table:table-cell>
          <table:table-cell table:style-name="ce85" office:value-type="percentage" office:value="0.0177471279598261">
            <text:p>1,7747%</text:p>
          </table:table-cell>
          <table:table-cell table:style-name="ce85" office:value-type="percentage" office:value="0.0175669471869021">
            <text:p>1,7567%</text:p>
          </table:table-cell>
          <table:table-cell table:style-name="ce80" table:number-columns-repeated="247"/>
          <table:table-cell table:number-columns-repeated="767"/>
        </table:table-row>
        <table:table-row table:style-name="ro11" table:number-rows-repeated="65422">
          <table:table-cell table:style-name="ce80" table:number-columns-repeated="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3P0" style:volatile="true">
      <number:text>€ </number:text>
      <number:number number:decimal-places="0" number:min-integer-digits="1" number:grouping="true"/>
    </number:number-style>
    <number:number-style style:name="N333">
      <number:text>-€ 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€ </number:text>
      <number:number number:decimal-places="0" number:min-integer-digits="1" number:grouping="true"/>
    </number:number-style>
    <number:number-style style:name="N334">
      <style:text-properties fo:color="#ff0000"/>
      <number:text>-€ </number:text>
      <number:number number:decimal-places="0" number:min-integer-digits="1" number:grouping="true"/>
      <style:map style:condition="value()&gt;=0" style:apply-style-name="N334P0"/>
    </number:number-style>
    <number:number-style style:name="N335P0" style:volatile="true">
      <number:text>€ </number:text>
      <number:number number:decimal-places="2" number:min-integer-digits="1" number:grouping="true"/>
    </number:number-style>
    <number:number-style style:name="N335">
      <number:text>-€ </number:text>
      <number:number number:decimal-places="2" number:min-integer-digits="1" number:grouping="true"/>
      <style:map style:condition="value()&gt;=0" style:apply-style-name="N335P0"/>
    </number:number-style>
    <number:number-style style:name="N336P0" style:volatile="true">
      <number:text>€ </number:text>
      <number:number number:decimal-places="2" number:min-integer-digits="1" number:grouping="true"/>
    </number:number-style>
    <number:number-style style:name="N336">
      <style:text-properties fo:color="#ff0000"/>
      <number:text>-€ </number:text>
      <number:number number:decimal-places="2" number:min-integer-digits="1" number:grouping="true"/>
      <style:map style:condition="value()&gt;=0" style:apply-style-name="N336P0"/>
    </number:number-style>
    <number:number-style style:name="N337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337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337P2" style:volatile="true">
      <number:text> </number:text>
      <number:fill-character> </number:fill-character>
      <number:text>- </number:text>
    </number:number-style>
    <number:text-style style:name="N337">
      <number:text> </number:text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8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338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338P2" style:volatile="true">
      <number:text> € </number:text>
      <number:fill-character> </number:fill-character>
      <number:text>- </number:text>
    </number:number-style>
    <number:text-style style:name="N338">
      <number:text> </number:text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339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33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39">
      <number:text> </number:text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340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340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40">
      <number:text> </number:text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">
      <number:scientific-number number:decimal-places="1" number:min-integer-digits="3" number:min-exponent-digits="1"/>
    </number:number-style>
    <number:number-style style:name="N342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34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342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342">
      <number:text> </number:text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34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43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343">
      <number:text> </number:text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text> </number:text>
      <number:fill-character> </number:fill-character>
      <number:number number:decimal-places="2" number:min-integer-digits="1" number:grouping="true"/>
      <number:text>   </number:text>
    </number:number-style>
    <number:number-style style:name="N344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344P2" style:volatile="true">
      <number:text> </number:text>
      <number:fill-character> </number:fill-character>
      <number:text>-</number:text>
      <number:number number:decimal-places="0" number:min-integer-digits="0"/>
      <number:text>   </number:text>
    </number:number-style>
    <number:text-style style:name="N344">
      <number:text> </number:text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text>$</number:text>
      <number:number number:decimal-places="0" number:min-integer-digits="1" number:grouping="true"/>
      <number:text> </number:text>
    </number:number-style>
    <number:number-style style:name="N345">
      <number:text>($</number:text>
      <number:number number:decimal-places="0" number:min-integer-digits="1" number:grouping="true"/>
      <number:text>)</number:text>
      <style:map style:condition="value()&gt;=0" style:apply-style-name="N345P0"/>
    </number:number-style>
    <number:number-style style:name="N346">
      <number:number number:decimal-places="2" number:min-integer-digits="1"/>
      <number:text> </number:text>
    </number:number-style>
    <number:number-style style:name="N347P0" style:volatile="true">
      <number:text>+</number:text>
      <number:number number:decimal-places="2" number:min-integer-digits="1" number:grouping="true"/>
    </number:number-style>
    <number:number-style style:name="N347">
      <number:text>-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number number:decimal-places="0" number:min-integer-digits="1" number:grouping="true"/>
      <number:text> </number:text>
    </number:number-style>
    <number:number-style style:name="N34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348P0"/>
    </number:number-style>
    <number:number-style style:name="N349P0" style:volatile="true">
      <number:number number:decimal-places="1" number:min-integer-digits="1"/>
      <number:text> %</number:text>
    </number:number-style>
    <number:number-style style:name="N349P1" style:volatile="true">
      <number:text>(</number:text>
      <number:number number:decimal-places="1" number:min-integer-digits="1"/>
      <number:text>)%</number:text>
    </number:number-style>
    <number:number-style style:name="N349P2" style:volatile="true">
      <number:number number:decimal-places="1" number:min-integer-digits="1"/>
      <number:text> %</number:text>
    </number:number-style>
    <number:text-style style:name="N349">
      <number:text-content/>
      <number:text>   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number:number number:decimal-places="1" number:min-integer-digits="1" number:grouping="true"/>
      <number:text>    </number:text>
    </number:number-style>
    <number:number-style style:name="N350P1" style:volatile="true">
      <number:text>(</number:text>
      <number:number number:decimal-places="1" number:min-integer-digits="1" number:grouping="true"/>
      <number:text>)   </number:text>
    </number:number-style>
    <number:number-style style:name="N350P2" style:volatile="true">
      <number:number number:decimal-places="1" number:min-integer-digits="1"/>
      <number:text>    </number:text>
    </number:number-style>
    <number:text-style style:name="N350">
      <number:text-content/>
      <number:text>   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1" number:min-integer-digits="1" number:grouping="true"/>
      <number:text>  </number:text>
    </number:number-style>
    <number:number-style style:name="N351P1" style:volatile="true">
      <number:text>(</number:text>
      <number:number number:decimal-places="1" number:min-integer-digits="1" number:grouping="true"/>
      <number:text>)  </number:text>
    </number:number-style>
    <number:number-style style:name="N351P2" style:volatile="true">
      <number:number number:decimal-places="1" number:min-integer-digits="1"/>
      <number:text>  </number:text>
    </number:number-style>
    <number:text-style style:name="N351">
      <number:text-content/>
      <number:text> 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number number:decimal-places="1" number:min-integer-digits="1" number:grouping="true"/>
      <number:text>    </number:text>
    </number:number-style>
    <number:number-style style:name="N352P1" style:volatile="true">
      <number:text>(</number:text>
      <number:number number:decimal-places="1" number:min-integer-digits="1" number:grouping="true"/>
      <number:text>)    </number:text>
    </number:number-style>
    <number:number-style style:name="N352P2" style:volatile="true">
      <number:number number:decimal-places="1" number:min-integer-digits="1"/>
      <number:text>    </number:text>
    </number:number-style>
    <number:text-style style:name="N352">
      <number:text-content/>
      <number:text>   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3P0" style:volatile="true">
      <number:number number:decimal-places="1" number:min-integer-digits="1" number:grouping="true"/>
      <number:text>      </number:text>
    </number:number-style>
    <number:number-style style:name="N353P1" style:volatile="true">
      <number:text>(</number:text>
      <number:number number:decimal-places="1" number:min-integer-digits="1" number:grouping="true"/>
      <number:text>)      </number:text>
    </number:number-style>
    <number:number-style style:name="N353P2" style:volatile="true">
      <number:number number:decimal-places="1" number:min-integer-digits="1"/>
      <number:text>      </number:text>
    </number:number-style>
    <number:text-style style:name="N353">
      <number:text-content/>
      <number:text>     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4P0" style:volatile="true">
      <number:number number:decimal-places="1" number:min-integer-digits="1" number:grouping="true"/>
      <number:text>        </number:text>
    </number:number-style>
    <number:number-style style:name="N354P1" style:volatile="true">
      <number:text>(</number:text>
      <number:number number:decimal-places="1" number:min-integer-digits="1" number:grouping="true"/>
      <number:text>)        </number:text>
    </number:number-style>
    <number:number-style style:name="N354P2" style:volatile="true">
      <number:number number:decimal-places="1" number:min-integer-digits="1"/>
      <number:text>        </number:text>
    </number:number-style>
    <number:text-style style:name="N354">
      <number:text-content/>
      <number:text>       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number number:decimal-places="2" number:min-integer-digits="1" number:grouping="true"/>
      <number:text>  </number:text>
    </number:number-style>
    <number:number-style style:name="N355P1" style:volatile="true">
      <number:text>(</number:text>
      <number:number number:decimal-places="2" number:min-integer-digits="1" number:grouping="true"/>
      <number:text>)  </number:text>
    </number:number-style>
    <number:number-style style:name="N355P2" style:volatile="true">
      <number:number number:decimal-places="2" number:min-integer-digits="1"/>
      <number:text>  </number:text>
    </number:number-style>
    <number:text-style style:name="N355">
      <number:text-content/>
      <number:text> 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2" number:min-integer-digits="1" number:grouping="true"/>
      <number:text>    </number:text>
    </number:number-style>
    <number:number-style style:name="N356P1" style:volatile="true">
      <number:text>(</number:text>
      <number:number number:decimal-places="2" number:min-integer-digits="1" number:grouping="true"/>
      <number:text>)    </number:text>
    </number:number-style>
    <number:number-style style:name="N356P2" style:volatile="true">
      <number:number number:decimal-places="0" number:min-integer-digits="1"/>
      <number:text>    </number:text>
    </number:number-style>
    <number:text-style style:name="N356">
      <number:text-content/>
      <number:text>   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P0" style:volatile="true">
      <number:number number:decimal-places="2" number:min-integer-digits="1" number:grouping="true"/>
      <number:text>      </number:text>
    </number:number-style>
    <number:number-style style:name="N357P1" style:volatile="true">
      <number:text>(</number:text>
      <number:number number:decimal-places="2" number:min-integer-digits="1" number:grouping="true"/>
      <number:text>)      </number:text>
    </number:number-style>
    <number:number-style style:name="N357P2" style:volatile="true">
      <number:number number:decimal-places="2" number:min-integer-digits="1"/>
      <number:text>      </number:text>
    </number:number-style>
    <number:text-style style:name="N357">
      <number:text-content/>
      <number:text>     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number number:decimal-places="2" number:min-integer-digits="1" number:grouping="true"/>
      <number:text>        </number:text>
    </number:number-style>
    <number:number-style style:name="N358P1" style:volatile="true">
      <number:text>(</number:text>
      <number:number number:decimal-places="2" number:min-integer-digits="1" number:grouping="true"/>
      <number:text>)        </number:text>
    </number:number-style>
    <number:number-style style:name="N358P2" style:volatile="true">
      <number:number number:decimal-places="2" number:min-integer-digits="1"/>
      <number:text>        </number:text>
    </number:number-style>
    <number:text-style style:name="N358">
      <number:text-content/>
      <number:text>       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P0" style:volatile="true">
      <number:number number:decimal-places="0" number:min-integer-digits="1" number:grouping="true"/>
      <number:text>  </number:text>
    </number:number-style>
    <number:number-style style:name="N359P1" style:volatile="true">
      <number:text>(</number:text>
      <number:number number:decimal-places="0" number:min-integer-digits="1" number:grouping="true"/>
      <number:text>)  </number:text>
    </number:number-style>
    <number:number-style style:name="N359P2" style:volatile="true">
      <number:number number:decimal-places="0" number:min-integer-digits="1"/>
      <number:text>  </number:text>
    </number:number-style>
    <number:text-style style:name="N359">
      <number:text-content/>
      <number:text> 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number number:decimal-places="0" number:min-integer-digits="1" number:grouping="true"/>
      <number:text>    </number:text>
    </number:number-style>
    <number:number-style style:name="N360P1" style:volatile="true">
      <number:text>(</number:text>
      <number:number number:decimal-places="0" number:min-integer-digits="1" number:grouping="true"/>
      <number:text>)    </number:text>
    </number:number-style>
    <number:number-style style:name="N360P2" style:volatile="true">
      <number:number number:decimal-places="0" number:min-integer-digits="1"/>
      <number:text>    </number:text>
    </number:number-style>
    <number:text-style style:name="N360">
      <number:text-content/>
      <number:text>   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number number:decimal-places="0" number:min-integer-digits="1" number:grouping="true"/>
      <number:text>      </number:text>
    </number:number-style>
    <number:number-style style:name="N361P1" style:volatile="true">
      <number:text>(</number:text>
      <number:number number:decimal-places="0" number:min-integer-digits="1" number:grouping="true"/>
      <number:text>)      </number:text>
    </number:number-style>
    <number:number-style style:name="N361P2" style:volatile="true">
      <number:number number:decimal-places="0" number:min-integer-digits="1"/>
      <number:text>      </number:text>
    </number:number-style>
    <number:text-style style:name="N361">
      <number:text-content/>
      <number:text>     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2P0" style:volatile="true">
      <number:number number:decimal-places="0" number:min-integer-digits="1" number:grouping="true"/>
      <number:text>        </number:text>
    </number:number-style>
    <number:number-style style:name="N362P1" style:volatile="true">
      <number:text>(</number:text>
      <number:number number:decimal-places="0" number:min-integer-digits="1" number:grouping="true"/>
      <number:text>)        </number:text>
    </number:number-style>
    <number:number-style style:name="N362P2" style:volatile="true">
      <number:number number:decimal-places="0" number:min-integer-digits="1"/>
      <number:text>        </number:text>
    </number:number-style>
    <number:text-style style:name="N362">
      <number:text-content/>
      <number:text>       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P0" style:volatile="true">
      <number:number number:decimal-places="1" number:min-integer-digits="1" number:grouping="true"/>
      <number:text> </number:text>
    </number:number-style>
    <number:number-style style:name="N363">
      <number:text>(</number:text>
      <number:number number:decimal-places="1" number:min-integer-digits="1" number:grouping="true"/>
      <number:text>)</number:text>
      <style:map style:condition="value()&gt;=0" style:apply-style-name="N363P0"/>
    </number:number-style>
    <number:number-style style:name="N364P0" style:volatile="true">
      <number:number number:decimal-places="1" number:min-integer-digits="1" number:grouping="true"/>
      <number:text> </number:text>
    </number:number-style>
    <number:number-style style:name="N364P1" style:volatile="true">
      <number:text>(</number:text>
      <number:number number:decimal-places="1" number:min-integer-digits="1" number:grouping="true"/>
      <number:text>)</number:text>
    </number:number-style>
    <number:number-style style:name="N364P2" style:volatile="true">
      <number:number number:decimal-places="1" number:min-integer-digits="1" number:grouping="true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$ </number:text>
      <number:number number:decimal-places="2" number:min-integer-digits="1" number:grouping="true"/>
      <number:text> </number:text>
    </number:number-style>
    <number:number-style style:name="N365">
      <number:text>$(</number:text>
      <number:number number:decimal-places="2" number:min-integer-digits="1" number:grouping="true"/>
      <number:text>)</number:text>
      <style:map style:condition="value()&gt;=0" style:apply-style-name="N365P0"/>
    </number:number-style>
    <number:number-style style:name="N366P0" style:volatile="true">
      <number:text>£ </number:text>
      <number:number number:decimal-places="2" number:min-integer-digits="1" number:grouping="true"/>
      <number:text> </number:text>
    </number:number-style>
    <number:number-style style:name="N366">
      <number:text>£(</number:text>
      <number:number number:decimal-places="2" number:min-integer-digits="1" number:grouping="true"/>
      <number:text>)</number:text>
      <style:map style:condition="value()&gt;=0" style:apply-style-name="N366P0"/>
    </number:number-style>
    <number:number-style style:name="N367P0" style:volatile="true">
      <number:text>$ </number:text>
      <number:number number:decimal-places="2" number:min-integer-digits="1" number:grouping="true"/>
      <number:text> </number:text>
    </number:number-style>
    <number:number-style style:name="N367P1" style:volatile="true">
      <number:text>$(</number:text>
      <number:number number:decimal-places="2" number:min-integer-digits="1" number:grouping="true"/>
      <number:text>)</number:text>
    </number:number-style>
    <number:number-style style:name="N367P2" style:volatile="true">
      <number:text>$ </number:text>
      <number:number number:decimal-places="2" number:min-integer-digits="1"/>
      <number:text>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P0" style:volatile="true">
      <number:number number:decimal-places="2" number:min-integer-digits="1" number:grouping="true"/>
      <number:text> </number:text>
    </number:number-style>
    <number:number-style style:name="N368P1" style:volatile="true">
      <number:text>(</number:text>
      <number:number number:decimal-places="2" number:min-integer-digits="1" number:grouping="true"/>
      <number:text>)</number:text>
    </number:number-style>
    <number:number-style style:name="N368P2" style:volatile="true">
      <number:number number:decimal-places="2" number:min-integer-digits="1"/>
      <number:text>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text>€ </number:text>
      <number:number number:decimal-places="2" number:min-integer-digits="1" number:grouping="true"/>
      <number:text> </number:text>
    </number:number-style>
    <number:number-style style:name="N369P1" style:volatile="true">
      <number:text>€(</number:text>
      <number:number number:decimal-places="2" number:min-integer-digits="1" number:grouping="true"/>
      <number:text>)</number:text>
    </number:number-style>
    <number:number-style style:name="N369P2" style:volatile="true">
      <number:text>€ </number:text>
      <number:number number:decimal-places="2" number:min-integer-digits="1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number number:decimal-places="1" number:min-integer-digits="1" number:grouping="true"/>
      <number:text> x</number:text>
    </number:number-style>
    <number:number-style style:name="N370">
      <number:text>(</number:text>
      <number:number number:decimal-places="1" number:min-integer-digits="1" number:grouping="true"/>
      <number:text>)x</number:text>
      <style:map style:condition="value()&gt;=0" style:apply-style-name="N370P0"/>
    </number:number-style>
    <number:number-style style:name="N371P0" style:volatile="true">
      <number:number number:decimal-places="0" number:min-integer-digits="1" number:grouping="true"/>
      <number:text> x</number:text>
    </number:number-style>
    <number:number-style style:name="N371P1" style:volatile="true">
      <number:text>(</number:text>
      <number:number number:decimal-places="0" number:min-integer-digits="1" number:grouping="true"/>
      <number:text>)x</number:text>
    </number:number-style>
    <number:number-style style:name="N371P2" style:volatile="true">
      <number:number number:decimal-places="0" number:min-integer-digits="1"/>
      <number:text> x</number:text>
    </number:number-style>
    <number:text-style style:name="N371">
      <number:text-content/>
      <number:text>  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P0" style:volatile="true">
      <number:number number:decimal-places="1" number:min-integer-digits="1" number:grouping="true"/>
      <number:text>   </number:text>
    </number:number-style>
    <number:number-style style:name="N372">
      <number:text>(</number:text>
      <number:number number:decimal-places="1" number:min-integer-digits="1" number:grouping="true"/>
      <number:text>)  </number:text>
      <style:map style:condition="value()&gt;=0" style:apply-style-name="N372P0"/>
    </number:number-style>
    <number:number-style style:name="N373P0" style:volatile="true">
      <number:number number:decimal-places="0" number:min-integer-digits="1" number:grouping="true"/>
      <number:text>   </number:text>
    </number:number-style>
    <number:number-style style:name="N373P1" style:volatile="true">
      <number:text>(</number:text>
      <number:number number:decimal-places="0" number:min-integer-digits="1" number:grouping="true"/>
      <number:text>)  </number:text>
    </number:number-style>
    <number:number-style style:name="N373P2" style:volatile="true">
      <number:number number:decimal-places="0" number:min-integer-digits="1"/>
      <number:text>   </number:text>
    </number:number-style>
    <number:text-style style:name="N373">
      <number:text-content/>
      <number:text>  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4P0" style:volatile="true">
      <number:number number:decimal-places="1" number:min-integer-digits="1"/>
      <number:text> %</number:text>
    </number:number-style>
    <number:number-style style:name="N374">
      <number:text>(</number:text>
      <number:number number:decimal-places="1" number:min-integer-digits="1"/>
      <number:text>)%</number:text>
      <style:map style:condition="value()&gt;=0" style:apply-style-name="N374P0"/>
    </number:number-style>
    <number:number-style style:name="N375P0" style:volatile="true">
      <number:number number:decimal-places="1" number:min-integer-digits="1" number:grouping="true"/>
      <number:text>    </number:text>
    </number:number-style>
    <number:number-style style:name="N375">
      <number:text>(</number:text>
      <number:number number:decimal-places="1" number:min-integer-digits="1" number:grouping="true"/>
      <number:text>)   </number:text>
      <style:map style:condition="value()&gt;=0" style:apply-style-name="N375P0"/>
    </number:number-style>
    <number:number-style style:name="N376P0" style:volatile="true">
      <number:text>$</number:text>
      <number:number number:decimal-places="0" number:min-integer-digits="1" number:grouping="true"/>
      <number:text> </number:text>
    </number:number-style>
    <number:number-style style:name="N376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76">
      <number:text>-</number:text>
      <style:map style:condition="value()&gt;0" style:apply-style-name="N376P0"/>
      <style:map style:condition="value()&lt;0" style:apply-style-name="N376P1"/>
    </number:number-style>
    <number:number-style style:name="N37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37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377P2" style:volatile="true">
      <number:text> </number:text>
      <number:fill-character> </number:fill-character>
      <number:text>-    </number:text>
    </number:number-style>
    <number:text-style style:name="N377">
      <number:text> </number:text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78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378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78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378">
      <number:text> </number:text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379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379P2" style:volatile="true">
      <number:text> </number:text>
      <number:fill-character> </number:fill-character>
      <number:text>-    </number:text>
    </number:number-style>
    <number:text-style style:name="N379">
      <number:text> </number:text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0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380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80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380">
      <number:text> </number:text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1P0" style:volatile="true">
      <number:text> </number:text>
      <number:fill-character> </number:fill-character>
      <number:number number:decimal-places="0" number:min-integer-digits="1" number:grouping="true"/>
      <number:text> F </number:text>
    </number:number-style>
    <number:number-style style:name="N381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381P2" style:volatile="true">
      <number:text> </number:text>
      <number:fill-character> </number:fill-character>
      <number:text>- F </number:text>
    </number:number-style>
    <number:text-style style:name="N381">
      <number:text> </number:text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2P0" style:volatile="true">
      <number:text> </number:text>
      <number:fill-character> </number:fill-character>
      <number:number number:decimal-places="2" number:min-integer-digits="1" number:grouping="true"/>
      <number:text> F </number:text>
    </number:number-style>
    <number:number-style style:name="N382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382P2" style:volatile="true">
      <number:text> </number:text>
      <number:fill-character> </number:fill-character>
      <number:text>-</number:text>
      <number:number number:decimal-places="0" number:min-integer-digits="0"/>
      <number:text> F </number:text>
    </number:number-style>
    <number:text-style style:name="N382">
      <number:text> </number:text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3P0" style:volatile="true">
      <number:text> </number:text>
      <number:fill-character> </number:fill-character>
      <number:number number:decimal-places="0" number:min-integer-digits="1" number:grouping="true"/>
      <number:text>  </number:text>
    </number:number-style>
    <number:number-style style:name="N383P1" style:volatile="true">
      <number:text>-</number:text>
      <number:fill-character> </number:fill-character>
      <number:number number:decimal-places="0" number:min-integer-digits="1" number:grouping="true"/>
      <number:text>  </number:text>
    </number:number-style>
    <number:number-style style:name="N383P2" style:volatile="true">
      <number:text> </number:text>
      <number:fill-character> </number:fill-character>
      <number:text>-  </number:text>
    </number:number-style>
    <number:text-style style:name="N383">
      <number:text> </number:text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text> </number:text>
      <number:fill-character> </number:fill-character>
      <number:number number:decimal-places="2" number:min-integer-digits="1" number:grouping="true"/>
      <number:text> DM </number:text>
    </number:number-style>
    <number:number-style style:name="N384P1" style:volatile="true">
      <number:text>-</number:text>
      <number:fill-character> </number:fill-character>
      <number:number number:decimal-places="2" number:min-integer-digits="1" number:grouping="true"/>
      <number:text> DM </number:text>
    </number:number-style>
    <number:number-style style:name="N384P2" style:volatile="true">
      <number:text> </number:text>
      <number:fill-character> </number:fill-character>
      <number:text>-</number:text>
      <number:number number:decimal-places="0" number:min-integer-digits="0"/>
      <number:text> DM </number:text>
    </number:number-style>
    <number:text-style style:name="N384">
      <number:text> </number:text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number:number-style style:name="N20151P0" style:volatile="true" number:language="de" number:country="DE">
      <number:number number:decimal-places="0" number:min-integer-digits="1" number:grouping="true"/>
      <number:text>   </number:text>
    </number:number-style>
    <number:number-style style:name="N20151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51P0"/>
    </number:number-style>
    <number:number-style style:name="N20152P0" style:volatile="true" number:language="de" number:country="DE">
      <number:number number:decimal-places="0" number:min-integer-digits="1" number:grouping="true"/>
      <number:text>   </number:text>
    </number:number-style>
    <number:number-style style:name="N20152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52P0"/>
    </number:number-style>
    <number:number-style style:name="N20153P0" style:volatile="true" number:language="de" number:country="DE">
      <number:number number:decimal-places="2" number:min-integer-digits="1" number:grouping="true"/>
      <number:text>   </number:text>
    </number:number-style>
    <number:number-style style:name="N20153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53P0"/>
    </number:number-style>
    <number:number-style style:name="N20154P0" style:volatile="true" number:language="de" number:country="DE">
      <number:number number:decimal-places="2" number:min-integer-digits="1" number:grouping="true"/>
      <number:text>   </number:text>
    </number:number-style>
    <number:number-style style:name="N20154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54P0"/>
    </number:number-style>
    <number:number-style style:name="N20155P0" style:volatile="true" number:language="de" number:country="DE">
      <number:number number:decimal-places="0" number:min-integer-digits="1" number:grouping="true"/>
      <number:text> €</number:text>
    </number:number-style>
    <number:number-style style:name="N20155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55P0"/>
    </number:number-style>
    <number:number-style style:name="N20156P0" style:volatile="true" number:language="de" number:country="DE">
      <number:number number:decimal-places="0" number:min-integer-digits="1" number:grouping="true"/>
      <number:text> €</number:text>
    </number:number-style>
    <number:number-style style:name="N20156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56P0"/>
    </number:number-style>
    <number:number-style style:name="N20157P0" style:volatile="true" number:language="de" number:country="DE">
      <number:number number:decimal-places="2" number:min-integer-digits="1" number:grouping="true"/>
      <number:text> €</number:text>
    </number:number-style>
    <number:number-style style:name="N20157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57P0"/>
    </number:number-style>
    <number:number-style style:name="N20158P0" style:volatile="true" number:language="de" number:country="DE">
      <number:number number:decimal-places="2" number:min-integer-digits="1" number:grouping="true"/>
      <number:text> €</number:text>
    </number:number-style>
    <number:number-style style:name="N20158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5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.00.0000</text:date>, <text:time style:data-style-name="N2" text:time-value="0000-00-00T17:22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7:25:41</dc:date>
    <meta:generator>LibreOffice/4.0.3.3$MacOSX_x86 LibreOffice_project/0eaa50a932c8f2199a615e1eb30f7ac74279539</meta:generator>
    <meta:editing-duration>P4DT1H30M55S</meta:editing-duration>
    <meta:editing-cycles>121</meta:editing-cycles>
    <meta:document-statistic meta:table-count="10" meta:cell-count="6157" meta:object-count="6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4cm" svg:y="0.331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C9:Model.AO49 Model.B10:Model.B49" chart:data-source-has-labels="both" svg:x="0.158cm" svg:y="0.987cm" svg:width="11.676cm" svg:height="6.906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1.66163510321813">
                <text:p>1.66163510321813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1.11078090580671">
                <text:p>1.11078090580671</text:p>
                <draw:g>
                  <svg:desc>Model.C12:Model.AO12</svg:desc>
                </draw:g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754409476671287">
                <text:p>0.754409476671287</text:p>
                <draw:g>
                  <svg:desc>Model.C13:Model.AO13</svg:desc>
                </draw:g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527008561691784">
                <text:p>0.527008561691784</text:p>
                <draw:g>
                  <svg:desc>Model.C14:Model.AO14</svg:desc>
                </draw:g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84447025483559">
                <text:p>0.384447025483559</text:p>
                <draw:g>
                  <svg:desc>Model.C15:Model.AO15</svg:desc>
                </draw:g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297153681040532">
                <text:p>0.297153681040532</text:p>
                <draw:g>
                  <svg:desc>Model.C16:Model.AO16</svg:desc>
                </draw:g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45435251147238">
                <text:p>0.245435251147238</text:p>
                <draw:g>
                  <svg:desc>Model.C17:Model.AO17</svg:desc>
                </draw:g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16271554458013">
                <text:p>0.216271554458013</text:p>
                <draw:g>
                  <svg:desc>Model.C18:Model.AO18</svg:desc>
                </draw:g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01128630448957">
                <text:p>0.201128630448957</text:p>
                <draw:g>
                  <svg:desc>Model.C19:Model.AO19</svg:desc>
                </draw:g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194471657859217">
                <text:p>0.194471657859217</text:p>
                <draw:g>
                  <svg:desc>Model.C20:Model.AO20</svg:desc>
                </draw:g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192757698726014">
                <text:p>0.192757698726014</text:p>
                <draw:g>
                  <svg:desc>Model.C21:Model.AO21</svg:desc>
                </draw:g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193756489820886">
                <text:p>0.193756489820886</text:p>
                <draw:g>
                  <svg:desc>Model.C22:Model.AO22</svg:desc>
                </draw:g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196094787726593">
                <text:p>0.196094787726593</text:p>
                <draw:g>
                  <svg:desc>Model.C23:Model.AO23</svg:desc>
                </draw:g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198952504038878">
                <text:p>0.198952504038878</text:p>
                <draw:g>
                  <svg:desc>Model.C24:Model.AO24</svg:desc>
                </draw:g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0186147938921">
                <text:p>0.20186147938921</text:p>
                <draw:g>
                  <svg:desc>Model.C25:Model.AO25</svg:desc>
                </draw:g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204573334077486">
                <text:p>0.204573334077486</text:p>
                <draw:g>
                  <svg:desc>Model.C26:Model.AO26</svg:desc>
                </draw:g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206973555510652">
                <text:p>0.206973555510652</text:p>
                <draw:g>
                  <svg:desc>Model.C27:Model.AO27</svg:desc>
                </draw:g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2090263388333">
                <text:p>0.2090263388333</text:p>
                <draw:g>
                  <svg:desc>Model.C28:Model.AO28</svg:desc>
                </draw:g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210739729606747">
                <text:p>0.210739729606747</text:p>
                <draw:g>
                  <svg:desc>Model.C29:Model.AO29</svg:desc>
                </draw:g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212144049291911">
                <text:p>0.212144049291911</text:p>
                <draw:g>
                  <svg:desc>Model.C30:Model.AO30</svg:desc>
                </draw:g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213278916372191">
                <text:p>0.213278916372191</text:p>
                <draw:g>
                  <svg:desc>Model.C31:Model.AO31</svg:desc>
                </draw:g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214185754314027">
                <text:p>0.214185754314027</text:p>
                <draw:g>
                  <svg:desc>Model.C32:Model.AO32</svg:desc>
                </draw:g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214903740917695">
                <text:p>0.214903740917695</text:p>
                <draw:g>
                  <svg:desc>Model.C33:Model.AO33</svg:desc>
                </draw:g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215467866232215">
                <text:p>0.215467866232215</text:p>
                <draw:g>
                  <svg:desc>Model.C34:Model.AO34</svg:desc>
                </draw:g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215908240859494">
                <text:p>0.215908240859494</text:p>
                <draw:g>
                  <svg:desc>Model.C35:Model.AO35</svg:desc>
                </draw:g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216250110344851">
                <text:p>0.216250110344851</text:p>
                <draw:g>
                  <svg:desc>Model.C36:Model.AO36</svg:desc>
                </draw:g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216514237120735">
                <text:p>0.216514237120735</text:p>
                <draw:g>
                  <svg:desc>Model.C37:Model.AO37</svg:desc>
                </draw:g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216717444961142">
                <text:p>0.216717444961142</text:p>
                <draw:g>
                  <svg:desc>Model.C38:Model.AO38</svg:desc>
                </draw:g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216873206382931">
                <text:p>0.216873206382931</text:p>
                <draw:g>
                  <svg:desc>Model.C39:Model.AO39</svg:desc>
                </draw:g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216992207262246">
                <text:p>0.216992207262246</text:p>
                <draw:g>
                  <svg:desc>Model.C40:Model.AO40</svg:desc>
                </draw:g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217082856099855">
                <text:p>0.217082856099855</text:p>
                <draw:g>
                  <svg:desc>Model.C41:Model.AO41</svg:desc>
                </draw:g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217151725191998">
                <text:p>0.217151725191998</text:p>
                <draw:g>
                  <svg:desc>Model.C42:Model.AO42</svg:desc>
                </draw:g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217203922293932">
                <text:p>0.217203922293932</text:p>
                <draw:g>
                  <svg:desc>Model.C43:Model.AO43</svg:desc>
                </draw:g>
              </table:table-cell>
              <table:table-cell office:value-type="float" office:value="0.217151725191998">
                <text:p>0.217151725191998</text:p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217243397388039">
                <text:p>0.217243397388039</text:p>
                <draw:g>
                  <svg:desc>Model.C44:Model.AO44</svg:desc>
                </draw:g>
              </table:table-cell>
              <table:table-cell office:value-type="float" office:value="0.217203922293932">
                <text:p>0.217203922293932</text:p>
              </table:table-cell>
              <table:table-cell office:value-type="float" office:value="0.217151725191998">
                <text:p>0.217151725191998</text:p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217273191958981">
                <text:p>0.217273191958981</text:p>
                <draw:g>
                  <svg:desc>Model.C45:Model.AO45</svg:desc>
                </draw:g>
              </table:table-cell>
              <table:table-cell office:value-type="float" office:value="0.217243397388039">
                <text:p>0.217243397388039</text:p>
              </table:table-cell>
              <table:table-cell office:value-type="float" office:value="0.217203922293932">
                <text:p>0.217203922293932</text:p>
              </table:table-cell>
              <table:table-cell office:value-type="float" office:value="0.217151725191998">
                <text:p>0.217151725191998</text:p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21729563906571">
                <text:p>0.21729563906571</text:p>
                <draw:g>
                  <svg:desc>Model.C46:Model.AO46</svg:desc>
                </draw:g>
              </table:table-cell>
              <table:table-cell office:value-type="float" office:value="0.217273191958981">
                <text:p>0.217273191958981</text:p>
              </table:table-cell>
              <table:table-cell office:value-type="float" office:value="0.217243397388039">
                <text:p>0.217243397388039</text:p>
              </table:table-cell>
              <table:table-cell office:value-type="float" office:value="0.217203922293932">
                <text:p>0.217203922293932</text:p>
              </table:table-cell>
              <table:table-cell office:value-type="float" office:value="0.217151725191998">
                <text:p>0.217151725191998</text:p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217312522325447">
                <text:p>0.217312522325447</text:p>
                <draw:g>
                  <svg:desc>Model.C47:Model.AO47</svg:desc>
                </draw:g>
              </table:table-cell>
              <table:table-cell office:value-type="float" office:value="0.21729563906571">
                <text:p>0.21729563906571</text:p>
              </table:table-cell>
              <table:table-cell office:value-type="float" office:value="0.217273191958981">
                <text:p>0.217273191958981</text:p>
              </table:table-cell>
              <table:table-cell office:value-type="float" office:value="0.217243397388039">
                <text:p>0.217243397388039</text:p>
              </table:table-cell>
              <table:table-cell office:value-type="float" office:value="0.217203922293932">
                <text:p>0.217203922293932</text:p>
              </table:table-cell>
              <table:table-cell office:value-type="float" office:value="0.217151725191998">
                <text:p>0.217151725191998</text:p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217325201208921">
                <text:p>0.217325201208921</text:p>
                <draw:g>
                  <svg:desc>Model.C48:Model.AO48</svg:desc>
                </draw:g>
              </table:table-cell>
              <table:table-cell office:value-type="float" office:value="0.217312522325447">
                <text:p>0.217312522325447</text:p>
              </table:table-cell>
              <table:table-cell office:value-type="float" office:value="0.21729563906571">
                <text:p>0.21729563906571</text:p>
              </table:table-cell>
              <table:table-cell office:value-type="float" office:value="0.217273191958981">
                <text:p>0.217273191958981</text:p>
              </table:table-cell>
              <table:table-cell office:value-type="float" office:value="0.217243397388039">
                <text:p>0.217243397388039</text:p>
              </table:table-cell>
              <table:table-cell office:value-type="float" office:value="0.217203922293932">
                <text:p>0.217203922293932</text:p>
              </table:table-cell>
              <table:table-cell office:value-type="float" office:value="0.217151725191998">
                <text:p>0.217151725191998</text:p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217334709102985">
                <text:p>0.217334709102985</text:p>
                <draw:g>
                  <svg:desc>Model.C49:Model.AO49</svg:desc>
                </draw:g>
              </table:table-cell>
              <table:table-cell office:value-type="float" office:value="0.217325201208921">
                <text:p>0.217325201208921</text:p>
              </table:table-cell>
              <table:table-cell office:value-type="float" office:value="0.217312522325447">
                <text:p>0.217312522325447</text:p>
              </table:table-cell>
              <table:table-cell office:value-type="float" office:value="0.21729563906571">
                <text:p>0.21729563906571</text:p>
              </table:table-cell>
              <table:table-cell office:value-type="float" office:value="0.217273191958981">
                <text:p>0.217273191958981</text:p>
              </table:table-cell>
              <table:table-cell office:value-type="float" office:value="0.217243397388039">
                <text:p>0.217243397388039</text:p>
              </table:table-cell>
              <table:table-cell office:value-type="float" office:value="0.217203922293932">
                <text:p>0.217203922293932</text:p>
              </table:table-cell>
              <table:table-cell office:value-type="float" office:value="0.217151725191998">
                <text:p>0.217151725191998</text:p>
              </table:table-cell>
              <table:table-cell office:value-type="float" office:value="0.217082856099855">
                <text:p>0.217082856099855</text:p>
              </table:table-cell>
              <table:table-cell office:value-type="float" office:value="0.216992207262246">
                <text:p>0.216992207262246</text:p>
              </table:table-cell>
              <table:table-cell office:value-type="float" office:value="0.216873206382931">
                <text:p>0.216873206382931</text:p>
              </table:table-cell>
              <table:table-cell office:value-type="float" office:value="0.216717444961142">
                <text:p>0.216717444961142</text:p>
              </table:table-cell>
              <table:table-cell office:value-type="float" office:value="0.216514237120735">
                <text:p>0.216514237120735</text:p>
              </table:table-cell>
              <table:table-cell office:value-type="float" office:value="0.216250110344851">
                <text:p>0.216250110344851</text:p>
              </table:table-cell>
              <table:table-cell office:value-type="float" office:value="0.215908240859494">
                <text:p>0.215908240859494</text:p>
              </table:table-cell>
              <table:table-cell office:value-type="float" office:value="0.215467866232215">
                <text:p>0.215467866232215</text:p>
              </table:table-cell>
              <table:table-cell office:value-type="float" office:value="0.214903740917695">
                <text:p>0.214903740917695</text:p>
              </table:table-cell>
              <table:table-cell office:value-type="float" office:value="0.214185754314027">
                <text:p>0.214185754314027</text:p>
              </table:table-cell>
              <table:table-cell office:value-type="float" office:value="0.213278916372191">
                <text:p>0.213278916372191</text:p>
              </table:table-cell>
              <table:table-cell office:value-type="float" office:value="0.212144049291911">
                <text:p>0.212144049291911</text:p>
              </table:table-cell>
              <table:table-cell office:value-type="float" office:value="0.210739729606747">
                <text:p>0.210739729606747</text:p>
              </table:table-cell>
              <table:table-cell office:value-type="float" office:value="0.2090263388333">
                <text:p>0.2090263388333</text:p>
              </table:table-cell>
              <table:table-cell office:value-type="float" office:value="0.206973555510652">
                <text:p>0.206973555510652</text:p>
              </table:table-cell>
              <table:table-cell office:value-type="float" office:value="0.204573334077486">
                <text:p>0.204573334077486</text:p>
              </table:table-cell>
              <table:table-cell office:value-type="float" office:value="0.20186147938921">
                <text:p>0.20186147938921</text:p>
              </table:table-cell>
              <table:table-cell office:value-type="float" office:value="0.198952504038878">
                <text:p>0.198952504038878</text:p>
              </table:table-cell>
              <table:table-cell office:value-type="float" office:value="0.196094787726593">
                <text:p>0.196094787726593</text:p>
              </table:table-cell>
              <table:table-cell office:value-type="float" office:value="0.193756489820886">
                <text:p>0.193756489820886</text:p>
              </table:table-cell>
              <table:table-cell office:value-type="float" office:value="0.192757698726014">
                <text:p>0.192757698726014</text:p>
              </table:table-cell>
              <table:table-cell office:value-type="float" office:value="0.194471657859217">
                <text:p>0.194471657859217</text:p>
              </table:table-cell>
              <table:table-cell office:value-type="float" office:value="0.201128630448957">
                <text:p>0.201128630448957</text:p>
              </table:table-cell>
              <table:table-cell office:value-type="float" office:value="0.216271554458013">
                <text:p>0.216271554458013</text:p>
              </table:table-cell>
              <table:table-cell office:value-type="float" office:value="0.245435251147238">
                <text:p>0.245435251147238</text:p>
              </table:table-cell>
              <table:table-cell office:value-type="float" office:value="0.297153681040532">
                <text:p>0.297153681040532</text:p>
              </table:table-cell>
              <table:table-cell office:value-type="float" office:value="0.384447025483559">
                <text:p>0.384447025483559</text:p>
              </table:table-cell>
              <table:table-cell office:value-type="float" office:value="0.527008561691784">
                <text:p>0.527008561691784</text:p>
              </table:table-cell>
              <table:table-cell office:value-type="float" office:value="0.754409476671287">
                <text:p>0.754409476671287</text:p>
              </table:table-cell>
              <table:table-cell office:value-type="float" office:value="1.11078090580671">
                <text:p>1.11078090580671</text:p>
              </table:table-cell>
              <table:table-cell office:value-type="float" office:value="1.66163510321813">
                <text:p>1.66163510321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423cm" svg:y="0.331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242cm" svg:y="0.991cm" svg:width="11.667cm" svg:height="6.38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1">
                <text:p>1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1">
                <text:p>1</text:p>
                <draw:g>
                  <svg:desc>Model.C57:Model.AO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1">
                <text:p>1</text:p>
                <draw:g>
                  <svg:desc>Model.C58:Model.AO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1">
                <text:p>1</text:p>
                <draw:g>
                  <svg:desc>Model.C59:Model.AO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1">
                <text:p>1</text:p>
                <draw:g>
                  <svg:desc>Model.C60:Model.AO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1">
                <text:p>1</text:p>
                <draw:g>
                  <svg:desc>Model.C61:Model.AO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1">
                <text:p>1</text:p>
                <draw:g>
                  <svg:desc>Model.C62:Model.AO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1">
                <text:p>1</text:p>
                <draw:g>
                  <svg:desc>Model.C63:Model.AO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1">
                <text:p>1</text:p>
                <draw:g>
                  <svg:desc>Model.C64:Model.AO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1">
                <text:p>1</text:p>
                <draw:g>
                  <svg:desc>Model.C65:Model.AO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1">
                <text:p>1</text:p>
                <draw:g>
                  <svg:desc>Model.C66:Model.AO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1">
                <text:p>1</text:p>
                <draw:g>
                  <svg:desc>Model.C67:Model.AO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1">
                <text:p>1</text:p>
                <draw:g>
                  <svg:desc>Model.C68:Model.AO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1">
                <text:p>1</text:p>
                <draw:g>
                  <svg:desc>Model.C69:Model.AO6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1">
                <text:p>1</text:p>
                <draw:g>
                  <svg:desc>Model.C70:Model.AO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1">
                <text:p>1</text:p>
                <draw:g>
                  <svg:desc>Model.C71:Model.AO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1">
                <text:p>1</text:p>
                <draw:g>
                  <svg:desc>Model.C72:Model.AO7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1">
                <text:p>1</text:p>
                <draw:g>
                  <svg:desc>Model.C73:Model.AO7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1">
                <text:p>1</text:p>
                <draw:g>
                  <svg:desc>Model.C74:Model.AO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1">
                <text:p>1</text:p>
                <draw:g>
                  <svg:desc>Model.C75:Model.AO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1">
                <text:p>1</text:p>
                <draw:g>
                  <svg:desc>Model.C76:Model.AO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1">
                <text:p>1</text:p>
                <draw:g>
                  <svg:desc>Model.C77:Model.AO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1">
                <text:p>1</text:p>
                <draw:g>
                  <svg:desc>Model.C78:Model.AO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1">
                <text:p>1</text:p>
                <draw:g>
                  <svg:desc>Model.C79:Model.AO7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1">
                <text:p>1</text:p>
                <draw:g>
                  <svg:desc>Model.C80:Model.AO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1">
                <text:p>1</text:p>
                <draw:g>
                  <svg:desc>Model.C81:Model.AO8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1">
                <text:p>1</text:p>
                <draw:g>
                  <svg:desc>Model.C82:Model.AO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1">
                <text:p>1</text:p>
                <draw:g>
                  <svg:desc>Model.C83:Model.AO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1">
                <text:p>1</text:p>
                <draw:g>
                  <svg:desc>Model.C84:Model.AO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1">
                <text:p>1</text:p>
                <draw:g>
                  <svg:desc>Model.C85:Model.AO8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1">
                <text:p>1</text:p>
                <draw:g>
                  <svg:desc>Model.C86:Model.AO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1">
                <text:p>1</text:p>
                <draw:g>
                  <svg:desc>Model.C87:Model.AO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1">
                <text:p>1</text:p>
                <draw:g>
                  <svg:desc>Model.C88:Model.AO8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1">
                <text:p>1</text:p>
                <draw:g>
                  <svg:desc>Model.C89:Model.AO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1">
                <text:p>1</text:p>
                <draw:g>
                  <svg:desc>Model.C90:Model.AO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1">
                <text:p>1</text:p>
                <draw:g>
                  <svg:desc>Model.C91:Model.AO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1">
                <text:p>1</text:p>
                <draw:g>
                  <svg:desc>Model.C92:Model.AO9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1">
                <text:p>1</text:p>
                <draw:g>
                  <svg:desc>Model.C93:Model.AO9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1">
                <text:p>1</text:p>
                <draw:g>
                  <svg:desc>Model.C94:Model.AO9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symbol-type="automatic" chart:treat-empty-cells="ignor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>
      <style:chart-properties style:rotation-angle="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8" style:family="chart">
      <style:chart-properties style:rotation-angle="9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9" style:family="chart" style:data-style-name="N1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829cm" xlink:href=".." xlink:type="simple" chart:class="chart:scatter" chart:column-mapping="1 0" chart:style-name="ch1">
        <chart:title svg:x="7.04cm" svg:y="0.231cm" chart:style-name="ch2">
          <text:p>Implied Volatility</text:p>
        </chart:title>
        <chart:legend chart:legend-position="bottom" svg:x="7.355cm" svg:y="10.917cm" style:legend-expansion="wide" chart:style-name="ch3"/>
        <chart:plot-area chart:style-name="ch4" table:cell-range-address="Swaptions.P11:Swaptions.P49 Swaptions.M11:Swaptions.M49" svg:x="1.58cm" svg:y="0.942cm" svg:width="14.811cm" svg:height="8.972cm">
          <chartooo:coordinate-region svg:x="2.9cm" svg:y="1.122cm" svg:width="13.177cm" svg:height="8.185cm"/>
          <chart:axis chart:dimension="x" chart:name="primary-x" chart:style-name="ch5">
            <chart:title svg:x="7.685cm" svg:y="10.393cm" chart:style-name="ch6">
              <text:p>Swap Length</text:p>
            </chart:title>
          </chart:axis>
          <chart:axis chart:dimension="y" chart:name="primary-y" chart:style-name="ch7">
            <chart:title svg:x="0.444cm" svg:y="6.714cm" chart:style-name="ch8">
              <text:p>Implied Volatility</text:p>
            </chart:title>
            <chart:grid chart:class="major"/>
          </chart:axis>
          <chart:series chart:style-name="ch9" chart:values-cell-range-address="Swaptions.M11:Swaptions.M49" chart:class="chart:scatter">
            <chart:domain table:cell-range-address="Swaptions.P11:Swaptions.P4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P11:Swaptions.P49</svg:desc>
                </draw:g>
              </table:table-cell>
              <table:table-cell office:value-type="float" office:value="0.380859991948314">
                <text:p>0.380859991948314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3221876541661">
                <text:p>0.33221876541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0466846919445">
                <text:p>0.3046684691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05857063728842">
                <text:p>-0.0505857063728842</text:p>
              </table:table-cell>
              <table:table-cell office:value-type="float" office:value="0.280074293627116">
                <text:p>0.280074293627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76339658597954">
                <text:p>0.27633965859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77814764927829">
                <text:p>-0.0477814764927829</text:p>
              </table:table-cell>
              <table:table-cell office:value-type="float" office:value="0.255158523507217">
                <text:p>0.255158523507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52331585762412">
                <text:p>0.25233158576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03438478595407">
                <text:p>-0.0303438478595407</text:p>
              </table:table-cell>
              <table:table-cell office:value-type="float" office:value="0.251806152140459">
                <text:p>0.251806152140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45382553027378">
                <text:p>0.24538255302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7941403030532">
                <text:p>-0.017941403030532</text:p>
              </table:table-cell>
              <table:table-cell office:value-type="float" office:value="0.248368596969468">
                <text:p>0.248368596969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41752828702068">
                <text:p>0.241752828702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41023116494781">
                <text:p>0.241023116494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39301088285471">
                <text:p>0.239301088285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814655434168532">
                <text:p>-0.00814655434168532</text:p>
              </table:table-cell>
              <table:table-cell office:value-type="float" office:value="0.236383445658315">
                <text:p>0.236383445658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32765861113584">
                <text:p>0.232765861113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40756993611997">
                <text:p>0.240756993611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38107726314624">
                <text:p>0.238107726314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36713837003074">
                <text:p>0.236713837003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3632367115617">
                <text:p>0.23632367115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05732342857348">
                <text:p>0.00405732342857348</text:p>
              </table:table-cell>
              <table:table-cell office:value-type="float" office:value="0.236707323428573">
                <text:p>0.236707323428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34655846686454">
                <text:p>0.234655846686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33308326479062">
                <text:p>0.233308326479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32931509357707">
                <text:p>0.232931509357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0784406843118">
                <text:p>0.230784406843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28996520204553">
                <text:p>0.228996520204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26279932845242">
                <text:p>0.226279932845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29094452099066">
                <text:p>0.229094452099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29869688210224">
                <text:p>0.229869688210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30096099198777">
                <text:p>0.230096099198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32514576836635">
                <text:p>-0.0132514576836635</text:p>
              </table:table-cell>
              <table:table-cell office:value-type="float" office:value="0.229298542316336">
                <text:p>0.229298542316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705cm" svg:y="0.225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4cm" svg:y="0.657cm" svg:width="10.652cm" svg:height="5.673cm">
          <chartooo:coordinate-region svg:x="2.271cm" svg:y="0.836cm" svg:width="9.53cm" svg:height="4.887cm"/>
          <chart:axis chart:dimension="x" chart:name="primary-x" chart:style-name="ch4" chartooo:axis-type="text">
            <chart:title svg:x="5.947cm" svg:y="6.687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3.957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319192293377197">
                <text:p>0.00319192293377197</text:p>
                <draw:g>
                  <svg:desc>Simulation.C15:Simulation.J15</svg:desc>
                </draw:g>
              </table:table-cell>
              <table:table-cell office:value-type="float" office:value="0.00725355598297643">
                <text:p>0.00725355598297643</text:p>
              </table:table-cell>
              <table:table-cell office:value-type="float" office:value="0.0106410110018969">
                <text:p>0.0106410110018969</text:p>
              </table:table-cell>
              <table:table-cell office:value-type="float" office:value="0.0127691204859459">
                <text:p>0.0127691204859459</text:p>
              </table:table-cell>
              <table:table-cell office:value-type="float" office:value="0.01394435068643">
                <text:p>0.01394435068643</text:p>
              </table:table-cell>
              <table:table-cell office:value-type="float" office:value="0.0145491039531491">
                <text:p>0.0145491039531491</text:p>
              </table:table-cell>
              <table:table-cell office:value-type="float" office:value="0.0148381847178758">
                <text:p>0.0148381847178758</text:p>
              </table:table-cell>
              <table:table-cell office:value-type="float" office:value="0.0149574349608049">
                <text:p>0.014957434960804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284926473380928">
                <text:p>0.00284926473380928</text:p>
                <draw:g>
                  <svg:desc>Simulation.C16:Simulation.J16</svg:desc>
                </draw:g>
              </table:table-cell>
              <table:table-cell office:value-type="float" office:value="0.00794490049055852">
                <text:p>0.00794490049055852</text:p>
              </table:table-cell>
              <table:table-cell office:value-type="float" office:value="0.0134264866593657">
                <text:p>0.0134264866593657</text:p>
              </table:table-cell>
              <table:table-cell office:value-type="float" office:value="0.0177798425091294">
                <text:p>0.0177798425091294</text:p>
              </table:table-cell>
              <table:table-cell office:value-type="float" office:value="0.0208028007137581">
                <text:p>0.0208028007137581</text:p>
              </table:table-cell>
              <table:table-cell office:value-type="float" office:value="0.0227838066366849">
                <text:p>0.0227838066366849</text:p>
              </table:table-cell>
              <table:table-cell office:value-type="float" office:value="0.0240462808036462">
                <text:p>0.0240462808036462</text:p>
              </table:table-cell>
              <table:table-cell office:value-type="float" office:value="0.0248358804064003">
                <text:p>0.0248358804064003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435422644672436">
                <text:p>0.0435422644672436</text:p>
                <draw:g>
                  <svg:desc>Simulation.C17:Simulation.J17</svg:desc>
                </draw:g>
              </table:table-cell>
              <table:table-cell office:value-type="float" office:value="0.0455461555330961">
                <text:p>0.0455461555330961</text:p>
              </table:table-cell>
              <table:table-cell office:value-type="float" office:value="0.0406549568476332">
                <text:p>0.0406549568476332</text:p>
              </table:table-cell>
              <table:table-cell office:value-type="float" office:value="0.0357219904199095">
                <text:p>0.0357219904199095</text:p>
              </table:table-cell>
              <table:table-cell office:value-type="float" office:value="0.0322429615595524">
                <text:p>0.0322429615595524</text:p>
              </table:table-cell>
              <table:table-cell office:value-type="float" office:value="0.0300652963710207">
                <text:p>0.0300652963710207</text:p>
              </table:table-cell>
              <table:table-cell office:value-type="float" office:value="0.0287951461815628">
                <text:p>0.0287951461815628</text:p>
              </table:table-cell>
              <table:table-cell office:value-type="float" office:value="0.0281104084553244">
                <text:p>0.0281104084553244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703004307297583">
                <text:p>0.00703004307297583</text:p>
                <draw:g>
                  <svg:desc>Simulation.C18:Simulation.J18</svg:desc>
                </draw:g>
              </table:table-cell>
              <table:table-cell office:value-type="float" office:value="0.0119738746602233">
                <text:p>0.0119738746602233</text:p>
              </table:table-cell>
              <table:table-cell office:value-type="float" office:value="0.0145412272322368">
                <text:p>0.0145412272322368</text:p>
              </table:table-cell>
              <table:table-cell office:value-type="float" office:value="0.0154368903761299">
                <text:p>0.0154368903761299</text:p>
              </table:table-cell>
              <table:table-cell office:value-type="float" office:value="0.0155856696845695">
                <text:p>0.0155856696845695</text:p>
              </table:table-cell>
              <table:table-cell office:value-type="float" office:value="0.0154775572207222">
                <text:p>0.0154775572207222</text:p>
              </table:table-cell>
              <table:table-cell office:value-type="float" office:value="0.0153114035448533">
                <text:p>0.0153114035448533</text:p>
              </table:table-cell>
              <table:table-cell office:value-type="float" office:value="0.0151554519328107">
                <text:p>0.015155451932810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36341788773687">
                <text:p>0.0036341788773687</text:p>
                <draw:g>
                  <svg:desc>Simulation.C19:Simulation.J19</svg:desc>
                </draw:g>
              </table:table-cell>
              <table:table-cell office:value-type="float" office:value="0.00803816801987904">
                <text:p>0.00803816801987904</text:p>
              </table:table-cell>
              <table:table-cell office:value-type="float" office:value="0.0115895052586528">
                <text:p>0.0115895052586528</text:p>
              </table:table-cell>
              <table:table-cell office:value-type="float" office:value="0.0137534742353274">
                <text:p>0.0137534742353274</text:p>
              </table:table-cell>
              <table:table-cell office:value-type="float" office:value="0.0149130853840582">
                <text:p>0.0149130853840582</text:p>
              </table:table-cell>
              <table:table-cell office:value-type="float" office:value="0.0154905730941034">
                <text:p>0.0154905730941034</text:p>
              </table:table-cell>
              <table:table-cell office:value-type="float" office:value="0.0157551311968424">
                <text:p>0.0157551311968424</text:p>
              </table:table-cell>
              <table:table-cell office:value-type="float" office:value="0.0158560038660072">
                <text:p>0.0158560038660072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0471692976713724">
                <text:p>0.00471692976713724</text:p>
                <draw:g>
                  <svg:desc>Simulation.C20:Simulation.J20</svg:desc>
                </draw:g>
              </table:table-cell>
              <table:table-cell office:value-type="float" office:value="0.0103164815954289">
                <text:p>0.0103164815954289</text:p>
              </table:table-cell>
              <table:table-cell office:value-type="float" office:value="0.0148130574587584">
                <text:p>0.0148130574587584</text:p>
              </table:table-cell>
              <table:table-cell office:value-type="float" office:value="0.0176645521906024">
                <text:p>0.0176645521906024</text:p>
              </table:table-cell>
              <table:table-cell office:value-type="float" office:value="0.019358693779486">
                <text:p>0.019358693779486</text:p>
              </table:table-cell>
              <table:table-cell office:value-type="float" office:value="0.0203771132393901">
                <text:p>0.0203771132393901</text:p>
              </table:table-cell>
              <table:table-cell office:value-type="float" office:value="0.0210129444773947">
                <text:p>0.0210129444773947</text:p>
              </table:table-cell>
              <table:table-cell office:value-type="float" office:value="0.021425574622255">
                <text:p>0.021425574622255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474223888819726">
                <text:p>0.00474223888819726</text:p>
                <draw:g>
                  <svg:desc>Simulation.C21:Simulation.J21</svg:desc>
                </draw:g>
              </table:table-cell>
              <table:table-cell office:value-type="float" office:value="0.0093389161136053">
                <text:p>0.0093389161136053</text:p>
              </table:table-cell>
              <table:table-cell office:value-type="float" office:value="0.0124801582358811">
                <text:p>0.0124801582358811</text:p>
              </table:table-cell>
              <table:table-cell office:value-type="float" office:value="0.0141084383303478">
                <text:p>0.0141084383303478</text:p>
              </table:table-cell>
              <table:table-cell office:value-type="float" office:value="0.0148406765787001">
                <text:p>0.0148406765787001</text:p>
              </table:table-cell>
              <table:table-cell office:value-type="float" office:value="0.0151332532686675">
                <text:p>0.0151332532686675</text:p>
              </table:table-cell>
              <table:table-cell office:value-type="float" office:value="0.015225623804095">
                <text:p>0.015225623804095</text:p>
              </table:table-cell>
              <table:table-cell office:value-type="float" office:value="0.0152307116082915">
                <text:p>0.0152307116082915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487623618755029">
                <text:p>0.00487623618755029</text:p>
                <draw:g>
                  <svg:desc>Simulation.C22:Simulation.J22</svg:desc>
                </draw:g>
              </table:table-cell>
              <table:table-cell office:value-type="float" office:value="0.00954547563542292">
                <text:p>0.00954547563542292</text:p>
              </table:table-cell>
              <table:table-cell office:value-type="float" office:value="0.0127022565336911">
                <text:p>0.0127022565336911</text:p>
              </table:table-cell>
              <table:table-cell office:value-type="float" office:value="0.0143073390086532">
                <text:p>0.0143073390086532</text:p>
              </table:table-cell>
              <table:table-cell office:value-type="float" office:value="0.0150006434268849">
                <text:p>0.0150006434268849</text:p>
              </table:table-cell>
              <table:table-cell office:value-type="float" office:value="0.0152519668921433">
                <text:p>0.0152519668921433</text:p>
              </table:table-cell>
              <table:table-cell office:value-type="float" office:value="0.0153066163851862">
                <text:p>0.0153066163851862</text:p>
              </table:table-cell>
              <table:table-cell office:value-type="float" office:value="0.0152794535359132">
                <text:p>0.0152794535359132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678054351976532">
                <text:p>0.00678054351976532</text:p>
                <draw:g>
                  <svg:desc>Simulation.C23:Simulation.J23</svg:desc>
                </draw:g>
              </table:table-cell>
              <table:table-cell office:value-type="float" office:value="0.0131046479282239">
                <text:p>0.0131046479282239</text:p>
              </table:table-cell>
              <table:table-cell office:value-type="float" office:value="0.0174161453145153">
                <text:p>0.0174161453145153</text:p>
              </table:table-cell>
              <table:table-cell office:value-type="float" office:value="0.0197749091344684">
                <text:p>0.0197749091344684</text:p>
              </table:table-cell>
              <table:table-cell office:value-type="float" office:value="0.0210117251023285">
                <text:p>0.0210117251023285</text:p>
              </table:table-cell>
              <table:table-cell office:value-type="float" office:value="0.0216969704231166">
                <text:p>0.0216969704231166</text:p>
              </table:table-cell>
              <table:table-cell office:value-type="float" office:value="0.0221159306576213">
                <text:p>0.0221159306576213</text:p>
              </table:table-cell>
              <table:table-cell office:value-type="float" office:value="0.0223983559054614">
                <text:p>0.0223983559054614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934832079876088">
                <text:p>0.0934832079876088</text:p>
                <draw:g>
                  <svg:desc>Simulation.C24:Simulation.J24</svg:desc>
                </draw:g>
              </table:table-cell>
              <table:table-cell office:value-type="float" office:value="0.0831181170163033">
                <text:p>0.0831181170163033</text:p>
              </table:table-cell>
              <table:table-cell office:value-type="float" office:value="0.0663636415104189">
                <text:p>0.0663636415104189</text:p>
              </table:table-cell>
              <table:table-cell office:value-type="float" office:value="0.0545690690328286">
                <text:p>0.0545690690328286</text:p>
              </table:table-cell>
              <table:table-cell office:value-type="float" office:value="0.0475536100545249">
                <text:p>0.0475536100545249</text:p>
              </table:table-cell>
              <table:table-cell office:value-type="float" office:value="0.0436618121520273">
                <text:p>0.0436618121520273</text:p>
              </table:table-cell>
              <table:table-cell office:value-type="float" office:value="0.041660611665999">
                <text:p>0.041660611665999</text:p>
              </table:table-cell>
              <table:table-cell office:value-type="float" office:value="0.0407817962514694">
                <text:p>0.0407817962514694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30290520984913">
                <text:p>0.230290520984913</text:p>
                <draw:g>
                  <svg:desc>Simulation.C25:Simulation.J25</svg:desc>
                </draw:g>
              </table:table-cell>
              <table:table-cell office:value-type="float" office:value="0.152759550632051">
                <text:p>0.152759550632051</text:p>
              </table:table-cell>
              <table:table-cell office:value-type="float" office:value="0.101177843338876">
                <text:p>0.101177843338876</text:p>
              </table:table-cell>
              <table:table-cell office:value-type="float" office:value="0.0739141318405946">
                <text:p>0.0739141318405946</text:p>
              </table:table-cell>
              <table:table-cell office:value-type="float" office:value="0.059841800248957">
                <text:p>0.059841800248957</text:p>
              </table:table-cell>
              <table:table-cell office:value-type="float" office:value="0.0525466411052961">
                <text:p>0.0525466411052961</text:p>
              </table:table-cell>
              <table:table-cell office:value-type="float" office:value="0.0488484369080756">
                <text:p>0.0488484369080756</text:p>
              </table:table-cell>
              <table:table-cell office:value-type="float" office:value="0.047136156676887">
                <text:p>0.047136156676887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69628674605778">
                <text:p>0.0069628674605778</text:p>
                <draw:g>
                  <svg:desc>Simulation.C26:Simulation.J26</svg:desc>
                </draw:g>
              </table:table-cell>
              <table:table-cell office:value-type="float" office:value="0.0129874909185902">
                <text:p>0.0129874909185902</text:p>
              </table:table-cell>
              <table:table-cell office:value-type="float" office:value="0.0168323858561674">
                <text:p>0.0168323858561674</text:p>
              </table:table-cell>
              <table:table-cell office:value-type="float" office:value="0.0187395230915567">
                <text:p>0.0187395230915567</text:p>
              </table:table-cell>
              <table:table-cell office:value-type="float" office:value="0.0195972596618006">
                <text:p>0.0195972596618006</text:p>
              </table:table-cell>
              <table:table-cell office:value-type="float" office:value="0.0199771113624078">
                <text:p>0.0199771113624078</text:p>
              </table:table-cell>
              <table:table-cell office:value-type="float" office:value="0.0201524164120524">
                <text:p>0.0201524164120524</text:p>
              </table:table-cell>
              <table:table-cell office:value-type="float" office:value="0.020240939281069">
                <text:p>0.020240939281069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23596013369917">
                <text:p>0.00023596013369917</text:p>
                <draw:g>
                  <svg:desc>Simulation.C27:Simulation.J27</svg:desc>
                </draw:g>
              </table:table-cell>
              <table:table-cell office:value-type="float" office:value="0.00116984777951699">
                <text:p>0.00116984777951699</text:p>
              </table:table-cell>
              <table:table-cell office:value-type="float" office:value="0.00282457684495568">
                <text:p>0.00282457684495568</text:p>
              </table:table-cell>
              <table:table-cell office:value-type="float" office:value="0.00463099791460311">
                <text:p>0.00463099791460311</text:p>
              </table:table-cell>
              <table:table-cell office:value-type="float" office:value="0.00611884741764887">
                <text:p>0.00611884741764887</text:p>
              </table:table-cell>
              <table:table-cell office:value-type="float" office:value="0.00714284985868727">
                <text:p>0.00714284985868727</text:p>
              </table:table-cell>
              <table:table-cell office:value-type="float" office:value="0.00775613962310212">
                <text:p>0.00775613962310212</text:p>
              </table:table-cell>
              <table:table-cell office:value-type="float" office:value="0.0080722045090191">
                <text:p>0.0080722045090191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20375429806858">
                <text:p>0.0020375429806858</text:p>
                <draw:g>
                  <svg:desc>Simulation.C28:Simulation.J28</svg:desc>
                </draw:g>
              </table:table-cell>
              <table:table-cell office:value-type="float" office:value="0.00512637401315518">
                <text:p>0.00512637401315518</text:p>
              </table:table-cell>
              <table:table-cell office:value-type="float" office:value="0.00800036247012057">
                <text:p>0.00800036247012057</text:p>
              </table:table-cell>
              <table:table-cell office:value-type="float" office:value="0.00994926881039843">
                <text:p>0.00994926881039843</text:p>
              </table:table-cell>
              <table:table-cell office:value-type="float" office:value="0.0110736834519436">
                <text:p>0.0110736834519436</text:p>
              </table:table-cell>
              <table:table-cell office:value-type="float" office:value="0.0116554601570598">
                <text:p>0.0116554601570598</text:p>
              </table:table-cell>
              <table:table-cell office:value-type="float" office:value="0.0119186620555104">
                <text:p>0.0119186620555104</text:p>
              </table:table-cell>
              <table:table-cell office:value-type="float" office:value="0.0120053342307104">
                <text:p>0.0120053342307104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0174702732445795">
                <text:p>0.000174702732445795</text:p>
                <draw:g>
                  <svg:desc>Simulation.C29:Simulation.J29</svg:desc>
                </draw:g>
              </table:table-cell>
              <table:table-cell office:value-type="float" office:value="0.00101819243761029">
                <text:p>0.00101819243761029</text:p>
              </table:table-cell>
              <table:table-cell office:value-type="float" office:value="0.00273617159654043">
                <text:p>0.00273617159654043</text:p>
              </table:table-cell>
              <table:table-cell office:value-type="float" office:value="0.00481276201939948">
                <text:p>0.00481276201939948</text:p>
              </table:table-cell>
              <table:table-cell office:value-type="float" office:value="0.00665672976134148">
                <text:p>0.00665672976134148</text:p>
              </table:table-cell>
              <table:table-cell office:value-type="float" office:value="0.00800314081860754">
                <text:p>0.00800314081860754</text:p>
              </table:table-cell>
              <table:table-cell office:value-type="float" office:value="0.0088546226975905">
                <text:p>0.0088546226975905</text:p>
              </table:table-cell>
              <table:table-cell office:value-type="float" office:value="0.00932406441992321">
                <text:p>0.00932406441992321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55166723086946">
                <text:p>0.0155166723086946</text:p>
                <draw:g>
                  <svg:desc>Simulation.C30:Simulation.J30</svg:desc>
                </draw:g>
              </table:table-cell>
              <table:table-cell office:value-type="float" office:value="0.0217974565762648">
                <text:p>0.0217974565762648</text:p>
              </table:table-cell>
              <table:table-cell office:value-type="float" office:value="0.0234798062546965">
                <text:p>0.0234798062546965</text:p>
              </table:table-cell>
              <table:table-cell office:value-type="float" office:value="0.0232245415985078">
                <text:p>0.0232245415985078</text:p>
              </table:table-cell>
              <table:table-cell office:value-type="float" office:value="0.0225537146994933">
                <text:p>0.0225537146994933</text:p>
              </table:table-cell>
              <table:table-cell office:value-type="float" office:value="0.0219741872391579">
                <text:p>0.0219741872391579</text:p>
              </table:table-cell>
              <table:table-cell office:value-type="float" office:value="0.0215833232439067">
                <text:p>0.0215833232439067</text:p>
              </table:table-cell>
              <table:table-cell office:value-type="float" office:value="0.0213563670791581">
                <text:p>0.0213563670791581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0783588544012882">
                <text:p>0.000783588544012882</text:p>
                <draw:g>
                  <svg:desc>Simulation.C31:Simulation.J31</svg:desc>
                </draw:g>
              </table:table-cell>
              <table:table-cell office:value-type="float" office:value="0.00315111883956722">
                <text:p>0.00315111883956722</text:p>
              </table:table-cell>
              <table:table-cell office:value-type="float" office:value="0.00673385028180797">
                <text:p>0.00673385028180797</text:p>
              </table:table-cell>
              <table:table-cell office:value-type="float" office:value="0.0103401704564711">
                <text:p>0.0103401704564711</text:p>
              </table:table-cell>
              <table:table-cell office:value-type="float" office:value="0.0132558818620517">
                <text:p>0.0132558818620517</text:p>
              </table:table-cell>
              <table:table-cell office:value-type="float" office:value="0.0153344064726688">
                <text:p>0.0153344064726688</text:p>
              </table:table-cell>
              <table:table-cell office:value-type="float" office:value="0.0166981607359947">
                <text:p>0.0166981607359947</text:p>
              </table:table-cell>
              <table:table-cell office:value-type="float" office:value="0.0175347519235049">
                <text:p>0.0175347519235049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4264930498681">
                <text:p>0.04264930498681</text:p>
                <draw:g>
                  <svg:desc>Simulation.C32:Simulation.J32</svg:desc>
                </draw:g>
              </table:table-cell>
              <table:table-cell office:value-type="float" office:value="0.0504709180741857">
                <text:p>0.0504709180741857</text:p>
              </table:table-cell>
              <table:table-cell office:value-type="float" office:value="0.0486144446537899">
                <text:p>0.0486144446537899</text:p>
              </table:table-cell>
              <table:table-cell office:value-type="float" office:value="0.0451673414686928">
                <text:p>0.0451673414686928</text:p>
              </table:table-cell>
              <table:table-cell office:value-type="float" office:value="0.0425842102898244">
                <text:p>0.0425842102898244</text:p>
              </table:table-cell>
              <table:table-cell office:value-type="float" office:value="0.0411071069187593">
                <text:p>0.0411071069187593</text:p>
              </table:table-cell>
              <table:table-cell office:value-type="float" office:value="0.0404709543296347">
                <text:p>0.0404709543296347</text:p>
              </table:table-cell>
              <table:table-cell office:value-type="float" office:value="0.0403829940566122">
                <text:p>0.0403829940566122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0393595460268296">
                <text:p>0.00393595460268296</text:p>
                <draw:g>
                  <svg:desc>Simulation.C33:Simulation.J33</svg:desc>
                </draw:g>
              </table:table-cell>
              <table:table-cell office:value-type="float" office:value="0.00891885020075708">
                <text:p>0.00891885020075708</text:p>
              </table:table-cell>
              <table:table-cell office:value-type="float" office:value="0.0131030278645233">
                <text:p>0.0131030278645233</text:p>
              </table:table-cell>
              <table:table-cell office:value-type="float" office:value="0.0157817379175143">
                <text:p>0.0157817379175143</text:p>
              </table:table-cell>
              <table:table-cell office:value-type="float" office:value="0.0173149710669187">
                <text:p>0.0173149710669187</text:p>
              </table:table-cell>
              <table:table-cell office:value-type="float" office:value="0.0181545181660258">
                <text:p>0.0181545181660258</text:p>
              </table:table-cell>
              <table:table-cell office:value-type="float" office:value="0.018602138503159">
                <text:p>0.018602138503159</text:p>
              </table:table-cell>
              <table:table-cell office:value-type="float" office:value="0.01883157152186">
                <text:p>0.01883157152186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0790146993583175">
                <text:p>0.000790146993583175</text:p>
                <draw:g>
                  <svg:desc>Simulation.C34:Simulation.J34</svg:desc>
                </draw:g>
              </table:table-cell>
              <table:table-cell office:value-type="float" office:value="0.00296054257849953">
                <text:p>0.00296054257849953</text:p>
              </table:table-cell>
              <table:table-cell office:value-type="float" office:value="0.00601197025687084">
                <text:p>0.00601197025687084</text:p>
              </table:table-cell>
              <table:table-cell office:value-type="float" office:value="0.00889242316824469">
                <text:p>0.00889242316824469</text:p>
              </table:table-cell>
              <table:table-cell office:value-type="float" office:value="0.0110878308890288">
                <text:p>0.0110878308890288</text:p>
              </table:table-cell>
              <table:table-cell office:value-type="float" office:value="0.0125637146890969">
                <text:p>0.0125637146890969</text:p>
              </table:table-cell>
              <table:table-cell office:value-type="float" office:value="0.0134708689434182">
                <text:p>0.0134708689434182</text:p>
              </table:table-cell>
              <table:table-cell office:value-type="float" office:value="0.0139823856557475">
                <text:p>0.0139823856557475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0172722260290646">
                <text:p>0.00172722260290646</text:p>
                <draw:g>
                  <svg:desc>Simulation.C35:Simulation.J35</svg:desc>
                </draw:g>
              </table:table-cell>
              <table:table-cell office:value-type="float" office:value="0.00443735475894301">
                <text:p>0.00443735475894301</text:p>
              </table:table-cell>
              <table:table-cell office:value-type="float" office:value="0.0070242370845752">
                <text:p>0.0070242370845752</text:p>
              </table:table-cell>
              <table:table-cell office:value-type="float" office:value="0.00882516075904718">
                <text:p>0.00882516075904718</text:p>
              </table:table-cell>
              <table:table-cell office:value-type="float" office:value="0.00989706547393815">
                <text:p>0.00989706547393815</text:p>
              </table:table-cell>
              <table:table-cell office:value-type="float" office:value="0.0104758854060041">
                <text:p>0.0104758854060041</text:p>
              </table:table-cell>
              <table:table-cell office:value-type="float" office:value="0.0107575201361252">
                <text:p>0.0107575201361252</text:p>
              </table:table-cell>
              <table:table-cell office:value-type="float" office:value="0.0108695508929043">
                <text:p>0.0108695508929043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0896271321805933">
                <text:p>0.00896271321805933</text:p>
                <draw:g>
                  <svg:desc>Simulation.C36:Simulation.J36</svg:desc>
                </draw:g>
              </table:table-cell>
              <table:table-cell office:value-type="float" office:value="0.0162712346292556">
                <text:p>0.0162712346292556</text:p>
              </table:table-cell>
              <table:table-cell office:value-type="float" office:value="0.0207563981270364">
                <text:p>0.0207563981270364</text:p>
              </table:table-cell>
              <table:table-cell office:value-type="float" office:value="0.02289205243886">
                <text:p>0.02289205243886</text:p>
              </table:table-cell>
              <table:table-cell office:value-type="float" office:value="0.0238102364388518">
                <text:p>0.0238102364388518</text:p>
              </table:table-cell>
              <table:table-cell office:value-type="float" office:value="0.0242006029536116">
                <text:p>0.0242006029536116</text:p>
              </table:table-cell>
              <table:table-cell office:value-type="float" office:value="0.0243795259979115">
                <text:p>0.0243795259979115</text:p>
              </table:table-cell>
              <table:table-cell office:value-type="float" office:value="0.0244766461609136">
                <text:p>0.0244766461609136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0165671393378232">
                <text:p>0.000165671393378232</text:p>
                <draw:g>
                  <svg:desc>Simulation.C37:Simulation.J37</svg:desc>
                </draw:g>
              </table:table-cell>
              <table:table-cell office:value-type="float" office:value="0.00105350762227724">
                <text:p>0.00105350762227724</text:p>
              </table:table-cell>
              <table:table-cell office:value-type="float" office:value="0.00300332803946341">
                <text:p>0.00300332803946341</text:p>
              </table:table-cell>
              <table:table-cell office:value-type="float" office:value="0.0054979535695795">
                <text:p>0.0054979535695795</text:p>
              </table:table-cell>
              <table:table-cell office:value-type="float" office:value="0.00781238734068709">
                <text:p>0.00781238734068709</text:p>
              </table:table-cell>
              <table:table-cell office:value-type="float" office:value="0.00956507359390692">
                <text:p>0.00956507359390692</text:p>
              </table:table-cell>
              <table:table-cell office:value-type="float" office:value="0.0107134221583865">
                <text:p>0.0107134221583865</text:p>
              </table:table-cell>
              <table:table-cell office:value-type="float" office:value="0.0113751892687329">
                <text:p>0.0113751892687329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121651424285969">
                <text:p>0.0121651424285969</text:p>
                <draw:g>
                  <svg:desc>Simulation.C38:Simulation.J38</svg:desc>
                </draw:g>
              </table:table-cell>
              <table:table-cell office:value-type="float" office:value="0.0200547231392136">
                <text:p>0.0200547231392136</text:p>
              </table:table-cell>
              <table:table-cell office:value-type="float" office:value="0.0240640692006606">
                <text:p>0.0240640692006606</text:p>
              </table:table-cell>
              <table:table-cell office:value-type="float" office:value="0.0255886432529532">
                <text:p>0.0255886432529532</text:p>
              </table:table-cell>
              <table:table-cell office:value-type="float" office:value="0.0260804029067246">
                <text:p>0.0260804029067246</text:p>
              </table:table-cell>
              <table:table-cell office:value-type="float" office:value="0.0262413992610705">
                <text:p>0.0262413992610705</text:p>
              </table:table-cell>
              <table:table-cell office:value-type="float" office:value="0.0263306653916822">
                <text:p>0.0263306653916822</text:p>
              </table:table-cell>
              <table:table-cell office:value-type="float" office:value="0.0264236510728809">
                <text:p>0.0264236510728809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0691793321251768">
                <text:p>0.00691793321251768</text:p>
                <draw:g>
                  <svg:desc>Simulation.C39:Simulation.J39</svg:desc>
                </draw:g>
              </table:table-cell>
              <table:table-cell office:value-type="float" office:value="0.0125297159721514">
                <text:p>0.0125297159721514</text:p>
              </table:table-cell>
              <table:table-cell office:value-type="float" office:value="0.0158788948669782">
                <text:p>0.0158788948669782</text:p>
              </table:table-cell>
              <table:table-cell office:value-type="float" office:value="0.0173644648266344">
                <text:p>0.0173644648266344</text:p>
              </table:table-cell>
              <table:table-cell office:value-type="float" office:value="0.0178987648627829">
                <text:p>0.0178987648627829</text:p>
              </table:table-cell>
              <table:table-cell office:value-type="float" office:value="0.018034462762466">
                <text:p>0.018034462762466</text:p>
              </table:table-cell>
              <table:table-cell office:value-type="float" office:value="0.0180238378687661">
                <text:p>0.0180238378687661</text:p>
              </table:table-cell>
              <table:table-cell office:value-type="float" office:value="0.0179692129536408">
                <text:p>0.0179692129536408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197808419649445">
                <text:p>0.0197808419649445</text:p>
                <draw:g>
                  <svg:desc>Simulation.C40:Simulation.J40</svg:desc>
                </draw:g>
              </table:table-cell>
              <table:table-cell office:value-type="float" office:value="0.0274334977330976">
                <text:p>0.0274334977330976</text:p>
              </table:table-cell>
              <table:table-cell office:value-type="float" office:value="0.0293111927373457">
                <text:p>0.0293111927373457</text:p>
              </table:table-cell>
              <table:table-cell office:value-type="float" office:value="0.0289098659713607">
                <text:p>0.0289098659713607</text:p>
              </table:table-cell>
              <table:table-cell office:value-type="float" office:value="0.0280965722996149">
                <text:p>0.0280965722996149</text:p>
              </table:table-cell>
              <table:table-cell office:value-type="float" office:value="0.0274522236155333">
                <text:p>0.0274522236155333</text:p>
              </table:table-cell>
              <table:table-cell office:value-type="float" office:value="0.0270660911263193">
                <text:p>0.0270660911263193</text:p>
              </table:table-cell>
              <table:table-cell office:value-type="float" office:value="0.0268899641598616">
                <text:p>0.0268899641598616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0320475176383">
                <text:p>0.010320475176383</text:p>
                <draw:g>
                  <svg:desc>Simulation.C41:Simulation.J41</svg:desc>
                </draw:g>
              </table:table-cell>
              <table:table-cell office:value-type="float" office:value="0.0164760658442707">
                <text:p>0.0164760658442707</text:p>
              </table:table-cell>
              <table:table-cell office:value-type="float" office:value="0.0192565275537024">
                <text:p>0.0192565275537024</text:p>
              </table:table-cell>
              <table:table-cell office:value-type="float" office:value="0.0200470790100185">
                <text:p>0.0200470790100185</text:p>
              </table:table-cell>
              <table:table-cell office:value-type="float" office:value="0.0200875467582372">
                <text:p>0.0200875467582372</text:p>
              </table:table-cell>
              <table:table-cell office:value-type="float" office:value="0.0199377544655115">
                <text:p>0.0199377544655115</text:p>
              </table:table-cell>
              <table:table-cell office:value-type="float" office:value="0.0197886227408848">
                <text:p>0.0197886227408848</text:p>
              </table:table-cell>
              <table:table-cell office:value-type="float" office:value="0.0196865371096639">
                <text:p>0.0196865371096639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330261387170574">
                <text:p>0.00330261387170574</text:p>
                <draw:g>
                  <svg:desc>Simulation.C42:Simulation.J42</svg:desc>
                </draw:g>
              </table:table-cell>
              <table:table-cell office:value-type="float" office:value="0.00799965947592575">
                <text:p>0.00799965947592575</text:p>
              </table:table-cell>
              <table:table-cell office:value-type="float" office:value="0.012260151254509">
                <text:p>0.012260151254509</text:p>
              </table:table-cell>
              <table:table-cell office:value-type="float" office:value="0.0151857977973728">
                <text:p>0.0151857977973728</text:p>
              </table:table-cell>
              <table:table-cell office:value-type="float" office:value="0.0169796429253154">
                <text:p>0.0169796429253154</text:p>
              </table:table-cell>
              <table:table-cell office:value-type="float" office:value="0.0180344093215754">
                <text:p>0.0180344093215754</text:p>
              </table:table-cell>
              <table:table-cell office:value-type="float" office:value="0.0186430677344596">
                <text:p>0.0186430677344596</text:p>
              </table:table-cell>
              <table:table-cell office:value-type="float" office:value="0.0189873940725134">
                <text:p>0.018987394072513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153632434322898">
                <text:p>0.0153632434322898</text:p>
                <draw:g>
                  <svg:desc>Simulation.C43:Simulation.J43</svg:desc>
                </draw:g>
              </table:table-cell>
              <table:table-cell office:value-type="float" office:value="0.0223309644412613">
                <text:p>0.0223309644412613</text:p>
              </table:table-cell>
              <table:table-cell office:value-type="float" office:value="0.0246387158294542">
                <text:p>0.0246387158294542</text:p>
              </table:table-cell>
              <table:table-cell office:value-type="float" office:value="0.0247708331999485">
                <text:p>0.0247708331999485</text:p>
              </table:table-cell>
              <table:table-cell office:value-type="float" office:value="0.0243184838422482">
                <text:p>0.0243184838422482</text:p>
              </table:table-cell>
              <table:table-cell office:value-type="float" office:value="0.0238652049227198">
                <text:p>0.0238652049227198</text:p>
              </table:table-cell>
              <table:table-cell office:value-type="float" office:value="0.0235526104998115">
                <text:p>0.0235526104998115</text:p>
              </table:table-cell>
              <table:table-cell office:value-type="float" office:value="0.0233780651771765">
                <text:p>0.0233780651771765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694555290621057">
                <text:p>0.0694555290621057</text:p>
                <draw:g>
                  <svg:desc>Simulation.C44:Simulation.J44</svg:desc>
                </draw:g>
              </table:table-cell>
              <table:table-cell office:value-type="float" office:value="0.0570152477293272">
                <text:p>0.0570152477293272</text:p>
              </table:table-cell>
              <table:table-cell office:value-type="float" office:value="0.0433397560236271">
                <text:p>0.0433397560236271</text:p>
              </table:table-cell>
              <table:table-cell office:value-type="float" office:value="0.0342370043191706">
                <text:p>0.0342370043191706</text:p>
              </table:table-cell>
              <table:table-cell office:value-type="float" office:value="0.0288061065676061">
                <text:p>0.0288061065676061</text:p>
              </table:table-cell>
              <table:table-cell office:value-type="float" office:value="0.0256495856211257">
                <text:p>0.0256495856211257</text:p>
              </table:table-cell>
              <table:table-cell office:value-type="float" office:value="0.0238381069276418">
                <text:p>0.0238381069276418</text:p>
              </table:table-cell>
              <table:table-cell office:value-type="float" office:value="0.0228231964211093">
                <text:p>0.0228231964211093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343421954807584">
                <text:p>0.00343421954807584</text:p>
                <draw:g>
                  <svg:desc>Simulation.C45:Simulation.J45</svg:desc>
                </draw:g>
              </table:table-cell>
              <table:table-cell office:value-type="float" office:value="0.00833535909599854">
                <text:p>0.00833535909599854</text:p>
              </table:table-cell>
              <table:table-cell office:value-type="float" office:value="0.0127612124641998">
                <text:p>0.0127612124641998</text:p>
              </table:table-cell>
              <table:table-cell office:value-type="float" office:value="0.0157297479515477">
                <text:p>0.0157297479515477</text:p>
              </table:table-cell>
              <table:table-cell office:value-type="float" office:value="0.0174595844864357">
                <text:p>0.0174595844864357</text:p>
              </table:table-cell>
              <table:table-cell office:value-type="float" office:value="0.0183908033634783">
                <text:p>0.0183908033634783</text:p>
              </table:table-cell>
              <table:table-cell office:value-type="float" office:value="0.0188553142806839">
                <text:p>0.0188553142806839</text:p>
              </table:table-cell>
              <table:table-cell office:value-type="float" office:value="0.0190583421585497">
                <text:p>0.0190583421585497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0569745748904656">
                <text:p>0.00569745748904656</text:p>
                <draw:g>
                  <svg:desc>Simulation.C46:Simulation.J46</svg:desc>
                </draw:g>
              </table:table-cell>
              <table:table-cell office:value-type="float" office:value="0.0117870690517025">
                <text:p>0.0117870690517025</text:p>
              </table:table-cell>
              <table:table-cell office:value-type="float" office:value="0.0163746945702862">
                <text:p>0.0163746945702862</text:p>
              </table:table-cell>
              <table:table-cell office:value-type="float" office:value="0.0191319930261976">
                <text:p>0.0191319930261976</text:p>
              </table:table-cell>
              <table:table-cell office:value-type="float" office:value="0.0207032874925554">
                <text:p>0.0207032874925554</text:p>
              </table:table-cell>
              <table:table-cell office:value-type="float" office:value="0.0216253226229749">
                <text:p>0.0216253226229749</text:p>
              </table:table-cell>
              <table:table-cell office:value-type="float" office:value="0.0221992464793546">
                <text:p>0.0221992464793546</text:p>
              </table:table-cell>
              <table:table-cell office:value-type="float" office:value="0.0225780033415485">
                <text:p>0.0225780033415485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0280790142083521">
                <text:p>0.000280790142083521</text:p>
                <draw:g>
                  <svg:desc>Simulation.C47:Simulation.J47</svg:desc>
                </draw:g>
              </table:table-cell>
              <table:table-cell office:value-type="float" office:value="0.001532147947796">
                <text:p>0.001532147947796</text:p>
              </table:table-cell>
              <table:table-cell office:value-type="float" office:value="0.00396547876463633">
                <text:p>0.00396547876463633</text:p>
              </table:table-cell>
              <table:table-cell office:value-type="float" office:value="0.00683906265699225">
                <text:p>0.00683906265699225</text:p>
              </table:table-cell>
              <table:table-cell office:value-type="float" office:value="0.00937765117053631">
                <text:p>0.00937765117053631</text:p>
              </table:table-cell>
              <table:table-cell office:value-type="float" office:value="0.0112500922978743">
                <text:p>0.0112500922978743</text:p>
              </table:table-cell>
              <table:table-cell office:value-type="float" office:value="0.0124655329902032">
                <text:p>0.0124655329902032</text:p>
              </table:table-cell>
              <table:table-cell office:value-type="float" office:value="0.0131702284181996">
                <text:p>0.0131702284181996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301324687796185">
                <text:p>0.0301324687796185</text:p>
                <draw:g>
                  <svg:desc>Simulation.C48:Simulation.J48</svg:desc>
                </draw:g>
              </table:table-cell>
              <table:table-cell office:value-type="float" office:value="0.038527064997137">
                <text:p>0.038527064997137</text:p>
              </table:table-cell>
              <table:table-cell office:value-type="float" office:value="0.0392457876684973">
                <text:p>0.0392457876684973</text:p>
              </table:table-cell>
              <table:table-cell office:value-type="float" office:value="0.037692622881632">
                <text:p>0.037692622881632</text:p>
              </table:table-cell>
              <table:table-cell office:value-type="float" office:value="0.0361454790317066">
                <text:p>0.0361454790317066</text:p>
              </table:table-cell>
              <table:table-cell office:value-type="float" office:value="0.0351283758638392">
                <text:p>0.0351283758638392</text:p>
              </table:table-cell>
              <table:table-cell office:value-type="float" office:value="0.0346111780128937">
                <text:p>0.0346111780128937</text:p>
              </table:table-cell>
              <table:table-cell office:value-type="float" office:value="0.0344504815019563">
                <text:p>0.0344504815019563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0312969502498795">
                <text:p>0.00312969502498795</text:p>
                <draw:g>
                  <svg:desc>Simulation.C49:Simulation.J49</svg:desc>
                </draw:g>
              </table:table-cell>
              <table:table-cell office:value-type="float" office:value="0.00837390080092379">
                <text:p>0.00837390080092379</text:p>
              </table:table-cell>
              <table:table-cell office:value-type="float" office:value="0.0137591649911379">
                <text:p>0.0137591649911379</text:p>
              </table:table-cell>
              <table:table-cell office:value-type="float" office:value="0.0179117983408268">
                <text:p>0.0179117983408268</text:p>
              </table:table-cell>
              <table:table-cell office:value-type="float" office:value="0.020761296983788">
                <text:p>0.020761296983788</text:p>
              </table:table-cell>
              <table:table-cell office:value-type="float" office:value="0.0226366214797791">
                <text:p>0.0226366214797791</text:p>
              </table:table-cell>
              <table:table-cell office:value-type="float" office:value="0.0238542068219747">
                <text:p>0.0238542068219747</text:p>
              </table:table-cell>
              <table:table-cell office:value-type="float" office:value="0.0246403893857841">
                <text:p>0.0246403893857841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0928191688907392">
                <text:p>0.00928191688907392</text:p>
                <draw:g>
                  <svg:desc>Simulation.C50:Simulation.J50</svg:desc>
                </draw:g>
              </table:table-cell>
              <table:table-cell office:value-type="float" office:value="0.0149220280309279">
                <text:p>0.0149220280309279</text:p>
              </table:table-cell>
              <table:table-cell office:value-type="float" office:value="0.0175186991681259">
                <text:p>0.0175186991681259</text:p>
              </table:table-cell>
              <table:table-cell office:value-type="float" office:value="0.0182520188723683">
                <text:p>0.0182520188723683</text:p>
              </table:table-cell>
              <table:table-cell office:value-type="float" office:value="0.0182546425689191">
                <text:p>0.0182546425689191</text:p>
              </table:table-cell>
              <table:table-cell office:value-type="float" office:value="0.0180585835809651">
                <text:p>0.0180585835809651</text:p>
              </table:table-cell>
              <table:table-cell office:value-type="float" office:value="0.0178540848357742">
                <text:p>0.0178540848357742</text:p>
              </table:table-cell>
              <table:table-cell office:value-type="float" office:value="0.0176926964783061">
                <text:p>0.0176926964783061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806520898064401">
                <text:p>0.0806520898064401</text:p>
                <draw:g>
                  <svg:desc>Simulation.C51:Simulation.J51</svg:desc>
                </draw:g>
              </table:table-cell>
              <table:table-cell office:value-type="float" office:value="0.0757534597311299">
                <text:p>0.0757534597311299</text:p>
              </table:table-cell>
              <table:table-cell office:value-type="float" office:value="0.0633400435669723">
                <text:p>0.0633400435669723</text:p>
              </table:table-cell>
              <table:table-cell office:value-type="float" office:value="0.0536149859917188">
                <text:p>0.0536149859917188</text:p>
              </table:table-cell>
              <table:table-cell office:value-type="float" office:value="0.0474633984027375">
                <text:p>0.0474633984027375</text:p>
              </table:table-cell>
              <table:table-cell office:value-type="float" office:value="0.0438905245108989">
                <text:p>0.0438905245108989</text:p>
              </table:table-cell>
              <table:table-cell office:value-type="float" office:value="0.0419613736130586">
                <text:p>0.0419613736130586</text:p>
              </table:table-cell>
              <table:table-cell office:value-type="float" office:value="0.0410398623283529">
                <text:p>0.0410398623283529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00827012063583389">
                <text:p>0.00827012063583389</text:p>
                <draw:g>
                  <svg:desc>Simulation.C52:Simulation.J52</svg:desc>
                </draw:g>
              </table:table-cell>
              <table:table-cell office:value-type="float" office:value="0.0155131031915246">
                <text:p>0.0155131031915246</text:p>
              </table:table-cell>
              <table:table-cell office:value-type="float" office:value="0.0202465193730638">
                <text:p>0.0202465193730638</text:p>
              </table:table-cell>
              <table:table-cell office:value-type="float" office:value="0.0226937641334996">
                <text:p>0.0226937641334996</text:p>
              </table:table-cell>
              <table:table-cell office:value-type="float" office:value="0.0238772931741676">
                <text:p>0.0238772931741676</text:p>
              </table:table-cell>
              <table:table-cell office:value-type="float" office:value="0.0244689158114294">
                <text:p>0.0244689158114294</text:p>
              </table:table-cell>
              <table:table-cell office:value-type="float" office:value="0.024794855144421">
                <text:p>0.024794855144421</text:p>
              </table:table-cell>
              <table:table-cell office:value-type="float" office:value="0.0249982003186331">
                <text:p>0.0249982003186331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0290899227056294">
                <text:p>0.000290899227056294</text:p>
                <draw:g>
                  <svg:desc>Simulation.C53:Simulation.J53</svg:desc>
                </draw:g>
              </table:table-cell>
              <table:table-cell office:value-type="float" office:value="0.0014416465691946">
                <text:p>0.0014416465691946</text:p>
              </table:table-cell>
              <table:table-cell office:value-type="float" office:value="0.00349135161514309">
                <text:p>0.00349135161514309</text:p>
              </table:table-cell>
              <table:table-cell office:value-type="float" office:value="0.00575126413872682">
                <text:p>0.00575126413872682</text:p>
              </table:table-cell>
              <table:table-cell office:value-type="float" office:value="0.00763945553413088">
                <text:p>0.00763945553413088</text:p>
              </table:table-cell>
              <table:table-cell office:value-type="float" office:value="0.00896487314982493">
                <text:p>0.00896487314982493</text:p>
              </table:table-cell>
              <table:table-cell office:value-type="float" office:value="0.00978196216875525">
                <text:p>0.00978196216875525</text:p>
              </table:table-cell>
              <table:table-cell office:value-type="float" office:value="0.0102244951726639">
                <text:p>0.0102244951726639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438750205304567">
                <text:p>0.00438750205304567</text:p>
                <draw:g>
                  <svg:desc>Simulation.C54:Simulation.J54</svg:desc>
                </draw:g>
              </table:table-cell>
              <table:table-cell office:value-type="float" office:value="0.00917424353534358">
                <text:p>0.00917424353534358</text:p>
              </table:table-cell>
              <table:table-cell office:value-type="float" office:value="0.0127748822310091">
                <text:p>0.0127748822310091</text:p>
              </table:table-cell>
              <table:table-cell office:value-type="float" office:value="0.0148524495883918">
                <text:p>0.0148524495883918</text:p>
              </table:table-cell>
              <table:table-cell office:value-type="float" office:value="0.0159239994415134">
                <text:p>0.0159239994415134</text:p>
              </table:table-cell>
              <table:table-cell office:value-type="float" office:value="0.0164491844770866">
                <text:p>0.0164491844770866</text:p>
              </table:table-cell>
              <table:table-cell office:value-type="float" office:value="0.0166949931743032">
                <text:p>0.0166949931743032</text:p>
              </table:table-cell>
              <table:table-cell office:value-type="float" office:value="0.0167995912880979">
                <text:p>0.0167995912880979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664173315596896">
                <text:p>0.00664173315596896</text:p>
                <draw:g>
                  <svg:desc>Simulation.C55:Simulation.J55</svg:desc>
                </draw:g>
              </table:table-cell>
              <table:table-cell office:value-type="float" office:value="0.0119739471420721">
                <text:p>0.0119739471420721</text:p>
              </table:table-cell>
              <table:table-cell office:value-type="float" office:value="0.0151140999648508">
                <text:p>0.0151140999648508</text:p>
              </table:table-cell>
              <table:table-cell office:value-type="float" office:value="0.0164673728996174">
                <text:p>0.0164673728996174</text:p>
              </table:table-cell>
              <table:table-cell office:value-type="float" office:value="0.0169168557309732">
                <text:p>0.0169168557309732</text:p>
              </table:table-cell>
              <table:table-cell office:value-type="float" office:value="0.0169938054896594">
                <text:p>0.0169938054896594</text:p>
              </table:table-cell>
              <table:table-cell office:value-type="float" office:value="0.0169393488108908">
                <text:p>0.0169393488108908</text:p>
              </table:table-cell>
              <table:table-cell office:value-type="float" office:value="0.0168504138251202">
                <text:p>0.0168504138251202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333438606073962">
                <text:p>0.00333438606073962</text:p>
                <draw:g>
                  <svg:desc>Simulation.C56:Simulation.J56</svg:desc>
                </draw:g>
              </table:table-cell>
              <table:table-cell office:value-type="float" office:value="0.00780717111027951">
                <text:p>0.00780717111027951</text:p>
              </table:table-cell>
              <table:table-cell office:value-type="float" office:value="0.011706493089473">
                <text:p>0.011706493089473</text:p>
              </table:table-cell>
              <table:table-cell office:value-type="float" office:value="0.014277571099339">
                <text:p>0.014277571099339</text:p>
              </table:table-cell>
              <table:table-cell office:value-type="float" office:value="0.0157821449940147">
                <text:p>0.0157821449940147</text:p>
              </table:table-cell>
              <table:table-cell office:value-type="float" office:value="0.0166177334082938">
                <text:p>0.0166177334082938</text:p>
              </table:table-cell>
              <table:table-cell office:value-type="float" office:value="0.0170652589745293">
                <text:p>0.0170652589745293</text:p>
              </table:table-cell>
              <table:table-cell office:value-type="float" office:value="0.0172925875333921">
                <text:p>0.0172925875333921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128288905764059">
                <text:p>0.0128288905764059</text:p>
                <draw:g>
                  <svg:desc>Simulation.C57:Simulation.J57</svg:desc>
                </draw:g>
              </table:table-cell>
              <table:table-cell office:value-type="float" office:value="0.0209677361455831">
                <text:p>0.0209677361455831</text:p>
              </table:table-cell>
              <table:table-cell office:value-type="float" office:value="0.0250114342047956">
                <text:p>0.0250114342047956</text:p>
              </table:table-cell>
              <table:table-cell office:value-type="float" office:value="0.0264974977075302">
                <text:p>0.0264974977075302</text:p>
              </table:table-cell>
              <table:table-cell office:value-type="float" office:value="0.0269481003877063">
                <text:p>0.0269481003877063</text:p>
              </table:table-cell>
              <table:table-cell office:value-type="float" office:value="0.0270828801391557">
                <text:p>0.0270828801391557</text:p>
              </table:table-cell>
              <table:table-cell office:value-type="float" office:value="0.0271605367493656">
                <text:p>0.0271605367493656</text:p>
              </table:table-cell>
              <table:table-cell office:value-type="float" office:value="0.0272523204117803">
                <text:p>0.0272523204117803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0231038971522956">
                <text:p>0.0231038971522956</text:p>
                <draw:g>
                  <svg:desc>Simulation.C58:Simulation.J58</svg:desc>
                </draw:g>
              </table:table-cell>
              <table:table-cell office:value-type="float" office:value="0.0294907202225958">
                <text:p>0.0294907202225958</text:p>
              </table:table-cell>
              <table:table-cell office:value-type="float" office:value="0.0298621928078582">
                <text:p>0.0298621928078582</text:p>
              </table:table-cell>
              <table:table-cell office:value-type="float" office:value="0.0284609162263768">
                <text:p>0.0284609162263768</text:p>
              </table:table-cell>
              <table:table-cell office:value-type="float" office:value="0.0270702711951368">
                <text:p>0.0270702711951368</text:p>
              </table:table-cell>
              <table:table-cell office:value-type="float" office:value="0.0260998250909669">
                <text:p>0.0260998250909669</text:p>
              </table:table-cell>
              <table:table-cell office:value-type="float" office:value="0.0255275260371846">
                <text:p>0.0255275260371846</text:p>
              </table:table-cell>
              <table:table-cell office:value-type="float" office:value="0.0252438278578851">
                <text:p>0.025243827857885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0977634544562686">
                <text:p>0.00977634544562686</text:p>
                <draw:g>
                  <svg:desc>Simulation.C59:Simulation.J59</svg:desc>
                </draw:g>
              </table:table-cell>
              <table:table-cell office:value-type="float" office:value="0.0153121936624283">
                <text:p>0.0153121936624283</text:p>
              </table:table-cell>
              <table:table-cell office:value-type="float" office:value="0.0176856796508867">
                <text:p>0.0176856796508867</text:p>
              </table:table-cell>
              <table:table-cell office:value-type="float" office:value="0.0182556442823412">
                <text:p>0.0182556442823412</text:p>
              </table:table-cell>
              <table:table-cell office:value-type="float" office:value="0.0181730690012279">
                <text:p>0.0181730690012279</text:p>
              </table:table-cell>
              <table:table-cell office:value-type="float" office:value="0.0179446771699171">
                <text:p>0.0179446771699171</text:p>
              </table:table-cell>
              <table:table-cell office:value-type="float" office:value="0.0177376127456072">
                <text:p>0.0177376127456072</text:p>
              </table:table-cell>
              <table:table-cell office:value-type="float" office:value="0.0175887013940861">
                <text:p>0.0175887013940861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288138479199275">
                <text:p>0.0288138479199275</text:p>
                <draw:g>
                  <svg:desc>Simulation.C60:Simulation.J60</svg:desc>
                </draw:g>
              </table:table-cell>
              <table:table-cell office:value-type="float" office:value="0.0353077893548759">
                <text:p>0.0353077893548759</text:p>
              </table:table-cell>
              <table:table-cell office:value-type="float" office:value="0.0348605562445074">
                <text:p>0.0348605562445074</text:p>
              </table:table-cell>
              <table:table-cell office:value-type="float" office:value="0.032778222509618">
                <text:p>0.032778222509618</text:p>
              </table:table-cell>
              <table:table-cell office:value-type="float" office:value="0.0309929593199811">
                <text:p>0.0309929593199811</text:p>
              </table:table-cell>
              <table:table-cell office:value-type="float" office:value="0.0298420948908727">
                <text:p>0.0298420948908727</text:p>
              </table:table-cell>
              <table:table-cell office:value-type="float" office:value="0.0292231793260932">
                <text:p>0.0292231793260932</text:p>
              </table:table-cell>
              <table:table-cell office:value-type="float" office:value="0.0289700682133738">
                <text:p>0.0289700682133738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0682542786996848">
                <text:p>0.00682542786996848</text:p>
                <draw:g>
                  <svg:desc>Simulation.C61:Simulation.J61</svg:desc>
                </draw:g>
              </table:table-cell>
              <table:table-cell office:value-type="float" office:value="0.011181476861145">
                <text:p>0.011181476861145</text:p>
              </table:table-cell>
              <table:table-cell office:value-type="float" office:value="0.0131816668276576">
                <text:p>0.0131816668276576</text:p>
              </table:table-cell>
              <table:table-cell office:value-type="float" office:value="0.0136718687146561">
                <text:p>0.0136718687146561</text:p>
              </table:table-cell>
              <table:table-cell office:value-type="float" office:value="0.0135517609605341">
                <text:p>0.0135517609605341</text:p>
              </table:table-cell>
              <table:table-cell office:value-type="float" office:value="0.0132627854890821">
                <text:p>0.0132627854890821</text:p>
              </table:table-cell>
              <table:table-cell office:value-type="float" office:value="0.0129700107580829">
                <text:p>0.0129700107580829</text:p>
              </table:table-cell>
              <table:table-cell office:value-type="float" office:value="0.0127219885889239">
                <text:p>0.0127219885889239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182599533998663">
                <text:p>0.0182599533998663</text:p>
                <draw:g>
                  <svg:desc>Simulation.C62:Simulation.J62</svg:desc>
                </draw:g>
              </table:table-cell>
              <table:table-cell office:value-type="float" office:value="0.0283551279841271">
                <text:p>0.0283551279841271</text:p>
              </table:table-cell>
              <table:table-cell office:value-type="float" office:value="0.0328907752590589">
                <text:p>0.0328907752590589</text:p>
              </table:table-cell>
              <table:table-cell office:value-type="float" office:value="0.0343891888148281">
                <text:p>0.0343891888148281</text:p>
              </table:table-cell>
              <table:table-cell office:value-type="float" office:value="0.0348264364244389">
                <text:p>0.0348264364244389</text:p>
              </table:table-cell>
              <table:table-cell office:value-type="float" office:value="0.0350314845297234">
                <text:p>0.0350314845297234</text:p>
              </table:table-cell>
              <table:table-cell office:value-type="float" office:value="0.0352572150943814">
                <text:p>0.0352572150943814</text:p>
              </table:table-cell>
              <table:table-cell office:value-type="float" office:value="0.0355445690574002">
                <text:p>0.0355445690574002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45085875082901">
                <text:p>0.0045085875082901</text:p>
                <draw:g>
                  <svg:desc>Simulation.C63:Simulation.J63</svg:desc>
                </draw:g>
              </table:table-cell>
              <table:table-cell office:value-type="float" office:value="0.00997146893312052">
                <text:p>0.00997146893312052</text:p>
              </table:table-cell>
              <table:table-cell office:value-type="float" office:value="0.0144344551495613">
                <text:p>0.0144344551495613</text:p>
              </table:table-cell>
              <table:table-cell office:value-type="float" office:value="0.017246598856747">
                <text:p>0.017246598856747</text:p>
              </table:table-cell>
              <table:table-cell office:value-type="float" office:value="0.0188542749989508">
                <text:p>0.0188542749989508</text:p>
              </table:table-cell>
              <table:table-cell office:value-type="float" office:value="0.0197504674652118">
                <text:p>0.0197504674652118</text:p>
              </table:table-cell>
              <table:table-cell office:value-type="float" office:value="0.0202495943270201">
                <text:p>0.0202495943270201</text:p>
              </table:table-cell>
              <table:table-cell office:value-type="float" office:value="0.0205273184845862">
                <text:p>0.0205273184845862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161998688117114">
                <text:p>0.0161998688117114</text:p>
                <draw:g>
                  <svg:desc>Simulation.C64:Simulation.J64</svg:desc>
                </draw:g>
              </table:table-cell>
              <table:table-cell office:value-type="float" office:value="0.0255757827743356">
                <text:p>0.0255757827743356</text:p>
              </table:table-cell>
              <table:table-cell office:value-type="float" office:value="0.0298998907771279">
                <text:p>0.0298998907771279</text:p>
              </table:table-cell>
              <table:table-cell office:value-type="float" office:value="0.0313865578041665">
                <text:p>0.0313865578041665</text:p>
              </table:table-cell>
              <table:table-cell office:value-type="float" office:value="0.0318501873707066">
                <text:p>0.0318501873707066</text:p>
              </table:table-cell>
              <table:table-cell office:value-type="float" office:value="0.0320677654144774">
                <text:p>0.0320677654144774</text:p>
              </table:table-cell>
              <table:table-cell office:value-type="float" office:value="0.0322840410501103">
                <text:p>0.0322840410501103</text:p>
              </table:table-cell>
              <table:table-cell office:value-type="float" office:value="0.0325447465130718">
                <text:p>0.0325447465130718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262826634913041">
                <text:p>0.00262826634913041</text:p>
                <draw:g>
                  <svg:desc>Simulation.C65:Simulation.J65</svg:desc>
                </draw:g>
              </table:table-cell>
              <table:table-cell office:value-type="float" office:value="0.00668877550733855">
                <text:p>0.00668877550733855</text:p>
              </table:table-cell>
              <table:table-cell office:value-type="float" office:value="0.0106017174239295">
                <text:p>0.0106017174239295</text:p>
              </table:table-cell>
              <table:table-cell office:value-type="float" office:value="0.0134215881640133">
                <text:p>0.0134215881640133</text:p>
              </table:table-cell>
              <table:table-cell office:value-type="float" office:value="0.0152139257941553">
                <text:p>0.0152139257941553</text:p>
              </table:table-cell>
              <table:table-cell office:value-type="float" office:value="0.0162932371402665">
                <text:p>0.0162932371402665</text:p>
              </table:table-cell>
              <table:table-cell office:value-type="float" office:value="0.0169234619040264">
                <text:p>0.0169234619040264</text:p>
              </table:table-cell>
              <table:table-cell office:value-type="float" office:value="0.0172796665959849">
                <text:p>0.0172796665959849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685619635359851">
                <text:p>0.00685619635359851</text:p>
                <draw:g>
                  <svg:desc>Simulation.C66:Simulation.J66</svg:desc>
                </draw:g>
              </table:table-cell>
              <table:table-cell office:value-type="float" office:value="0.0117313327009312">
                <text:p>0.0117313327009312</text:p>
              </table:table-cell>
              <table:table-cell office:value-type="float" office:value="0.0143212622306213">
                <text:p>0.0143212622306213</text:p>
              </table:table-cell>
              <table:table-cell office:value-type="float" office:value="0.0152914603038243">
                <text:p>0.0152914603038243</text:p>
              </table:table-cell>
              <table:table-cell office:value-type="float" office:value="0.0155288707152041">
                <text:p>0.0155288707152041</text:p>
              </table:table-cell>
              <table:table-cell office:value-type="float" office:value="0.0155052736822464">
                <text:p>0.0155052736822464</text:p>
              </table:table-cell>
              <table:table-cell office:value-type="float" office:value="0.0154132051094462">
                <text:p>0.0154132051094462</text:p>
              </table:table-cell>
              <table:table-cell office:value-type="float" office:value="0.015319661636089">
                <text:p>0.015319661636089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000930834514854659">
                <text:p>0.000930834514854659</text:p>
                <draw:g>
                  <svg:desc>Simulation.C67:Simulation.J67</svg:desc>
                </draw:g>
              </table:table-cell>
              <table:table-cell office:value-type="float" office:value="0.00347991317511016">
                <text:p>0.00347991317511016</text:p>
              </table:table-cell>
              <table:table-cell office:value-type="float" office:value="0.0070771820482563">
                <text:p>0.0070771820482563</text:p>
              </table:table-cell>
              <table:table-cell office:value-type="float" office:value="0.0105015407930433">
                <text:p>0.0105015407930433</text:p>
              </table:table-cell>
              <table:table-cell office:value-type="float" office:value="0.0131445919688511">
                <text:p>0.0131445919688511</text:p>
              </table:table-cell>
              <table:table-cell office:value-type="float" office:value="0.0149525837039129">
                <text:p>0.0149525837039129</text:p>
              </table:table-cell>
              <table:table-cell office:value-type="float" office:value="0.0160913125025135">
                <text:p>0.0160913125025135</text:p>
              </table:table-cell>
              <table:table-cell office:value-type="float" office:value="0.0167576665192039">
                <text:p>0.0167576665192039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0697805498083823">
                <text:p>0.000697805498083823</text:p>
                <draw:g>
                  <svg:desc>Simulation.C68:Simulation.J68</svg:desc>
                </draw:g>
              </table:table-cell>
              <table:table-cell office:value-type="float" office:value="0.00255750961415253">
                <text:p>0.00255750961415253</text:p>
              </table:table-cell>
              <table:table-cell office:value-type="float" office:value="0.00510731122982931">
                <text:p>0.00510731122982931</text:p>
              </table:table-cell>
              <table:table-cell office:value-type="float" office:value="0.00745592873817589">
                <text:p>0.00745592873817589</text:p>
              </table:table-cell>
              <table:table-cell office:value-type="float" office:value="0.00920033091925085">
                <text:p>0.00920033091925085</text:p>
              </table:table-cell>
              <table:table-cell office:value-type="float" office:value="0.0103386339683356">
                <text:p>0.0103386339683356</text:p>
              </table:table-cell>
              <table:table-cell office:value-type="float" office:value="0.0110117792690785">
                <text:p>0.0110117792690785</text:p>
              </table:table-cell>
              <table:table-cell office:value-type="float" office:value="0.0113695709113593">
                <text:p>0.0113695709113593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231940593342555">
                <text:p>0.0231940593342555</text:p>
                <draw:g>
                  <svg:desc>Simulation.C69:Simulation.J69</svg:desc>
                </draw:g>
              </table:table-cell>
              <table:table-cell office:value-type="float" office:value="0.0313934316392856">
                <text:p>0.0313934316392856</text:p>
              </table:table-cell>
              <table:table-cell office:value-type="float" office:value="0.033197379351256">
                <text:p>0.033197379351256</text:p>
              </table:table-cell>
              <table:table-cell office:value-type="float" office:value="0.0325729359732339">
                <text:p>0.0325729359732339</text:p>
              </table:table-cell>
              <table:table-cell office:value-type="float" office:value="0.0315662063802568">
                <text:p>0.0315662063802568</text:p>
              </table:table-cell>
              <table:table-cell office:value-type="float" office:value="0.03079362166768">
                <text:p>0.03079362166768</text:p>
              </table:table-cell>
              <table:table-cell office:value-type="float" office:value="0.0303358565694971">
                <text:p>0.0303358565694971</text:p>
              </table:table-cell>
              <table:table-cell office:value-type="float" office:value="0.0301283144212345">
                <text:p>0.0301283144212345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49263731056741">
                <text:p>0.0049263731056741</text:p>
                <draw:g>
                  <svg:desc>Simulation.C70:Simulation.J70</svg:desc>
                </draw:g>
              </table:table-cell>
              <table:table-cell office:value-type="float" office:value="0.00965680001321654">
                <text:p>0.00965680001321654</text:p>
              </table:table-cell>
              <table:table-cell office:value-type="float" office:value="0.0128597539593224">
                <text:p>0.0128597539593224</text:p>
              </table:table-cell>
              <table:table-cell office:value-type="float" office:value="0.0144925065141556">
                <text:p>0.0144925065141556</text:p>
              </table:table-cell>
              <table:table-cell office:value-type="float" office:value="0.0152022054496404">
                <text:p>0.0152022054496404</text:p>
              </table:table-cell>
              <table:table-cell office:value-type="float" office:value="0.0154640492732363">
                <text:p>0.0154640492732363</text:p>
              </table:table-cell>
              <table:table-cell office:value-type="float" office:value="0.0155260916708082">
                <text:p>0.0155260916708082</text:p>
              </table:table-cell>
              <table:table-cell office:value-type="float" office:value="0.015504482448581">
                <text:p>0.015504482448581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29941367003135">
                <text:p>0.029941367003135</text:p>
                <draw:g>
                  <svg:desc>Simulation.C71:Simulation.J71</svg:desc>
                </draw:g>
              </table:table-cell>
              <table:table-cell office:value-type="float" office:value="0.0340246899348134">
                <text:p>0.0340246899348134</text:p>
              </table:table-cell>
              <table:table-cell office:value-type="float" office:value="0.0318669225603716">
                <text:p>0.0318669225603716</text:p>
              </table:table-cell>
              <table:table-cell office:value-type="float" office:value="0.0287523913066653">
                <text:p>0.0287523913066653</text:p>
              </table:table-cell>
              <table:table-cell office:value-type="float" office:value="0.0262969803628137">
                <text:p>0.0262969803628137</text:p>
              </table:table-cell>
              <table:table-cell office:value-type="float" office:value="0.0246487852676129">
                <text:p>0.0246487852676129</text:p>
              </table:table-cell>
              <table:table-cell office:value-type="float" office:value="0.0236215378886602">
                <text:p>0.0236215378886602</text:p>
              </table:table-cell>
              <table:table-cell office:value-type="float" office:value="0.0230165809877956">
                <text:p>0.0230165809877956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112625311192318">
                <text:p>0.0112625311192318</text:p>
                <draw:g>
                  <svg:desc>Simulation.C72:Simulation.J72</svg:desc>
                </draw:g>
              </table:table-cell>
              <table:table-cell office:value-type="float" office:value="0.0193678924667782">
                <text:p>0.0193678924667782</text:p>
              </table:table-cell>
              <table:table-cell office:value-type="float" office:value="0.0239109387786237">
                <text:p>0.0239109387786237</text:p>
              </table:table-cell>
              <table:table-cell office:value-type="float" office:value="0.0258802618137244">
                <text:p>0.0258802618137244</text:p>
              </table:table-cell>
              <table:table-cell office:value-type="float" office:value="0.0266511380316684">
                <text:p>0.0266511380316684</text:p>
              </table:table-cell>
              <table:table-cell office:value-type="float" office:value="0.0269647910450828">
                <text:p>0.0269647910450828</text:p>
              </table:table-cell>
              <table:table-cell office:value-type="float" office:value="0.0271272030181823">
                <text:p>0.0271272030181823</text:p>
              </table:table-cell>
              <table:table-cell office:value-type="float" office:value="0.027247004175722">
                <text:p>0.027247004175722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0559782623559453">
                <text:p>0.000559782623559453</text:p>
                <draw:g>
                  <svg:desc>Simulation.C73:Simulation.J73</svg:desc>
                </draw:g>
              </table:table-cell>
              <table:table-cell office:value-type="float" office:value="0.00225342985353131">
                <text:p>0.00225342985353131</text:p>
              </table:table-cell>
              <table:table-cell office:value-type="float" office:value="0.00478116010372719">
                <text:p>0.00478116010372719</text:p>
              </table:table-cell>
              <table:table-cell office:value-type="float" office:value="0.00725308422371402">
                <text:p>0.00725308422371402</text:p>
              </table:table-cell>
              <table:table-cell office:value-type="float" office:value="0.00916562637142295">
                <text:p>0.00916562637142295</text:p>
              </table:table-cell>
              <table:table-cell office:value-type="float" office:value="0.0104483465411103">
                <text:p>0.0104483465411103</text:p>
              </table:table-cell>
              <table:table-cell office:value-type="float" office:value="0.0112213253391727">
                <text:p>0.0112213253391727</text:p>
              </table:table-cell>
              <table:table-cell office:value-type="float" office:value="0.0116383295032722">
                <text:p>0.0116383295032722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145710496763554">
                <text:p>0.00145710496763554</text:p>
                <draw:g>
                  <svg:desc>Simulation.C74:Simulation.J74</svg:desc>
                </draw:g>
              </table:table-cell>
              <table:table-cell office:value-type="float" office:value="0.00422275656663326">
                <text:p>0.00422275656663326</text:p>
              </table:table-cell>
              <table:table-cell office:value-type="float" office:value="0.00724003130243612">
                <text:p>0.00724003130243612</text:p>
              </table:table-cell>
              <table:table-cell office:value-type="float" office:value="0.00958326637220985">
                <text:p>0.00958326637220985</text:p>
              </table:table-cell>
              <table:table-cell office:value-type="float" office:value="0.0111146357533409">
                <text:p>0.0111146357533409</text:p>
              </table:table-cell>
              <table:table-cell office:value-type="float" office:value="0.0120185672494397">
                <text:p>0.0120185672494397</text:p>
              </table:table-cell>
              <table:table-cell office:value-type="float" office:value="0.0125073416883569">
                <text:p>0.0125073416883569</text:p>
              </table:table-cell>
              <table:table-cell office:value-type="float" office:value="0.0127410201049699">
                <text:p>0.0127410201049699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15119082818392">
                <text:p>0.0015119082818392</text:p>
                <draw:g>
                  <svg:desc>Simulation.C75:Simulation.J75</svg:desc>
                </draw:g>
              </table:table-cell>
              <table:table-cell office:value-type="float" office:value="0.00405918921439223">
                <text:p>0.00405918921439223</text:p>
              </table:table-cell>
              <table:table-cell office:value-type="float" office:value="0.00657081614938768">
                <text:p>0.00657081614938768</text:p>
              </table:table-cell>
              <table:table-cell office:value-type="float" office:value="0.00832561561446932">
                <text:p>0.00832561561446932</text:p>
              </table:table-cell>
              <table:table-cell office:value-type="float" office:value="0.00933894626956237">
                <text:p>0.00933894626956237</text:p>
              </table:table-cell>
              <table:table-cell office:value-type="float" office:value="0.00984369862692083">
                <text:p>0.00984369862692083</text:p>
              </table:table-cell>
              <table:table-cell office:value-type="float" office:value="0.0100457086671586">
                <text:p>0.0100457086671586</text:p>
              </table:table-cell>
              <table:table-cell office:value-type="float" office:value="0.010081625936074">
                <text:p>0.010081625936074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234963874088919">
                <text:p>0.00234963874088919</text:p>
                <draw:g>
                  <svg:desc>Simulation.C76:Simulation.J76</svg:desc>
                </draw:g>
              </table:table-cell>
              <table:table-cell office:value-type="float" office:value="0.00611339436803388">
                <text:p>0.00611339436803388</text:p>
              </table:table-cell>
              <table:table-cell office:value-type="float" office:value="0.00981215925722847">
                <text:p>0.00981215925722847</text:p>
              </table:table-cell>
              <table:table-cell office:value-type="float" office:value="0.0124997972288771">
                <text:p>0.0124997972288771</text:p>
              </table:table-cell>
              <table:table-cell office:value-type="float" office:value="0.0142021648122826">
                <text:p>0.0142021648122826</text:p>
              </table:table-cell>
              <table:table-cell office:value-type="float" office:value="0.0152107595222776">
                <text:p>0.0152107595222776</text:p>
              </table:table-cell>
              <table:table-cell office:value-type="float" office:value="0.0157811669737587">
                <text:p>0.0157811669737587</text:p>
              </table:table-cell>
              <table:table-cell office:value-type="float" office:value="0.0160861629586153">
                <text:p>0.0160861629586153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0124845788708795">
                <text:p>0.00124845788708795</text:p>
                <draw:g>
                  <svg:desc>Simulation.C77:Simulation.J77</svg:desc>
                </draw:g>
              </table:table-cell>
              <table:table-cell office:value-type="float" office:value="0.00364668015708409">
                <text:p>0.00364668015708409</text:p>
              </table:table-cell>
              <table:table-cell office:value-type="float" office:value="0.00625670518573771">
                <text:p>0.00625670518573771</text:p>
              </table:table-cell>
              <table:table-cell office:value-type="float" office:value="0.00825349195668571">
                <text:p>0.00825349195668571</text:p>
              </table:table-cell>
              <table:table-cell office:value-type="float" office:value="0.00952056152446756">
                <text:p>0.00952056152446756</text:p>
              </table:table-cell>
              <table:table-cell office:value-type="float" office:value="0.0102320017066651">
                <text:p>0.0102320017066651</text:p>
              </table:table-cell>
              <table:table-cell office:value-type="float" office:value="0.0105839038457809">
                <text:p>0.0105839038457809</text:p>
              </table:table-cell>
              <table:table-cell office:value-type="float" office:value="0.0107218031154935">
                <text:p>0.0107218031154935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0698631986923463">
                <text:p>0.000698631986923463</text:p>
                <draw:g>
                  <svg:desc>Simulation.C78:Simulation.J78</svg:desc>
                </draw:g>
              </table:table-cell>
              <table:table-cell office:value-type="float" office:value="0.00314294484369376">
                <text:p>0.00314294484369376</text:p>
              </table:table-cell>
              <table:table-cell office:value-type="float" office:value="0.00723709013190902">
                <text:p>0.00723709013190902</text:p>
              </table:table-cell>
              <table:table-cell office:value-type="float" office:value="0.011670016055708">
                <text:p>0.011670016055708</text:p>
              </table:table-cell>
              <table:table-cell office:value-type="float" office:value="0.0154405649100066">
                <text:p>0.0154405649100066</text:p>
              </table:table-cell>
              <table:table-cell office:value-type="float" office:value="0.018224233194987">
                <text:p>0.018224233194987</text:p>
              </table:table-cell>
              <table:table-cell office:value-type="float" office:value="0.0200968676239421">
                <text:p>0.0200968676239421</text:p>
              </table:table-cell>
              <table:table-cell office:value-type="float" office:value="0.0212688939799617">
                <text:p>0.0212688939799617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433941924752107">
                <text:p>0.00433941924752107</text:p>
                <draw:g>
                  <svg:desc>Simulation.C79:Simulation.J79</svg:desc>
                </draw:g>
              </table:table-cell>
              <table:table-cell office:value-type="float" office:value="0.00941987163674243">
                <text:p>0.00941987163674243</text:p>
              </table:table-cell>
              <table:table-cell office:value-type="float" office:value="0.0134456842888579">
                <text:p>0.0134456842888579</text:p>
              </table:table-cell>
              <table:table-cell office:value-type="float" office:value="0.0158907371982139">
                <text:p>0.0158907371982139</text:p>
              </table:table-cell>
              <table:table-cell office:value-type="float" office:value="0.0172233741166964">
                <text:p>0.0172233741166964</text:p>
              </table:table-cell>
              <table:table-cell office:value-type="float" office:value="0.0179200337501207">
                <text:p>0.0179200337501207</text:p>
              </table:table-cell>
              <table:table-cell office:value-type="float" office:value="0.0182747946426434">
                <text:p>0.0182747946426434</text:p>
              </table:table-cell>
              <table:table-cell office:value-type="float" office:value="0.0184474772763779">
                <text:p>0.0184474772763779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124962514494685">
                <text:p>0.124962514494685</text:p>
                <draw:g>
                  <svg:desc>Simulation.C80:Simulation.J80</svg:desc>
                </draw:g>
              </table:table-cell>
              <table:table-cell office:value-type="float" office:value="0.0952880579836811">
                <text:p>0.0952880579836811</text:p>
              </table:table-cell>
              <table:table-cell office:value-type="float" office:value="0.0692851300487083">
                <text:p>0.0692851300487083</text:p>
              </table:table-cell>
              <table:table-cell office:value-type="float" office:value="0.0535753084118739">
                <text:p>0.0535753084118739</text:p>
              </table:table-cell>
              <table:table-cell office:value-type="float" office:value="0.0447904033295438">
                <text:p>0.0447904033295438</text:p>
              </table:table-cell>
              <table:table-cell office:value-type="float" office:value="0.0399781148171207">
                <text:p>0.0399781148171207</text:p>
              </table:table-cell>
              <table:table-cell office:value-type="float" office:value="0.0374148634115649">
                <text:p>0.0374148634115649</text:p>
              </table:table-cell>
              <table:table-cell office:value-type="float" office:value="0.0361432488307653">
                <text:p>0.0361432488307653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138739875442636">
                <text:p>0.0138739875442636</text:p>
                <draw:g>
                  <svg:desc>Simulation.C81:Simulation.J81</svg:desc>
                </draw:g>
              </table:table-cell>
              <table:table-cell office:value-type="float" office:value="0.0231711668874283">
                <text:p>0.0231711668874283</text:p>
              </table:table-cell>
              <table:table-cell office:value-type="float" office:value="0.028056614792309">
                <text:p>0.028056614792309</text:p>
              </table:table-cell>
              <table:table-cell office:value-type="float" office:value="0.0300645613224411">
                <text:p>0.0300645613224411</text:p>
              </table:table-cell>
              <table:table-cell office:value-type="float" office:value="0.0308538405187448">
                <text:p>0.0308538405187448</text:p>
              </table:table-cell>
              <table:table-cell office:value-type="float" office:value="0.0312347536647603">
                <text:p>0.0312347536647603</text:p>
              </table:table-cell>
              <table:table-cell office:value-type="float" office:value="0.0315088248265389">
                <text:p>0.0315088248265389</text:p>
              </table:table-cell>
              <table:table-cell office:value-type="float" office:value="0.0317653313145585">
                <text:p>0.0317653313145585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0393798698872707">
                <text:p>0.00393798698872707</text:p>
                <draw:g>
                  <svg:desc>Simulation.C82:Simulation.J82</svg:desc>
                </draw:g>
              </table:table-cell>
              <table:table-cell office:value-type="float" office:value="0.00866251165847733">
                <text:p>0.00866251165847733</text:p>
              </table:table-cell>
              <table:table-cell office:value-type="float" office:value="0.0124619154861471">
                <text:p>0.0124619154861471</text:p>
              </table:table-cell>
              <table:table-cell office:value-type="float" office:value="0.0147849243773427">
                <text:p>0.0147849243773427</text:p>
              </table:table-cell>
              <table:table-cell office:value-type="float" office:value="0.0160445646051977">
                <text:p>0.0160445646051977</text:p>
              </table:table-cell>
              <table:table-cell office:value-type="float" office:value="0.0166880675173269">
                <text:p>0.0166880675173269</text:p>
              </table:table-cell>
              <table:table-cell office:value-type="float" office:value="0.0169987728937243">
                <text:p>0.0169987728937243</text:p>
              </table:table-cell>
              <table:table-cell office:value-type="float" office:value="0.0171333438479435">
                <text:p>0.0171333438479435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0924055459252319">
                <text:p>0.000924055459252319</text:p>
                <draw:g>
                  <svg:desc>Simulation.C83:Simulation.J83</svg:desc>
                </draw:g>
              </table:table-cell>
              <table:table-cell office:value-type="float" office:value="0.0033504653708387">
                <text:p>0.0033504653708387</text:p>
              </table:table-cell>
              <table:table-cell office:value-type="float" office:value="0.00665463514893784">
                <text:p>0.00665463514893784</text:p>
              </table:table-cell>
              <table:table-cell office:value-type="float" office:value="0.00969335126328882">
                <text:p>0.00969335126328882</text:p>
              </table:table-cell>
              <table:table-cell office:value-type="float" office:value="0.0119578648343286">
                <text:p>0.0119578648343286</text:p>
              </table:table-cell>
              <table:table-cell office:value-type="float" office:value="0.0134484477582955">
                <text:p>0.0134484477582955</text:p>
              </table:table-cell>
              <table:table-cell office:value-type="float" office:value="0.0143442200477722">
                <text:p>0.0143442200477722</text:p>
              </table:table-cell>
              <table:table-cell office:value-type="float" office:value="0.0148348212748442">
                <text:p>0.014834821274844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0134524131073864">
                <text:p>0.00134524131073864</text:p>
                <draw:g>
                  <svg:desc>Simulation.C84:Simulation.J84</svg:desc>
                </draw:g>
              </table:table-cell>
              <table:table-cell office:value-type="float" office:value="0.00362669613929468">
                <text:p>0.00362669613929468</text:p>
              </table:table-cell>
              <table:table-cell office:value-type="float" office:value="0.00591023633566973">
                <text:p>0.00591023633566973</text:p>
              </table:table-cell>
              <table:table-cell office:value-type="float" office:value="0.00754784976521652">
                <text:p>0.00754784976521652</text:p>
              </table:table-cell>
              <table:table-cell office:value-type="float" office:value="0.00853466205908326">
                <text:p>0.00853466205908326</text:p>
              </table:table-cell>
              <table:table-cell office:value-type="float" office:value="0.00906369961827934">
                <text:p>0.00906369961827934</text:p>
              </table:table-cell>
              <table:table-cell office:value-type="float" office:value="0.00931144672125047">
                <text:p>0.00931144672125047</text:p>
              </table:table-cell>
              <table:table-cell office:value-type="float" office:value="0.00939797498049757">
                <text:p>0.00939797498049757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0354015984294012">
                <text:p>0.00354015984294012</text:p>
                <draw:g>
                  <svg:desc>Simulation.C85:Simulation.J85</svg:desc>
                </draw:g>
              </table:table-cell>
              <table:table-cell office:value-type="float" office:value="0.00796569855362544">
                <text:p>0.00796569855362544</text:p>
              </table:table-cell>
              <table:table-cell office:value-type="float" office:value="0.0116544497722422">
                <text:p>0.0116544497722422</text:p>
              </table:table-cell>
              <table:table-cell office:value-type="float" office:value="0.0140095906952492">
                <text:p>0.0140095906952492</text:p>
              </table:table-cell>
              <table:table-cell office:value-type="float" office:value="0.0153612963016458">
                <text:p>0.0153612963016458</text:p>
              </table:table-cell>
              <table:table-cell office:value-type="float" office:value="0.0161081718334865">
                <text:p>0.0161081718334865</text:p>
              </table:table-cell>
              <table:table-cell office:value-type="float" office:value="0.0165131673935761">
                <text:p>0.0165131673935761</text:p>
              </table:table-cell>
              <table:table-cell office:value-type="float" office:value="0.0167266899833434">
                <text:p>0.0167266899833434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449332642956362">
                <text:p>0.00449332642956362</text:p>
                <draw:g>
                  <svg:desc>Simulation.C86:Simulation.J86</svg:desc>
                </draw:g>
              </table:table-cell>
              <table:table-cell office:value-type="float" office:value="0.0101590382974018">
                <text:p>0.0101590382974018</text:p>
              </table:table-cell>
              <table:table-cell office:value-type="float" office:value="0.0149127763742079">
                <text:p>0.0149127763742079</text:p>
              </table:table-cell>
              <table:table-cell office:value-type="float" office:value="0.0179831592276177">
                <text:p>0.0179831592276177</text:p>
              </table:table-cell>
              <table:table-cell office:value-type="float" office:value="0.0197822962624558">
                <text:p>0.0197822962624558</text:p>
              </table:table-cell>
              <table:table-cell office:value-type="float" office:value="0.0208110275829093">
                <text:p>0.0208110275829093</text:p>
              </table:table-cell>
              <table:table-cell office:value-type="float" office:value="0.0213997112493238">
                <text:p>0.0213997112493238</text:p>
              </table:table-cell>
              <table:table-cell office:value-type="float" office:value="0.021737556077357">
                <text:p>0.021737556077357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156369528211173">
                <text:p>0.00156369528211173</text:p>
                <draw:g>
                  <svg:desc>Simulation.C87:Simulation.J87</svg:desc>
                </draw:g>
              </table:table-cell>
              <table:table-cell office:value-type="float" office:value="0.00471877271909599">
                <text:p>0.00471877271909599</text:p>
              </table:table-cell>
              <table:table-cell office:value-type="float" office:value="0.00830493639845964">
                <text:p>0.00830493639845964</text:p>
              </table:table-cell>
              <table:table-cell office:value-type="float" office:value="0.0111750867497263">
                <text:p>0.0111750867497263</text:p>
              </table:table-cell>
              <table:table-cell office:value-type="float" office:value="0.0130915223386194">
                <text:p>0.0130915223386194</text:p>
              </table:table-cell>
              <table:table-cell office:value-type="float" office:value="0.0142403390640277">
                <text:p>0.0142403390640277</text:p>
              </table:table-cell>
              <table:table-cell office:value-type="float" office:value="0.0148692801915772">
                <text:p>0.0148692801915772</text:p>
              </table:table-cell>
              <table:table-cell office:value-type="float" office:value="0.0151742959190666">
                <text:p>0.0151742959190666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245069545180147">
                <text:p>0.0245069545180147</text:p>
                <draw:g>
                  <svg:desc>Simulation.C88:Simulation.J88</svg:desc>
                </draw:g>
              </table:table-cell>
              <table:table-cell office:value-type="float" office:value="0.0305529893940919">
                <text:p>0.0305529893940919</text:p>
              </table:table-cell>
              <table:table-cell office:value-type="float" office:value="0.0305395724434681">
                <text:p>0.0305395724434681</text:p>
              </table:table-cell>
              <table:table-cell office:value-type="float" office:value="0.0288189976147293">
                <text:p>0.0288189976147293</text:p>
              </table:table-cell>
              <table:table-cell office:value-type="float" office:value="0.0271785257453936">
                <text:p>0.0271785257453936</text:p>
              </table:table-cell>
              <table:table-cell office:value-type="float" office:value="0.0260118992276326">
                <text:p>0.0260118992276326</text:p>
              </table:table-cell>
              <table:table-cell office:value-type="float" office:value="0.0252826053910231">
                <text:p>0.0252826053910231</text:p>
              </table:table-cell>
              <table:table-cell office:value-type="float" office:value="0.0248713156804964">
                <text:p>0.0248713156804964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0111173051488698">
                <text:p>0.0111173051488698</text:p>
                <draw:g>
                  <svg:desc>Simulation.C89:Simulation.J89</svg:desc>
                </draw:g>
              </table:table-cell>
              <table:table-cell office:value-type="float" office:value="0.0147641735330281">
                <text:p>0.0147641735330281</text:p>
              </table:table-cell>
              <table:table-cell office:value-type="float" office:value="0.0151587096634725">
                <text:p>0.0151587096634725</text:p>
              </table:table-cell>
              <table:table-cell office:value-type="float" office:value="0.0143732750354909">
                <text:p>0.0143732750354909</text:p>
              </table:table-cell>
              <table:table-cell office:value-type="float" office:value="0.0134527142989686">
                <text:p>0.0134527142989686</text:p>
              </table:table-cell>
              <table:table-cell office:value-type="float" office:value="0.0126998997928941">
                <text:p>0.0126998997928941</text:p>
              </table:table-cell>
              <table:table-cell office:value-type="float" office:value="0.0121477696687516">
                <text:p>0.0121477696687516</text:p>
              </table:table-cell>
              <table:table-cell office:value-type="float" office:value="0.0117594951713418">
                <text:p>0.0117594951713418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00955594542407559">
                <text:p>0.00955594542407559</text:p>
                <draw:g>
                  <svg:desc>Simulation.C90:Simulation.J90</svg:desc>
                </draw:g>
              </table:table-cell>
              <table:table-cell office:value-type="float" office:value="0.0180351683168839">
                <text:p>0.0180351683168839</text:p>
              </table:table-cell>
              <table:table-cell office:value-type="float" office:value="0.0237007302073255">
                <text:p>0.0237007302073255</text:p>
              </table:table-cell>
              <table:table-cell office:value-type="float" office:value="0.0268281157505971">
                <text:p>0.0268281157505971</text:p>
              </table:table-cell>
              <table:table-cell office:value-type="float" office:value="0.0285573241809598">
                <text:p>0.0285573241809598</text:p>
              </table:table-cell>
              <table:table-cell office:value-type="float" office:value="0.0296182731112472">
                <text:p>0.0296182731112472</text:p>
              </table:table-cell>
              <table:table-cell office:value-type="float" office:value="0.0303570335472159">
                <text:p>0.0303570335472159</text:p>
              </table:table-cell>
              <table:table-cell office:value-type="float" office:value="0.0309220742567815">
                <text:p>0.0309220742567815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0356777159690874">
                <text:p>0.000356777159690874</text:p>
                <draw:g>
                  <svg:desc>Simulation.C91:Simulation.J91</svg:desc>
                </draw:g>
              </table:table-cell>
              <table:table-cell office:value-type="float" office:value="0.00171684085343735">
                <text:p>0.00171684085343735</text:p>
              </table:table-cell>
              <table:table-cell office:value-type="float" office:value="0.00408935239515279">
                <text:p>0.00408935239515279</text:p>
              </table:table-cell>
              <table:table-cell office:value-type="float" office:value="0.00667897362513159">
                <text:p>0.00667897362513159</text:p>
              </table:table-cell>
              <table:table-cell office:value-type="float" office:value="0.00883987538437231">
                <text:p>0.00883987538437231</text:p>
              </table:table-cell>
              <table:table-cell office:value-type="float" office:value="0.0103665681503908">
                <text:p>0.0103665681503908</text:p>
              </table:table-cell>
              <table:table-cell office:value-type="float" office:value="0.0113220573403502">
                <text:p>0.0113220573403502</text:p>
              </table:table-cell>
              <table:table-cell office:value-type="float" office:value="0.0118548363869555">
                <text:p>0.0118548363869555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315417839558402">
                <text:p>0.0315417839558402</text:p>
                <draw:g>
                  <svg:desc>Simulation.C92:Simulation.J92</svg:desc>
                </draw:g>
              </table:table-cell>
              <table:table-cell office:value-type="float" office:value="0.0384788536742617">
                <text:p>0.0384788536742617</text:p>
              </table:table-cell>
              <table:table-cell office:value-type="float" office:value="0.0376444137417743">
                <text:p>0.0376444137417743</text:p>
              </table:table-cell>
              <table:table-cell office:value-type="float" office:value="0.0351345143865913">
                <text:p>0.0351345143865913</text:p>
              </table:table-cell>
              <table:table-cell office:value-type="float" office:value="0.0330490689939908">
                <text:p>0.0330490689939908</text:p>
              </table:table-cell>
              <table:table-cell office:value-type="float" office:value="0.0317123729828153">
                <text:p>0.0317123729828153</text:p>
              </table:table-cell>
              <table:table-cell office:value-type="float" office:value="0.0309859791092115">
                <text:p>0.0309859791092115</text:p>
              </table:table-cell>
              <table:table-cell office:value-type="float" office:value="0.0306754447883967">
                <text:p>0.0306754447883967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151241339136124">
                <text:p>0.0151241339136124</text:p>
                <draw:g>
                  <svg:desc>Simulation.C93:Simulation.J93</svg:desc>
                </draw:g>
              </table:table-cell>
              <table:table-cell office:value-type="float" office:value="0.0240558784446239">
                <text:p>0.0240558784446239</text:p>
              </table:table-cell>
              <table:table-cell office:value-type="float" office:value="0.0281969330534122">
                <text:p>0.0281969330534122</text:p>
              </table:table-cell>
              <table:table-cell office:value-type="float" office:value="0.0296202661190828">
                <text:p>0.0296202661190828</text:p>
              </table:table-cell>
              <table:table-cell office:value-type="float" office:value="0.0300527603952251">
                <text:p>0.0300527603952251</text:p>
              </table:table-cell>
              <table:table-cell office:value-type="float" office:value="0.0302399609289511">
                <text:p>0.0302399609289511</text:p>
              </table:table-cell>
              <table:table-cell office:value-type="float" office:value="0.0304200288726991">
                <text:p>0.0304200288726991</text:p>
              </table:table-cell>
              <table:table-cell office:value-type="float" office:value="0.0306401112995168">
                <text:p>0.0306401112995168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200009262540403">
                <text:p>0.00200009262540403</text:p>
                <draw:g>
                  <svg:desc>Simulation.C94:Simulation.J94</svg:desc>
                </draw:g>
              </table:table-cell>
              <table:table-cell office:value-type="float" office:value="0.0052939679300415">
                <text:p>0.0052939679300415</text:p>
              </table:table-cell>
              <table:table-cell office:value-type="float" office:value="0.00856279317221748">
                <text:p>0.00856279317221748</text:p>
              </table:table-cell>
              <table:table-cell office:value-type="float" office:value="0.0109260142119687">
                <text:p>0.0109260142119687</text:p>
              </table:table-cell>
              <table:table-cell office:value-type="float" office:value="0.0123904904700813">
                <text:p>0.0123904904700813</text:p>
              </table:table-cell>
              <table:table-cell office:value-type="float" office:value="0.0132215822616816">
                <text:p>0.0132215822616816</text:p>
              </table:table-cell>
              <table:table-cell office:value-type="float" office:value="0.013657445044293">
                <text:p>0.013657445044293</text:p>
              </table:table-cell>
              <table:table-cell office:value-type="float" office:value="0.0138598721036315">
                <text:p>0.0138598721036315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223785868593949">
                <text:p>0.223785868593949</text:p>
                <draw:g>
                  <svg:desc>Simulation.C95:Simulation.J95</svg:desc>
                </draw:g>
              </table:table-cell>
              <table:table-cell office:value-type="float" office:value="0.146466549935106">
                <text:p>0.146466549935106</text:p>
              </table:table-cell>
              <table:table-cell office:value-type="float" office:value="0.0965667345776276">
                <text:p>0.0965667345776276</text:p>
              </table:table-cell>
              <table:table-cell office:value-type="float" office:value="0.0703324179134956">
                <text:p>0.0703324179134956</text:p>
              </table:table-cell>
              <table:table-cell office:value-type="float" office:value="0.0567850118815675">
                <text:p>0.0567850118815675</text:p>
              </table:table-cell>
              <table:table-cell office:value-type="float" office:value="0.0497323535487272">
                <text:p>0.0497323535487272</text:p>
              </table:table-cell>
              <table:table-cell office:value-type="float" office:value="0.0461213827968723">
                <text:p>0.0461213827968723</text:p>
              </table:table-cell>
              <table:table-cell office:value-type="float" office:value="0.0444099363545126">
                <text:p>0.0444099363545126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061371941024117">
                <text:p>0.0061371941024117</text:p>
                <draw:g>
                  <svg:desc>Simulation.C96:Simulation.J96</svg:desc>
                </draw:g>
              </table:table-cell>
              <table:table-cell office:value-type="float" office:value="0.0112606778729784">
                <text:p>0.0112606778729784</text:p>
              </table:table-cell>
              <table:table-cell office:value-type="float" office:value="0.0143655578106438">
                <text:p>0.0143655578106438</text:p>
              </table:table-cell>
              <table:table-cell office:value-type="float" office:value="0.0157503695318797">
                <text:p>0.0157503695318797</text:p>
              </table:table-cell>
              <table:table-cell office:value-type="float" office:value="0.0162380404155957">
                <text:p>0.0162380404155957</text:p>
              </table:table-cell>
              <table:table-cell office:value-type="float" office:value="0.0163426063225223">
                <text:p>0.0163426063225223</text:p>
              </table:table-cell>
              <table:table-cell office:value-type="float" office:value="0.016304204325172">
                <text:p>0.016304204325172</text:p>
              </table:table-cell>
              <table:table-cell office:value-type="float" office:value="0.0162227327705089">
                <text:p>0.0162227327705089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255661602940904">
                <text:p>0.00255661602940904</text:p>
                <draw:g>
                  <svg:desc>Simulation.C97:Simulation.J97</svg:desc>
                </draw:g>
              </table:table-cell>
              <table:table-cell office:value-type="float" office:value="0.00657115502294843">
                <text:p>0.00657115502294843</text:p>
              </table:table-cell>
              <table:table-cell office:value-type="float" office:value="0.0104717530993402">
                <text:p>0.0104717530993402</text:p>
              </table:table-cell>
              <table:table-cell office:value-type="float" office:value="0.0132868511420949">
                <text:p>0.0132868511420949</text:p>
              </table:table-cell>
              <table:table-cell office:value-type="float" office:value="0.0150656633635755">
                <text:p>0.0150656633635755</text:p>
              </table:table-cell>
              <table:table-cell office:value-type="float" office:value="0.0161219055653782">
                <text:p>0.0161219055653782</text:p>
              </table:table-cell>
              <table:table-cell office:value-type="float" office:value="0.0167239665234642">
                <text:p>0.0167239665234642</text:p>
              </table:table-cell>
              <table:table-cell office:value-type="float" office:value="0.0170511809353226">
                <text:p>0.0170511809353226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0635402152423156">
                <text:p>0.00635402152423156</text:p>
                <draw:g>
                  <svg:desc>Simulation.C98:Simulation.J98</svg:desc>
                </draw:g>
              </table:table-cell>
              <table:table-cell office:value-type="float" office:value="0.0143651685145108">
                <text:p>0.0143651685145108</text:p>
              </table:table-cell>
              <table:table-cell office:value-type="float" office:value="0.0211958156445402">
                <text:p>0.0211958156445402</text:p>
              </table:table-cell>
              <table:table-cell office:value-type="float" office:value="0.025769674417304">
                <text:p>0.025769674417304</text:p>
              </table:table-cell>
              <table:table-cell office:value-type="float" office:value="0.0286199846925216">
                <text:p>0.0286199846925216</text:p>
              </table:table-cell>
              <table:table-cell office:value-type="float" office:value="0.0304042985649876">
                <text:p>0.0304042985649876</text:p>
              </table:table-cell>
              <table:table-cell office:value-type="float" office:value="0.0315566105425468">
                <text:p>0.0315566105425468</text:p>
              </table:table-cell>
              <table:table-cell office:value-type="float" office:value="0.0323269439228579">
                <text:p>0.0323269439228579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00310482274039287">
                <text:p>0.000310482274039287</text:p>
                <draw:g>
                  <svg:desc>Simulation.C99:Simulation.J99</svg:desc>
                </draw:g>
              </table:table-cell>
              <table:table-cell office:value-type="float" office:value="0.00140682582479022">
                <text:p>0.00140682582479022</text:p>
              </table:table-cell>
              <table:table-cell office:value-type="float" office:value="0.00319680558609561">
                <text:p>0.00319680558609561</text:p>
              </table:table-cell>
              <table:table-cell office:value-type="float" office:value="0.00503187380797569">
                <text:p>0.00503187380797569</text:p>
              </table:table-cell>
              <table:table-cell office:value-type="float" office:value="0.00646942495866437">
                <text:p>0.00646942495866437</text:p>
              </table:table-cell>
              <table:table-cell office:value-type="float" office:value="0.00741592223822212">
                <text:p>0.00741592223822212</text:p>
              </table:table-cell>
              <table:table-cell office:value-type="float" office:value="0.00795625873408813">
                <text:p>0.00795625873408813</text:p>
              </table:table-cell>
              <table:table-cell office:value-type="float" office:value="0.0082153033697271">
                <text:p>0.0082153033697271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369255432529323">
                <text:p>0.00369255432529323</text:p>
                <draw:g>
                  <svg:desc>Simulation.C100:Simulation.J100</svg:desc>
                </draw:g>
              </table:table-cell>
              <table:table-cell office:value-type="float" office:value="0.00853061055578523">
                <text:p>0.00853061055578523</text:p>
              </table:table-cell>
              <table:table-cell office:value-type="float" office:value="0.0126913611997689">
                <text:p>0.0126913611997689</text:p>
              </table:table-cell>
              <table:table-cell office:value-type="float" office:value="0.0154061198662427">
                <text:p>0.0154061198662427</text:p>
              </table:table-cell>
              <table:table-cell office:value-type="float" office:value="0.0169812164241348">
                <text:p>0.0169812164241348</text:p>
              </table:table-cell>
              <table:table-cell office:value-type="float" office:value="0.0178499843132827">
                <text:p>0.0178499843132827</text:p>
              </table:table-cell>
              <table:table-cell office:value-type="float" office:value="0.0183129529803774">
                <text:p>0.0183129529803774</text:p>
              </table:table-cell>
              <table:table-cell office:value-type="float" office:value="0.0185475078017203">
                <text:p>0.0185475078017203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489322238202445">
                <text:p>0.00489322238202445</text:p>
                <draw:g>
                  <svg:desc>Simulation.C101:Simulation.J101</svg:desc>
                </draw:g>
              </table:table-cell>
              <table:table-cell office:value-type="float" office:value="0.0100591330426423">
                <text:p>0.0100591330426423</text:p>
              </table:table-cell>
              <table:table-cell office:value-type="float" office:value="0.0138811903645688">
                <text:p>0.0138811903645688</text:p>
              </table:table-cell>
              <table:table-cell office:value-type="float" office:value="0.0160880106327096">
                <text:p>0.0160880106327096</text:p>
              </table:table-cell>
              <table:table-cell office:value-type="float" office:value="0.0172575498233849">
                <text:p>0.0172575498233849</text:p>
              </table:table-cell>
              <table:table-cell office:value-type="float" office:value="0.0178712396919662">
                <text:p>0.0178712396919662</text:p>
              </table:table-cell>
              <table:table-cell office:value-type="float" office:value="0.0181996282367091">
                <text:p>0.0181996282367091</text:p>
              </table:table-cell>
              <table:table-cell office:value-type="float" office:value="0.0183795349154414">
                <text:p>0.0183795349154414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00894381518302717">
                <text:p>0.000894381518302717</text:p>
                <draw:g>
                  <svg:desc>Simulation.C102:Simulation.J102</svg:desc>
                </draw:g>
              </table:table-cell>
              <table:table-cell office:value-type="float" office:value="0.00335557833912841">
                <text:p>0.00335557833912841</text:p>
              </table:table-cell>
              <table:table-cell office:value-type="float" office:value="0.0068443919268397">
                <text:p>0.0068443919268397</text:p>
              </table:table-cell>
              <table:table-cell office:value-type="float" office:value="0.0101826813438221">
                <text:p>0.0101826813438221</text:p>
              </table:table-cell>
              <table:table-cell office:value-type="float" office:value="0.012774588748076">
                <text:p>0.012774588748076</text:p>
              </table:table-cell>
              <table:table-cell office:value-type="float" office:value="0.0145598070548405">
                <text:p>0.0145598070548405</text:p>
              </table:table-cell>
              <table:table-cell office:value-type="float" office:value="0.0156936498808567">
                <text:p>0.0156936498808567</text:p>
              </table:table-cell>
              <table:table-cell office:value-type="float" office:value="0.0163646202915402">
                <text:p>0.0163646202915402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0157530577303892">
                <text:p>0.000157530577303892</text:p>
                <draw:g>
                  <svg:desc>Simulation.C103:Simulation.J103</svg:desc>
                </draw:g>
              </table:table-cell>
              <table:table-cell office:value-type="float" office:value="0.00100845733136717">
                <text:p>0.00100845733136717</text:p>
              </table:table-cell>
              <table:table-cell office:value-type="float" office:value="0.00289616535395795">
                <text:p>0.00289616535395795</text:p>
              </table:table-cell>
              <table:table-cell office:value-type="float" office:value="0.00534378730891762">
                <text:p>0.00534378730891762</text:p>
              </table:table-cell>
              <table:table-cell office:value-type="float" office:value="0.00765312298953085">
                <text:p>0.00765312298953085</text:p>
              </table:table-cell>
              <table:table-cell office:value-type="float" office:value="0.00943875962183993">
                <text:p>0.00943875962183993</text:p>
              </table:table-cell>
              <table:table-cell office:value-type="float" office:value="0.0106406212036063">
                <text:p>0.0106406212036063</text:p>
              </table:table-cell>
              <table:table-cell office:value-type="float" office:value="0.0113606441406024">
                <text:p>0.0113606441406024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439116709979143">
                <text:p>0.0439116709979143</text:p>
                <draw:g>
                  <svg:desc>Simulation.C104:Simulation.J104</svg:desc>
                </draw:g>
              </table:table-cell>
              <table:table-cell office:value-type="float" office:value="0.0468032824903697">
                <text:p>0.0468032824903697</text:p>
              </table:table-cell>
              <table:table-cell office:value-type="float" office:value="0.0423249351424828">
                <text:p>0.0423249351424828</text:p>
              </table:table-cell>
              <table:table-cell office:value-type="float" office:value="0.0376014348038756">
                <text:p>0.0376014348038756</text:p>
              </table:table-cell>
              <table:table-cell office:value-type="float" office:value="0.0342705967274689">
                <text:p>0.0342705967274689</text:p>
              </table:table-cell>
              <table:table-cell office:value-type="float" office:value="0.0322275469393812">
                <text:p>0.0322275469393812</text:p>
              </table:table-cell>
              <table:table-cell office:value-type="float" office:value="0.0310896802040867">
                <text:p>0.0310896802040867</text:p>
              </table:table-cell>
              <table:table-cell office:value-type="float" office:value="0.0305342273193445">
                <text:p>0.0305342273193445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386806246552806">
                <text:p>0.0386806246552806</text:p>
                <draw:g>
                  <svg:desc>Simulation.C105:Simulation.J105</svg:desc>
                </draw:g>
              </table:table-cell>
              <table:table-cell office:value-type="float" office:value="0.0423586470205687">
                <text:p>0.0423586470205687</text:p>
              </table:table-cell>
              <table:table-cell office:value-type="float" office:value="0.0389997906735108">
                <text:p>0.0389997906735108</text:p>
              </table:table-cell>
              <table:table-cell office:value-type="float" office:value="0.0350468327095486">
                <text:p>0.0350468327095486</text:p>
              </table:table-cell>
              <table:table-cell office:value-type="float" office:value="0.0321687545179285">
                <text:p>0.0321687545179285</text:p>
              </table:table-cell>
              <table:table-cell office:value-type="float" office:value="0.0303776066678514">
                <text:p>0.0303776066678514</text:p>
              </table:table-cell>
              <table:table-cell office:value-type="float" office:value="0.0293732023731436">
                <text:p>0.0293732023731436</text:p>
              </table:table-cell>
              <table:table-cell office:value-type="float" office:value="0.0288819207194913">
                <text:p>0.0288819207194913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30792433918968">
                <text:p>0.030792433918968</text:p>
                <draw:g>
                  <svg:desc>Simulation.C106:Simulation.J106</svg:desc>
                </draw:g>
              </table:table-cell>
              <table:table-cell office:value-type="float" office:value="0.0369885519311094">
                <text:p>0.0369885519311094</text:p>
              </table:table-cell>
              <table:table-cell office:value-type="float" office:value="0.0361097272041316">
                <text:p>0.0361097272041316</text:p>
              </table:table-cell>
              <table:table-cell office:value-type="float" office:value="0.0335899744412599">
                <text:p>0.0335899744412599</text:p>
              </table:table-cell>
              <table:table-cell office:value-type="float" office:value="0.0314182115227833">
                <text:p>0.0314182115227833</text:p>
              </table:table-cell>
              <table:table-cell office:value-type="float" office:value="0.0299399345504435">
                <text:p>0.0299399345504435</text:p>
              </table:table-cell>
              <table:table-cell office:value-type="float" office:value="0.0290453306577506">
                <text:p>0.0290453306577506</text:p>
              </table:table-cell>
              <table:table-cell office:value-type="float" office:value="0.0285599187091932">
                <text:p>0.0285599187091932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058321524259076">
                <text:p>0.00058321524259076</text:p>
                <draw:g>
                  <svg:desc>Simulation.C107:Simulation.J107</svg:desc>
                </draw:g>
              </table:table-cell>
              <table:table-cell office:value-type="float" office:value="0.00238092730878136">
                <text:p>0.00238092730878136</text:p>
              </table:table-cell>
              <table:table-cell office:value-type="float" office:value="0.00510091977870184">
                <text:p>0.00510091977870184</text:p>
              </table:table-cell>
              <table:table-cell office:value-type="float" office:value="0.00779189045292949">
                <text:p>0.00779189045292949</text:p>
              </table:table-cell>
              <table:table-cell office:value-type="float" office:value="0.00989649521152276">
                <text:p>0.00989649521152276</text:p>
              </table:table-cell>
              <table:table-cell office:value-type="float" office:value="0.0113240901925289">
                <text:p>0.0113240901925289</text:p>
              </table:table-cell>
              <table:table-cell office:value-type="float" office:value="0.0121963862441235">
                <text:p>0.0121963862441235</text:p>
              </table:table-cell>
              <table:table-cell office:value-type="float" office:value="0.0126768718081148">
                <text:p>0.0126768718081148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0772627332297741">
                <text:p>0.000772627332297741</text:p>
                <draw:g>
                  <svg:desc>Simulation.C108:Simulation.J108</svg:desc>
                </draw:g>
              </table:table-cell>
              <table:table-cell office:value-type="float" office:value="0.00279293428581095">
                <text:p>0.00279293428581095</text:p>
              </table:table-cell>
              <table:table-cell office:value-type="float" office:value="0.00552237084211787">
                <text:p>0.00552237084211787</text:p>
              </table:table-cell>
              <table:table-cell office:value-type="float" office:value="0.00800374392344954">
                <text:p>0.00800374392344954</text:p>
              </table:table-cell>
              <table:table-cell office:value-type="float" office:value="0.00982399221446602">
                <text:p>0.00982399221446602</text:p>
              </table:table-cell>
              <table:table-cell office:value-type="float" office:value="0.0109964675961186">
                <text:p>0.0109964675961186</text:p>
              </table:table-cell>
              <table:table-cell office:value-type="float" office:value="0.0116790466736355">
                <text:p>0.0116790466736355</text:p>
              </table:table-cell>
              <table:table-cell office:value-type="float" office:value="0.012033504174907">
                <text:p>0.012033504174907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018230464891651">
                <text:p>0.0018230464891651</text:p>
                <draw:g>
                  <svg:desc>Simulation.C109:Simulation.J109</svg:desc>
                </draw:g>
              </table:table-cell>
              <table:table-cell office:value-type="float" office:value="0.00547314377530007">
                <text:p>0.00547314377530007</text:p>
              </table:table-cell>
              <table:table-cell office:value-type="float" office:value="0.0096556263042952">
                <text:p>0.0096556263042952</text:p>
              </table:table-cell>
              <table:table-cell office:value-type="float" office:value="0.0130821411959994">
                <text:p>0.0130821411959994</text:p>
              </table:table-cell>
              <table:table-cell office:value-type="float" office:value="0.0154648869453673">
                <text:p>0.0154648869453673</text:p>
              </table:table-cell>
              <table:table-cell office:value-type="float" office:value="0.016984941284912">
                <text:p>0.016984941284912</text:p>
              </table:table-cell>
              <table:table-cell office:value-type="float" office:value="0.0179004154263185">
                <text:p>0.0179004154263185</text:p>
              </table:table-cell>
              <table:table-cell office:value-type="float" office:value="0.0184218809100567">
                <text:p>0.0184218809100567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181175534170242">
                <text:p>0.00181175534170242</text:p>
                <draw:g>
                  <svg:desc>Simulation.C110:Simulation.J110</svg:desc>
                </draw:g>
              </table:table-cell>
              <table:table-cell office:value-type="float" office:value="0.00517606801947046">
                <text:p>0.00517606801947046</text:p>
              </table:table-cell>
              <table:table-cell office:value-type="float" office:value="0.00884832118827379">
                <text:p>0.00884832118827379</text:p>
              </table:table-cell>
              <table:table-cell office:value-type="float" office:value="0.0117601294879334">
                <text:p>0.0117601294879334</text:p>
              </table:table-cell>
              <table:table-cell office:value-type="float" office:value="0.0137464736594718">
                <text:p>0.0137464736594718</text:p>
              </table:table-cell>
              <table:table-cell office:value-type="float" office:value="0.0150035219012837">
                <text:p>0.0150035219012837</text:p>
              </table:table-cell>
              <table:table-cell office:value-type="float" office:value="0.0157617477267339">
                <text:p>0.0157617477267339</text:p>
              </table:table-cell>
              <table:table-cell office:value-type="float" office:value="0.016198339444897">
                <text:p>0.016198339444897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20504290823038">
                <text:p>0.0020504290823038</text:p>
                <draw:g>
                  <svg:desc>Simulation.C111:Simulation.J111</svg:desc>
                </draw:g>
              </table:table-cell>
              <table:table-cell office:value-type="float" office:value="0.00534017249285215">
                <text:p>0.00534017249285215</text:p>
              </table:table-cell>
              <table:table-cell office:value-type="float" office:value="0.0085554921299192">
                <text:p>0.0085554921299192</text:p>
              </table:table-cell>
              <table:table-cell office:value-type="float" office:value="0.0108653939670123">
                <text:p>0.0108653939670123</text:p>
              </table:table-cell>
              <table:table-cell office:value-type="float" office:value="0.0123017908939828">
                <text:p>0.0123017908939828</text:p>
              </table:table-cell>
              <table:table-cell office:value-type="float" office:value="0.0131292127637317">
                <text:p>0.0131292127637317</text:p>
              </table:table-cell>
              <table:table-cell office:value-type="float" office:value="0.013577076530307">
                <text:p>0.013577076530307</text:p>
              </table:table-cell>
              <table:table-cell office:value-type="float" office:value="0.0137991382904735">
                <text:p>0.0137991382904735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09681753893357">
                <text:p>0.009681753893357</text:p>
                <draw:g>
                  <svg:desc>Simulation.C112:Simulation.J112</svg:desc>
                </draw:g>
              </table:table-cell>
              <table:table-cell office:value-type="float" office:value="0.0163370219473172">
                <text:p>0.0163370219473172</text:p>
              </table:table-cell>
              <table:table-cell office:value-type="float" office:value="0.0198914755732869">
                <text:p>0.0198914755732869</text:p>
              </table:table-cell>
              <table:table-cell office:value-type="float" office:value="0.0213185327444694">
                <text:p>0.0213185327444694</text:p>
              </table:table-cell>
              <table:table-cell office:value-type="float" office:value="0.0218002878483135">
                <text:p>0.0218002878483135</text:p>
              </table:table-cell>
              <table:table-cell office:value-type="float" office:value="0.0219461607208063">
                <text:p>0.0219461607208063</text:p>
              </table:table-cell>
              <table:table-cell office:value-type="float" office:value="0.0219973959968682">
                <text:p>0.0219973959968682</text:p>
              </table:table-cell>
              <table:table-cell office:value-type="float" office:value="0.0220341640676048">
                <text:p>0.0220341640676048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000810545303919052">
                <text:p>0.000810545303919052</text:p>
                <draw:g>
                  <svg:desc>Simulation.C113:Simulation.J113</svg:desc>
                </draw:g>
              </table:table-cell>
              <table:table-cell office:value-type="float" office:value="0.00303315928939229">
                <text:p>0.00303315928939229</text:p>
              </table:table-cell>
              <table:table-cell office:value-type="float" office:value="0.00616353633567906">
                <text:p>0.00616353633567906</text:p>
              </table:table-cell>
              <table:table-cell office:value-type="float" office:value="0.00913146629988881">
                <text:p>0.00913146629988881</text:p>
              </table:table-cell>
              <table:table-cell office:value-type="float" office:value="0.011408673127175">
                <text:p>0.011408673127175</text:p>
              </table:table-cell>
              <table:table-cell office:value-type="float" office:value="0.0129536257029907">
                <text:p>0.0129536257029907</text:p>
              </table:table-cell>
              <table:table-cell office:value-type="float" office:value="0.0139153616089915">
                <text:p>0.0139153616089915</text:p>
              </table:table-cell>
              <table:table-cell office:value-type="float" office:value="0.014468108509508">
                <text:p>0.014468108509508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0957614794300448">
                <text:p>0.00957614794300448</text:p>
                <draw:g>
                  <svg:desc>Simulation.C114:Simulation.J114</svg:desc>
                </draw:g>
              </table:table-cell>
              <table:table-cell office:value-type="float" office:value="0.0151985500313002">
                <text:p>0.0151985500313002</text:p>
              </table:table-cell>
              <table:table-cell office:value-type="float" office:value="0.0176791971947269">
                <text:p>0.0176791971947269</text:p>
              </table:table-cell>
              <table:table-cell office:value-type="float" office:value="0.018302728663305">
                <text:p>0.018302728663305</text:p>
              </table:table-cell>
              <table:table-cell office:value-type="float" office:value="0.0182280338965189">
                <text:p>0.0182280338965189</text:p>
              </table:table-cell>
              <table:table-cell office:value-type="float" office:value="0.0179823956231928">
                <text:p>0.0179823956231928</text:p>
              </table:table-cell>
              <table:table-cell office:value-type="float" office:value="0.0177471279598261">
                <text:p>0.0177471279598261</text:p>
              </table:table-cell>
              <table:table-cell office:value-type="float" office:value="0.0175669471869021">
                <text:p>0.0175669471869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Swaptions.O9:Swaptions.O9 Swaptions.O11:Swaptions.O49 Swaptions.M9:Swaptions.M9 Swaptions.M11:Swaptions.M49" chart:data-source-has-labels="row" svg:x="1.318cm" svg:y="2.323cm" svg:width="14.042cm" svg:height="4.764cm">
          <chartooo:coordinate-region svg:x="2.26cm" svg:y="2.513cm" svg:width="12.898cm" svg:height="3.565cm"/>
          <chart:axis chart:dimension="x" chart:name="primary-x" chart:style-name="ch6">
            <chart:title svg:x="7.624cm" svg:y="7.268cm" chart:style-name="ch7">
              <text:p>Swaption</text:p>
            </chart:title>
          </chart:axis>
          <chart:axis chart:dimension="y" chart:name="primary-y" chart:style-name="ch6">
            <chart:title svg:x="0.451cm" svg:y="5.899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380859991948314">
                <text:p>0.380859991948314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3221876541661">
                <text:p>0.33221876541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0466846919445">
                <text:p>0.3046684691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066">
                <text:p>0.33066</text:p>
              </table:table-cell>
              <table:table-cell office:value-type="float" office:value="0.280074293627116">
                <text:p>0.280074293627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76339658597954">
                <text:p>0.27633965859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294">
                <text:p>0.30294</text:p>
              </table:table-cell>
              <table:table-cell office:value-type="float" office:value="0.255158523507217">
                <text:p>0.255158523507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52331585762412">
                <text:p>0.25233158576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215">
                <text:p>0.28215</text:p>
              </table:table-cell>
              <table:table-cell office:value-type="float" office:value="0.251806152140459">
                <text:p>0.251806152140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45382553027378">
                <text:p>0.24538255302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31">
                <text:p>0.26631</text:p>
              </table:table-cell>
              <table:table-cell office:value-type="float" office:value="0.248368596969468">
                <text:p>0.248368596969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41752828702068">
                <text:p>0.241752828702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41023116494781">
                <text:p>0.241023116494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39301088285471">
                <text:p>0.239301088285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53">
                <text:p>0.24453</text:p>
              </table:table-cell>
              <table:table-cell office:value-type="float" office:value="0.236383445658315">
                <text:p>0.236383445658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32765861113584">
                <text:p>0.232765861113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40756993611997">
                <text:p>0.240756993611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38107726314624">
                <text:p>0.238107726314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36713837003074">
                <text:p>0.236713837003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3632367115617">
                <text:p>0.23632367115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265">
                <text:p>0.23265</text:p>
              </table:table-cell>
              <table:table-cell office:value-type="float" office:value="0.236707323428573">
                <text:p>0.236707323428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34655846686454">
                <text:p>0.234655846686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33308326479062">
                <text:p>0.233308326479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32931509357707">
                <text:p>0.232931509357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0784406843118">
                <text:p>0.230784406843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28996520204553">
                <text:p>0.228996520204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26279932845242">
                <text:p>0.226279932845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29094452099066">
                <text:p>0.229094452099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29869688210224">
                <text:p>0.229869688210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30096099198777">
                <text:p>0.230096099198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55">
                <text:p>0.24255</text:p>
              </table:table-cell>
              <table:table-cell office:value-type="float" office:value="0.229298542316336">
                <text:p>0.229298542316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'Swaption Smile'.E11:'Swaption Smile'.E49 'Swaption Smile'.O9:'Swaption Smile'.O9 'Swaption Smile'.O11:'Swaption Smile'.O49 'Swaption Smile'.M9:'Swaption Smile'.M9 'Swaption Smile'.M11:'Swaption Smile'.M49" chart:data-source-has-labels="both" svg:x="1.318cm" svg:y="2.323cm" svg:width="14.042cm" svg:height="4.764cm">
          <chartooo:coordinate-region svg:x="2.059cm" svg:y="2.514cm" svg:width="13.112cm" svg:height="3.521cm"/>
          <chart:axis chart:dimension="x" chart:name="primary-x" chart:style-name="ch6" chartooo:axis-type="text">
            <chart:title svg:x="7.157cm" svg:y="7.268cm" chart:style-name="ch7">
              <text:p>Strike Swaprate</text:p>
            </chart:title>
            <chart:categories table:cell-range-address="'Swaption Smile'.E11:'Swaption Smile'.E49"/>
          </chart:axis>
          <chart:axis chart:dimension="y" chart:name="primary-y" chart:style-name="ch8">
            <chart:title svg:x="0.451cm" svg:y="5.899cm" chart:style-name="ch9">
              <text:p>Implied Volatility</text:p>
            </chart:title>
            <chart:grid chart:style-name="ch10" chart:class="major"/>
          </chart:axis>
          <chart:series chart:style-name="ch11" chart:values-cell-range-address="'Swaption Smile'.O11:'Swaption Smile'.O49" chart:label-cell-address="'Swaption Smile'.O9:'Swaption Smile'.O9" chart:class="chart:line">
            <chart:data-point chart:repeated="39"/>
          </chart:series>
          <chart:series chart:style-name="ch12" chart:values-cell-range-address="'Swaption Smile'.M11:'Swaption Smile'.M49" chart:label-cell-address="'Swaption Smile'.M9:'Swaption Smile'.M9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9:'Swaption Smile'.O9</svg:desc>
                </draw:g>
              </table:table-cell>
              <table:table-cell office:value-type="string">
                <text:p>model</text:p>
                <draw:g>
                  <svg:desc>'Swaption Smile'.M9:'Swaption Smile'.M9</svg:desc>
                </draw:g>
              </table:table-cell>
            </table:table-row>
          </table:table-header-rows>
          <table:table-rows>
            <table:table-row>
              <table:table-cell office:value-type="float" office:value="0.002">
                <text:p>0</text:p>
                <draw:g>
                  <svg:desc>'Swaption Smile'.E11:'Swaption Smile'.E49</svg:desc>
                </draw:g>
              </table:table-cell>
              <table:table-cell office:value-type="float" office:value="NaN">
                <text:p>NaN</text:p>
                <draw:g>
                  <svg:desc>'Swaption Smile'.O11:'Swaption Smile'.O49</svg:desc>
                </draw:g>
              </table:table-cell>
              <table:table-cell office:value-type="float" office:value="0.587540944567782">
                <text:p>0.587540944567782</text:p>
                <draw:g>
                  <svg:desc>'Swaption Smile'.M11:'Swaption Smile'.M49</svg:desc>
                </draw:g>
              </table:table-cell>
            </table:table-row>
            <table:table-row>
              <table:table-cell office:value-type="float" office:value="0.00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75245696918514">
                <text:p>0.475245696918514</text:p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01006910799291">
                <text:p>0.401006910799291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49045697194026">
                <text:p>0.349045697194026</text:p>
              </table:table-cell>
            </table:table-row>
            <table:table-row>
              <table:table-cell office:value-type="float" office:value="0.00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6340098699634">
                <text:p>0.316340098699634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8691067536167">
                <text:p>0.298691067536167</text:p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9247924241067">
                <text:p>0.289247924241067</text:p>
              </table:table-cell>
            </table:table-row>
            <table:table-row>
              <table:table-cell office:value-type="float" office:value="0.00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4775983935168">
                <text:p>0.284775983935168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3153375717103">
                <text:p>0.283153375717103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289679186629">
                <text:p>0.28289679186629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3339550996053">
                <text:p>0.283339550996053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3979305030714">
                <text:p>0.283979305030714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4734831749205">
                <text:p>0.284734831749205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5767805138977">
                <text:p>0.285767805138977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6920947793864">
                <text:p>0.286920947793864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8126608416015">
                <text:p>0.288126608416015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9474437799613">
                <text:p>0.289474437799613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0971067353043">
                <text:p>0.290971067353043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29403">
                <text:p>0.29403</text:p>
              </table:table-cell>
              <table:table-cell office:value-type="float" office:value="0.292470210869915">
                <text:p>0.292470210869915</text:p>
              </table:table-cell>
            </table:table-row>
            <table:table-row>
              <table:table-cell office:value-type="float" office:value="0.02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3963736863563">
                <text:p>0.293963736863563</text:p>
              </table:table-cell>
            </table:table-row>
            <table:table-row>
              <table:table-cell office:value-type="float" office:value="0.0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5474914715663">
                <text:p>0.295474914715663</text:p>
              </table:table-cell>
            </table:table-row>
            <table:table-row>
              <table:table-cell office:value-type="float" office:value="0.02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978113688536">
                <text:p>0.296978113688536</text:p>
              </table:table-cell>
            </table:table-row>
            <table:table-row>
              <table:table-cell office:value-type="float" office:value="0.02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8467311744085">
                <text:p>0.298467311744085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9860728864851">
                <text:p>0.299860728864851</text:p>
              </table:table-cell>
            </table:table-row>
            <table:table-row>
              <table:table-cell office:value-type="float" office:value="0.02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1195447345796">
                <text:p>0.301195447345796</text:p>
              </table:table-cell>
            </table:table-row>
            <table:table-row>
              <table:table-cell office:value-type="float" office:value="0.02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2558183183992">
                <text:p>0.302558183183992</text:p>
              </table:table-cell>
            </table:table-row>
            <table:table-row>
              <table:table-cell office:value-type="float" office:value="0.02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912301124449">
                <text:p>0.303912301124449</text:p>
              </table:table-cell>
            </table:table-row>
            <table:table-row>
              <table:table-cell office:value-type="float" office:value="0.02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5213114975676">
                <text:p>0.305213114975676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6552841141495">
                <text:p>0.306552841141495</text:p>
              </table:table-cell>
            </table:table-row>
            <table:table-row>
              <table:table-cell office:value-type="float" office:value="0.03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7895061688041">
                <text:p>0.307895061688041</text:p>
              </table:table-cell>
            </table:table-row>
            <table:table-row>
              <table:table-cell office:value-type="float" office:value="0.03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9176301785525">
                <text:p>0.309176301785525</text:p>
              </table:table-cell>
            </table:table-row>
            <table:table-row>
              <table:table-cell office:value-type="float" office:value="0.0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0375572509574">
                <text:p>0.310375572509574</text:p>
              </table:table-cell>
            </table:table-row>
            <table:table-row>
              <table:table-cell office:value-type="float" office:value="0.03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1534191808027">
                <text:p>0.311534191808027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2654140218636">
                <text:p>0.312654140218636</text:p>
              </table:table-cell>
            </table:table-row>
            <table:table-row>
              <table:table-cell office:value-type="float" office:value="0.03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3755489395979">
                <text:p>0.313755489395979</text:p>
              </table:table-cell>
            </table:table-row>
            <table:table-row>
              <table:table-cell office:value-type="float" office:value="0.03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4816204413593">
                <text:p>0.314816204413593</text:p>
              </table:table-cell>
            </table:table-row>
            <table:table-row>
              <table:table-cell office:value-type="float" office:value="0.03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5780374671308">
                <text:p>0.315780374671308</text:p>
              </table:table-cell>
            </table:table-row>
            <table:table-row>
              <table:table-cell office:value-type="float" office:value="0.03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6628958707757">
                <text:p>0.316628958707757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7454896579638">
                <text:p>0.3174548965796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